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90.11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WenQuanYi Zen Hei" style:font-name-complex="FreeSans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99"/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9"/>
        <table:table-column table:style-name="co6" table:number-columns-repeated="1018" table:default-cell-style-name="Default"/>
        <table:table-row table:style-name="ro1">
          <table:table-cell table:style-name="ce1" table:formula="of:=COM.MICROSOFT.TEXTJOIN(CHAR(10); 1; [List.A$1:List.A$1048576])" office:value-type="string" office:string-value="1. [url=https://forum.zdoom.org/viewtopic.php?f=43&amp;t=12973#p264919]Hideous Destructor[/url] [[b]32[/b]: Brohnesorge: 2, Caligari87: 5, phantombeta: 5, Somagu: 1, TriMetall: 1, Olroda: 5, Bigger C: 5, Azba: 3, Eric_: 5]&#10;2. [url=https://forum.zdoom.org/viewtopic.php?t=25836#p492521]Project MSX[/url] [[b]23[/b]: Marisa Kirisame: 4, Combine_Kegan: 2, TerminusEst13: 4, wildweasel: 2, ibm5155: 4, Somagu: 1, Azba: 1, Eric_: 5]&#10;2. [url=https://forum.zdoom.org/viewtopic.php?f=43&amp;t=29915#p567421]Russian Overkill[/url] [[b]23[/b]: leodoom85: 1, Marisa Kirisame: 2, Untitled: 2, HaraSwift: 5, wildweasel: 1,  TheNightATK300: 1, Beed28: 5, Hege Cactus: 1, TriMetall: 1, Azba: 1, 4thcharacter: 3]&#10;3. [url=https://forum.zdoom.org/viewtopic.php?f=43&amp;t=47980#p818030]Colourful Hell[/url] [[b]22[/b]: Brohnesorge: 3, Shadelight: 2, Shi No Hime: 2, Marisa Kirisame: 3, HaraSwift: 3, Somagu: 2, lud: 4, 4thcharacter: 3]&#10;4. [url=https://forum.zdoom.org/viewtopic.php?t=37044#p703341]DoomRL Arsenal[/url] [[b]21[/b]: wildweasel: 3,  TheNightATK300: 2, lil'devil: 1, Hege Cactus: 3, TriMetall: 3, kadu522: 3, Azba: 3, 4thcharacter: 3]&#10;4. [url=https://forum.zdoom.org/viewtopic.php?f=43&amp;t=45115#p742401]GMOTA[/url] [[b]21[/b]: Shadelight: 3, TerminusEst13: 3, DrPyspy: 3, Somagu: 1,  TheNightATK300: 2, Hege Cactus: 2, Captain J: 3, Azba: 3, Eric_: 1]&#10;5. [url=https://forum.zdoom.org/viewtopic.php?f=43&amp;t=53867#p947413]Hearts of Demons - BARON[/url] [[b]20[/b]: leodoom85: 1, Shadelight: 4, Shi No Hime: 1, HaraSwift: 5, Somagu: 1, kadu522: 3, lud: 5]&#10;6. [url=https://forum.zdoom.org/viewtopic.php?f=43&amp;t=37066#p703762]Guncaster[/url] [[b]15[/b]: Brohnesorge: 4, Shi No Hime: 2, ZippeyKeys12: 4, HaraSwift: 1, Somagu: 1,  TheNightATK300: 1, kadu522: 2]&#10;6. [url=https://forum.zdoom.org/viewtopic.php?f=43&amp;t=57098#p1006858]High Noon Drifter[/url] [[b]15[/b]: m8f: 1, Matt: 1, GAA1992: 3, phantombeta: 1, Hege Cactus: 3, kadu522: 2, Captain J: 4]&#10;7. [url=http://www.thekinsie.com/reelism/]Reelism[/url] [[b]13[/b]: Matt: 1, Marisa Kirisame: 1, Untitled: 3, undeadmonk354: 1, Beed28: 2, Hege Cactus: 2, TriMetall: 1, Captain J: 2]&#10;8. [url=https://forum.zdoom.org/viewtopic.php?f=43&amp;t=57964#p1019776]Netronian Chaos[/url] [[b]12[/b]: TerminusEst13: 2, DrPyspy: 3, phantombeta: 5,  TheNightATK300: 2]&#10;9. [url=https://forum.zdoom.org/viewtopic.php?f=43&amp;t=55061#p973066]Final Doomer[/url] [[b]11[/b]: m8f: 1, Shi No Hime: 2, Marisa Kirisame: 1, Untitled: 1, lil'devil: 1, TriMetall: 3, 4thcharacter: 2]&#10;9. [url=https://forum.zdoom.org/viewtopic.php?t=51771#p902709]Samsara[/url] [[b]11[/b]: Matt: 2, Combine_Kegan: 3, Untitled: 5, Beed28: 1]&#10;9. [url=http://adventuresofsquare.com/]The Adventures of Square[/url] [[b]11[/b]: Matt: 1, Combine_Kegan: 3, ZippeyKeys12: 4, TriMetall: 1, Bigger C: 2]&#10;10. [url=https://forum.zdoom.org/viewtopic.php?f=43&amp;t=54843#p967174]D4D[/url] [[b]10[/b]: Caligari87: 3, Shi No Hime: 2, ZippeyKeys12: 1, GAA1992: 1, Beed28: 3]&#10;11. [url=https://forum.zdoom.org/viewtopic.php?f=43&amp;t=58343#p1025452]La Tailor Girl[/url] [[b]9[/b]: leodoom85: 1, Marisa Kirisame: 3, Somagu: 1, lud: 3, 4thcharacter: 1]&#10;11. [url=https://forum.zdoom.org/viewtopic.php?t=32674#p618450]Pirate Doom[/url] [[b]9[/b]: Combine_Kegan: 4, undeadmonk354: 5]&#10;12. [url=https://forum.zdoom.org/viewtopic.php?t=46787#p786254]Demonsteele[/url] [[b]8[/b]: Untitled: 4, Azba: 1, Eric_: 3]&#10;12. [url=https://forum.zdoom.org/viewtopic.php?f=43&amp;t=51035#p888249]LegenDoom[/url] [[b]8[/b]: Hege Cactus: 3, lud: 2, 4thcharacter: 3]&#10;12. [url=https://forum.zdoom.org/viewtopic.php?f=19&amp;t=21681#p426527]Psychic[/url] [[b]8[/b]: TerminusEst13: 5, phantombeta: 2, Somagu: 1]&#10;12. [url=https://forum.zdoom.org/viewtopic.php?f=45&amp;t=13704#p278356]The Ghoul's Forest 3[/url] [[b]8[/b]: ibm5155: 1, undeadmonk354: 4, lil'devil: 3]&#10;12. [url=http://action.mancubus.net/ad2free.htm]Urban Brawl: Action Doom 2[/url] [[b]8[/b]: DrPyspy: 3, wildweasel: 4, Captain J: 1]&#10;13. [url=https://forum.zdoom.org/viewtopic.php?f=43&amp;t=60054#p1047705]ouch_m 2: abort_m[/url] [[b]7[/b]: leodoom85: 1, ZippeyKeys12: 5, Azba: 1]&#10;14. [url=https://forum.zdoom.org/viewtopic.php?f=19&amp;t=55387#p980696]Daytime Drama[/url] [[b]6[/b]: leodoom85: 1, Marisa Kirisame: 1, lil'devil: 4]&#10;14. [url=https://forum.zdoom.org/viewtopic.php?f=43&amp;t=47229#p798227]JohnnyDoom[/url] [[b]6[/b]: Brohnesorge: 4, Matt: 2]&#10;14. [url=https://www.doomworld.com/forum/topic/57957-psx-doomfinal-doom-tc-version-2135-now-released/]PlayStation Doom TC[/url] [[b]6[/b]: leodoom85: 1, Olroda: 5]&#10;14. [url=https://forum.zdoom.org/viewtopic.php?f=43&amp;t=47494#p805770]The Trailblazer[/url] [[b]6[/b]: m8f: 1, Matt: 3, Hege Cactus: 1, lud: 1]&#10;14. [url=https://www.doomworld.com/idgames/levels/doom2/Ports/v-z/zendyn_x]Zen Dynamics[/url] [[b]6[/b]: TerminusEst13: 1, Captain J: 5]&#10;15. [url=https://forum.zdoom.org/viewtopic.php?f=19&amp;t=47573#p807968]Ashes 2063 TC[/url] [[b]5[/b]: Olroda: 2, Bigger C: 3]&#10;15. [url=https://forum.zdoom.org/viewtopic.php?f=43&amp;t=48985#p845608]Faspons[/url] [[b]5[/b]: Somagu: 1, Bigger C: 4]&#10;15. [url=https://forum.zdoom.org/viewtopic.php?t=22008#p433365]Legacy of Suffering[/url] [[b]5[/b]: ibm5155: 5]&#10;15. [url=http://doomworld.com/idgames/?id=12747]RTC-3057 Hub 1[/url] [[b]5[/b]: wildweasel: 5]&#10;15. [url=https://forum.zdoom.org/viewtopic.php?f=43&amp;t=57655#p1015050]The Soldier Z[/url] [[b]5[/b]: Shi No Hime: 5]&#10;15. [url=https://forum.zdoom.org/viewtopic.php?t=14722&amp;#p297378]The Ultimate Torment and Torture[/url] [[b]5[/b]: DrPyspy: 3, ibm5155: 2]&#10;16. [url=https://forum.zdoom.org/viewtopic.php?f=43&amp;t=48872#p842280]10x[/url] [[b]4[/b]: Beed28: 4]&#10;16. [url=https://forum.zdoom.org/viewtopic.php?f=43&amp;t=55487#p982784]AEons Of Death[/url] [[b]4[/b]: leodoom85: 1, undeadmonk354: 2, lil'devil: 1]&#10;16. [url=https://forum.zdoom.org/viewtopic.php?f=43&amp;t=54904#p969133]Lithium[/url] [[b]4[/b]: Somagu: 1, TriMetall: 3]&#10;16. [url=https://forum.zdoom.org/viewtopic.php?t=53010#p928835]MetaDoom[/url] [[b]4[/b]: Shadelight: 1, DrPyspy: 3]&#10;16. [url=https://forum.zdoom.org/viewtopic.php?t=33330#p630834]Terrorists![/url] [[b]4[/b]:  TheNightATK300: 2, TriMetall: 2]&#10;16. [url=https://forum.zdoom.org/viewtopic.php?t=29304#p557222]Winter's Fury[/url] [[b]4[/b]: Rachael: 1, Shadelight: 3]&#10;17. [url=https://forum.zdoom.org/viewtopic.php?f=43&amp;t=50004]Beautiful Doom[/url] [[b]3[/b]: m8f: 1, ZippeyKeys12: 1, GAA1992: 1]&#10;17. [url=https://forum.zdoom.org/viewtopic.php?f=19&amp;t=35458#p668203]Burl Tumd[/url] [[b]3[/b]: Combine_Kegan: 2, Azba: 1]&#10;17. [url=https://forum.zdoom.org/viewtopic.php?f=19&amp;t=33292#p630099]Doom RPG[/url] [[b]3[/b]: kadu522: 3]&#10;17. [url=https://forum.zdoom.org/viewtopic.php?f=43&amp;t=57092#p1006758]Juvenile Power Fantasy[/url] [[b]3[/b]: Brohnesorge: 2, Shi No Hime: 1]&#10;17. [url=https://forum.zdoom.org/viewtopic.php?f=19&amp;t=52867#p925329]Project Einherjar[/url] [[b]3[/b]: Rachael: 3]&#10;17. [url=https://forum.zdoom.org/viewtopic.php?f=43&amp;t=57716#p1016051]Quake Champions: Doom Edition[/url] [[b]3[/b]:  TheNightATK300: 3]&#10;17. [url=https://forum.zdoom.org/viewtopic.php?f=19&amp;t=49675#p862105]Spooky's House of Jump Scares TC[/url] [[b]3[/b]: ibm5155: 3]&#10;17. [url=https://forum.zdoom.org/viewtopic.php?f=105&amp;t=54992#p971348]SpriteShadow[/url] [[b]3[/b]: m8f: 1, Caligari87: 1, Hipnotic Rogue: 1]&#10;17. [url=https://forum.zdoom.org/viewtopic.php?t=49369#p854693]Strange Aeons[/url] [[b]3[/b]: Rachael: 3]&#10;17. [url=https://forum.zdoom.org/viewtopic.php?f=43&amp;t=57902#p1018827]Sun Damage Omen[/url] [[b]3[/b]: Matt: 3]&#10;17. [url=http://waltersgameboy.tripod.com/simpdoom/]The Ultimate Simpsons Doom [/url] [[b]3[/b]: undeadmonk354: 3]&#10;18. [url=http://action.mancubus.net/actiondoom/]Action Doom[/url] [[b]2[/b]: lil'devil: 2]&#10;18. [url=https://forum.zdoom.org/viewtopic.php?f=19&amp;t=47801#p813367]Blade of Agony[/url] [[b]2[/b]: Caligari87: 2]&#10;18. [url=http://www.moddb.com/mods/brutal-doom]Brutal Doom[/url] [[b]2[/b]: lil'devil: 1, Olroda: 1]&#10;18. [url=https://forum.zdoom.org/viewtopic.php?f=19&amp;t=57800#p1017196]Castlevania - Simon's Destiny[/url] [[b]2[/b]: Rachael: 2]&#10;18. [url=https://forum.zdoom.org/viewtopic.php?f=43&amp;t=58521#p1028226]Dead Marine[/url] [[b]2[/b]: m8f: 1, GAA1992: 1]&#10;18. [url=https://forum.zdoom.org/viewtopic.php?t=54750#p965349]Death Foretold[/url] [[b]2[/b]:  TheNightATK300: 2]&#10;18. [url=https://forum.zdoom.org/viewtopic.php?f=43&amp;t=59887#p1045489]Demon CounterStrike[/url] [[b]2[/b]: Shadelight: 2]&#10;18. [url=https://forum.zdoom.org/viewtopic.php?f=19&amp;t=46509#p778245]Droplets: Simulated Blood[/url] [[b]2[/b]: Hipnotic Rogue: 1, GAA1992: 1]&#10;18. [url=https://forum.zdoom.org/viewtopic.php?f=19&amp;t=57252#p1009564]Ghoul School 3D[/url] [[b]2[/b]: Rachael: 2]&#10;18. [url=https://forum.zdoom.org/viewtopic.php?f=3&amp;t=13117#p267820]Queen's Crusade[/url] [[b]2[/b]: Matt: 2]&#10;18. [url=https://forum.zdoom.org/viewtopic.php?f=43&amp;t=57310#p1010252]Shades of Doom[/url] [[b]2[/b]: GAA1992: 2]&#10;18. [url=https://forum.zdoom.org/viewtopic.php?t=47302#p800865]Shut up and Bleed[/url] [[b]2[/b]: Somagu: 1, Azba: 1]&#10;18. [url=http://stronghold.drdteam.org/]Stronghold: On the Edge of Chaos[/url] [[b]2[/b]: Caligari87: 2]&#10;18. [url=https://forum.zdoom.org/viewtopic.php?t=37064#p703739]The Space Pirate[/url] [[b]2[/b]: Olroda: 2]&#10;18. [url=https://forum.zdoom.org/viewtopic.php?f=42&amp;t=25358#p484506]Unloved[/url] [[b]2[/b]: Rachael: 2]&#10;18. [url=https://forum.zdoom.org/viewtopic.php?f=43&amp;t=55465#p982269]WW-Cola3[/url] [[b]2[/b]: phantombeta: 2]&#10;19. [url=https://www.doomworld.com/idgames/combos/alanguns]Alandoguns[/url] [[b]1[/b]: lil'devil: 1]&#10;19. [url=https://forum.zdoom.org/viewtopic.php?f=43&amp;t=57464#p1012472]Banhammer[/url] [[b]1[/b]: leodoom85: 1]&#10;19. [url=https://forum.zdoom.org/viewtopic.php?f=43&amp;t=53545#p940527]BlackWarrior[/url] [[b]1[/b]: Somagu: 1]&#10;19. [url=https://forum.zdoom.org/viewtopic.php?f=3&amp;t=37949#p722987]Brutalkick[/url] [[b]1[/b]: Hipnotic Rogue: 1]&#10;19. [url=http://www.chucktropolis.com/gamers.htm]Chex Quest 3[/url] [[b]1[/b]: Rachael: 1]&#10;19. [url=https://www.doomworld.com/idgames/?id=12363]Chosen[/url] [[b]1[/b]: Bigger C: 1]&#10;19. [url=https://forum.zdoom.org/viewtopic.php?f=43&amp;t=58535#p1028376]Complex Doom[/url] [[b]1[/b]: leodoom85: 1]&#10;19. [url=https://forum.zdoom.org/viewtopic.php?f=61&amp;t=57834#p1017698]Complex Doom: LCA[/url] [[b]1[/b]: leodoom85: 1]&#10;19. [url=https://forum.zdoom.org/viewtopic.php?f=19&amp;t=55298#p978283]Consolation Prize: The PSX Doom TC[/url] [[b]1[/b]: GAA1992: 1]&#10;19. [url=https://forum.zdoom.org/viewtopic.php?t=36667#p694653]Crossfire[/url] [[b]1[/b]: Somagu: 1]&#10;19. [url=https://forum.zdoom.org/viewtopic.php?t=55048#p972862]DamNums[/url] [[b]1[/b]: Hipnotic Rogue: 1]&#10;19. [url=https://forum.zdoom.org/viewtopic.php?t=46787#p786254]Demonsteele: NowThatsWhatICallMIDI[/url] [[b]1[/b]: HaraSwift: 1]&#10;19. [url=https://www.doomworld.com/forum/topic/62403-doom-2-minor-sprite-fixing-project-v19-release-updated-12718/]Doom 2 Minor Sprite Fixing Project[/url] [[b]1[/b]: m8f: 1]&#10;19. [url=https://forum.zdoom.org/viewtopic.php?f=43&amp;t=51596]Doom 64 'weapons only'[/url] [[b]1[/b]: Hipnotic Rogue: 1]&#10;19. [url=https://www.doomworld.com/vb/wads-mods/91854-wip-doom-64-retribution/]Doom 64: Retribution[/url] [[b]1[/b]: leodoom85: 1]&#10;19. [url=https://forum.zdoom.org/viewtopic.php?f=19&amp;t=45060#p741205]Doom Ambient Pack[/url] [[b]1[/b]: GAA1992: 1]&#10;19. [url=https://forum.zdoom.org/viewtopic.php?f=43&amp;t=58594#p1029236]Doom Incarnate[/url] [[b]1[/b]: Somagu: 1]&#10;19. [url=https://forum.zdoom.org/viewtopic.php?f=46&amp;t=49073#p848460]DOOM SNES Jukebox[/url] [[b]1[/b]: GAA1992: 1]&#10;19. [url=https://forum.zdoom.org/viewtopic.php?f=19&amp;t=48208#p824651]Eriguns 2[/url] [[b]1[/b]: Hipnotic Rogue: 1]&#10;19. [url=https://forum.zdoom.org/viewtopic.php?f=43&amp;t=58486#p1027620]Factotum[/url] [[b]1[/b]: kadu522: 1]&#10;19. [url=https://forum.zdoom.org/viewtopic.php?f=43&amp;t=58923#p1033516]FamiliarDoom[/url] [[b]1[/b]: kadu522: 1]&#10;19. [url=https://forum.zdoom.org/viewtopic.php?f=105&amp;t=35388#p666921]Footsteps[/url] [[b]1[/b]: m8f: 1]&#10;19. [url=https://forum.zdoom.org/viewtopic.php?f=46&amp;t=56148#p994037]GZSHud[/url] [[b]1[/b]: Hipnotic Rogue: 1]&#10;19. [url=https://forum.zdoom.org/viewtopic.php?f=37&amp;t=47973#p817851]Heretic Widescreened HUD[/url] [[b]1[/b]: Hipnotic Rogue: 1]&#10;19. [url=https://forum.zdoom.org/viewtopic.php?f=43&amp;t=33766#p638587]HeXercise[/url] [[b]1[/b]: Eric_: 1]&#10;19. [url=https://forum.zdoom.org/viewtopic.php?f=43&amp;t=57522#p1013338]Highway to Hell[/url] [[b]1[/b]: GAA1992: 1]&#10;19. [url=https://forum.zdoom.org/viewtopic.php?f=43&amp;t=48074#p820532]HXRTC Project[/url] [[b]1[/b]: leodoom85: 1]&#10;19. [url=https://forum.zdoom.org/viewtopic.php?f=45&amp;t=11545#p237676]Nash's Gore Mod[/url] [[b]1[/b]: Hipnotic Rogue: 1]&#10;19. [url=https://forum.zdoom.org/viewtopic.php?f=46&amp;t=33079#p626384]NC HUD[/url] [[b]1[/b]: m8f: 1]&#10;19. [url=http://web.archive.org/web/20100527012514/http://members.multimania.co.uk/Enjay001/]njsplash[/url] [[b]1[/b]: Hipnotic Rogue: 1]&#10;19. [url=http://www.perkristian.net/game_doom-sfx.shtml]Perkristan's HD Sounds[/url] [[b]1[/b]: Caligari87: 1]&#10;19. [url=https://forum.zdoom.org/viewtopic.php?f=19&amp;t=46438#p776148]QUAKE: Descent into Heresy[/url] [[b]1[/b]: GAA1992: 1]&#10;19. [url=https://www.doomworld.com/idgames/levels/doom2/Ports/m-o/njtrain]Runaway Train[/url] [[b]1[/b]: Caligari87: 1]&#10;19. [url=https://forum.zdoom.org/viewtopic.php?t=29792#p565461]Sbrightmaps[/url] [[b]1[/b]: Hipnotic Rogue: 1]&#10;19. [url=https://forum.zdoom.org/viewtopic.php?f=45&amp;t=24974#p479313]scalliano's 667 Shuffle[/url] [[b]1[/b]: leodoom85: 1]&#10;19. [url=https://forum.zdoom.org/viewtopic.php?t=45550#p753192]Smooth Doom[/url] [[b]1[/b]: GAA1992: 1]&#10;19. [url=https://forum.zdoom.org/viewtopic.php?f=37&amp;t=55161#p975126]Smooth fluids[/url] [[b]1[/b]: Hipnotic Rogue: 1]&#10;19. [url=https://www.doomworld.com/forum/topic/71133-sound-caulking-now-on-idgames/]Sound Caulking[/url] [[b]1[/b]: m8f: 1]&#10;19. [url=https://forum.zdoom.org/viewtopic.php?p=883878#p883878]TGRDM3 (Morgenstern)[/url] [[b]1[/b]: Rachael: 1]&#10;19. [url=https://forum.zdoom.org/viewtopic.php?f=43&amp;t=55321#p978965]The Trooper[/url] [[b]1[/b]: lil'devil: 1]&#10;19. [url=https://forum.zdoom.org/viewtopic.php?f=105&amp;t=55413#p981192]Tilt++[/url] [[b]1[/b]: Hipnotic Rogue: 1]&#10;19. [url=http://www.moddb.com/addons/na132689]WARDUST heretic Sprites[/url] [[b]1[/b]: Hipnotic Rogue: 1]&#10;19. [url=https://forum.zdoom.org/viewtopic.php?t=51000#p887649]Zero Tolerance[/url] [[b]1[/b]: Combine_Kegan: 1]" calcext:value-type="string" table:number-columns-spanned="2" table:number-rows-spanned="1">
            <text:p>1. [url=https://forum.zdoom.org/viewtopic.php?f=43&amp;t=12973#p264919]Hideous Destructor[/url] [[b]32[/b]: Brohnesorge: 2, Caligari87: 5, phantombeta: 5, Somagu: 1, TriMetall: 1, Olroda: 5, Bigger C: 5, Azba: 3, Eric_: 5]</text:p>
            <text:p>2. [url=https://forum.zdoom.org/viewtopic.php?t=25836#p492521]Project MSX[/url] [[b]23[/b]: Marisa Kirisame: 4, Combine_Kegan: 2, TerminusEst13: 4, wildweasel: 2, ibm5155: 4, Somagu: 1, Azba: 1, Eric_: 5]</text:p>
            <text:p>2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3. [url=https://forum.zdoom.org/viewtopic.php?f=43&amp;t=47980#p818030]Colourful Hell[/url] [[b]22[/b]: Brohnesorge: 3, Shadelight: 2, Shi No Hime: 2, Marisa Kirisame: 3, HaraSwift: 3, Somagu: 2, lud: 4, 4thcharacter: 3]</text:p>
            <text:p>4. [url=https://forum.zdoom.org/viewtopic.php?t=37044#p703341]DoomRL Arsenal[/url] [[b]21[/b]: wildweasel: 3,  TheNightATK300: 2, lil'devil: 1, Hege Cactus: 3, TriMetall: 3, kadu522: 3, Azba: 3, 4thcharacter: 3]</text:p>
            <text:p>4. [url=https://forum.zdoom.org/viewtopic.php?f=43&amp;t=45115#p742401]GMOTA[/url] [[b]21[/b]: Shadelight: 3, TerminusEst13: 3, DrPyspy: 3, Somagu: 1,  TheNightATK300: 2, Hege Cactus: 2, Captain J: 3, Azba: 3, Eric_: 1]</text:p>
            <text:p>5. [url=https://forum.zdoom.org/viewtopic.php?f=43&amp;t=53867#p947413]Hearts of Demons - BARON[/url] [[b]20[/b]: leodoom85: 1, Shadelight: 4, Shi No Hime: 1, HaraSwift: 5, Somagu: 1, kadu522: 3, lud: 5]</text:p>
            <text:p>6. [url=https://forum.zdoom.org/viewtopic.php?f=43&amp;t=37066#p703762]Guncaster[/url] [[b]15[/b]: Brohnesorge: 4, Shi No Hime: 2, ZippeyKeys12: 4, HaraSwift: 1, Somagu: 1,  TheNightATK300: 1, kadu522: 2]</text:p>
            <text:p>6. [url=https://forum.zdoom.org/viewtopic.php?f=43&amp;t=57098#p1006858]High Noon Drifter[/url] [[b]15[/b]: m8f: 1, Matt: 1, GAA1992: 3, phantombeta: 1, Hege Cactus: 3, kadu522: 2, Captain J: 4]</text:p>
            <text:p>7. [url=http://www.thekinsie.com/reelism/]Reelism[/url] [[b]13[/b]: Matt: 1, Marisa Kirisame: 1, Untitled: 3, undeadmonk354: 1, Beed28: 2, Hege Cactus: 2, TriMetall: 1, Captain J: 2]</text:p>
            <text:p>8. [url=https://forum.zdoom.org/viewtopic.php?f=43&amp;t=57964#p1019776]Netronian Chaos[/url] [[b]12[/b]: TerminusEst13: 2, DrPyspy: 3, phantombeta: 5,  TheNightATK300: 2]</text:p>
            <text:p>9. [url=https://forum.zdoom.org/viewtopic.php?f=43&amp;t=55061#p973066]Final Doomer[/url] [[b]11[/b]: m8f: 1, Shi No Hime: 2, Marisa Kirisame: 1, Untitled: 1, lil'devil: 1, TriMetall: 3, 4thcharacter: 2]</text:p>
            <text:p>9. [url=https://forum.zdoom.org/viewtopic.php?t=51771#p902709]Samsara[/url] [[b]11[/b]: Matt: 2, Combine_Kegan: 3, Untitled: 5, Beed28: 1]</text:p>
            <text:p>9. [url=http://adventuresofsquare.com/]The Adventures of Square[/url] [[b]11[/b]: Matt: 1, Combine_Kegan: 3, ZippeyKeys12: 4, TriMetall: 1, Bigger C: 2]</text:p>
            <text:p>10. [url=https://forum.zdoom.org/viewtopic.php?f=43&amp;t=54843#p967174]D4D[/url] [[b]10[/b]: Caligari87: 3, Shi No Hime: 2, ZippeyKeys12: 1, GAA1992: 1, Beed28: 3]</text:p>
            <text:p>11. [url=https://forum.zdoom.org/viewtopic.php?f=43&amp;t=58343#p1025452]La Tailor Girl[/url] [[b]9[/b]: leodoom85: 1, Marisa Kirisame: 3, Somagu: 1, lud: 3, 4thcharacter: 1]</text:p>
            <text:p>11. [url=https://forum.zdoom.org/viewtopic.php?t=32674#p618450]Pirate Doom[/url] [[b]9[/b]: Combine_Kegan: 4, undeadmonk354: 5]</text:p>
            <text:p>12. [url=https://forum.zdoom.org/viewtopic.php?t=46787#p786254]Demonsteele[/url] [[b]8[/b]: Untitled: 4, Azba: 1, Eric_: 3]</text:p>
            <text:p>12. [url=https://forum.zdoom.org/viewtopic.php?f=43&amp;t=51035#p888249]LegenDoom[/url] [[b]8[/b]: Hege Cactus: 3, lud: 2, 4thcharacter: 3]</text:p>
            <text:p>12. [url=https://forum.zdoom.org/viewtopic.php?f=19&amp;t=21681#p426527]Psychic[/url] [[b]8[/b]: TerminusEst13: 5, phantombeta: 2, Somagu: 1]</text:p>
            <text:p>12. [url=https://forum.zdoom.org/viewtopic.php?f=45&amp;t=13704#p278356]The Ghoul's Forest 3[/url] [[b]8[/b]: ibm5155: 1, undeadmonk354: 4, lil'devil: 3]</text:p>
            <text:p>12. [url=http://action.mancubus.net/ad2free.htm]Urban Brawl: Action Doom 2[/url] [[b]8[/b]: DrPyspy: 3, wildweasel: 4, Captain J: 1]</text:p>
            <text:p>13. [url=https://forum.zdoom.org/viewtopic.php?f=43&amp;t=60054#p1047705]ouch_m 2: abort_m[/url] [[b]7[/b]: leodoom85: 1, ZippeyKeys12: 5, Azba: 1]</text:p>
            <text:p>14. [url=https://forum.zdoom.org/viewtopic.php?f=19&amp;t=55387#p980696]Daytime Drama[/url] [[b]6[/b]: leodoom85: 1, Marisa Kirisame: 1, lil'devil: 4]</text:p>
            <text:p>14. [url=https://forum.zdoom.org/viewtopic.php?f=43&amp;t=47229#p798227]JohnnyDoom[/url] [[b]6[/b]: Brohnesorge: 4, Matt: 2]</text:p>
            <text:p>14. [url=https://www.doomworld.com/forum/topic/57957-psx-doomfinal-doom-tc-version-2135-now-released/]PlayStation Doom TC[/url] [[b]6[/b]: leodoom85: 1, Olroda: 5]</text:p>
            <text:p>14. [url=https://forum.zdoom.org/viewtopic.php?f=43&amp;t=47494#p805770]The Trailblazer[/url] [[b]6[/b]: m8f: 1, Matt: 3, Hege Cactus: 1, lud: 1]</text:p>
            <text:p>14. [url=https://www.doomworld.com/idgames/levels/doom2/Ports/v-z/zendyn_x]Zen Dynamics[/url] [[b]6[/b]: TerminusEst13: 1, Captain J: 5]</text:p>
            <text:p>15. [url=https://forum.zdoom.org/viewtopic.php?f=19&amp;t=47573#p807968]Ashes 2063 TC[/url] [[b]5[/b]: Olroda: 2, Bigger C: 3]</text:p>
            <text:p>15. [url=https://forum.zdoom.org/viewtopic.php?f=43&amp;t=48985#p845608]Faspons[/url] [[b]5[/b]: Somagu: 1, Bigger C: 4]</text:p>
            <text:p>15. [url=https://forum.zdoom.org/viewtopic.php?t=22008#p433365]Legacy of Suffering[/url] [[b]5[/b]: ibm5155: 5]</text:p>
            <text:p>15. [url=http://doomworld.com/idgames/?id=12747]RTC-3057 Hub 1[/url] [[b]5[/b]: wildweasel: 5]</text:p>
            <text:p>15. [url=https://forum.zdoom.org/viewtopic.php?f=43&amp;t=57655#p1015050]The Soldier Z[/url] [[b]5[/b]: Shi No Hime: 5]</text:p>
            <text:p>15. [url=https://forum.zdoom.org/viewtopic.php?t=14722&amp;#p297378]The Ultimate Torment and Torture[/url] [[b]5[/b]: DrPyspy: 3, ibm5155: 2]</text:p>
            <text:p>16. [url=https://forum.zdoom.org/viewtopic.php?f=43&amp;t=48872#p842280]10x[/url] [[b]4[/b]: Beed28: 4]</text:p>
            <text:p>16. [url=https://forum.zdoom.org/viewtopic.php?f=43&amp;t=55487#p982784]AEons Of Death[/url] [[b]4[/b]: leodoom85: 1, undeadmonk354: 2, lil'devil: 1]</text:p>
            <text:p>16. [url=https://forum.zdoom.org/viewtopic.php?f=43&amp;t=54904#p969133]Lithium[/url] [[b]4[/b]: Somagu: 1, TriMetall: 3]</text:p>
            <text:p>16. [url=https://forum.zdoom.org/viewtopic.php?t=53010#p928835]MetaDoom[/url] [[b]4[/b]: Shadelight: 1, DrPyspy: 3]</text:p>
            <text:p>16. [url=https://forum.zdoom.org/viewtopic.php?t=33330#p630834]Terrorists![/url] [[b]4[/b]:  TheNightATK300: 2, TriMetall: 2]</text:p>
            <text:p>16. [url=https://forum.zdoom.org/viewtopic.php?t=29304#p557222]Winter's Fury[/url] [[b]4[/b]: Rachael: 1, Shadelight: 3]</text:p>
            <text:p>17. [url=https://forum.zdoom.org/viewtopic.php?f=43&amp;t=50004]Beautiful Doom[/url] [[b]3[/b]: m8f: 1, ZippeyKeys12: 1, GAA1992: 1]</text:p>
            <text:p>17. [url=https://forum.zdoom.org/viewtopic.php?f=19&amp;t=35458#p668203]Burl Tumd[/url] [[b]3[/b]: Combine_Kegan: 2, Azba: 1]</text:p>
            <text:p>17. [url=https://forum.zdoom.org/viewtopic.php?f=19&amp;t=33292#p630099]Doom RPG[/url] [[b]3[/b]: kadu522: 3]</text:p>
            <text:p>17. [url=https://forum.zdoom.org/viewtopic.php?f=43&amp;t=57092#p1006758]Juvenile Power Fantasy[/url] [[b]3[/b]: Brohnesorge: 2, Shi No Hime: 1]</text:p>
            <text:p>17. [url=https://forum.zdoom.org/viewtopic.php?f=19&amp;t=52867#p925329]Project Einherjar[/url] [[b]3[/b]: Rachael: 3]</text:p>
            <text:p>17. [url=https://forum.zdoom.org/viewtopic.php?f=43&amp;t=57716#p1016051]Quake Champions: Doom Edition[/url] [[b]3[/b]:  TheNightATK300: 3]</text:p>
            <text:p>17. [url=https://forum.zdoom.org/viewtopic.php?f=19&amp;t=49675#p862105]Spooky's House of Jump Scares TC[/url] [[b]3[/b]: ibm5155: 3]</text:p>
            <text:p>17. [url=https://forum.zdoom.org/viewtopic.php?f=105&amp;t=54992#p971348]SpriteShadow[/url] [[b]3[/b]: m8f: 1, Caligari87: 1, Hipnotic Rogue: 1]</text:p>
            <text:p>17. [url=https://forum.zdoom.org/viewtopic.php?t=49369#p854693]Strange Aeons[/url] [[b]3[/b]: Rachael: 3]</text:p>
            <text:p>17. [url=https://forum.zdoom.org/viewtopic.php?f=43&amp;t=57902#p1018827]Sun Damage Omen[/url] [[b]3[/b]: Matt: 3]</text:p>
            <text:p>17. [url=http://waltersgameboy.tripod.com/simpdoom/]The Ultimate Simpsons Doom [/url] [[b]3[/b]: undeadmonk354: 3]</text:p>
            <text:p>18. [url=http://action.mancubus.net/actiondoom/]Action Doom[/url] [[b]2[/b]: lil'devil: 2]</text:p>
            <text:p>18. [url=https://forum.zdoom.org/viewtopic.php?f=19&amp;t=47801#p813367]Blade of Agony[/url] [[b]2[/b]: Caligari87: 2]</text:p>
            <text:p>18. [url=http://www.moddb.com/mods/brutal-doom]Brutal Doom[/url] [[b]2[/b]: lil'devil: 1, Olroda: 1]</text:p>
            <text:p>18. [url=https://forum.zdoom.org/viewtopic.php?f=19&amp;t=57800#p1017196]Castlevania - Simon's Destiny[/url] [[b]2[/b]: Rachael: 2]</text:p>
            <text:p>18. [url=https://forum.zdoom.org/viewtopic.php?f=43&amp;t=58521#p1028226]Dead Marine[/url] [[b]2[/b]: m8f: 1, GAA1992: 1]</text:p>
            <text:p>18. [url=https://forum.zdoom.org/viewtopic.php?t=54750#p965349]Death Foretold[/url] [[b]2[/b]:  TheNightATK300: 2]</text:p>
            <text:p>18. [url=https://forum.zdoom.org/viewtopic.php?f=43&amp;t=59887#p1045489]Demon CounterStrike[/url] [[b]2[/b]: Shadelight: 2]</text:p>
            <text:p>18. [url=https://forum.zdoom.org/viewtopic.php?f=19&amp;t=46509#p778245]Droplets: Simulated Blood[/url] [[b]2[/b]: Hipnotic Rogue: 1, GAA1992: 1]</text:p>
            <text:p>18. [url=https://forum.zdoom.org/viewtopic.php?f=19&amp;t=57252#p1009564]Ghoul School 3D[/url] [[b]2[/b]: Rachael: 2]</text:p>
            <text:p>18. [url=https://forum.zdoom.org/viewtopic.php?f=3&amp;t=13117#p267820]Queen's Crusade[/url] [[b]2[/b]: Matt: 2]</text:p>
            <text:p>18. [url=https://forum.zdoom.org/viewtopic.php?f=43&amp;t=57310#p1010252]Shades of Doom[/url] [[b]2[/b]: GAA1992: 2]</text:p>
            <text:p>18. [url=https://forum.zdoom.org/viewtopic.php?t=47302#p800865]Shut up and Bleed[/url] [[b]2[/b]: Somagu: 1, Azba: 1]</text:p>
            <text:p>18. [url=http://stronghold.drdteam.org/]Stronghold: On the Edge of Chaos[/url] [[b]2[/b]: Caligari87: 2]</text:p>
            <text:p>18. [url=https://forum.zdoom.org/viewtopic.php?t=37064#p703739]The Space Pirate[/url] [[b]2[/b]: Olroda: 2]</text:p>
            <text:p>18. [url=https://forum.zdoom.org/viewtopic.php?f=42&amp;t=25358#p484506]Unloved[/url] [[b]2[/b]: Rachael: 2]</text:p>
            <text:p>18. [url=https://forum.zdoom.org/viewtopic.php?f=43&amp;t=55465#p982269]WW-Cola3[/url] [[b]2[/b]: phantombeta: 2]</text:p>
            <text:p>19. [url=https://www.doomworld.com/idgames/combos/alanguns]Alandoguns[/url] [[b]1[/b]: lil'devil: 1]</text:p>
            <text:p>19. [url=https://forum.zdoom.org/viewtopic.php?f=43&amp;t=57464#p1012472]Banhammer[/url] [[b]1[/b]: leodoom85: 1]</text:p>
            <text:p>19. [url=https://forum.zdoom.org/viewtopic.php?f=43&amp;t=53545#p940527]BlackWarrior[/url] [[b]1[/b]: Somagu: 1]</text:p>
            <text:p>19. [url=https://forum.zdoom.org/viewtopic.php?f=3&amp;t=37949#p722987]Brutalkick[/url] [[b]1[/b]: Hipnotic Rogue: 1]</text:p>
            <text:p>19. [url=http://www.chucktropolis.com/gamers.htm]Chex Quest 3[/url] [[b]1[/b]: Rachael: 1]</text:p>
            <text:p>19. [url=https://www.doomworld.com/idgames/?id=12363]Chosen[/url] [[b]1[/b]: Bigger C: 1]</text:p>
            <text:p>19. [url=https://forum.zdoom.org/viewtopic.php?f=43&amp;t=58535#p1028376]Complex Doom[/url] [[b]1[/b]: leodoom85: 1]</text:p>
            <text:p>19. [url=https://forum.zdoom.org/viewtopic.php?f=61&amp;t=57834#p1017698]Complex Doom: LCA[/url] [[b]1[/b]: leodoom85: 1]</text:p>
            <text:p>19. [url=https://forum.zdoom.org/viewtopic.php?f=19&amp;t=55298#p978283]Consolation Prize: The PSX Doom TC[/url] [[b]1[/b]: GAA1992: 1]</text:p>
            <text:p>19. [url=https://forum.zdoom.org/viewtopic.php?t=36667#p694653]Crossfire[/url] [[b]1[/b]: Somagu: 1]</text:p>
            <text:p>19. [url=https://forum.zdoom.org/viewtopic.php?t=55048#p972862]DamNums[/url] [[b]1[/b]: Hipnotic Rogue: 1]</text:p>
            <text:p>19. [url=https://forum.zdoom.org/viewtopic.php?t=46787#p786254]Demonsteele: NowThatsWhatICallMIDI[/url] [[b]1[/b]: HaraSwift: 1]</text:p>
            <text:p>19. [url=https://www.doomworld.com/forum/topic/62403-doom-2-minor-sprite-fixing-project-v19-release-updated-12718/]Doom 2 Minor Sprite Fixing Project[/url] [[b]1[/b]: m8f: 1]</text:p>
            <text:p>19. [url=https://forum.zdoom.org/viewtopic.php?f=43&amp;t=51596]Doom 64 'weapons only'[/url] [[b]1[/b]: Hipnotic Rogue: 1]</text:p>
            <text:p>19. [url=https://www.doomworld.com/vb/wads-mods/91854-wip-doom-64-retribution/]Doom 64: Retribution[/url] [[b]1[/b]: leodoom85: 1]</text:p>
            <text:p>19. [url=https://forum.zdoom.org/viewtopic.php?f=19&amp;t=45060#p741205]Doom Ambient Pack[/url] [[b]1[/b]: GAA1992: 1]</text:p>
            <text:p>19. [url=https://forum.zdoom.org/viewtopic.php?f=43&amp;t=58594#p1029236]Doom Incarnate[/url] [[b]1[/b]: Somagu: 1]</text:p>
            <text:p>19. [url=https://forum.zdoom.org/viewtopic.php?f=46&amp;t=49073#p848460]DOOM SNES Jukebox[/url] [[b]1[/b]: GAA1992: 1]</text:p>
            <text:p>19. [url=https://forum.zdoom.org/viewtopic.php?f=19&amp;t=48208#p824651]Eriguns 2[/url] [[b]1[/b]: Hipnotic Rogue: 1]</text:p>
            <text:p>19. [url=https://forum.zdoom.org/viewtopic.php?f=43&amp;t=58486#p1027620]Factotum[/url] [[b]1[/b]: kadu522: 1]</text:p>
            <text:p>19. [url=https://forum.zdoom.org/viewtopic.php?f=43&amp;t=58923#p1033516]FamiliarDoom[/url] [[b]1[/b]: kadu522: 1]</text:p>
            <text:p>19. [url=https://forum.zdoom.org/viewtopic.php?f=105&amp;t=35388#p666921]Footsteps[/url] [[b]1[/b]: m8f: 1]</text:p>
            <text:p>19. [url=https://forum.zdoom.org/viewtopic.php?f=46&amp;t=56148#p994037]GZSHud[/url] [[b]1[/b]: Hipnotic Rogue: 1]</text:p>
            <text:p>19. [url=https://forum.zdoom.org/viewtopic.php?f=37&amp;t=47973#p817851]Heretic Widescreened HUD[/url] [[b]1[/b]: Hipnotic Rogue: 1]</text:p>
            <text:p>19. [url=https://forum.zdoom.org/viewtopic.php?f=43&amp;t=33766#p638587]HeXercise[/url] [[b]1[/b]: Eric_: 1]</text:p>
            <text:p>19. [url=https://forum.zdoom.org/viewtopic.php?f=43&amp;t=57522#p1013338]Highway to Hell[/url] [[b]1[/b]: GAA1992: 1]</text:p>
            <text:p>19. [url=https://forum.zdoom.org/viewtopic.php?f=43&amp;t=48074#p820532]HXRTC Project[/url] [[b]1[/b]: leodoom85: 1]</text:p>
            <text:p>19. [url=https://forum.zdoom.org/viewtopic.php?f=45&amp;t=11545#p237676]Nash's Gore Mod[/url] [[b]1[/b]: Hipnotic Rogue: 1]</text:p>
            <text:p>19. [url=https://forum.zdoom.org/viewtopic.php?f=46&amp;t=33079#p626384]NC HUD[/url] [[b]1[/b]: m8f: 1]</text:p>
            <text:p>19. [url=http://web.archive.org/web/20100527012514/http://members.multimania.co.uk/Enjay001/]njsplash[/url] [[b]1[/b]: Hipnotic Rogue: 1]</text:p>
            <text:p>19. [url=http://www.perkristian.net/game_doom-sfx.shtml]Perkristan's HD Sounds[/url] [[b]1[/b]: Caligari87: 1]</text:p>
            <text:p>19. [url=https://forum.zdoom.org/viewtopic.php?f=19&amp;t=46438#p776148]QUAKE: Descent into Heresy[/url] [[b]1[/b]: GAA1992: 1]</text:p>
            <text:p>19. [url=https://www.doomworld.com/idgames/levels/doom2/Ports/m-o/njtrain]Runaway Train[/url] [[b]1[/b]: Caligari87: 1]</text:p>
            <text:p>19. [url=https://forum.zdoom.org/viewtopic.php?t=29792#p565461]Sbrightmaps[/url] [[b]1[/b]: Hipnotic Rogue: 1]</text:p>
            <text:p>19. [url=https://forum.zdoom.org/viewtopic.php?f=45&amp;t=24974#p479313]scalliano's 667 Shuffle[/url] [[b]1[/b]: leodoom85: 1]</text:p>
            <text:p>19. [url=https://forum.zdoom.org/viewtopic.php?t=45550#p753192]Smooth Doom[/url] [[b]1[/b]: GAA1992: 1]</text:p>
            <text:p>19. [url=https://forum.zdoom.org/viewtopic.php?f=37&amp;t=55161#p975126]Smooth fluids[/url] [[b]1[/b]: Hipnotic Rogue: 1]</text:p>
            <text:p>19. [url=https://www.doomworld.com/forum/topic/71133-sound-caulking-now-on-idgames/]Sound Caulking[/url] [[b]1[/b]: m8f: 1]</text:p>
            <text:p>19. [url=https://forum.zdoom.org/viewtopic.php?p=883878#p883878]TGRDM3 (Morgenstern)[/url] [[b]1[/b]: Rachael: 1]</text:p>
            <text:p>19. [url=https://forum.zdoom.org/viewtopic.php?f=43&amp;t=55321#p978965]The Trooper[/url] [[b]1[/b]: lil'devil: 1]</text:p>
            <text:p>19. [url=https://forum.zdoom.org/viewtopic.php?f=105&amp;t=55413#p981192]Tilt++[/url] [[b]1[/b]: Hipnotic Rogue: 1]</text:p>
            <text:p>19. [url=http://www.moddb.com/addons/na132689]WARDUST heretic Sprites[/url] [[b]1[/b]: Hipnotic Rogue: 1]</text:p>
            <text:p>19. [url=https://forum.zdoom.org/viewtopic.php?t=51000#p887649]Zero Tolerance[/url] [[b]1[/b]: Combine_Kegan: 1]</text:p>
          </table:table-cell>
          <table:covered-table-cell/>
          <table:table-cell table:style-name="ce3" table:formula="of:=&quot;Mods: &quot; &amp; SUMPRODUCT(NOT(ISBLANK([.C4:.C1048576])))" office:value-type="string" office:string-value="Mods: 110" calcext:value-type="string">
            <text:p>Mods: 110</text:p>
          </table:table-cell>
          <table:table-cell table:style-name="ce3" table:formula="of:=&quot;Voters: &quot; &amp; SUMPRODUCT(NOT(ISBLANK([.G2:.AMJ2])))" office:value-type="string" office:string-value="Voters: 35" calcext:value-type="string">
            <text:p>Voters: 35</text:p>
          </table:table-cell>
          <table:table-cell table:style-name="ce3" office:value-type="string" calcext:value-type="string">
            <text:p>Sums:</text:p>
          </table:table-cell>
          <table:table-cell table:style-name="ce3" table:formula="of:=SUM([.G1:.AMJ1])" office:value-type="float" office:value="517" calcext:value-type="float">
            <text:p>517</text:p>
          </table:table-cell>
          <table:table-cell table:formula="of:=SUM([.G4:.G1048576])" office:value-type="float" office:value="10" calcext:value-type="float">
            <text:p>10</text:p>
          </table:table-cell>
          <table:table-cell table:formula="of:=SUM([.H4:.H1048576])" office:value-type="float" office:value="13" calcext:value-type="float">
            <text:p>13</text:p>
          </table:table-cell>
          <table:table-cell table:formula="of:=SUM([.I4:.I1048576])" office:value-type="float" office:value="15" calcext:value-type="float">
            <text:p>15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4" calcext:value-type="float">
            <text:p>14</text:p>
          </table:table-cell>
          <table:table-cell table:formula="of:=SUM([.M4:.M1048576])" office:value-type="float" office:value="15" calcext:value-type="float">
            <text:p>15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0" calcext:value-type="float">
            <text:p>0</text:p>
          </table:table-cell>
          <table:table-cell table:formula="of:=SUM([.AQ4:.AQ1048576])" office:value-type="float" office:value="0" calcext:value-type="float">
            <text:p>0</text:p>
          </table:table-cell>
          <table:table-cell table:formula="of:=SUM([.AR4:.AR1048576])" office:value-type="float" office:value="0" calcext:value-type="float">
            <text:p>0</text:p>
          </table:table-cell>
          <table:table-cell table:formula="of:=SUM([.AS4:.AS1048576])" office:value-type="float" office:value="0" calcext:value-type="float">
            <text:p>0</text:p>
          </table:table-cell>
          <table:table-cell table:formula="of:=SUM([.AT4:.AT1048576])" office:value-type="float" office:value="0" calcext:value-type="float">
            <text:p>0</text:p>
          </table:table-cell>
          <table:table-cell table:formula="of:=SUM([.AU4:.AU1048576])" office:value-type="float" office:value="0" calcext:value-type="float">
            <text:p>0</text:p>
          </table:table-cell>
          <table:table-cell table:formula="of:=SUM([.AV4:.AV1048576])" office:value-type="float" office:value="0" calcext:value-type="float">
            <text:p>0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Points</text:p>
          </table:table-cell>
          <table:table-cell table:style-name="ce4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6" office:value-type="string" calcext:value-type="string">
            <text:p>Points by User</text:p>
          </table:table-cell>
          <table:table-cell table:style-name="ce8" office:value-type="string" calcext:value-type="string">
            <text:p>Voters</text:p>
          </table:table-cell>
          <table:table-cell table:style-name="ce10" office:value-type="string" calcext:value-type="string">
            <text:p>m8f</text:p>
          </table:table-cell>
          <table:table-cell table:style-name="ce11" office:value-type="string" calcext:value-type="string">
            <text:p>leodoom85</text:p>
          </table:table-cell>
          <table:table-cell table:style-name="ce11" office:value-type="string" calcext:value-type="string">
            <text:p>Brohnesorge</text:p>
          </table:table-cell>
          <table:table-cell table:style-name="ce11" office:value-type="string" calcext:value-type="string">
            <text:p>Caligari87</text:p>
          </table:table-cell>
          <table:table-cell table:style-name="ce11" office:value-type="string" calcext:value-type="string">
            <text:p>Rachael</text:p>
          </table:table-cell>
          <table:table-cell table:style-name="ce11" office:value-type="string" calcext:value-type="string">
            <text:p>Hipnotic Rogue</text:p>
          </table:table-cell>
          <table:table-cell table:style-name="ce11" office:value-type="string" calcext:value-type="string">
            <text:p>Shadelight</text:p>
          </table:table-cell>
          <table:table-cell table:style-name="ce11" office:value-type="string" calcext:value-type="string">
            <text:p>Shi No Hime</text:p>
          </table:table-cell>
          <table:table-cell table:style-name="ce11" office:value-type="string" calcext:value-type="string">
            <text:p>Matt</text:p>
          </table:table-cell>
          <table:table-cell table:style-name="ce11" office:value-type="string" calcext:value-type="string">
            <text:p>Marisa Kirisame</text:p>
          </table:table-cell>
          <table:table-cell table:style-name="ce11" office:value-type="string" calcext:value-type="string">
            <text:p>Combine_Kegan</text:p>
          </table:table-cell>
          <table:table-cell table:style-name="ce11" office:value-type="string" calcext:value-type="string">
            <text:p>TerminusEst13</text:p>
          </table:table-cell>
          <table:table-cell table:style-name="ce11" office:value-type="string" calcext:value-type="string">
            <text:p>DrPyspy</text:p>
          </table:table-cell>
          <table:table-cell table:style-name="ce11" office:value-type="string" calcext:value-type="string">
            <text:p>ZippeyKeys12</text:p>
          </table:table-cell>
          <table:table-cell table:style-name="ce11" office:value-type="string" calcext:value-type="string">
            <text:p>GAA1992</text:p>
          </table:table-cell>
          <table:table-cell table:style-name="ce11" office:value-type="string" calcext:value-type="string">
            <text:p>Untitled</text:p>
          </table:table-cell>
          <table:table-cell table:style-name="ce11" office:value-type="string" calcext:value-type="string">
            <text:p>phantombeta</text:p>
          </table:table-cell>
          <table:table-cell table:style-name="ce11" office:value-type="string" calcext:value-type="string">
            <text:p>HaraSwift</text:p>
          </table:table-cell>
          <table:table-cell table:style-name="ce11" office:value-type="string" calcext:value-type="string">
            <text:p>wildweasel</text:p>
          </table:table-cell>
          <table:table-cell table:style-name="ce11" office:value-type="string" calcext:value-type="string">
            <text:p>ibm5155</text:p>
          </table:table-cell>
          <table:table-cell table:style-name="ce11" office:value-type="string" calcext:value-type="string">
            <text:p>undeadmonk354</text:p>
          </table:table-cell>
          <table:table-cell table:style-name="ce11" office:value-type="string" calcext:value-type="string">
            <text:p>Somagu</text:p>
          </table:table-cell>
          <table:table-cell table:style-name="ce11" office:value-type="string" calcext:value-type="string">
            <text:p><text:s/>TheNightATK300</text:p>
          </table:table-cell>
          <table:table-cell table:style-name="ce11" office:value-type="string" calcext:value-type="string">
            <text:p>lil'devil</text:p>
          </table:table-cell>
          <table:table-cell table:style-name="ce11" office:value-type="string" calcext:value-type="string">
            <text:p>Beed28</text:p>
          </table:table-cell>
          <table:table-cell table:style-name="ce11" office:value-type="string" calcext:value-type="string">
            <text:p>Hege Cactus</text:p>
          </table:table-cell>
          <table:table-cell table:style-name="ce11" office:value-type="string" calcext:value-type="string">
            <text:p>TriMetall</text:p>
          </table:table-cell>
          <table:table-cell table:style-name="ce12" office:value-type="string" calcext:value-type="string">
            <text:p>Olroda</text:p>
          </table:table-cell>
          <table:table-cell table:style-name="ce11" office:value-type="string" calcext:value-type="string">
            <text:p>Bigger C</text:p>
          </table:table-cell>
          <table:table-cell table:style-name="ce11" office:value-type="string" calcext:value-type="string">
            <text:p>kadu522</text:p>
          </table:table-cell>
          <table:table-cell table:style-name="ce11" office:value-type="string" calcext:value-type="string">
            <text:p>Captain J</text:p>
          </table:table-cell>
          <table:table-cell table:style-name="ce11" office:value-type="string" calcext:value-type="string">
            <text:p>lud</text:p>
          </table:table-cell>
          <table:table-cell table:style-name="ce11" office:value-type="string" calcext:value-type="string">
            <text:p>Azba</text:p>
          </table:table-cell>
          <table:table-cell table:style-name="ce11" office:value-type="string" calcext:value-type="string">
            <text:p>4thcharacter</text:p>
          </table:table-cell>
          <table:table-cell table:style-name="ce11" office:value-type="string" calcext:value-type="string">
            <text:p>Eric_</text:p>
          </table:table-cell>
          <table:table-cell table:style-name="ce11" table:number-columns-repeated="983"/>
        </table:table-row>
        <table:table-row table:style-name="ro3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 table:formula="of:=IF([.B4]&lt;[.B3]; [.A3] + 1; [.A3])" office:value-type="float" office:value="1" calcext:value-type="float">
            <text:p>1</text:p>
          </table:table-cell>
          <table:table-cell table:formula="of:=SUM([.G4:.AMJ4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G4:.AMJ4]); &quot;&quot;; [.G$2:.AMJ$2] &amp; &quot;: &quot; &amp; [.G4:.AMJ4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G4:.AMJ4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formula="of:=IF([.B5]&lt;[.B4]; [.A4] + 1; [.A4])" office:value-type="float" office:value="2" calcext:value-type="float">
            <text:p>2</text:p>
          </table:table-cell>
          <table:table-cell table:formula="of:=SUM([.G5:.AMJ5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G5:.AMJ5]); &quot;&quot;; [.G$2:.AMJ$2] &amp; &quot;: &quot; &amp; [.G5:.AMJ5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G5:.AMJ5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3"/>
        </table:table-row>
        <table:table-row table:style-name="ro3">
          <table:table-cell table:formula="of:=IF([.B6]&lt;[.B5]; [.A5] + 1; [.A5])" office:value-type="float" office:value="2" calcext:value-type="float">
            <text:p>2</text:p>
          </table:table-cell>
          <table:table-cell table:formula="of:=SUM([.G6:.AMJ6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G6:.AMJ6]); &quot;&quot;; [.G$2:.AMJ$2] &amp; &quot;: &quot; &amp; [.G6:.AMJ6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G6:.AMJ6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table:formula="of:=IF([.B7]&lt;[.B6]; [.A6] + 1; [.A6])" office:value-type="float" office:value="3" calcext:value-type="float">
            <text:p>3</text:p>
          </table:table-cell>
          <table:table-cell table:formula="of:=SUM([.G7:.AMJ7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G7:.AMJ7]); &quot;&quot;; [.G$2:.AMJ$2] &amp; &quot;: &quot; &amp; [.G7:.AMJ7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G7:.AMJ7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table:formula="of:=IF([.B8]&lt;[.B7]; [.A7] + 1; [.A7])" office:value-type="float" office:value="4" calcext:value-type="float">
            <text:p>4</text:p>
          </table:table-cell>
          <table:table-cell table:formula="of:=SUM([.G8:.AMJ8])" office:value-type="float" office:value="21" calcext:value-type="float">
            <text:p>2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G8:.AMJ8]); &quot;&quot;; [.G$2:.AMJ$2] &amp; &quot;: &quot; &amp; [.G8:.AMJ8]))" office:value-type="string" office:string-value="wildweasel: 3,  TheNightATK300: 2, lil'devil: 1, Hege Cactus: 3, TriMetall: 3, kadu522: 3, Azba: 3, 4thcharacter: 3" calcext:value-type="string">
            <text:p>wildweasel: 3, <text:s/>TheNightATK300: 2, lil'devil: 1, Hege Cactus: 3, TriMetall: 3, kadu522: 3, Azba: 3, 4thcharacter: 3</text:p>
          </table:table-cell>
          <table:table-cell table:formula="of:=SUMPRODUCT(NOT(ISBLANK([.G8:.AMJ8])))"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table:formula="of:=IF([.B9]&lt;[.B8]; [.A8] + 1; [.A8])" office:value-type="float" office:value="4" calcext:value-type="float">
            <text:p>4</text:p>
          </table:table-cell>
          <table:table-cell table:formula="of:=SUM([.G9:.AMJ9])" office:value-type="float" office:value="21" calcext:value-type="float">
            <text:p>21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G9:.AMJ9]); &quot;&quot;; [.G$2:.AMJ$2] &amp; &quot;: &quot; &amp; [.G9:.AMJ9]))" office:value-type="string" office:string-value="Shadelight: 3, TerminusEst13: 3, DrPyspy: 3, Somagu: 1,  TheNightATK300: 2, Hege Cactus: 2, Captain J: 3, Azba: 3, Eric_: 1" calcext:value-type="string">
            <text:p>Shadelight: 3, TerminusEst13: 3, DrPyspy: 3, Somagu: 1, <text:s/>TheNightATK300: 2, Hege Cactus: 2, Captain J: 3, Azba: 3, Eric_: 1</text:p>
          </table:table-cell>
          <table:table-cell table:formula="of:=SUMPRODUCT(NOT(ISBLANK([.G9:.AMJ9])))" office:value-type="float" office:value="9" calcext:value-type="float">
            <text:p>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formula="of:=IF([.B10]&lt;[.B9]; [.A9] + 1; [.A9])" office:value-type="float" office:value="5" calcext:value-type="float">
            <text:p>5</text:p>
          </table:table-cell>
          <table:table-cell table:formula="of:=SUM([.G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G10:.AMJ10]); &quot;&quot;; [.G$2:.AMJ$2] &amp; &quot;: &quot; &amp; [.G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G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table:formula="of:=IF([.B11]&lt;[.B10]; [.A10] + 1; [.A10])" office:value-type="float" office:value="6" calcext:value-type="float">
            <text:p>6</text:p>
          </table:table-cell>
          <table:table-cell table:formula="of:=SUM([.G11:.AMJ11])" office:value-type="float" office:value="15" calcext:value-type="float">
            <text:p>1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G11:.AMJ11]); &quot;&quot;; [.G$2:.AMJ$2] &amp; &quot;: &quot; &amp; [.G11:.AMJ11]))" office:value-type="string" office:string-value="Brohnesorge: 4, Shi No Hime: 2, ZippeyKeys12: 4, HaraSwift: 1, Somagu: 1,  TheNightATK300: 1, kadu522: 2" calcext:value-type="string">
            <text:p>Brohnesorge: 4, Shi No Hime: 2, ZippeyKeys12: 4, HaraSwift: 1, Somagu: 1, <text:s/>TheNightATK300: 1, kadu522: 2</text:p>
          </table:table-cell>
          <table:table-cell table:formula="of:=SUMPRODUCT(NOT(ISBLANK([.G11:.AMJ11])))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table:formula="of:=IF([.B12]&lt;[.B11]; [.A11] + 1; [.A11])" office:value-type="float" office:value="6" calcext:value-type="float">
            <text:p>6</text:p>
          </table:table-cell>
          <table:table-cell table:formula="of:=SUM([.G12:.AMJ12])" office:value-type="float" office:value="15" calcext:value-type="float">
            <text:p>1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G12:.AMJ12]); &quot;&quot;; [.G$2:.AMJ$2] &amp; &quot;: &quot; &amp; [.G12:.AMJ12]))" office:value-type="string" office:string-value="m8f: 1, Matt: 1, GAA1992: 3, phantombeta: 1, Hege Cactus: 3, kadu522: 2, Captain J: 4" calcext:value-type="string">
            <text:p>m8f: 1, Matt: 1, GAA1992: 3, phantombeta: 1, Hege Cactus: 3, kadu522: 2, Captain J: 4</text:p>
          </table:table-cell>
          <table:table-cell table:formula="of:=SUMPRODUCT(NOT(ISBLANK([.G12:.AMJ12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table:formula="of:=IF([.B13]&lt;[.B12]; [.A12] + 1; [.A12])" office:value-type="float" office:value="7" calcext:value-type="float">
            <text:p>7</text:p>
          </table:table-cell>
          <table:table-cell table:formula="of:=SUM([.G13:.AMJ13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G13:.AMJ13]); &quot;&quot;; [.G$2:.AMJ$2] &amp; &quot;: &quot; &amp; [.G13:.AMJ13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G13:.AMJ13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7"/>
        </table:table-row>
        <table:table-row table:style-name="ro3">
          <table:table-cell table:formula="of:=IF([.B14]&lt;[.B13]; [.A13] + 1; [.A13])" office:value-type="float" office:value="8" calcext:value-type="float">
            <text:p>8</text:p>
          </table:table-cell>
          <table:table-cell table:formula="of:=SUM([.G14:.AMJ14])" office:value-type="float" office:value="12" calcext:value-type="float">
            <text:p>1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G14:.AMJ14]); &quot;&quot;; [.G$2:.AMJ$2] &amp; &quot;: &quot; &amp; [.G14:.AMJ14]))" office:value-type="string" office:string-value="TerminusEst13: 2, DrPyspy: 3, phantombeta: 5,  TheNightATK300: 2" calcext:value-type="string">
            <text:p>TerminusEst13: 2, DrPyspy: 3, phantombeta: 5, <text:s/>TheNightATK300: 2</text:p>
          </table:table-cell>
          <table:table-cell table:formula="of:=SUMPRODUCT(NOT(ISBLANK([.G14:.AMJ14])))"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3">
          <table:table-cell table:formula="of:=IF([.B15]&lt;[.B14]; [.A14] + 1; [.A14])" office:value-type="float" office:value="9" calcext:value-type="float">
            <text:p>9</text:p>
          </table:table-cell>
          <table:table-cell table:formula="of:=SUM([.G15:.AMJ15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G15:.AMJ15]); &quot;&quot;; [.G$2:.AMJ$2] &amp; &quot;: &quot; &amp; [.G15:.AMJ15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G15:.AMJ15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4"/>
        </table:table-row>
        <table:table-row table:style-name="ro3">
          <table:table-cell table:formula="of:=IF([.B16]&lt;[.B15]; [.A15] + 1; [.A15])" office:value-type="float" office:value="9" calcext:value-type="float">
            <text:p>9</text:p>
          </table:table-cell>
          <table:table-cell table:formula="of:=SUM([.G16:.AMJ16])" office:value-type="float" office:value="11" calcext:value-type="float">
            <text:p>11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G16:.AMJ16]); &quot;&quot;; [.G$2:.AMJ$2] &amp; &quot;: &quot; &amp; [.G16:.AMJ16]))" office:value-type="string" office:string-value="Matt: 2, Combine_Kegan: 3, Untitled: 5, Beed28: 1" calcext:value-type="string">
            <text:p>Matt: 2, Combine_Kegan: 3, Untitled: 5, Beed28: 1</text:p>
          </table:table-cell>
          <table:table-cell table:formula="of:=SUMPRODUCT(NOT(ISBLANK([.G16:.AMJ16])))"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formula="of:=IF([.B17]&lt;[.B16]; [.A16] + 1; [.A16])" office:value-type="float" office:value="9" calcext:value-type="float">
            <text:p>9</text:p>
          </table:table-cell>
          <table:table-cell table:formula="of:=SUM([.G17:.AMJ17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G17:.AMJ17]); &quot;&quot;; [.G$2:.AMJ$2] &amp; &quot;: &quot; &amp; [.G17:.AMJ17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G17:.AMJ17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table:formula="of:=IF([.B18]&lt;[.B17]; [.A17] + 1; [.A17])" office:value-type="float" office:value="10" calcext:value-type="float">
            <text:p>10</text:p>
          </table:table-cell>
          <table:table-cell table:formula="of:=SUM([.G18:.AMJ18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G18:.AMJ18]); &quot;&quot;; [.G$2:.AMJ$2] &amp; &quot;: &quot; &amp; [.G18:.AMJ18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G18:.AMJ18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formula="of:=IF([.B19]&lt;[.B18]; [.A18] + 1; [.A18])" office:value-type="float" office:value="11" calcext:value-type="float">
            <text:p>11</text:p>
          </table:table-cell>
          <table:table-cell table:formula="of:=SUM([.G19:.AMJ19])" office:value-type="float" office:value="9" calcext:value-type="float">
            <text:p>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G19:.AMJ19]); &quot;&quot;; [.G$2:.AMJ$2] &amp; &quot;: &quot; &amp; [.G19:.AMJ19]))" office:value-type="string" office:string-value="leodoom85: 1, Marisa Kirisame: 3, Somagu: 1, lud: 3, 4thcharacter: 1" calcext:value-type="string">
            <text:p>leodoom85: 1, Marisa Kirisame: 3, Somagu: 1, lud: 3, 4thcharacter: 1</text:p>
          </table:table-cell>
          <table:table-cell table:formula="of:=SUMPRODUCT(NOT(ISBLANK([.G19:.AMJ1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formula="of:=IF([.B20]&lt;[.B19]; [.A19] + 1; [.A19])" office:value-type="float" office:value="11" calcext:value-type="float">
            <text:p>11</text:p>
          </table:table-cell>
          <table:table-cell table:formula="of:=SUM([.G20:.AMJ20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G20:.AMJ20]); &quot;&quot;; [.G$2:.AMJ$2] &amp; &quot;: &quot; &amp; [.G20:.AMJ20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G20:.AMJ20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table:formula="of:=IF([.B21]&lt;[.B20]; [.A20] + 1; [.A20])" office:value-type="float" office:value="12" calcext:value-type="float">
            <text:p>12</text:p>
          </table:table-cell>
          <table:table-cell table:formula="of:=SUM([.G21:.AMJ21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G21:.AMJ21]); &quot;&quot;; [.G$2:.AMJ$2] &amp; &quot;: &quot; &amp; [.G21:.AMJ21]))" office:value-type="string" office:string-value="Untitled: 4, Azba: 1, Eric_: 3" calcext:value-type="string">
            <text:p>Untitled: 4, Azba: 1, Eric_: 3</text:p>
          </table:table-cell>
          <table:table-cell table:formula="of:=SUMPRODUCT(NOT(ISBLANK([.G21:.AMJ21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table:formula="of:=IF([.B22]&lt;[.B21]; [.A21] + 1; [.A21])" office:value-type="float" office:value="12" calcext:value-type="float">
            <text:p>12</text:p>
          </table:table-cell>
          <table:table-cell table:formula="of:=SUM([.G22:.AMJ22])" office:value-type="float" office:value="8" calcext:value-type="float">
            <text:p>8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G22:.AMJ22]); &quot;&quot;; [.G$2:.AMJ$2] &amp; &quot;: &quot; &amp; [.G22:.AMJ22]))" office:value-type="string" office:string-value="Hege Cactus: 3, lud: 2, 4thcharacter: 3" calcext:value-type="string">
            <text:p>Hege Cactus: 3, lud: 2, 4thcharacter: 3</text:p>
          </table:table-cell>
          <table:table-cell table:formula="of:=SUMPRODUCT(NOT(ISBLANK([.G22:.AMJ22])))"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4"/>
        </table:table-row>
        <table:table-row table:style-name="ro3">
          <table:table-cell table:formula="of:=IF([.B23]&lt;[.B22]; [.A22] + 1; [.A22])" office:value-type="float" office:value="12" calcext:value-type="float">
            <text:p>12</text:p>
          </table:table-cell>
          <table:table-cell table:formula="of:=SUM([.G23:.AMJ23])" office:value-type="float" office:value="8" calcext:value-type="float">
            <text:p>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G23:.AMJ23]); &quot;&quot;; [.G$2:.AMJ$2] &amp; &quot;: &quot; &amp; [.G23:.AMJ23]))" office:value-type="string" office:string-value="TerminusEst13: 5, phantombeta: 2, Somagu: 1" calcext:value-type="string">
            <text:p>TerminusEst13: 5, phantombeta: 2, Somagu: 1</text:p>
          </table:table-cell>
          <table:table-cell table:formula="of:=SUMPRODUCT(NOT(ISBLANK([.G23:.AMJ23])))" office:value-type="float" office:value="3" calcext:value-type="float">
            <text:p>3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formula="of:=IF([.B24]&lt;[.B23]; [.A23] + 1; [.A23])" office:value-type="float" office:value="12" calcext:value-type="float">
            <text:p>12</text:p>
          </table:table-cell>
          <table:table-cell table:formula="of:=SUM([.G24:.AMJ24])" office:value-type="float" office:value="8" calcext:value-type="float">
            <text:p>8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G24:.AMJ24]); &quot;&quot;; [.G$2:.AMJ$2] &amp; &quot;: &quot; &amp; [.G24:.AMJ24]))" office:value-type="string" office:string-value="ibm5155: 1, undeadmonk354: 4, lil'devil: 3" calcext:value-type="string">
            <text:p>ibm5155: 1, undeadmonk354: 4, lil'devil: 3</text:p>
          </table:table-cell>
          <table:table-cell table:formula="of:=SUMPRODUCT(NOT(ISBLANK([.G24:.AMJ2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table:formula="of:=IF([.B25]&lt;[.B24]; [.A24] + 1; [.A24])" office:value-type="float" office:value="12" calcext:value-type="float">
            <text:p>12</text:p>
          </table:table-cell>
          <table:table-cell table:formula="of:=SUM([.G25:.AMJ25])" office:value-type="float" office:value="8" calcext:value-type="float">
            <text:p>8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G25:.AMJ25]); &quot;&quot;; [.G$2:.AMJ$2] &amp; &quot;: &quot; &amp; [.G25:.AMJ25]))" office:value-type="string" office:string-value="DrPyspy: 3, wildweasel: 4, Captain J: 1" calcext:value-type="string">
            <text:p>DrPyspy: 3, wildweasel: 4, Captain J: 1</text:p>
          </table:table-cell>
          <table:table-cell table:formula="of:=SUMPRODUCT(NOT(ISBLANK([.G25:.AMJ2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table:formula="of:=IF([.B26]&lt;[.B25]; [.A25] + 1; [.A25])" office:value-type="float" office:value="13" calcext:value-type="float">
            <text:p>13</text:p>
          </table:table-cell>
          <table:table-cell table:formula="of:=SUM([.G26:.AMJ26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G26:.AMJ26]); &quot;&quot;; [.G$2:.AMJ$2] &amp; &quot;: &quot; &amp; [.G26:.AMJ26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G26:.AMJ2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formula="of:=IF([.B27]&lt;[.B26]; [.A26] + 1; [.A26])" office:value-type="float" office:value="14" calcext:value-type="float">
            <text:p>14</text:p>
          </table:table-cell>
          <table:table-cell table:formula="of:=SUM([.G27:.AMJ2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G27:.AMJ27]); &quot;&quot;; [.G$2:.AMJ$2] &amp; &quot;: &quot; &amp; [.G27:.AMJ2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G27:.AMJ2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table:formula="of:=IF([.B28]&lt;[.B27]; [.A27] + 1; [.A27])" office:value-type="float" office:value="14" calcext:value-type="float">
            <text:p>14</text:p>
          </table:table-cell>
          <table:table-cell table:formula="of:=SUM([.G28:.AMJ28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G28:.AMJ28]); &quot;&quot;; [.G$2:.AMJ$2] &amp; &quot;: &quot; &amp; [.G28:.AMJ28]))" office:value-type="string" office:string-value="Brohnesorge: 4, Matt: 2" calcext:value-type="string">
            <text:p>Brohnesorge: 4, Matt: 2</text:p>
          </table:table-cell>
          <table:table-cell table:formula="of:=SUMPRODUCT(NOT(ISBLANK([.G28:.AMJ28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formula="of:=IF([.B29]&lt;[.B28]; [.A28] + 1; [.A28])" office:value-type="float" office:value="14" calcext:value-type="float">
            <text:p>14</text:p>
          </table:table-cell>
          <table:table-cell table:formula="of:=SUM([.G29:.AMJ29])" office:value-type="float" office:value="6" calcext:value-type="float">
            <text:p>6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G29:.AMJ29]); &quot;&quot;; [.G$2:.AMJ$2] &amp; &quot;: &quot; &amp; [.G29:.AMJ29]))" office:value-type="string" office:string-value="leodoom85: 1, Olroda: 5" calcext:value-type="string">
            <text:p>leodoom85: 1, Olroda: 5</text:p>
          </table:table-cell>
          <table:table-cell table:formula="of:=SUMPRODUCT(NOT(ISBLANK([.G29:.AMJ2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table:formula="of:=IF([.B30]&lt;[.B29]; [.A29] + 1; [.A29])" office:value-type="float" office:value="14" calcext:value-type="float">
            <text:p>14</text:p>
          </table:table-cell>
          <table:table-cell table:formula="of:=SUM([.G30:.AMJ30])" office:value-type="float" office:value="6" calcext:value-type="float">
            <text:p>6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G30:.AMJ30]); &quot;&quot;; [.G$2:.AMJ$2] &amp; &quot;: &quot; &amp; [.G30:.AMJ30]))" office:value-type="string" office:string-value="m8f: 1, Matt: 3, Hege Cactus: 1, lud: 1" calcext:value-type="string">
            <text:p>m8f: 1, Matt: 3, Hege Cactus: 1, lud: 1</text:p>
          </table:table-cell>
          <table:table-cell table:formula="of:=SUMPRODUCT(NOT(ISBLANK([.G30:.AMJ3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3">
          <table:table-cell table:formula="of:=IF([.B31]&lt;[.B30]; [.A30] + 1; [.A30])" office:value-type="float" office:value="14" calcext:value-type="float">
            <text:p>14</text:p>
          </table:table-cell>
          <table:table-cell table:formula="of:=SUM([.G31:.AMJ31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G31:.AMJ31]); &quot;&quot;; [.G$2:.AMJ$2] &amp; &quot;: &quot; &amp; [.G31:.AMJ31]))" office:value-type="string" office:string-value="TerminusEst13: 1, Captain J: 5" calcext:value-type="string">
            <text:p>TerminusEst13: 1, Captain J: 5</text:p>
          </table:table-cell>
          <table:table-cell table:formula="of:=SUMPRODUCT(NOT(ISBLANK([.G31:.AMJ31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3">
          <table:table-cell table:formula="of:=IF([.B32]&lt;[.B31]; [.A31] + 1; [.A31])" office:value-type="float" office:value="15" calcext:value-type="float">
            <text:p>15</text:p>
          </table:table-cell>
          <table:table-cell table:formula="of:=SUM([.G32:.AMJ32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G32:.AMJ32]); &quot;&quot;; [.G$2:.AMJ$2] &amp; &quot;: &quot; &amp; [.G32:.AMJ32]))" office:value-type="string" office:string-value="Olroda: 2, Bigger C: 3" calcext:value-type="string">
            <text:p>Olroda: 2, Bigger C: 3</text:p>
          </table:table-cell>
          <table:table-cell table:formula="of:=SUMPRODUCT(NOT(ISBLANK([.G32:.AMJ32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3">
          <table:table-cell table:formula="of:=IF([.B33]&lt;[.B32]; [.A32] + 1; [.A32])" office:value-type="float" office:value="15" calcext:value-type="float">
            <text:p>15</text:p>
          </table:table-cell>
          <table:table-cell table:formula="of:=SUM([.G33:.AMJ3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G33:.AMJ33]); &quot;&quot;; [.G$2:.AMJ$2] &amp; &quot;: &quot; &amp; [.G33:.AMJ33]))" office:value-type="string" office:string-value="Somagu: 1, Bigger C: 4" calcext:value-type="string">
            <text:p>Somagu: 1, Bigger C: 4</text:p>
          </table:table-cell>
          <table:table-cell table:formula="of:=SUMPRODUCT(NOT(ISBLANK([.G33:.AMJ3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table:formula="of:=IF([.B34]&lt;[.B33]; [.A33] + 1; [.A33])" office:value-type="float" office:value="15" calcext:value-type="float">
            <text:p>15</text:p>
          </table:table-cell>
          <table:table-cell table:formula="of:=SUM([.G34:.AMJ34])" office:value-type="float" office:value="5" calcext:value-type="float">
            <text:p>5</text:p>
          </table:table-cell>
          <table:table-cell table:style-name="ce5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G34:.AMJ34]); &quot;&quot;; [.G$2:.AMJ$2] &amp; &quot;: &quot; &amp; [.G34:.AMJ34]))" office:value-type="string" office:string-value="ibm5155: 5" calcext:value-type="string">
            <text:p>ibm5155: 5</text:p>
          </table:table-cell>
          <table:table-cell table:formula="of:=SUMPRODUCT(NOT(ISBLANK([.G34:.AMJ34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table:formula="of:=IF([.B35]&lt;[.B34]; [.A34] + 1; [.A34])" office:value-type="float" office:value="15" calcext:value-type="float">
            <text:p>15</text:p>
          </table:table-cell>
          <table:table-cell table:formula="of:=SUM([.G35:.AMJ35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G35:.AMJ35]); &quot;&quot;; [.G$2:.AMJ$2] &amp; &quot;: &quot; &amp; [.G35:.AMJ35]))" office:value-type="string" office:string-value="wildweasel: 5" calcext:value-type="string">
            <text:p>wildweasel: 5</text:p>
          </table:table-cell>
          <table:table-cell table:formula="of:=SUMPRODUCT(NOT(ISBLANK([.G35:.AMJ35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formula="of:=IF([.B36]&lt;[.B35]; [.A35] + 1; [.A35])" office:value-type="float" office:value="15" calcext:value-type="float">
            <text:p>15</text:p>
          </table:table-cell>
          <table:table-cell table:formula="of:=SUM([.G36:.AMJ3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G36:.AMJ36]); &quot;&quot;; [.G$2:.AMJ$2] &amp; &quot;: &quot; &amp; [.G36:.AMJ36]))" office:value-type="string" office:string-value="Shi No Hime: 5" calcext:value-type="string">
            <text:p>Shi No Hime: 5</text:p>
          </table:table-cell>
          <table:table-cell table:formula="of:=SUMPRODUCT(NOT(ISBLANK([.G36:.AMJ3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formula="of:=IF([.B37]&lt;[.B36]; [.A36] + 1; [.A36])" office:value-type="float" office:value="15" calcext:value-type="float">
            <text:p>15</text:p>
          </table:table-cell>
          <table:table-cell table:formula="of:=SUM([.G37:.AMJ37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G37:.AMJ37]); &quot;&quot;; [.G$2:.AMJ$2] &amp; &quot;: &quot; &amp; [.G37:.AMJ37]))" office:value-type="string" office:string-value="DrPyspy: 3, ibm5155: 2" calcext:value-type="string">
            <text:p>DrPyspy: 3, ibm5155: 2</text:p>
          </table:table-cell>
          <table:table-cell table:formula="of:=SUMPRODUCT(NOT(ISBLANK([.G37:.AMJ3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formula="of:=IF([.B38]&lt;[.B37]; [.A37] + 1; [.A37])" office:value-type="float" office:value="16" calcext:value-type="float">
            <text:p>16</text:p>
          </table:table-cell>
          <table:table-cell table:formula="of:=SUM([.G38:.AMJ3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G38:.AMJ38]); &quot;&quot;; [.G$2:.AMJ$2] &amp; &quot;: &quot; &amp; [.G38:.AMJ38]))" office:value-type="string" office:string-value="Beed28: 4" calcext:value-type="string">
            <text:p>Beed28: 4</text:p>
          </table:table-cell>
          <table:table-cell table:formula="of:=SUMPRODUCT(NOT(ISBLANK([.G38:.AMJ3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formula="of:=IF([.B39]&lt;[.B38]; [.A38] + 1; [.A38])" office:value-type="float" office:value="16" calcext:value-type="float">
            <text:p>16</text:p>
          </table:table-cell>
          <table:table-cell table:formula="of:=SUM([.G39:.AMJ3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G39:.AMJ39]); &quot;&quot;; [.G$2:.AMJ$2] &amp; &quot;: &quot; &amp; [.G39:.AMJ3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G39:.AMJ3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formula="of:=IF([.B40]&lt;[.B39]; [.A39] + 1; [.A39])" office:value-type="float" office:value="16" calcext:value-type="float">
            <text:p>16</text:p>
          </table:table-cell>
          <table:table-cell table:formula="of:=SUM([.G40:.AMJ40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G40:.AMJ40]); &quot;&quot;; [.G$2:.AMJ$2] &amp; &quot;: &quot; &amp; [.G40:.AMJ40]))" office:value-type="string" office:string-value="Somagu: 1, TriMetall: 3" calcext:value-type="string">
            <text:p>Somagu: 1, TriMetall: 3</text:p>
          </table:table-cell>
          <table:table-cell table:formula="of:=SUMPRODUCT(NOT(ISBLANK([.G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formula="of:=IF([.B41]&lt;[.B40]; [.A40] + 1; [.A40])" office:value-type="float" office:value="16" calcext:value-type="float">
            <text:p>16</text:p>
          </table:table-cell>
          <table:table-cell table:formula="of:=SUM([.G41:.AMJ41])" office:value-type="float" office:value="4" calcext:value-type="float">
            <text:p>4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G41:.AMJ41]); &quot;&quot;; [.G$2:.AMJ$2] &amp; &quot;: &quot; &amp; [.G41:.AMJ41]))" office:value-type="string" office:string-value="Shadelight: 1, DrPyspy: 3" calcext:value-type="string">
            <text:p>Shadelight: 1, DrPyspy: 3</text:p>
          </table:table-cell>
          <table:table-cell table:formula="of:=SUMPRODUCT(NOT(ISBLANK([.G41:.AMJ41])))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table:formula="of:=IF([.B42]&lt;[.B41]; [.A41] + 1; [.A41])" office:value-type="float" office:value="16" calcext:value-type="float">
            <text:p>16</text:p>
          </table:table-cell>
          <table:table-cell table:formula="of:=SUM([.G42:.AMJ42])" office:value-type="float" office:value="4" calcext:value-type="float">
            <text:p>4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G42:.AMJ42]); &quot;&quot;; [.G$2:.AMJ$2] &amp; &quot;: &quot; &amp; [.G42:.AMJ42]))" office:value-type="string" office:string-value=" TheNightATK300: 2, TriMetall: 2" calcext:value-type="string">
            <text:p><text:s/>TheNightATK300: 2, TriMetall: 2</text:p>
          </table:table-cell>
          <table:table-cell table:formula="of:=SUMPRODUCT(NOT(ISBLANK([.G42:.AMJ42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formula="of:=IF([.B43]&lt;[.B42]; [.A42] + 1; [.A42])" office:value-type="float" office:value="16" calcext:value-type="float">
            <text:p>16</text:p>
          </table:table-cell>
          <table:table-cell table:formula="of:=SUM([.G43:.AMJ43])" office:value-type="float" office:value="4" calcext:value-type="float">
            <text:p>4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G43:.AMJ43]); &quot;&quot;; [.G$2:.AMJ$2] &amp; &quot;: &quot; &amp; [.G43:.AMJ43]))" office:value-type="string" office:string-value="Rachael: 1, Shadelight: 3" calcext:value-type="string">
            <text:p>Rachael: 1, Shadelight: 3</text:p>
          </table:table-cell>
          <table:table-cell table:formula="of:=SUMPRODUCT(NOT(ISBLANK([.G43:.AMJ4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formula="of:=IF([.B44]&lt;[.B43]; [.A43] + 1; [.A43])" office:value-type="float" office:value="17" calcext:value-type="float">
            <text:p>17</text:p>
          </table:table-cell>
          <table:table-cell table:formula="of:=SUM([.G44:.AMJ44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G44:.AMJ44]); &quot;&quot;; [.G$2:.AMJ$2] &amp; &quot;: &quot; &amp; [.G44:.AMJ44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G44:.AMJ4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45]&lt;[.B44]; [.A44] + 1; [.A44])" office:value-type="float" office:value="17" calcext:value-type="float">
            <text:p>17</text:p>
          </table:table-cell>
          <table:table-cell table:formula="of:=SUM([.G45:.AMJ45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G45:.AMJ45]); &quot;&quot;; [.G$2:.AMJ$2] &amp; &quot;: &quot; &amp; [.G45:.AMJ45]))" office:value-type="string" office:string-value="Combine_Kegan: 2, Azba: 1" calcext:value-type="string">
            <text:p>Combine_Kegan: 2, Azba: 1</text:p>
          </table:table-cell>
          <table:table-cell table:formula="of:=SUMPRODUCT(NOT(ISBLANK([.G45:.AMJ45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formula="of:=IF([.B46]&lt;[.B45]; [.A45] + 1; [.A45])" office:value-type="float" office:value="17" calcext:value-type="float">
            <text:p>17</text:p>
          </table:table-cell>
          <table:table-cell table:formula="of:=SUM([.G46:.AMJ46])" office:value-type="float" office:value="3" calcext:value-type="float">
            <text:p>3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G46:.AMJ46]); &quot;&quot;; [.G$2:.AMJ$2] &amp; &quot;: &quot; &amp; [.G46:.AMJ46]))" office:value-type="string" office:string-value="kadu522: 3" calcext:value-type="string">
            <text:p>kadu522: 3</text:p>
          </table:table-cell>
          <table:table-cell table:formula="of:=SUMPRODUCT(NOT(ISBLANK([.G46:.AMJ46])))" office:value-type="float" office:value="1" calcext:value-type="float">
            <text:p>1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table:formula="of:=IF([.B47]&lt;[.B46]; [.A46] + 1; [.A46])" office:value-type="float" office:value="17" calcext:value-type="float">
            <text:p>17</text:p>
          </table:table-cell>
          <table:table-cell table:formula="of:=SUM([.G47:.AMJ47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G47:.AMJ47]); &quot;&quot;; [.G$2:.AMJ$2] &amp; &quot;: &quot; &amp; [.G47:.AMJ47]))" office:value-type="string" office:string-value="Brohnesorge: 2, Shi No Hime: 1" calcext:value-type="string">
            <text:p>Brohnesorge: 2, Shi No Hime: 1</text:p>
          </table:table-cell>
          <table:table-cell table:formula="of:=SUMPRODUCT(NOT(ISBLANK([.G47:.AMJ47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formula="of:=IF([.B48]&lt;[.B47]; [.A47] + 1; [.A47])" office:value-type="float" office:value="17" calcext:value-type="float">
            <text:p>17</text:p>
          </table:table-cell>
          <table:table-cell table:formula="of:=SUM([.G48:.AMJ48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G48:.AMJ48]); &quot;&quot;; [.G$2:.AMJ$2] &amp; &quot;: &quot; &amp; [.G48:.AMJ48]))" office:value-type="string" office:string-value="Rachael: 3" calcext:value-type="string">
            <text:p>Rachael: 3</text:p>
          </table:table-cell>
          <table:table-cell table:formula="of:=SUMPRODUCT(NOT(ISBLANK([.G48:.AMJ48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IF([.B49]&lt;[.B48]; [.A48] + 1; [.A48])" office:value-type="float" office:value="17" calcext:value-type="float">
            <text:p>17</text:p>
          </table:table-cell>
          <table:table-cell table:formula="of:=SUM([.G49:.AMJ49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G49:.AMJ49]); &quot;&quot;; [.G$2:.AMJ$2] &amp; &quot;: &quot; &amp; [.G49:.AMJ49]))" office:value-type="string" office:string-value=" TheNightATK300: 3" calcext:value-type="string">
            <text:p><text:s/>TheNightATK300: 3</text:p>
          </table:table-cell>
          <table:table-cell table:formula="of:=SUMPRODUCT(NOT(ISBLANK([.G49:.AMJ49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table:formula="of:=IF([.B50]&lt;[.B49]; [.A49] + 1; [.A49])" office:value-type="float" office:value="17" calcext:value-type="float">
            <text:p>17</text:p>
          </table:table-cell>
          <table:table-cell table:formula="of:=SUM([.G50:.AMJ50])" office:value-type="float" office:value="3" calcext:value-type="float">
            <text:p>3</text:p>
          </table:table-cell>
          <table:table-cell office:value-type="string" calcext:value-type="string">
            <text:p>Spooky's House of Jump Scares TC</text:p>
          </table:table-cell>
          <table:table-cell office:value-type="string" calcext:value-type="string">
            <text:p>https://forum.zdoom.org/viewtopic.php?f=19&amp;t=49675#p862105</text:p>
          </table:table-cell>
          <table:table-cell table:number-matrix-columns-spanned="1" table:number-matrix-rows-spanned="1" table:formula="of:=COM.MICROSOFT.TEXTJOIN(&quot;, &quot;; 1; IF(ISBLANK([.G50:.AMJ50]); &quot;&quot;; [.G$2:.AMJ$2] &amp; &quot;: &quot; &amp; [.G50:.AMJ50]))" office:value-type="string" office:string-value="ibm5155: 3" calcext:value-type="string">
            <text:p>ibm5155: 3</text:p>
          </table:table-cell>
          <table:table-cell table:formula="of:=SUMPRODUCT(NOT(ISBLANK([.G50:.AMJ5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formula="of:=IF([.B51]&lt;[.B50]; [.A50] + 1; [.A50])" office:value-type="float" office:value="17" calcext:value-type="float">
            <text:p>17</text:p>
          </table:table-cell>
          <table:table-cell table:formula="of:=SUM([.G51:.AMJ51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G51:.AMJ51]); &quot;&quot;; [.G$2:.AMJ$2] &amp; &quot;: &quot; &amp; [.G51:.AMJ51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G51:.AMJ51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52]&lt;[.B51]; [.A51] + 1; [.A51])" office:value-type="float" office:value="17" calcext:value-type="float">
            <text:p>17</text:p>
          </table:table-cell>
          <table:table-cell table:formula="of:=SUM([.G52:.AMJ52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G52:.AMJ52]); &quot;&quot;; [.G$2:.AMJ$2] &amp; &quot;: &quot; &amp; [.G52:.AMJ52]))" office:value-type="string" office:string-value="Rachael: 3" calcext:value-type="string">
            <text:p>Rachael: 3</text:p>
          </table:table-cell>
          <table:table-cell table:formula="of:=SUMPRODUCT(NOT(ISBLANK([.G52:.AMJ5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formula="of:=IF([.B53]&lt;[.B52]; [.A52] + 1; [.A52])" office:value-type="float" office:value="17" calcext:value-type="float">
            <text:p>17</text:p>
          </table:table-cell>
          <table:table-cell table:formula="of:=SUM([.G53:.AMJ53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G53:.AMJ53]); &quot;&quot;; [.G$2:.AMJ$2] &amp; &quot;: &quot; &amp; [.G53:.AMJ53]))" office:value-type="string" office:string-value="Matt: 3" calcext:value-type="string">
            <text:p>Matt: 3</text:p>
          </table:table-cell>
          <table:table-cell table:formula="of:=SUMPRODUCT(NOT(ISBLANK([.G53:.AMJ5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formula="of:=IF([.B54]&lt;[.B53]; [.A53] + 1; [.A53])" office:value-type="float" office:value="17" calcext:value-type="float">
            <text:p>17</text:p>
          </table:table-cell>
          <table:table-cell table:formula="of:=SUM([.G54:.AMJ54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G54:.AMJ54]); &quot;&quot;; [.G$2:.AMJ$2] &amp; &quot;: &quot; &amp; [.G54:.AMJ54]))" office:value-type="string" office:string-value="undeadmonk354: 3" calcext:value-type="string">
            <text:p>undeadmonk354: 3</text:p>
          </table:table-cell>
          <table:table-cell table:formula="of:=SUMPRODUCT(NOT(ISBLANK([.G54:.AMJ54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table:formula="of:=IF([.B55]&lt;[.B54]; [.A54] + 1; [.A54])" office:value-type="float" office:value="18" calcext:value-type="float">
            <text:p>18</text:p>
          </table:table-cell>
          <table:table-cell table:formula="of:=SUM([.G55:.AMJ55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G55:.AMJ55]); &quot;&quot;; [.G$2:.AMJ$2] &amp; &quot;: &quot; &amp; [.G55:.AMJ55]))" office:value-type="string" office:string-value="lil'devil: 2" calcext:value-type="string">
            <text:p>lil'devil: 2</text:p>
          </table:table-cell>
          <table:table-cell table:formula="of:=SUMPRODUCT(NOT(ISBLANK([.G55:.AMJ55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table:formula="of:=IF([.B56]&lt;[.B55]; [.A55] + 1; [.A55])" office:value-type="float" office:value="18" calcext:value-type="float">
            <text:p>18</text:p>
          </table:table-cell>
          <table:table-cell table:formula="of:=SUM([.G56:.AMJ56])" office:value-type="float" office:value="2" calcext:value-type="float">
            <text:p>2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G56:.AMJ56]); &quot;&quot;; [.G$2:.AMJ$2] &amp; &quot;: &quot; &amp; [.G56:.AMJ56]))" office:value-type="string" office:string-value="Caligari87: 2" calcext:value-type="string">
            <text:p>Caligari87: 2</text:p>
          </table:table-cell>
          <table:table-cell table:formula="of:=SUMPRODUCT(NOT(ISBLANK([.G56:.AMJ56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formula="of:=IF([.B57]&lt;[.B56]; [.A56] + 1; [.A56])" office:value-type="float" office:value="18" calcext:value-type="float">
            <text:p>18</text:p>
          </table:table-cell>
          <table:table-cell table:formula="of:=SUM([.G57:.AMJ57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G57:.AMJ57]); &quot;&quot;; [.G$2:.AMJ$2] &amp; &quot;: &quot; &amp; [.G57:.AMJ57]))" office:value-type="string" office:string-value="lil'devil: 1, Olroda: 1" calcext:value-type="string">
            <text:p>lil'devil: 1, Olroda: 1</text:p>
          </table:table-cell>
          <table:table-cell table:formula="of:=SUMPRODUCT(NOT(ISBLANK([.G57:.AMJ5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table:formula="of:=IF([.B58]&lt;[.B57]; [.A57] + 1; [.A57])" office:value-type="float" office:value="18" calcext:value-type="float">
            <text:p>18</text:p>
          </table:table-cell>
          <table:table-cell table:formula="of:=SUM([.G58:.AMJ58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G58:.AMJ58]); &quot;&quot;; [.G$2:.AMJ$2] &amp; &quot;: &quot; &amp; [.G58:.AMJ58]))" office:value-type="string" office:string-value="Rachael: 2" calcext:value-type="string">
            <text:p>Rachael: 2</text:p>
          </table:table-cell>
          <table:table-cell table:formula="of:=SUMPRODUCT(NOT(ISBLANK([.G58:.AMJ58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IF([.B59]&lt;[.B58]; [.A58] + 1; [.A58])" office:value-type="float" office:value="18" calcext:value-type="float">
            <text:p>18</text:p>
          </table:table-cell>
          <table:table-cell table:formula="of:=SUM([.G59:.AMJ5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G59:.AMJ59]); &quot;&quot;; [.G$2:.AMJ$2] &amp; &quot;: &quot; &amp; [.G59:.AMJ59]))" office:value-type="string" office:string-value="m8f: 1, GAA1992: 1" calcext:value-type="string">
            <text:p>m8f: 1, GAA1992: 1</text:p>
          </table:table-cell>
          <table:table-cell table:formula="of:=SUMPRODUCT(NOT(ISBLANK([.G59:.AMJ5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60]&lt;[.B59]; [.A59] + 1; [.A59])" office:value-type="float" office:value="18" calcext:value-type="float">
            <text:p>18</text:p>
          </table:table-cell>
          <table:table-cell table:formula="of:=SUM([.G60:.AMJ60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G60:.AMJ60]); &quot;&quot;; [.G$2:.AMJ$2] &amp; &quot;: &quot; &amp; [.G60:.AMJ60]))" office:value-type="string" office:string-value=" TheNightATK300: 2" calcext:value-type="string">
            <text:p><text:s/>TheNightATK300: 2</text:p>
          </table:table-cell>
          <table:table-cell table:formula="of:=SUMPRODUCT(NOT(ISBLANK([.G60:.AMJ60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3">
          <table:table-cell table:formula="of:=IF([.B61]&lt;[.B60]; [.A60] + 1; [.A60])" office:value-type="float" office:value="18" calcext:value-type="float">
            <text:p>18</text:p>
          </table:table-cell>
          <table:table-cell table:formula="of:=SUM([.G61:.AMJ6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G61:.AMJ61]); &quot;&quot;; [.G$2:.AMJ$2] &amp; &quot;: &quot; &amp; [.G61:.AMJ61]))" office:value-type="string" office:string-value="Shadelight: 2" calcext:value-type="string">
            <text:p>Shadelight: 2</text:p>
          </table:table-cell>
          <table:table-cell table:formula="of:=SUMPRODUCT(NOT(ISBLANK([.G61:.AMJ6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formula="of:=IF([.B62]&lt;[.B61]; [.A61] + 1; [.A61])" office:value-type="float" office:value="18" calcext:value-type="float">
            <text:p>18</text:p>
          </table:table-cell>
          <table:table-cell table:formula="of:=SUM([.G62:.AMJ62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G62:.AMJ62]); &quot;&quot;; [.G$2:.AMJ$2] &amp; &quot;: &quot; &amp; [.G62:.AMJ62]))" office:value-type="string" office:string-value="Hipnotic Rogue: 1, GAA1992: 1" calcext:value-type="string">
            <text:p>Hipnotic Rogue: 1, GAA1992: 1</text:p>
          </table:table-cell>
          <table:table-cell table:formula="of:=SUMPRODUCT(NOT(ISBLANK([.G62:.AMJ6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63]&lt;[.B62]; [.A62] + 1; [.A62])" office:value-type="float" office:value="18" calcext:value-type="float">
            <text:p>18</text:p>
          </table:table-cell>
          <table:table-cell table:formula="of:=SUM([.G63:.AMJ63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G63:.AMJ63]); &quot;&quot;; [.G$2:.AMJ$2] &amp; &quot;: &quot; &amp; [.G63:.AMJ63]))" office:value-type="string" office:string-value="Rachael: 2" calcext:value-type="string">
            <text:p>Rachael: 2</text:p>
          </table:table-cell>
          <table:table-cell table:formula="of:=SUMPRODUCT(NOT(ISBLANK([.G63:.AMJ6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IF([.B64]&lt;[.B63]; [.A63] + 1; [.A63])" office:value-type="float" office:value="18" calcext:value-type="float">
            <text:p>18</text:p>
          </table:table-cell>
          <table:table-cell table:formula="of:=SUM([.G64:.AMJ6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G64:.AMJ64]); &quot;&quot;; [.G$2:.AMJ$2] &amp; &quot;: &quot; &amp; [.G64:.AMJ64]))" office:value-type="string" office:string-value="Matt: 2" calcext:value-type="string">
            <text:p>Matt: 2</text:p>
          </table:table-cell>
          <table:table-cell table:formula="of:=SUMPRODUCT(NOT(ISBLANK([.G64:.AMJ6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formula="of:=IF([.B65]&lt;[.B64]; [.A64] + 1; [.A64])" office:value-type="float" office:value="18" calcext:value-type="float">
            <text:p>18</text:p>
          </table:table-cell>
          <table:table-cell table:formula="of:=SUM([.G65:.AMJ65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G65:.AMJ65]); &quot;&quot;; [.G$2:.AMJ$2] &amp; &quot;: &quot; &amp; [.G65:.AMJ65]))" office:value-type="string" office:string-value="GAA1992: 2" calcext:value-type="string">
            <text:p>GAA1992: 2</text:p>
          </table:table-cell>
          <table:table-cell table:formula="of:=SUMPRODUCT(NOT(ISBLANK([.G65:.AMJ65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3">
          <table:table-cell table:formula="of:=IF([.B66]&lt;[.B65]; [.A65] + 1; [.A65])" office:value-type="float" office:value="18" calcext:value-type="float">
            <text:p>18</text:p>
          </table:table-cell>
          <table:table-cell table:formula="of:=SUM([.G66:.AMJ66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G66:.AMJ66]); &quot;&quot;; [.G$2:.AMJ$2] &amp; &quot;: &quot; &amp; [.G66:.AMJ66]))" office:value-type="string" office:string-value="Somagu: 1, Azba: 1" calcext:value-type="string">
            <text:p>Somagu: 1, Azba: 1</text:p>
          </table:table-cell>
          <table:table-cell table:formula="of:=SUMPRODUCT(NOT(ISBLANK([.G66:.AMJ6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formula="of:=IF([.B67]&lt;[.B66]; [.A66] + 1; [.A66])" office:value-type="float" office:value="18" calcext:value-type="float">
            <text:p>18</text:p>
          </table:table-cell>
          <table:table-cell table:formula="of:=SUM([.G67:.AMJ67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G67:.AMJ67]); &quot;&quot;; [.G$2:.AMJ$2] &amp; &quot;: &quot; &amp; [.G67:.AMJ67]))" office:value-type="string" office:string-value="Caligari87: 2" calcext:value-type="string">
            <text:p>Caligari87: 2</text:p>
          </table:table-cell>
          <table:table-cell table:formula="of:=SUMPRODUCT(NOT(ISBLANK([.G67:.AMJ67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formula="of:=IF([.B68]&lt;[.B67]; [.A67] + 1; [.A67])" office:value-type="float" office:value="18" calcext:value-type="float">
            <text:p>18</text:p>
          </table:table-cell>
          <table:table-cell table:formula="of:=SUM([.G68:.AMJ6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G68:.AMJ68]); &quot;&quot;; [.G$2:.AMJ$2] &amp; &quot;: &quot; &amp; [.G68:.AMJ68]))" office:value-type="string" office:string-value="Olroda: 2" calcext:value-type="string">
            <text:p>Olroda: 2</text:p>
          </table:table-cell>
          <table:table-cell table:formula="of:=SUMPRODUCT(NOT(ISBLANK([.G68:.AMJ6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table:formula="of:=IF([.B69]&lt;[.B68]; [.A68] + 1; [.A68])" office:value-type="float" office:value="18" calcext:value-type="float">
            <text:p>18</text:p>
          </table:table-cell>
          <table:table-cell table:formula="of:=SUM([.G69:.AMJ6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G69:.AMJ69]); &quot;&quot;; [.G$2:.AMJ$2] &amp; &quot;: &quot; &amp; [.G69:.AMJ69]))" office:value-type="string" office:string-value="Rachael: 2" calcext:value-type="string">
            <text:p>Rachael: 2</text:p>
          </table:table-cell>
          <table:table-cell table:formula="of:=SUMPRODUCT(NOT(ISBLANK([.G69:.AMJ6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formula="of:=IF([.B70]&lt;[.B69]; [.A69] + 1; [.A69])" office:value-type="float" office:value="18" calcext:value-type="float">
            <text:p>18</text:p>
          </table:table-cell>
          <table:table-cell table:formula="of:=SUM([.G70:.AMJ70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G70:.AMJ70]); &quot;&quot;; [.G$2:.AMJ$2] &amp; &quot;: &quot; &amp; [.G70:.AMJ70]))" office:value-type="string" office:string-value="phantombeta: 2" calcext:value-type="string">
            <text:p>phantombeta: 2</text:p>
          </table:table-cell>
          <table:table-cell table:formula="of:=SUMPRODUCT(NOT(ISBLANK([.G70:.AMJ70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formula="of:=IF([.B71]&lt;[.B70]; [.A70] + 1; [.A70])" office:value-type="float" office:value="19" calcext:value-type="float">
            <text:p>19</text:p>
          </table:table-cell>
          <table:table-cell table:formula="of:=SUM([.G71:.AMJ71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G71:.AMJ71]); &quot;&quot;; [.G$2:.AMJ$2] &amp; &quot;: &quot; &amp; [.G71:.AMJ71]))" office:value-type="string" office:string-value="lil'devil: 1" calcext:value-type="string">
            <text:p>lil'devil: 1</text:p>
          </table:table-cell>
          <table:table-cell table:formula="of:=SUMPRODUCT(NOT(ISBLANK([.G71:.AMJ7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formula="of:=IF([.B72]&lt;[.B71]; [.A71] + 1; [.A71])" office:value-type="float" office:value="19" calcext:value-type="float">
            <text:p>19</text:p>
          </table:table-cell>
          <table:table-cell table:formula="of:=SUM([.G72:.AMJ7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G72:.AMJ72]); &quot;&quot;; [.G$2:.AMJ$2] &amp; &quot;: &quot; &amp; [.G72:.AMJ72]))" office:value-type="string" office:string-value="leodoom85: 1" calcext:value-type="string">
            <text:p>leodoom85: 1</text:p>
          </table:table-cell>
          <table:table-cell table:formula="of:=SUMPRODUCT(NOT(ISBLANK([.G72:.AMJ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73]&lt;[.B72]; [.A72] + 1; [.A72])" office:value-type="float" office:value="19" calcext:value-type="float">
            <text:p>19</text:p>
          </table:table-cell>
          <table:table-cell table:formula="of:=SUM([.G73:.AMJ73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G73:.AMJ73]); &quot;&quot;; [.G$2:.AMJ$2] &amp; &quot;: &quot; &amp; [.G73:.AMJ73]))" office:value-type="string" office:string-value="Somagu: 1" calcext:value-type="string">
            <text:p>Somagu: 1</text:p>
          </table:table-cell>
          <table:table-cell table:formula="of:=SUMPRODUCT(NOT(ISBLANK([.G73:.AMJ73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formula="of:=IF([.B74]&lt;[.B73]; [.A73] + 1; [.A73])" office:value-type="float" office:value="19" calcext:value-type="float">
            <text:p>19</text:p>
          </table:table-cell>
          <table:table-cell table:formula="of:=SUM([.G74:.AMJ74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G74:.AMJ74]); &quot;&quot;; [.G$2:.AMJ$2] &amp; &quot;: &quot; &amp; [.G74:.AMJ74]))" office:value-type="string" office:string-value="Hipnotic Rogue: 1" calcext:value-type="string">
            <text:p>Hipnotic Rogue: 1</text:p>
          </table:table-cell>
          <table:table-cell table:formula="of:=SUMPRODUCT(NOT(ISBLANK([.G74:.AMJ7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75]&lt;[.B74]; [.A74] + 1; [.A74])" office:value-type="float" office:value="19" calcext:value-type="float">
            <text:p>19</text:p>
          </table:table-cell>
          <table:table-cell table:formula="of:=SUM([.G75:.AMJ75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G75:.AMJ75]); &quot;&quot;; [.G$2:.AMJ$2] &amp; &quot;: &quot; &amp; [.G75:.AMJ75]))" office:value-type="string" office:string-value="Rachael: 1" calcext:value-type="string">
            <text:p>Rachael: 1</text:p>
          </table:table-cell>
          <table:table-cell table:formula="of:=SUMPRODUCT(NOT(ISBLANK([.G75:.AMJ7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formula="of:=IF([.B76]&lt;[.B75]; [.A75] + 1; [.A75])" office:value-type="float" office:value="19" calcext:value-type="float">
            <text:p>19</text:p>
          </table:table-cell>
          <table:table-cell table:formula="of:=SUM([.G76:.AMJ7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G76:.AMJ76]); &quot;&quot;; [.G$2:.AMJ$2] &amp; &quot;: &quot; &amp; [.G76:.AMJ76]))" office:value-type="string" office:string-value="Bigger C: 1" calcext:value-type="string">
            <text:p>Bigger C: 1</text:p>
          </table:table-cell>
          <table:table-cell table:formula="of:=SUMPRODUCT(NOT(ISBLANK([.G76:.AMJ7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table:formula="of:=IF([.B77]&lt;[.B76]; [.A76] + 1; [.A76])" office:value-type="float" office:value="19" calcext:value-type="float">
            <text:p>19</text:p>
          </table:table-cell>
          <table:table-cell table:formula="of:=SUM([.G77:.AMJ77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G77:.AMJ77]); &quot;&quot;; [.G$2:.AMJ$2] &amp; &quot;: &quot; &amp; [.G77:.AMJ77]))" office:value-type="string" office:string-value="leodoom85: 1" calcext:value-type="string">
            <text:p>leodoom85: 1</text:p>
          </table:table-cell>
          <table:table-cell table:formula="of:=SUMPRODUCT(NOT(ISBLANK([.G77:.AMJ7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78]&lt;[.B77]; [.A77] + 1; [.A77])" office:value-type="float" office:value="19" calcext:value-type="float">
            <text:p>19</text:p>
          </table:table-cell>
          <table:table-cell table:formula="of:=SUM([.G78:.AMJ78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G78:.AMJ78]); &quot;&quot;; [.G$2:.AMJ$2] &amp; &quot;: &quot; &amp; [.G78:.AMJ78]))" office:value-type="string" office:string-value="leodoom85: 1" calcext:value-type="string">
            <text:p>leodoom85: 1</text:p>
          </table:table-cell>
          <table:table-cell table:formula="of:=SUMPRODUCT(NOT(ISBLANK([.G78:.AMJ7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79]&lt;[.B78]; [.A78] + 1; [.A78])" office:value-type="float" office:value="19" calcext:value-type="float">
            <text:p>19</text:p>
          </table:table-cell>
          <table:table-cell table:formula="of:=SUM([.G79:.AMJ79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G79:.AMJ79]); &quot;&quot;; [.G$2:.AMJ$2] &amp; &quot;: &quot; &amp; [.G79:.AMJ79]))" office:value-type="string" office:string-value="GAA1992: 1" calcext:value-type="string">
            <text:p>GAA1992: 1</text:p>
          </table:table-cell>
          <table:table-cell table:formula="of:=SUMPRODUCT(NOT(ISBLANK([.G79:.AMJ7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80]&lt;[.B79]; [.A79] + 1; [.A79])" office:value-type="float" office:value="19" calcext:value-type="float">
            <text:p>19</text:p>
          </table:table-cell>
          <table:table-cell table:formula="of:=SUM([.G80:.AMJ80])" office:value-type="float" office:value="1" calcext:value-type="float">
            <text:p>1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G80:.AMJ80]); &quot;&quot;; [.G$2:.AMJ$2] &amp; &quot;: &quot; &amp; [.G80:.AMJ80]))" office:value-type="string" office:string-value="Somagu: 1" calcext:value-type="string">
            <text:p>Somagu: 1</text:p>
          </table:table-cell>
          <table:table-cell table:formula="of:=SUMPRODUCT(NOT(ISBLANK([.G80:.AMJ80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formula="of:=IF([.B81]&lt;[.B80]; [.A80] + 1; [.A80])" office:value-type="float" office:value="19" calcext:value-type="float">
            <text:p>19</text:p>
          </table:table-cell>
          <table:table-cell table:formula="of:=SUM([.G81:.AMJ81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G81:.AMJ81]); &quot;&quot;; [.G$2:.AMJ$2] &amp; &quot;: &quot; &amp; [.G81:.AMJ81]))" office:value-type="string" office:string-value="Hipnotic Rogue: 1" calcext:value-type="string">
            <text:p>Hipnotic Rogue: 1</text:p>
          </table:table-cell>
          <table:table-cell table:formula="of:=SUMPRODUCT(NOT(ISBLANK([.G81:.AMJ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82]&lt;[.B81]; [.A81] + 1; [.A81])" office:value-type="float" office:value="19" calcext:value-type="float">
            <text:p>19</text:p>
          </table:table-cell>
          <table:table-cell table:formula="of:=SUM([.G82:.AMJ8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G82:.AMJ82]); &quot;&quot;; [.G$2:.AMJ$2] &amp; &quot;: &quot; &amp; [.G82:.AMJ82]))" office:value-type="string" office:string-value="HaraSwift: 1" calcext:value-type="string">
            <text:p>HaraSwift: 1</text:p>
          </table:table-cell>
          <table:table-cell table:formula="of:=SUMPRODUCT(NOT(ISBLANK([.G82:.AMJ8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table:formula="of:=IF([.B83]&lt;[.B82]; [.A82] + 1; [.A82])" office:value-type="float" office:value="19" calcext:value-type="float">
            <text:p>19</text:p>
          </table:table-cell>
          <table:table-cell table:formula="of:=SUM([.G83:.AMJ8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G83:.AMJ83]); &quot;&quot;; [.G$2:.AMJ$2] &amp; &quot;: &quot; &amp; [.G83:.AMJ83]))" office:value-type="string" office:string-value="m8f: 1" calcext:value-type="string">
            <text:p>m8f: 1</text:p>
          </table:table-cell>
          <table:table-cell table:formula="of:=SUMPRODUCT(NOT(ISBLANK([.G83:.AMJ8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formula="of:=IF([.B84]&lt;[.B83]; [.A83] + 1; [.A83])" office:value-type="float" office:value="19" calcext:value-type="float">
            <text:p>19</text:p>
          </table:table-cell>
          <table:table-cell table:formula="of:=SUM([.G84:.AMJ8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G84:.AMJ84]); &quot;&quot;; [.G$2:.AMJ$2] &amp; &quot;: &quot; &amp; [.G84:.AMJ84]))" office:value-type="string" office:string-value="Hipnotic Rogue: 1" calcext:value-type="string">
            <text:p>Hipnotic Rogue: 1</text:p>
          </table:table-cell>
          <table:table-cell table:formula="of:=SUMPRODUCT(NOT(ISBLANK([.G84:.AMJ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85]&lt;[.B84]; [.A84] + 1; [.A84])" office:value-type="float" office:value="19" calcext:value-type="float">
            <text:p>19</text:p>
          </table:table-cell>
          <table:table-cell table:formula="of:=SUM([.G85:.AMJ85])" office:value-type="float" office:value="1" calcext:value-type="float">
            <text:p>1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G85:.AMJ85]); &quot;&quot;; [.G$2:.AMJ$2] &amp; &quot;: &quot; &amp; [.G85:.AMJ85]))" office:value-type="string" office:string-value="leodoom85: 1" calcext:value-type="string">
            <text:p>leodoom85: 1</text:p>
          </table:table-cell>
          <table:table-cell table:formula="of:=SUMPRODUCT(NOT(ISBLANK([.G85:.AMJ8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86]&lt;[.B85]; [.A85] + 1; [.A85])" office:value-type="float" office:value="19" calcext:value-type="float">
            <text:p>19</text:p>
          </table:table-cell>
          <table:table-cell table:formula="of:=SUM([.G86:.AMJ86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G86:.AMJ86]); &quot;&quot;; [.G$2:.AMJ$2] &amp; &quot;: &quot; &amp; [.G86:.AMJ86]))" office:value-type="string" office:string-value="GAA1992: 1" calcext:value-type="string">
            <text:p>GAA1992: 1</text:p>
          </table:table-cell>
          <table:table-cell table:formula="of:=SUMPRODUCT(NOT(ISBLANK([.G86:.AMJ8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87]&lt;[.B86]; [.A86] + 1; [.A86])" office:value-type="float" office:value="19" calcext:value-type="float">
            <text:p>19</text:p>
          </table:table-cell>
          <table:table-cell table:formula="of:=SUM([.G87:.AMJ87])" office:value-type="float" office:value="1" calcext:value-type="float">
            <text:p>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G87:.AMJ87]); &quot;&quot;; [.G$2:.AMJ$2] &amp; &quot;: &quot; &amp; [.G87:.AMJ87]))" office:value-type="string" office:string-value="Somagu: 1" calcext:value-type="string">
            <text:p>Somagu: 1</text:p>
          </table:table-cell>
          <table:table-cell table:formula="of:=SUMPRODUCT(NOT(ISBLANK([.G87:.AMJ87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table:formula="of:=IF([.B88]&lt;[.B87]; [.A87] + 1; [.A87])" office:value-type="float" office:value="19" calcext:value-type="float">
            <text:p>19</text:p>
          </table:table-cell>
          <table:table-cell table:formula="of:=SUM([.G88:.AMJ88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G88:.AMJ88]); &quot;&quot;; [.G$2:.AMJ$2] &amp; &quot;: &quot; &amp; [.G88:.AMJ88]))" office:value-type="string" office:string-value="GAA1992: 1" calcext:value-type="string">
            <text:p>GAA1992: 1</text:p>
          </table:table-cell>
          <table:table-cell table:formula="of:=SUMPRODUCT(NOT(ISBLANK([.G88:.AMJ8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89]&lt;[.B88]; [.A88] + 1; [.A88])" office:value-type="float" office:value="19" calcext:value-type="float">
            <text:p>19</text:p>
          </table:table-cell>
          <table:table-cell table:formula="of:=SUM([.G89:.AMJ89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G89:.AMJ89]); &quot;&quot;; [.G$2:.AMJ$2] &amp; &quot;: &quot; &amp; [.G89:.AMJ89]))" office:value-type="string" office:string-value="Hipnotic Rogue: 1" calcext:value-type="string">
            <text:p>Hipnotic Rogue: 1</text:p>
          </table:table-cell>
          <table:table-cell table:formula="of:=SUMPRODUCT(NOT(ISBLANK([.G89:.AMJ8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90]&lt;[.B89]; [.A89] + 1; [.A89])" office:value-type="float" office:value="19" calcext:value-type="float">
            <text:p>19</text:p>
          </table:table-cell>
          <table:table-cell table:formula="of:=SUM([.G90:.AMJ90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G90:.AMJ90]); &quot;&quot;; [.G$2:.AMJ$2] &amp; &quot;: &quot; &amp; [.G90:.AMJ90]))" office:value-type="string" office:string-value="kadu522: 1" calcext:value-type="string">
            <text:p>kadu522: 1</text:p>
          </table:table-cell>
          <table:table-cell table:formula="of:=SUMPRODUCT(NOT(ISBLANK([.G90:.AMJ9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table:formula="of:=IF([.B91]&lt;[.B90]; [.A90] + 1; [.A90])" office:value-type="float" office:value="19" calcext:value-type="float">
            <text:p>19</text:p>
          </table:table-cell>
          <table:table-cell table:formula="of:=SUM([.G91:.AMJ91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G91:.AMJ91]); &quot;&quot;; [.G$2:.AMJ$2] &amp; &quot;: &quot; &amp; [.G91:.AMJ91]))" office:value-type="string" office:string-value="kadu522: 1" calcext:value-type="string">
            <text:p>kadu522: 1</text:p>
          </table:table-cell>
          <table:table-cell table:formula="of:=SUMPRODUCT(NOT(ISBLANK([.G91:.AMJ9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table:formula="of:=IF([.B92]&lt;[.B91]; [.A91] + 1; [.A91])" office:value-type="float" office:value="19" calcext:value-type="float">
            <text:p>19</text:p>
          </table:table-cell>
          <table:table-cell table:formula="of:=SUM([.G92:.AMJ92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G92:.AMJ92]); &quot;&quot;; [.G$2:.AMJ$2] &amp; &quot;: &quot; &amp; [.G92:.AMJ92]))" office:value-type="string" office:string-value="m8f: 1" calcext:value-type="string">
            <text:p>m8f: 1</text:p>
          </table:table-cell>
          <table:table-cell table:formula="of:=SUMPRODUCT(NOT(ISBLANK([.G92:.AMJ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formula="of:=IF([.B93]&lt;[.B92]; [.A92] + 1; [.A92])" office:value-type="float" office:value="19" calcext:value-type="float">
            <text:p>19</text:p>
          </table:table-cell>
          <table:table-cell table:formula="of:=SUM([.G93:.AMJ9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G93:.AMJ93]); &quot;&quot;; [.G$2:.AMJ$2] &amp; &quot;: &quot; &amp; [.G93:.AMJ93]))" office:value-type="string" office:string-value="Hipnotic Rogue: 1" calcext:value-type="string">
            <text:p>Hipnotic Rogue: 1</text:p>
          </table:table-cell>
          <table:table-cell table:formula="of:=SUMPRODUCT(NOT(ISBLANK([.G93:.AMJ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94]&lt;[.B93]; [.A93] + 1; [.A93])" office:value-type="float" office:value="19" calcext:value-type="float">
            <text:p>19</text:p>
          </table:table-cell>
          <table:table-cell table:formula="of:=SUM([.G94:.AMJ9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G94:.AMJ94]); &quot;&quot;; [.G$2:.AMJ$2] &amp; &quot;: &quot; &amp; [.G94:.AMJ94]))" office:value-type="string" office:string-value="Hipnotic Rogue: 1" calcext:value-type="string">
            <text:p>Hipnotic Rogue: 1</text:p>
          </table:table-cell>
          <table:table-cell table:formula="of:=SUMPRODUCT(NOT(ISBLANK([.G94:.AMJ9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95]&lt;[.B94]; [.A94] + 1; [.A94])" office:value-type="float" office:value="19" calcext:value-type="float">
            <text:p>19</text:p>
          </table:table-cell>
          <table:table-cell table:formula="of:=SUM([.G95:.AMJ9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G95:.AMJ95]); &quot;&quot;; [.G$2:.AMJ$2] &amp; &quot;: &quot; &amp; [.G95:.AMJ95]))" office:value-type="string" office:string-value="Eric_: 1" calcext:value-type="string">
            <text:p>Eric_: 1</text:p>
          </table:table-cell>
          <table:table-cell table:formula="of:=SUMPRODUCT(NOT(ISBLANK([.G95:.AMJ9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3"/>
        </table:table-row>
        <table:table-row table:style-name="ro3">
          <table:table-cell table:formula="of:=IF([.B96]&lt;[.B95]; [.A95] + 1; [.A95])" office:value-type="float" office:value="19" calcext:value-type="float">
            <text:p>19</text:p>
          </table:table-cell>
          <table:table-cell table:formula="of:=SUM([.G96:.AMJ9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G96:.AMJ96]); &quot;&quot;; [.G$2:.AMJ$2] &amp; &quot;: &quot; &amp; [.G96:.AMJ96]))" office:value-type="string" office:string-value="GAA1992: 1" calcext:value-type="string">
            <text:p>GAA1992: 1</text:p>
          </table:table-cell>
          <table:table-cell table:formula="of:=SUMPRODUCT(NOT(ISBLANK([.G96:.AMJ9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97]&lt;[.B96]; [.A96] + 1; [.A96])" office:value-type="float" office:value="19" calcext:value-type="float">
            <text:p>19</text:p>
          </table:table-cell>
          <table:table-cell table:formula="of:=SUM([.G97:.AMJ97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G97:.AMJ97]); &quot;&quot;; [.G$2:.AMJ$2] &amp; &quot;: &quot; &amp; [.G97:.AMJ97]))" office:value-type="string" office:string-value="leodoom85: 1" calcext:value-type="string">
            <text:p>leodoom85: 1</text:p>
          </table:table-cell>
          <table:table-cell table:formula="of:=SUMPRODUCT(NOT(ISBLANK([.G97:.AMJ9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98]&lt;[.B97]; [.A97] + 1; [.A97])" office:value-type="float" office:value="19" calcext:value-type="float">
            <text:p>19</text:p>
          </table:table-cell>
          <table:table-cell table:formula="of:=SUM([.G98:.AMJ98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G98:.AMJ98]); &quot;&quot;; [.G$2:.AMJ$2] &amp; &quot;: &quot; &amp; [.G98:.AMJ98]))" office:value-type="string" office:string-value="Hipnotic Rogue: 1" calcext:value-type="string">
            <text:p>Hipnotic Rogue: 1</text:p>
          </table:table-cell>
          <table:table-cell table:formula="of:=SUMPRODUCT(NOT(ISBLANK([.G98:.AMJ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99]&lt;[.B98]; [.A98] + 1; [.A98])" office:value-type="float" office:value="19" calcext:value-type="float">
            <text:p>19</text:p>
          </table:table-cell>
          <table:table-cell table:formula="of:=SUM([.G99:.AMJ9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G99:.AMJ99]); &quot;&quot;; [.G$2:.AMJ$2] &amp; &quot;: &quot; &amp; [.G99:.AMJ99]))" office:value-type="string" office:string-value="m8f: 1" calcext:value-type="string">
            <text:p>m8f: 1</text:p>
          </table:table-cell>
          <table:table-cell table:formula="of:=SUMPRODUCT(NOT(ISBLANK([.G99:.AMJ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formula="of:=IF([.B100]&lt;[.B99]; [.A99] + 1; [.A99])" office:value-type="float" office:value="19" calcext:value-type="float">
            <text:p>19</text:p>
          </table:table-cell>
          <table:table-cell table:formula="of:=SUM([.G100:.AMJ10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G100:.AMJ100]); &quot;&quot;; [.G$2:.AMJ$2] &amp; &quot;: &quot; &amp; [.G100:.AMJ100]))" office:value-type="string" office:string-value="Hipnotic Rogue: 1" calcext:value-type="string">
            <text:p>Hipnotic Rogue: 1</text:p>
          </table:table-cell>
          <table:table-cell table:formula="of:=SUMPRODUCT(NOT(ISBLANK([.G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101]&lt;[.B100]; [.A100] + 1; [.A100])" office:value-type="float" office:value="19" calcext:value-type="float">
            <text:p>19</text:p>
          </table:table-cell>
          <table:table-cell table:formula="of:=SUM([.G101:.AMJ101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G101:.AMJ101]); &quot;&quot;; [.G$2:.AMJ$2] &amp; &quot;: &quot; &amp; [.G101:.AMJ101]))" office:value-type="string" office:string-value="Caligari87: 1" calcext:value-type="string">
            <text:p>Caligari87: 1</text:p>
          </table:table-cell>
          <table:table-cell table:formula="of:=SUMPRODUCT(NOT(ISBLANK([.G101:.AMJ101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formula="of:=IF([.B102]&lt;[.B101]; [.A101] + 1; [.A101])" office:value-type="float" office:value="19" calcext:value-type="float">
            <text:p>19</text:p>
          </table:table-cell>
          <table:table-cell table:formula="of:=SUM([.G102:.AMJ10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G102:.AMJ102]); &quot;&quot;; [.G$2:.AMJ$2] &amp; &quot;: &quot; &amp; [.G102:.AMJ102]))" office:value-type="string" office:string-value="GAA1992: 1" calcext:value-type="string">
            <text:p>GAA1992: 1</text:p>
          </table:table-cell>
          <table:table-cell table:formula="of:=SUMPRODUCT(NOT(ISBLANK([.G102:.AMJ10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103]&lt;[.B102]; [.A102] + 1; [.A102])" office:value-type="float" office:value="19" calcext:value-type="float">
            <text:p>19</text:p>
          </table:table-cell>
          <table:table-cell table:formula="of:=SUM([.G103:.AMJ103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G103:.AMJ103]); &quot;&quot;; [.G$2:.AMJ$2] &amp; &quot;: &quot; &amp; [.G103:.AMJ103]))" office:value-type="string" office:string-value="Caligari87: 1" calcext:value-type="string">
            <text:p>Caligari87: 1</text:p>
          </table:table-cell>
          <table:table-cell table:formula="of:=SUMPRODUCT(NOT(ISBLANK([.G103:.AMJ103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formula="of:=IF([.B104]&lt;[.B103]; [.A103] + 1; [.A103])" office:value-type="float" office:value="19" calcext:value-type="float">
            <text:p>19</text:p>
          </table:table-cell>
          <table:table-cell table:formula="of:=SUM([.G104:.AMJ104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G104:.AMJ104]); &quot;&quot;; [.G$2:.AMJ$2] &amp; &quot;: &quot; &amp; [.G104:.AMJ104]))" office:value-type="string" office:string-value="Hipnotic Rogue: 1" calcext:value-type="string">
            <text:p>Hipnotic Rogue: 1</text:p>
          </table:table-cell>
          <table:table-cell table:formula="of:=SUMPRODUCT(NOT(ISBLANK([.G104:.AMJ1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105]&lt;[.B104]; [.A104] + 1; [.A104])" office:value-type="float" office:value="19" calcext:value-type="float">
            <text:p>19</text:p>
          </table:table-cell>
          <table:table-cell table:formula="of:=SUM([.G105:.AMJ105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G105:.AMJ105]); &quot;&quot;; [.G$2:.AMJ$2] &amp; &quot;: &quot; &amp; [.G105:.AMJ105]))" office:value-type="string" office:string-value="leodoom85: 1" calcext:value-type="string">
            <text:p>leodoom85: 1</text:p>
          </table:table-cell>
          <table:table-cell table:formula="of:=SUMPRODUCT(NOT(ISBLANK([.G105:.AMJ10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formula="of:=IF([.B106]&lt;[.B105]; [.A105] + 1; [.A105])" office:value-type="float" office:value="19" calcext:value-type="float">
            <text:p>19</text:p>
          </table:table-cell>
          <table:table-cell table:formula="of:=SUM([.G106:.AMJ106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G106:.AMJ106]); &quot;&quot;; [.G$2:.AMJ$2] &amp; &quot;: &quot; &amp; [.G106:.AMJ106]))" office:value-type="string" office:string-value="GAA1992: 1" calcext:value-type="string">
            <text:p>GAA1992: 1</text:p>
          </table:table-cell>
          <table:table-cell table:formula="of:=SUMPRODUCT(NOT(ISBLANK([.G106:.AMJ10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table:formula="of:=IF([.B107]&lt;[.B106]; [.A106] + 1; [.A106])" office:value-type="float" office:value="19" calcext:value-type="float">
            <text:p>19</text:p>
          </table:table-cell>
          <table:table-cell table:formula="of:=SUM([.G107:.AMJ10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G107:.AMJ107]); &quot;&quot;; [.G$2:.AMJ$2] &amp; &quot;: &quot; &amp; [.G107:.AMJ107]))" office:value-type="string" office:string-value="Hipnotic Rogue: 1" calcext:value-type="string">
            <text:p>Hipnotic Rogue: 1</text:p>
          </table:table-cell>
          <table:table-cell table:formula="of:=SUMPRODUCT(NOT(ISBLANK([.G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108]&lt;[.B107]; [.A107] + 1; [.A107])" office:value-type="float" office:value="19" calcext:value-type="float">
            <text:p>19</text:p>
          </table:table-cell>
          <table:table-cell table:formula="of:=SUM([.G108:.AMJ10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G108:.AMJ108]); &quot;&quot;; [.G$2:.AMJ$2] &amp; &quot;: &quot; &amp; [.G108:.AMJ108]))" office:value-type="string" office:string-value="m8f: 1" calcext:value-type="string">
            <text:p>m8f: 1</text:p>
          </table:table-cell>
          <table:table-cell table:formula="of:=SUMPRODUCT(NOT(ISBLANK([.G108:.AMJ10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formula="of:=IF([.B109]&lt;[.B108]; [.A108] + 1; [.A108])" office:value-type="float" office:value="19" calcext:value-type="float">
            <text:p>19</text:p>
          </table:table-cell>
          <table:table-cell table:formula="of:=SUM([.G109:.AMJ109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G109:.AMJ109]); &quot;&quot;; [.G$2:.AMJ$2] &amp; &quot;: &quot; &amp; [.G109:.AMJ109]))" office:value-type="string" office:string-value="Rachael: 1" calcext:value-type="string">
            <text:p>Rachael: 1</text:p>
          </table:table-cell>
          <table:table-cell table:formula="of:=SUMPRODUCT(NOT(ISBLANK([.G109:.AMJ10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formula="of:=IF([.B110]&lt;[.B109]; [.A109] + 1; [.A109])" office:value-type="float" office:value="19" calcext:value-type="float">
            <text:p>19</text:p>
          </table:table-cell>
          <table:table-cell table:formula="of:=SUM([.G110:.AMJ110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G110:.AMJ110]); &quot;&quot;; [.G$2:.AMJ$2] &amp; &quot;: &quot; &amp; [.G110:.AMJ110]))" office:value-type="string" office:string-value="lil'devil: 1" calcext:value-type="string">
            <text:p>lil'devil: 1</text:p>
          </table:table-cell>
          <table:table-cell table:formula="of:=SUMPRODUCT(NOT(ISBLANK([.G110:.AMJ110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formula="of:=IF([.B111]&lt;[.B110]; [.A110] + 1; [.A110])" office:value-type="float" office:value="19" calcext:value-type="float">
            <text:p>19</text:p>
          </table:table-cell>
          <table:table-cell table:formula="of:=SUM([.G111:.AMJ111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G111:.AMJ111]); &quot;&quot;; [.G$2:.AMJ$2] &amp; &quot;: &quot; &amp; [.G111:.AMJ111]))" office:value-type="string" office:string-value="Hipnotic Rogue: 1" calcext:value-type="string">
            <text:p>Hipnotic Rogue: 1</text:p>
          </table:table-cell>
          <table:table-cell table:formula="of:=SUMPRODUCT(NOT(ISBLANK([.G111:.AMJ1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112]&lt;[.B111]; [.A111] + 1; [.A111])" office:value-type="float" office:value="19" calcext:value-type="float">
            <text:p>19</text:p>
          </table:table-cell>
          <table:table-cell table:formula="of:=SUM([.G112:.AMJ11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G112:.AMJ112]); &quot;&quot;; [.G$2:.AMJ$2] &amp; &quot;: &quot; &amp; [.G112:.AMJ112]))" office:value-type="string" office:string-value="Hipnotic Rogue: 1" calcext:value-type="string">
            <text:p>Hipnotic Rogue: 1</text:p>
          </table:table-cell>
          <table:table-cell table:formula="of:=SUMPRODUCT(NOT(ISBLANK([.G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formula="of:=IF([.B113]&lt;[.B112]; [.A112] + 1; [.A112])" office:value-type="float" office:value="19" calcext:value-type="float">
            <text:p>19</text:p>
          </table:table-cell>
          <table:table-cell table:formula="of:=SUM([.G113:.AMJ113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G113:.AMJ113]); &quot;&quot;; [.G$2:.AMJ$2] &amp; &quot;: &quot; &amp; [.G113:.AMJ113]))" office:value-type="string" office:string-value="Combine_Kegan: 1" calcext:value-type="string">
            <text:p>Combine_Kegan: 1</text:p>
          </table:table-cell>
          <table:table-cell table:formula="of:=SUMPRODUCT(NOT(ISBLANK([.G113:.AMJ113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table-cell table:formula="of:=IF([.B114]&lt;[.B113]; [.A113] + 1; [.A113])" office:value-type="float" office:value="20" calcext:value-type="float">
            <text:p>20</text:p>
          </table:table-cell>
          <table:table-cell table:formula="of:=SUM([.G114:.AMJ1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4:.AMJ114]); &quot;&quot;; [.G$2:.AMJ$2] &amp; &quot;: &quot; &amp; [.G114:.AMJ114]))">
            <text:p/>
          </table:table-cell>
          <table:table-cell table:formula="of:=SUMPRODUCT(NOT(ISBLANK([.G114:.AMJ11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15]&lt;[.B114]; [.A114] + 1; [.A114])" office:value-type="float" office:value="20" calcext:value-type="float">
            <text:p>20</text:p>
          </table:table-cell>
          <table:table-cell table:formula="of:=SUM([.G115:.AMJ1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5:.AMJ115]); &quot;&quot;; [.G$2:.AMJ$2] &amp; &quot;: &quot; &amp; [.G115:.AMJ115]))">
            <text:p/>
          </table:table-cell>
          <table:table-cell table:formula="of:=SUMPRODUCT(NOT(ISBLANK([.G115:.AMJ11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16]&lt;[.B115]; [.A115] + 1; [.A115])" office:value-type="float" office:value="20" calcext:value-type="float">
            <text:p>20</text:p>
          </table:table-cell>
          <table:table-cell table:formula="of:=SUM([.G116:.AMJ1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6:.AMJ116]); &quot;&quot;; [.G$2:.AMJ$2] &amp; &quot;: &quot; &amp; [.G116:.AMJ116]))">
            <text:p/>
          </table:table-cell>
          <table:table-cell table:formula="of:=SUMPRODUCT(NOT(ISBLANK([.G116:.AMJ11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17]&lt;[.B116]; [.A116] + 1; [.A116])" office:value-type="float" office:value="20" calcext:value-type="float">
            <text:p>20</text:p>
          </table:table-cell>
          <table:table-cell table:formula="of:=SUM([.G117:.AMJ1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7:.AMJ117]); &quot;&quot;; [.G$2:.AMJ$2] &amp; &quot;: &quot; &amp; [.G117:.AMJ117]))">
            <text:p/>
          </table:table-cell>
          <table:table-cell table:formula="of:=SUMPRODUCT(NOT(ISBLANK([.G117:.AMJ11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18]&lt;[.B117]; [.A117] + 1; [.A117])" office:value-type="float" office:value="20" calcext:value-type="float">
            <text:p>20</text:p>
          </table:table-cell>
          <table:table-cell table:formula="of:=SUM([.G118:.AMJ1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8:.AMJ118]); &quot;&quot;; [.G$2:.AMJ$2] &amp; &quot;: &quot; &amp; [.G118:.AMJ118]))">
            <text:p/>
          </table:table-cell>
          <table:table-cell table:formula="of:=SUMPRODUCT(NOT(ISBLANK([.G118:.AMJ11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19]&lt;[.B118]; [.A118] + 1; [.A118])" office:value-type="float" office:value="20" calcext:value-type="float">
            <text:p>20</text:p>
          </table:table-cell>
          <table:table-cell table:formula="of:=SUM([.G119:.AMJ1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19:.AMJ119]); &quot;&quot;; [.G$2:.AMJ$2] &amp; &quot;: &quot; &amp; [.G119:.AMJ119]))">
            <text:p/>
          </table:table-cell>
          <table:table-cell table:formula="of:=SUMPRODUCT(NOT(ISBLANK([.G119:.AMJ11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0]&lt;[.B119]; [.A119] + 1; [.A119])" office:value-type="float" office:value="20" calcext:value-type="float">
            <text:p>20</text:p>
          </table:table-cell>
          <table:table-cell table:formula="of:=SUM([.G120:.AMJ1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0:.AMJ120]); &quot;&quot;; [.G$2:.AMJ$2] &amp; &quot;: &quot; &amp; [.G120:.AMJ120]))">
            <text:p/>
          </table:table-cell>
          <table:table-cell table:formula="of:=SUMPRODUCT(NOT(ISBLANK([.G120:.AMJ12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1]&lt;[.B120]; [.A120] + 1; [.A120])" office:value-type="float" office:value="20" calcext:value-type="float">
            <text:p>20</text:p>
          </table:table-cell>
          <table:table-cell table:formula="of:=SUM([.G121:.AMJ1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1:.AMJ121]); &quot;&quot;; [.G$2:.AMJ$2] &amp; &quot;: &quot; &amp; [.G121:.AMJ121]))">
            <text:p/>
          </table:table-cell>
          <table:table-cell table:formula="of:=SUMPRODUCT(NOT(ISBLANK([.G121:.AMJ12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2]&lt;[.B121]; [.A121] + 1; [.A121])" office:value-type="float" office:value="20" calcext:value-type="float">
            <text:p>20</text:p>
          </table:table-cell>
          <table:table-cell table:formula="of:=SUM([.G122:.AMJ1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2:.AMJ122]); &quot;&quot;; [.G$2:.AMJ$2] &amp; &quot;: &quot; &amp; [.G122:.AMJ122]))">
            <text:p/>
          </table:table-cell>
          <table:table-cell table:formula="of:=SUMPRODUCT(NOT(ISBLANK([.G122:.AMJ12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3]&lt;[.B122]; [.A122] + 1; [.A122])" office:value-type="float" office:value="20" calcext:value-type="float">
            <text:p>20</text:p>
          </table:table-cell>
          <table:table-cell table:formula="of:=SUM([.G123:.AMJ1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3:.AMJ123]); &quot;&quot;; [.G$2:.AMJ$2] &amp; &quot;: &quot; &amp; [.G123:.AMJ123]))">
            <text:p/>
          </table:table-cell>
          <table:table-cell table:formula="of:=SUMPRODUCT(NOT(ISBLANK([.G123:.AMJ12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4]&lt;[.B123]; [.A123] + 1; [.A123])" office:value-type="float" office:value="20" calcext:value-type="float">
            <text:p>20</text:p>
          </table:table-cell>
          <table:table-cell table:formula="of:=SUM([.G124:.AMJ1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4:.AMJ124]); &quot;&quot;; [.G$2:.AMJ$2] &amp; &quot;: &quot; &amp; [.G124:.AMJ124]))">
            <text:p/>
          </table:table-cell>
          <table:table-cell table:formula="of:=SUMPRODUCT(NOT(ISBLANK([.G124:.AMJ12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5]&lt;[.B124]; [.A124] + 1; [.A124])" office:value-type="float" office:value="20" calcext:value-type="float">
            <text:p>20</text:p>
          </table:table-cell>
          <table:table-cell table:formula="of:=SUM([.G125:.AMJ1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5:.AMJ125]); &quot;&quot;; [.G$2:.AMJ$2] &amp; &quot;: &quot; &amp; [.G125:.AMJ125]))">
            <text:p/>
          </table:table-cell>
          <table:table-cell table:formula="of:=SUMPRODUCT(NOT(ISBLANK([.G125:.AMJ12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6]&lt;[.B125]; [.A125] + 1; [.A125])" office:value-type="float" office:value="20" calcext:value-type="float">
            <text:p>20</text:p>
          </table:table-cell>
          <table:table-cell table:formula="of:=SUM([.G126:.AMJ1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6:.AMJ126]); &quot;&quot;; [.G$2:.AMJ$2] &amp; &quot;: &quot; &amp; [.G126:.AMJ126]))">
            <text:p/>
          </table:table-cell>
          <table:table-cell table:formula="of:=SUMPRODUCT(NOT(ISBLANK([.G126:.AMJ12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7]&lt;[.B126]; [.A126] + 1; [.A126])" office:value-type="float" office:value="20" calcext:value-type="float">
            <text:p>20</text:p>
          </table:table-cell>
          <table:table-cell table:formula="of:=SUM([.G127:.AMJ1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7:.AMJ127]); &quot;&quot;; [.G$2:.AMJ$2] &amp; &quot;: &quot; &amp; [.G127:.AMJ127]))">
            <text:p/>
          </table:table-cell>
          <table:table-cell table:formula="of:=SUMPRODUCT(NOT(ISBLANK([.G127:.AMJ12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8]&lt;[.B127]; [.A127] + 1; [.A127])" office:value-type="float" office:value="20" calcext:value-type="float">
            <text:p>20</text:p>
          </table:table-cell>
          <table:table-cell table:formula="of:=SUM([.G128:.AMJ1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8:.AMJ128]); &quot;&quot;; [.G$2:.AMJ$2] &amp; &quot;: &quot; &amp; [.G128:.AMJ128]))">
            <text:p/>
          </table:table-cell>
          <table:table-cell table:formula="of:=SUMPRODUCT(NOT(ISBLANK([.G128:.AMJ12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29]&lt;[.B128]; [.A128] + 1; [.A128])" office:value-type="float" office:value="20" calcext:value-type="float">
            <text:p>20</text:p>
          </table:table-cell>
          <table:table-cell table:formula="of:=SUM([.G129:.AMJ1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29:.AMJ129]); &quot;&quot;; [.G$2:.AMJ$2] &amp; &quot;: &quot; &amp; [.G129:.AMJ129]))">
            <text:p/>
          </table:table-cell>
          <table:table-cell table:formula="of:=SUMPRODUCT(NOT(ISBLANK([.G129:.AMJ12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0]&lt;[.B129]; [.A129] + 1; [.A129])" office:value-type="float" office:value="20" calcext:value-type="float">
            <text:p>20</text:p>
          </table:table-cell>
          <table:table-cell table:formula="of:=SUM([.G130:.AMJ1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0:.AMJ130]); &quot;&quot;; [.G$2:.AMJ$2] &amp; &quot;: &quot; &amp; [.G130:.AMJ130]))">
            <text:p/>
          </table:table-cell>
          <table:table-cell table:formula="of:=SUMPRODUCT(NOT(ISBLANK([.G130:.AMJ13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1]&lt;[.B130]; [.A130] + 1; [.A130])" office:value-type="float" office:value="20" calcext:value-type="float">
            <text:p>20</text:p>
          </table:table-cell>
          <table:table-cell table:formula="of:=SUM([.G131:.AMJ1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1:.AMJ131]); &quot;&quot;; [.G$2:.AMJ$2] &amp; &quot;: &quot; &amp; [.G131:.AMJ131]))">
            <text:p/>
          </table:table-cell>
          <table:table-cell table:formula="of:=SUMPRODUCT(NOT(ISBLANK([.G131:.AMJ13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2]&lt;[.B131]; [.A131] + 1; [.A131])" office:value-type="float" office:value="20" calcext:value-type="float">
            <text:p>20</text:p>
          </table:table-cell>
          <table:table-cell table:formula="of:=SUM([.G132:.AMJ1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2:.AMJ132]); &quot;&quot;; [.G$2:.AMJ$2] &amp; &quot;: &quot; &amp; [.G132:.AMJ132]))">
            <text:p/>
          </table:table-cell>
          <table:table-cell table:formula="of:=SUMPRODUCT(NOT(ISBLANK([.G132:.AMJ13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3]&lt;[.B132]; [.A132] + 1; [.A132])" office:value-type="float" office:value="20" calcext:value-type="float">
            <text:p>20</text:p>
          </table:table-cell>
          <table:table-cell table:formula="of:=SUM([.G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3:.AMJ133]); &quot;&quot;; [.G$2:.AMJ$2] &amp; &quot;: &quot; &amp; [.G133:.AMJ133]))">
            <text:p/>
          </table:table-cell>
          <table:table-cell table:formula="of:=SUMPRODUCT(NOT(ISBLANK([.G133:.AMJ13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4]&lt;[.B133]; [.A133] + 1; [.A133])" office:value-type="float" office:value="20" calcext:value-type="float">
            <text:p>20</text:p>
          </table:table-cell>
          <table:table-cell table:formula="of:=SUM([.G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4:.AMJ134]); &quot;&quot;; [.G$2:.AMJ$2] &amp; &quot;: &quot; &amp; [.G134:.AMJ134]))">
            <text:p/>
          </table:table-cell>
          <table:table-cell table:formula="of:=SUMPRODUCT(NOT(ISBLANK([.G134:.AMJ13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5]&lt;[.B134]; [.A134] + 1; [.A134])" office:value-type="float" office:value="20" calcext:value-type="float">
            <text:p>20</text:p>
          </table:table-cell>
          <table:table-cell table:formula="of:=SUM([.G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5:.AMJ135]); &quot;&quot;; [.G$2:.AMJ$2] &amp; &quot;: &quot; &amp; [.G135:.AMJ135]))">
            <text:p/>
          </table:table-cell>
          <table:table-cell table:formula="of:=SUMPRODUCT(NOT(ISBLANK([.G135:.AMJ13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6]&lt;[.B135]; [.A135] + 1; [.A135])" office:value-type="float" office:value="20" calcext:value-type="float">
            <text:p>20</text:p>
          </table:table-cell>
          <table:table-cell table:formula="of:=SUM([.G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6:.AMJ136]); &quot;&quot;; [.G$2:.AMJ$2] &amp; &quot;: &quot; &amp; [.G136:.AMJ136]))">
            <text:p/>
          </table:table-cell>
          <table:table-cell table:formula="of:=SUMPRODUCT(NOT(ISBLANK([.G136:.AMJ13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7]&lt;[.B136]; [.A136] + 1; [.A136])" office:value-type="float" office:value="20" calcext:value-type="float">
            <text:p>20</text:p>
          </table:table-cell>
          <table:table-cell table:formula="of:=SUM([.G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7:.AMJ137]); &quot;&quot;; [.G$2:.AMJ$2] &amp; &quot;: &quot; &amp; [.G137:.AMJ137]))">
            <text:p/>
          </table:table-cell>
          <table:table-cell table:formula="of:=SUMPRODUCT(NOT(ISBLANK([.G137:.AMJ13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8]&lt;[.B137]; [.A137] + 1; [.A137])" office:value-type="float" office:value="20" calcext:value-type="float">
            <text:p>20</text:p>
          </table:table-cell>
          <table:table-cell table:formula="of:=SUM([.G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8:.AMJ138]); &quot;&quot;; [.G$2:.AMJ$2] &amp; &quot;: &quot; &amp; [.G138:.AMJ138]))">
            <text:p/>
          </table:table-cell>
          <table:table-cell table:formula="of:=SUMPRODUCT(NOT(ISBLANK([.G138:.AMJ13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39]&lt;[.B138]; [.A138] + 1; [.A138])" office:value-type="float" office:value="20" calcext:value-type="float">
            <text:p>20</text:p>
          </table:table-cell>
          <table:table-cell table:formula="of:=SUM([.G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39:.AMJ139]); &quot;&quot;; [.G$2:.AMJ$2] &amp; &quot;: &quot; &amp; [.G139:.AMJ139]))">
            <text:p/>
          </table:table-cell>
          <table:table-cell table:formula="of:=SUMPRODUCT(NOT(ISBLANK([.G139:.AMJ13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0]&lt;[.B139]; [.A139] + 1; [.A139])" office:value-type="float" office:value="20" calcext:value-type="float">
            <text:p>20</text:p>
          </table:table-cell>
          <table:table-cell table:formula="of:=SUM([.G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0:.AMJ140]); &quot;&quot;; [.G$2:.AMJ$2] &amp; &quot;: &quot; &amp; [.G140:.AMJ140]))">
            <text:p/>
          </table:table-cell>
          <table:table-cell table:formula="of:=SUMPRODUCT(NOT(ISBLANK([.G140:.AMJ14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1]&lt;[.B140]; [.A140] + 1; [.A140])" office:value-type="float" office:value="20" calcext:value-type="float">
            <text:p>20</text:p>
          </table:table-cell>
          <table:table-cell table:formula="of:=SUM([.G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1:.AMJ141]); &quot;&quot;; [.G$2:.AMJ$2] &amp; &quot;: &quot; &amp; [.G141:.AMJ141]))">
            <text:p/>
          </table:table-cell>
          <table:table-cell table:formula="of:=SUMPRODUCT(NOT(ISBLANK([.G141:.AMJ14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2]&lt;[.B141]; [.A141] + 1; [.A141])" office:value-type="float" office:value="20" calcext:value-type="float">
            <text:p>20</text:p>
          </table:table-cell>
          <table:table-cell table:formula="of:=SUM([.G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2:.AMJ142]); &quot;&quot;; [.G$2:.AMJ$2] &amp; &quot;: &quot; &amp; [.G142:.AMJ142]))">
            <text:p/>
          </table:table-cell>
          <table:table-cell table:formula="of:=SUMPRODUCT(NOT(ISBLANK([.G142:.AMJ14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3]&lt;[.B142]; [.A142] + 1; [.A142])" office:value-type="float" office:value="20" calcext:value-type="float">
            <text:p>20</text:p>
          </table:table-cell>
          <table:table-cell table:formula="of:=SUM([.G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3:.AMJ143]); &quot;&quot;; [.G$2:.AMJ$2] &amp; &quot;: &quot; &amp; [.G143:.AMJ143]))">
            <text:p/>
          </table:table-cell>
          <table:table-cell table:formula="of:=SUMPRODUCT(NOT(ISBLANK([.G143:.AMJ14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4]&lt;[.B143]; [.A143] + 1; [.A143])" office:value-type="float" office:value="20" calcext:value-type="float">
            <text:p>20</text:p>
          </table:table-cell>
          <table:table-cell table:formula="of:=SUM([.G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4:.AMJ144]); &quot;&quot;; [.G$2:.AMJ$2] &amp; &quot;: &quot; &amp; [.G144:.AMJ144]))">
            <text:p/>
          </table:table-cell>
          <table:table-cell table:formula="of:=SUMPRODUCT(NOT(ISBLANK([.G144:.AMJ14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5]&lt;[.B144]; [.A144] + 1; [.A144])" office:value-type="float" office:value="20" calcext:value-type="float">
            <text:p>20</text:p>
          </table:table-cell>
          <table:table-cell table:formula="of:=SUM([.G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5:.AMJ145]); &quot;&quot;; [.G$2:.AMJ$2] &amp; &quot;: &quot; &amp; [.G145:.AMJ145]))">
            <text:p/>
          </table:table-cell>
          <table:table-cell table:formula="of:=SUMPRODUCT(NOT(ISBLANK([.G145:.AMJ14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6]&lt;[.B145]; [.A145] + 1; [.A145])" office:value-type="float" office:value="20" calcext:value-type="float">
            <text:p>20</text:p>
          </table:table-cell>
          <table:table-cell table:formula="of:=SUM([.G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6:.AMJ146]); &quot;&quot;; [.G$2:.AMJ$2] &amp; &quot;: &quot; &amp; [.G146:.AMJ146]))">
            <text:p/>
          </table:table-cell>
          <table:table-cell table:formula="of:=SUMPRODUCT(NOT(ISBLANK([.G146:.AMJ14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7]&lt;[.B146]; [.A146] + 1; [.A146])" office:value-type="float" office:value="20" calcext:value-type="float">
            <text:p>20</text:p>
          </table:table-cell>
          <table:table-cell table:formula="of:=SUM([.G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7:.AMJ147]); &quot;&quot;; [.G$2:.AMJ$2] &amp; &quot;: &quot; &amp; [.G147:.AMJ147]))">
            <text:p/>
          </table:table-cell>
          <table:table-cell table:formula="of:=SUMPRODUCT(NOT(ISBLANK([.G147:.AMJ14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8]&lt;[.B147]; [.A147] + 1; [.A147])" office:value-type="float" office:value="20" calcext:value-type="float">
            <text:p>20</text:p>
          </table:table-cell>
          <table:table-cell table:formula="of:=SUM([.G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8:.AMJ148]); &quot;&quot;; [.G$2:.AMJ$2] &amp; &quot;: &quot; &amp; [.G148:.AMJ148]))">
            <text:p/>
          </table:table-cell>
          <table:table-cell table:formula="of:=SUMPRODUCT(NOT(ISBLANK([.G148:.AMJ14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49]&lt;[.B148]; [.A148] + 1; [.A148])" office:value-type="float" office:value="20" calcext:value-type="float">
            <text:p>20</text:p>
          </table:table-cell>
          <table:table-cell table:formula="of:=SUM([.G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49:.AMJ149]); &quot;&quot;; [.G$2:.AMJ$2] &amp; &quot;: &quot; &amp; [.G149:.AMJ149]))">
            <text:p/>
          </table:table-cell>
          <table:table-cell table:formula="of:=SUMPRODUCT(NOT(ISBLANK([.G149:.AMJ14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0]&lt;[.B149]; [.A149] + 1; [.A149])" office:value-type="float" office:value="20" calcext:value-type="float">
            <text:p>20</text:p>
          </table:table-cell>
          <table:table-cell table:formula="of:=SUM([.G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0:.AMJ150]); &quot;&quot;; [.G$2:.AMJ$2] &amp; &quot;: &quot; &amp; [.G150:.AMJ150]))">
            <text:p/>
          </table:table-cell>
          <table:table-cell table:formula="of:=SUMPRODUCT(NOT(ISBLANK([.G150:.AMJ15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1]&lt;[.B150]; [.A150] + 1; [.A150])" office:value-type="float" office:value="20" calcext:value-type="float">
            <text:p>20</text:p>
          </table:table-cell>
          <table:table-cell table:formula="of:=SUM([.G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1:.AMJ151]); &quot;&quot;; [.G$2:.AMJ$2] &amp; &quot;: &quot; &amp; [.G151:.AMJ151]))">
            <text:p/>
          </table:table-cell>
          <table:table-cell table:formula="of:=SUMPRODUCT(NOT(ISBLANK([.G151:.AMJ15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2]&lt;[.B151]; [.A151] + 1; [.A151])" office:value-type="float" office:value="20" calcext:value-type="float">
            <text:p>20</text:p>
          </table:table-cell>
          <table:table-cell table:formula="of:=SUM([.G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2:.AMJ152]); &quot;&quot;; [.G$2:.AMJ$2] &amp; &quot;: &quot; &amp; [.G152:.AMJ152]))">
            <text:p/>
          </table:table-cell>
          <table:table-cell table:formula="of:=SUMPRODUCT(NOT(ISBLANK([.G152:.AMJ15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3]&lt;[.B152]; [.A152] + 1; [.A152])" office:value-type="float" office:value="20" calcext:value-type="float">
            <text:p>20</text:p>
          </table:table-cell>
          <table:table-cell table:formula="of:=SUM([.G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3:.AMJ153]); &quot;&quot;; [.G$2:.AMJ$2] &amp; &quot;: &quot; &amp; [.G153:.AMJ153]))">
            <text:p/>
          </table:table-cell>
          <table:table-cell table:formula="of:=SUMPRODUCT(NOT(ISBLANK([.G153:.AMJ15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4]&lt;[.B153]; [.A153] + 1; [.A153])" office:value-type="float" office:value="20" calcext:value-type="float">
            <text:p>20</text:p>
          </table:table-cell>
          <table:table-cell table:formula="of:=SUM([.G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4:.AMJ154]); &quot;&quot;; [.G$2:.AMJ$2] &amp; &quot;: &quot; &amp; [.G154:.AMJ154]))">
            <text:p/>
          </table:table-cell>
          <table:table-cell table:formula="of:=SUMPRODUCT(NOT(ISBLANK([.G154:.AMJ15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5]&lt;[.B154]; [.A154] + 1; [.A154])" office:value-type="float" office:value="20" calcext:value-type="float">
            <text:p>20</text:p>
          </table:table-cell>
          <table:table-cell table:formula="of:=SUM([.G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5:.AMJ155]); &quot;&quot;; [.G$2:.AMJ$2] &amp; &quot;: &quot; &amp; [.G155:.AMJ155]))">
            <text:p/>
          </table:table-cell>
          <table:table-cell table:formula="of:=SUMPRODUCT(NOT(ISBLANK([.G155:.AMJ15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6]&lt;[.B155]; [.A155] + 1; [.A155])" office:value-type="float" office:value="20" calcext:value-type="float">
            <text:p>20</text:p>
          </table:table-cell>
          <table:table-cell table:formula="of:=SUM([.G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6:.AMJ156]); &quot;&quot;; [.G$2:.AMJ$2] &amp; &quot;: &quot; &amp; [.G156:.AMJ156]))">
            <text:p/>
          </table:table-cell>
          <table:table-cell table:formula="of:=SUMPRODUCT(NOT(ISBLANK([.G156:.AMJ15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7]&lt;[.B156]; [.A156] + 1; [.A156])" office:value-type="float" office:value="20" calcext:value-type="float">
            <text:p>20</text:p>
          </table:table-cell>
          <table:table-cell table:formula="of:=SUM([.G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7:.AMJ157]); &quot;&quot;; [.G$2:.AMJ$2] &amp; &quot;: &quot; &amp; [.G157:.AMJ157]))">
            <text:p/>
          </table:table-cell>
          <table:table-cell table:formula="of:=SUMPRODUCT(NOT(ISBLANK([.G157:.AMJ15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8]&lt;[.B157]; [.A157] + 1; [.A157])" office:value-type="float" office:value="20" calcext:value-type="float">
            <text:p>20</text:p>
          </table:table-cell>
          <table:table-cell table:formula="of:=SUM([.G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8:.AMJ158]); &quot;&quot;; [.G$2:.AMJ$2] &amp; &quot;: &quot; &amp; [.G158:.AMJ158]))">
            <text:p/>
          </table:table-cell>
          <table:table-cell table:formula="of:=SUMPRODUCT(NOT(ISBLANK([.G158:.AMJ15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59]&lt;[.B158]; [.A158] + 1; [.A158])" office:value-type="float" office:value="20" calcext:value-type="float">
            <text:p>20</text:p>
          </table:table-cell>
          <table:table-cell table:formula="of:=SUM([.G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59:.AMJ159]); &quot;&quot;; [.G$2:.AMJ$2] &amp; &quot;: &quot; &amp; [.G159:.AMJ159]))">
            <text:p/>
          </table:table-cell>
          <table:table-cell table:formula="of:=SUMPRODUCT(NOT(ISBLANK([.G159:.AMJ15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0]&lt;[.B159]; [.A159] + 1; [.A159])" office:value-type="float" office:value="20" calcext:value-type="float">
            <text:p>20</text:p>
          </table:table-cell>
          <table:table-cell table:formula="of:=SUM([.G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0:.AMJ160]); &quot;&quot;; [.G$2:.AMJ$2] &amp; &quot;: &quot; &amp; [.G160:.AMJ160]))">
            <text:p/>
          </table:table-cell>
          <table:table-cell table:formula="of:=SUMPRODUCT(NOT(ISBLANK([.G160:.AMJ16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1]&lt;[.B160]; [.A160] + 1; [.A160])" office:value-type="float" office:value="20" calcext:value-type="float">
            <text:p>20</text:p>
          </table:table-cell>
          <table:table-cell table:formula="of:=SUM([.G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1:.AMJ161]); &quot;&quot;; [.G$2:.AMJ$2] &amp; &quot;: &quot; &amp; [.G161:.AMJ161]))">
            <text:p/>
          </table:table-cell>
          <table:table-cell table:formula="of:=SUMPRODUCT(NOT(ISBLANK([.G161:.AMJ16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2]&lt;[.B161]; [.A161] + 1; [.A161])" office:value-type="float" office:value="20" calcext:value-type="float">
            <text:p>20</text:p>
          </table:table-cell>
          <table:table-cell table:formula="of:=SUM([.G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2:.AMJ162]); &quot;&quot;; [.G$2:.AMJ$2] &amp; &quot;: &quot; &amp; [.G162:.AMJ162]))">
            <text:p/>
          </table:table-cell>
          <table:table-cell table:formula="of:=SUMPRODUCT(NOT(ISBLANK([.G162:.AMJ16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3]&lt;[.B162]; [.A162] + 1; [.A162])" office:value-type="float" office:value="20" calcext:value-type="float">
            <text:p>20</text:p>
          </table:table-cell>
          <table:table-cell table:formula="of:=SUM([.G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3:.AMJ163]); &quot;&quot;; [.G$2:.AMJ$2] &amp; &quot;: &quot; &amp; [.G163:.AMJ163]))">
            <text:p/>
          </table:table-cell>
          <table:table-cell table:formula="of:=SUMPRODUCT(NOT(ISBLANK([.G163:.AMJ16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4]&lt;[.B163]; [.A163] + 1; [.A163])" office:value-type="float" office:value="20" calcext:value-type="float">
            <text:p>20</text:p>
          </table:table-cell>
          <table:table-cell table:formula="of:=SUM([.G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4:.AMJ164]); &quot;&quot;; [.G$2:.AMJ$2] &amp; &quot;: &quot; &amp; [.G164:.AMJ164]))">
            <text:p/>
          </table:table-cell>
          <table:table-cell table:formula="of:=SUMPRODUCT(NOT(ISBLANK([.G164:.AMJ16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5]&lt;[.B164]; [.A164] + 1; [.A164])" office:value-type="float" office:value="20" calcext:value-type="float">
            <text:p>20</text:p>
          </table:table-cell>
          <table:table-cell table:formula="of:=SUM([.G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5:.AMJ165]); &quot;&quot;; [.G$2:.AMJ$2] &amp; &quot;: &quot; &amp; [.G165:.AMJ165]))">
            <text:p/>
          </table:table-cell>
          <table:table-cell table:formula="of:=SUMPRODUCT(NOT(ISBLANK([.G165:.AMJ16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6]&lt;[.B165]; [.A165] + 1; [.A165])" office:value-type="float" office:value="20" calcext:value-type="float">
            <text:p>20</text:p>
          </table:table-cell>
          <table:table-cell table:formula="of:=SUM([.G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6:.AMJ166]); &quot;&quot;; [.G$2:.AMJ$2] &amp; &quot;: &quot; &amp; [.G166:.AMJ166]))">
            <text:p/>
          </table:table-cell>
          <table:table-cell table:formula="of:=SUMPRODUCT(NOT(ISBLANK([.G166:.AMJ16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7]&lt;[.B166]; [.A166] + 1; [.A166])" office:value-type="float" office:value="20" calcext:value-type="float">
            <text:p>20</text:p>
          </table:table-cell>
          <table:table-cell table:formula="of:=SUM([.G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7:.AMJ167]); &quot;&quot;; [.G$2:.AMJ$2] &amp; &quot;: &quot; &amp; [.G167:.AMJ167]))">
            <text:p/>
          </table:table-cell>
          <table:table-cell table:formula="of:=SUMPRODUCT(NOT(ISBLANK([.G167:.AMJ16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8]&lt;[.B167]; [.A167] + 1; [.A167])" office:value-type="float" office:value="20" calcext:value-type="float">
            <text:p>20</text:p>
          </table:table-cell>
          <table:table-cell table:formula="of:=SUM([.G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8:.AMJ168]); &quot;&quot;; [.G$2:.AMJ$2] &amp; &quot;: &quot; &amp; [.G168:.AMJ168]))">
            <text:p/>
          </table:table-cell>
          <table:table-cell table:formula="of:=SUMPRODUCT(NOT(ISBLANK([.G168:.AMJ16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69]&lt;[.B168]; [.A168] + 1; [.A168])" office:value-type="float" office:value="20" calcext:value-type="float">
            <text:p>20</text:p>
          </table:table-cell>
          <table:table-cell table:formula="of:=SUM([.G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69:.AMJ169]); &quot;&quot;; [.G$2:.AMJ$2] &amp; &quot;: &quot; &amp; [.G169:.AMJ169]))">
            <text:p/>
          </table:table-cell>
          <table:table-cell table:formula="of:=SUMPRODUCT(NOT(ISBLANK([.G169:.AMJ16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0]&lt;[.B169]; [.A169] + 1; [.A169])" office:value-type="float" office:value="20" calcext:value-type="float">
            <text:p>20</text:p>
          </table:table-cell>
          <table:table-cell table:formula="of:=SUM([.G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0:.AMJ170]); &quot;&quot;; [.G$2:.AMJ$2] &amp; &quot;: &quot; &amp; [.G170:.AMJ170]))">
            <text:p/>
          </table:table-cell>
          <table:table-cell table:formula="of:=SUMPRODUCT(NOT(ISBLANK([.G170:.AMJ17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1]&lt;[.B170]; [.A170] + 1; [.A170])" office:value-type="float" office:value="20" calcext:value-type="float">
            <text:p>20</text:p>
          </table:table-cell>
          <table:table-cell table:formula="of:=SUM([.G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1:.AMJ171]); &quot;&quot;; [.G$2:.AMJ$2] &amp; &quot;: &quot; &amp; [.G171:.AMJ171]))">
            <text:p/>
          </table:table-cell>
          <table:table-cell table:formula="of:=SUMPRODUCT(NOT(ISBLANK([.G171:.AMJ17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2]&lt;[.B171]; [.A171] + 1; [.A171])" office:value-type="float" office:value="20" calcext:value-type="float">
            <text:p>20</text:p>
          </table:table-cell>
          <table:table-cell table:formula="of:=SUM([.G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2:.AMJ172]); &quot;&quot;; [.G$2:.AMJ$2] &amp; &quot;: &quot; &amp; [.G172:.AMJ172]))">
            <text:p/>
          </table:table-cell>
          <table:table-cell table:formula="of:=SUMPRODUCT(NOT(ISBLANK([.G172:.AMJ17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3]&lt;[.B172]; [.A172] + 1; [.A172])" office:value-type="float" office:value="20" calcext:value-type="float">
            <text:p>20</text:p>
          </table:table-cell>
          <table:table-cell table:formula="of:=SUM([.G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3:.AMJ173]); &quot;&quot;; [.G$2:.AMJ$2] &amp; &quot;: &quot; &amp; [.G173:.AMJ173]))">
            <text:p/>
          </table:table-cell>
          <table:table-cell table:formula="of:=SUMPRODUCT(NOT(ISBLANK([.G173:.AMJ17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4]&lt;[.B173]; [.A173] + 1; [.A173])" office:value-type="float" office:value="20" calcext:value-type="float">
            <text:p>20</text:p>
          </table:table-cell>
          <table:table-cell table:formula="of:=SUM([.G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4:.AMJ174]); &quot;&quot;; [.G$2:.AMJ$2] &amp; &quot;: &quot; &amp; [.G174:.AMJ174]))">
            <text:p/>
          </table:table-cell>
          <table:table-cell table:formula="of:=SUMPRODUCT(NOT(ISBLANK([.G174:.AMJ17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5]&lt;[.B174]; [.A174] + 1; [.A174])" office:value-type="float" office:value="20" calcext:value-type="float">
            <text:p>20</text:p>
          </table:table-cell>
          <table:table-cell table:formula="of:=SUM([.G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5:.AMJ175]); &quot;&quot;; [.G$2:.AMJ$2] &amp; &quot;: &quot; &amp; [.G175:.AMJ175]))">
            <text:p/>
          </table:table-cell>
          <table:table-cell table:formula="of:=SUMPRODUCT(NOT(ISBLANK([.G175:.AMJ17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6]&lt;[.B175]; [.A175] + 1; [.A175])" office:value-type="float" office:value="20" calcext:value-type="float">
            <text:p>20</text:p>
          </table:table-cell>
          <table:table-cell table:formula="of:=SUM([.G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6:.AMJ176]); &quot;&quot;; [.G$2:.AMJ$2] &amp; &quot;: &quot; &amp; [.G176:.AMJ176]))">
            <text:p/>
          </table:table-cell>
          <table:table-cell table:formula="of:=SUMPRODUCT(NOT(ISBLANK([.G176:.AMJ17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7]&lt;[.B176]; [.A176] + 1; [.A176])" office:value-type="float" office:value="20" calcext:value-type="float">
            <text:p>20</text:p>
          </table:table-cell>
          <table:table-cell table:formula="of:=SUM([.G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7:.AMJ177]); &quot;&quot;; [.G$2:.AMJ$2] &amp; &quot;: &quot; &amp; [.G177:.AMJ177]))">
            <text:p/>
          </table:table-cell>
          <table:table-cell table:formula="of:=SUMPRODUCT(NOT(ISBLANK([.G177:.AMJ17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8]&lt;[.B177]; [.A177] + 1; [.A177])" office:value-type="float" office:value="20" calcext:value-type="float">
            <text:p>20</text:p>
          </table:table-cell>
          <table:table-cell table:formula="of:=SUM([.G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8:.AMJ178]); &quot;&quot;; [.G$2:.AMJ$2] &amp; &quot;: &quot; &amp; [.G178:.AMJ178]))">
            <text:p/>
          </table:table-cell>
          <table:table-cell table:formula="of:=SUMPRODUCT(NOT(ISBLANK([.G178:.AMJ17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79]&lt;[.B178]; [.A178] + 1; [.A178])" office:value-type="float" office:value="20" calcext:value-type="float">
            <text:p>20</text:p>
          </table:table-cell>
          <table:table-cell table:formula="of:=SUM([.G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79:.AMJ179]); &quot;&quot;; [.G$2:.AMJ$2] &amp; &quot;: &quot; &amp; [.G179:.AMJ179]))">
            <text:p/>
          </table:table-cell>
          <table:table-cell table:formula="of:=SUMPRODUCT(NOT(ISBLANK([.G179:.AMJ17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0]&lt;[.B179]; [.A179] + 1; [.A179])" office:value-type="float" office:value="20" calcext:value-type="float">
            <text:p>20</text:p>
          </table:table-cell>
          <table:table-cell table:formula="of:=SUM([.G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0:.AMJ180]); &quot;&quot;; [.G$2:.AMJ$2] &amp; &quot;: &quot; &amp; [.G180:.AMJ180]))">
            <text:p/>
          </table:table-cell>
          <table:table-cell table:formula="of:=SUMPRODUCT(NOT(ISBLANK([.G180:.AMJ18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1]&lt;[.B180]; [.A180] + 1; [.A180])" office:value-type="float" office:value="20" calcext:value-type="float">
            <text:p>20</text:p>
          </table:table-cell>
          <table:table-cell table:formula="of:=SUM([.G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1:.AMJ181]); &quot;&quot;; [.G$2:.AMJ$2] &amp; &quot;: &quot; &amp; [.G181:.AMJ181]))">
            <text:p/>
          </table:table-cell>
          <table:table-cell table:formula="of:=SUMPRODUCT(NOT(ISBLANK([.G181:.AMJ18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2]&lt;[.B181]; [.A181] + 1; [.A181])" office:value-type="float" office:value="20" calcext:value-type="float">
            <text:p>20</text:p>
          </table:table-cell>
          <table:table-cell table:formula="of:=SUM([.G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2:.AMJ182]); &quot;&quot;; [.G$2:.AMJ$2] &amp; &quot;: &quot; &amp; [.G182:.AMJ182]))">
            <text:p/>
          </table:table-cell>
          <table:table-cell table:formula="of:=SUMPRODUCT(NOT(ISBLANK([.G182:.AMJ18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3]&lt;[.B182]; [.A182] + 1; [.A182])" office:value-type="float" office:value="20" calcext:value-type="float">
            <text:p>20</text:p>
          </table:table-cell>
          <table:table-cell table:formula="of:=SUM([.G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3:.AMJ183]); &quot;&quot;; [.G$2:.AMJ$2] &amp; &quot;: &quot; &amp; [.G183:.AMJ183]))">
            <text:p/>
          </table:table-cell>
          <table:table-cell table:formula="of:=SUMPRODUCT(NOT(ISBLANK([.G183:.AMJ18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4]&lt;[.B183]; [.A183] + 1; [.A183])" office:value-type="float" office:value="20" calcext:value-type="float">
            <text:p>20</text:p>
          </table:table-cell>
          <table:table-cell table:formula="of:=SUM([.G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4:.AMJ184]); &quot;&quot;; [.G$2:.AMJ$2] &amp; &quot;: &quot; &amp; [.G184:.AMJ184]))">
            <text:p/>
          </table:table-cell>
          <table:table-cell table:formula="of:=SUMPRODUCT(NOT(ISBLANK([.G184:.AMJ18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5]&lt;[.B184]; [.A184] + 1; [.A184])" office:value-type="float" office:value="20" calcext:value-type="float">
            <text:p>20</text:p>
          </table:table-cell>
          <table:table-cell table:formula="of:=SUM([.G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5:.AMJ185]); &quot;&quot;; [.G$2:.AMJ$2] &amp; &quot;: &quot; &amp; [.G185:.AMJ185]))">
            <text:p/>
          </table:table-cell>
          <table:table-cell table:formula="of:=SUMPRODUCT(NOT(ISBLANK([.G185:.AMJ18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6]&lt;[.B185]; [.A185] + 1; [.A185])" office:value-type="float" office:value="20" calcext:value-type="float">
            <text:p>20</text:p>
          </table:table-cell>
          <table:table-cell table:formula="of:=SUM([.G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6:.AMJ186]); &quot;&quot;; [.G$2:.AMJ$2] &amp; &quot;: &quot; &amp; [.G186:.AMJ186]))">
            <text:p/>
          </table:table-cell>
          <table:table-cell table:formula="of:=SUMPRODUCT(NOT(ISBLANK([.G186:.AMJ18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7]&lt;[.B186]; [.A186] + 1; [.A186])" office:value-type="float" office:value="20" calcext:value-type="float">
            <text:p>20</text:p>
          </table:table-cell>
          <table:table-cell table:formula="of:=SUM([.G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7:.AMJ187]); &quot;&quot;; [.G$2:.AMJ$2] &amp; &quot;: &quot; &amp; [.G187:.AMJ187]))">
            <text:p/>
          </table:table-cell>
          <table:table-cell table:formula="of:=SUMPRODUCT(NOT(ISBLANK([.G187:.AMJ18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8]&lt;[.B187]; [.A187] + 1; [.A187])" office:value-type="float" office:value="20" calcext:value-type="float">
            <text:p>20</text:p>
          </table:table-cell>
          <table:table-cell table:formula="of:=SUM([.G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8:.AMJ188]); &quot;&quot;; [.G$2:.AMJ$2] &amp; &quot;: &quot; &amp; [.G188:.AMJ188]))">
            <text:p/>
          </table:table-cell>
          <table:table-cell table:formula="of:=SUMPRODUCT(NOT(ISBLANK([.G188:.AMJ18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89]&lt;[.B188]; [.A188] + 1; [.A188])" office:value-type="float" office:value="20" calcext:value-type="float">
            <text:p>20</text:p>
          </table:table-cell>
          <table:table-cell table:formula="of:=SUM([.G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89:.AMJ189]); &quot;&quot;; [.G$2:.AMJ$2] &amp; &quot;: &quot; &amp; [.G189:.AMJ189]))">
            <text:p/>
          </table:table-cell>
          <table:table-cell table:formula="of:=SUMPRODUCT(NOT(ISBLANK([.G189:.AMJ18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0]&lt;[.B189]; [.A189] + 1; [.A189])" office:value-type="float" office:value="20" calcext:value-type="float">
            <text:p>20</text:p>
          </table:table-cell>
          <table:table-cell table:formula="of:=SUM([.G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0:.AMJ190]); &quot;&quot;; [.G$2:.AMJ$2] &amp; &quot;: &quot; &amp; [.G190:.AMJ190]))">
            <text:p/>
          </table:table-cell>
          <table:table-cell table:formula="of:=SUMPRODUCT(NOT(ISBLANK([.G190:.AMJ19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1]&lt;[.B190]; [.A190] + 1; [.A190])" office:value-type="float" office:value="20" calcext:value-type="float">
            <text:p>20</text:p>
          </table:table-cell>
          <table:table-cell table:formula="of:=SUM([.G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1:.AMJ191]); &quot;&quot;; [.G$2:.AMJ$2] &amp; &quot;: &quot; &amp; [.G191:.AMJ191]))">
            <text:p/>
          </table:table-cell>
          <table:table-cell table:formula="of:=SUMPRODUCT(NOT(ISBLANK([.G191:.AMJ19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2]&lt;[.B191]; [.A191] + 1; [.A191])" office:value-type="float" office:value="20" calcext:value-type="float">
            <text:p>20</text:p>
          </table:table-cell>
          <table:table-cell table:formula="of:=SUM([.G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2:.AMJ192]); &quot;&quot;; [.G$2:.AMJ$2] &amp; &quot;: &quot; &amp; [.G192:.AMJ192]))">
            <text:p/>
          </table:table-cell>
          <table:table-cell table:formula="of:=SUMPRODUCT(NOT(ISBLANK([.G192:.AMJ19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3]&lt;[.B192]; [.A192] + 1; [.A192])" office:value-type="float" office:value="20" calcext:value-type="float">
            <text:p>20</text:p>
          </table:table-cell>
          <table:table-cell table:formula="of:=SUM([.G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3:.AMJ193]); &quot;&quot;; [.G$2:.AMJ$2] &amp; &quot;: &quot; &amp; [.G193:.AMJ193]))">
            <text:p/>
          </table:table-cell>
          <table:table-cell table:formula="of:=SUMPRODUCT(NOT(ISBLANK([.G193:.AMJ19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4]&lt;[.B193]; [.A193] + 1; [.A193])" office:value-type="float" office:value="20" calcext:value-type="float">
            <text:p>20</text:p>
          </table:table-cell>
          <table:table-cell table:formula="of:=SUM([.G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4:.AMJ194]); &quot;&quot;; [.G$2:.AMJ$2] &amp; &quot;: &quot; &amp; [.G194:.AMJ194]))">
            <text:p/>
          </table:table-cell>
          <table:table-cell table:formula="of:=SUMPRODUCT(NOT(ISBLANK([.G194:.AMJ19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5]&lt;[.B194]; [.A194] + 1; [.A194])" office:value-type="float" office:value="20" calcext:value-type="float">
            <text:p>20</text:p>
          </table:table-cell>
          <table:table-cell table:formula="of:=SUM([.G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5:.AMJ195]); &quot;&quot;; [.G$2:.AMJ$2] &amp; &quot;: &quot; &amp; [.G195:.AMJ195]))">
            <text:p/>
          </table:table-cell>
          <table:table-cell table:formula="of:=SUMPRODUCT(NOT(ISBLANK([.G195:.AMJ19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6]&lt;[.B195]; [.A195] + 1; [.A195])" office:value-type="float" office:value="20" calcext:value-type="float">
            <text:p>20</text:p>
          </table:table-cell>
          <table:table-cell table:formula="of:=SUM([.G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6:.AMJ196]); &quot;&quot;; [.G$2:.AMJ$2] &amp; &quot;: &quot; &amp; [.G196:.AMJ196]))">
            <text:p/>
          </table:table-cell>
          <table:table-cell table:formula="of:=SUMPRODUCT(NOT(ISBLANK([.G196:.AMJ19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7]&lt;[.B196]; [.A196] + 1; [.A196])" office:value-type="float" office:value="20" calcext:value-type="float">
            <text:p>20</text:p>
          </table:table-cell>
          <table:table-cell table:formula="of:=SUM([.G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7:.AMJ197]); &quot;&quot;; [.G$2:.AMJ$2] &amp; &quot;: &quot; &amp; [.G197:.AMJ197]))">
            <text:p/>
          </table:table-cell>
          <table:table-cell table:formula="of:=SUMPRODUCT(NOT(ISBLANK([.G197:.AMJ19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8]&lt;[.B197]; [.A197] + 1; [.A197])" office:value-type="float" office:value="20" calcext:value-type="float">
            <text:p>20</text:p>
          </table:table-cell>
          <table:table-cell table:formula="of:=SUM([.G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8:.AMJ198]); &quot;&quot;; [.G$2:.AMJ$2] &amp; &quot;: &quot; &amp; [.G198:.AMJ198]))">
            <text:p/>
          </table:table-cell>
          <table:table-cell table:formula="of:=SUMPRODUCT(NOT(ISBLANK([.G198:.AMJ19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199]&lt;[.B198]; [.A198] + 1; [.A198])" office:value-type="float" office:value="20" calcext:value-type="float">
            <text:p>20</text:p>
          </table:table-cell>
          <table:table-cell table:formula="of:=SUM([.G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199:.AMJ199]); &quot;&quot;; [.G$2:.AMJ$2] &amp; &quot;: &quot; &amp; [.G199:.AMJ199]))">
            <text:p/>
          </table:table-cell>
          <table:table-cell table:formula="of:=SUMPRODUCT(NOT(ISBLANK([.G199:.AMJ19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0]&lt;[.B199]; [.A199] + 1; [.A199])" office:value-type="float" office:value="20" calcext:value-type="float">
            <text:p>20</text:p>
          </table:table-cell>
          <table:table-cell table:formula="of:=SUM([.G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0:.AMJ200]); &quot;&quot;; [.G$2:.AMJ$2] &amp; &quot;: &quot; &amp; [.G200:.AMJ200]))">
            <text:p/>
          </table:table-cell>
          <table:table-cell table:formula="of:=SUMPRODUCT(NOT(ISBLANK([.G200:.AMJ20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1]&lt;[.B200]; [.A200] + 1; [.A200])" office:value-type="float" office:value="20" calcext:value-type="float">
            <text:p>20</text:p>
          </table:table-cell>
          <table:table-cell table:formula="of:=SUM([.G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1:.AMJ201]); &quot;&quot;; [.G$2:.AMJ$2] &amp; &quot;: &quot; &amp; [.G201:.AMJ201]))">
            <text:p/>
          </table:table-cell>
          <table:table-cell table:formula="of:=SUMPRODUCT(NOT(ISBLANK([.G201:.AMJ20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2]&lt;[.B201]; [.A201] + 1; [.A201])" office:value-type="float" office:value="20" calcext:value-type="float">
            <text:p>20</text:p>
          </table:table-cell>
          <table:table-cell table:formula="of:=SUM([.G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2:.AMJ202]); &quot;&quot;; [.G$2:.AMJ$2] &amp; &quot;: &quot; &amp; [.G202:.AMJ202]))">
            <text:p/>
          </table:table-cell>
          <table:table-cell table:formula="of:=SUMPRODUCT(NOT(ISBLANK([.G202:.AMJ20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3]&lt;[.B202]; [.A202] + 1; [.A202])" office:value-type="float" office:value="20" calcext:value-type="float">
            <text:p>20</text:p>
          </table:table-cell>
          <table:table-cell table:formula="of:=SUM([.G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3:.AMJ203]); &quot;&quot;; [.G$2:.AMJ$2] &amp; &quot;: &quot; &amp; [.G203:.AMJ203]))">
            <text:p/>
          </table:table-cell>
          <table:table-cell table:formula="of:=SUMPRODUCT(NOT(ISBLANK([.G203:.AMJ20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4]&lt;[.B203]; [.A203] + 1; [.A203])" office:value-type="float" office:value="20" calcext:value-type="float">
            <text:p>20</text:p>
          </table:table-cell>
          <table:table-cell table:formula="of:=SUM([.G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4:.AMJ204]); &quot;&quot;; [.G$2:.AMJ$2] &amp; &quot;: &quot; &amp; [.G204:.AMJ204]))">
            <text:p/>
          </table:table-cell>
          <table:table-cell table:formula="of:=SUMPRODUCT(NOT(ISBLANK([.G204:.AMJ20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5]&lt;[.B204]; [.A204] + 1; [.A204])" office:value-type="float" office:value="20" calcext:value-type="float">
            <text:p>20</text:p>
          </table:table-cell>
          <table:table-cell table:formula="of:=SUM([.G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5:.AMJ205]); &quot;&quot;; [.G$2:.AMJ$2] &amp; &quot;: &quot; &amp; [.G205:.AMJ205]))">
            <text:p/>
          </table:table-cell>
          <table:table-cell table:formula="of:=SUMPRODUCT(NOT(ISBLANK([.G205:.AMJ20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6]&lt;[.B205]; [.A205] + 1; [.A205])" office:value-type="float" office:value="20" calcext:value-type="float">
            <text:p>20</text:p>
          </table:table-cell>
          <table:table-cell table:formula="of:=SUM([.G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6:.AMJ206]); &quot;&quot;; [.G$2:.AMJ$2] &amp; &quot;: &quot; &amp; [.G206:.AMJ206]))">
            <text:p/>
          </table:table-cell>
          <table:table-cell table:formula="of:=SUMPRODUCT(NOT(ISBLANK([.G206:.AMJ20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7]&lt;[.B206]; [.A206] + 1; [.A206])" office:value-type="float" office:value="20" calcext:value-type="float">
            <text:p>20</text:p>
          </table:table-cell>
          <table:table-cell table:formula="of:=SUM([.G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7:.AMJ207]); &quot;&quot;; [.G$2:.AMJ$2] &amp; &quot;: &quot; &amp; [.G207:.AMJ207]))">
            <text:p/>
          </table:table-cell>
          <table:table-cell table:formula="of:=SUMPRODUCT(NOT(ISBLANK([.G207:.AMJ20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8]&lt;[.B207]; [.A207] + 1; [.A207])" office:value-type="float" office:value="20" calcext:value-type="float">
            <text:p>20</text:p>
          </table:table-cell>
          <table:table-cell table:formula="of:=SUM([.G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8:.AMJ208]); &quot;&quot;; [.G$2:.AMJ$2] &amp; &quot;: &quot; &amp; [.G208:.AMJ208]))">
            <text:p/>
          </table:table-cell>
          <table:table-cell table:formula="of:=SUMPRODUCT(NOT(ISBLANK([.G208:.AMJ20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09]&lt;[.B208]; [.A208] + 1; [.A208])" office:value-type="float" office:value="20" calcext:value-type="float">
            <text:p>20</text:p>
          </table:table-cell>
          <table:table-cell table:formula="of:=SUM([.G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09:.AMJ209]); &quot;&quot;; [.G$2:.AMJ$2] &amp; &quot;: &quot; &amp; [.G209:.AMJ209]))">
            <text:p/>
          </table:table-cell>
          <table:table-cell table:formula="of:=SUMPRODUCT(NOT(ISBLANK([.G209:.AMJ20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0]&lt;[.B209]; [.A209] + 1; [.A209])" office:value-type="float" office:value="20" calcext:value-type="float">
            <text:p>20</text:p>
          </table:table-cell>
          <table:table-cell table:formula="of:=SUM([.G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0:.AMJ210]); &quot;&quot;; [.G$2:.AMJ$2] &amp; &quot;: &quot; &amp; [.G210:.AMJ210]))">
            <text:p/>
          </table:table-cell>
          <table:table-cell table:formula="of:=SUMPRODUCT(NOT(ISBLANK([.G210:.AMJ21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1]&lt;[.B210]; [.A210] + 1; [.A210])" office:value-type="float" office:value="20" calcext:value-type="float">
            <text:p>20</text:p>
          </table:table-cell>
          <table:table-cell table:formula="of:=SUM([.G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1:.AMJ211]); &quot;&quot;; [.G$2:.AMJ$2] &amp; &quot;: &quot; &amp; [.G211:.AMJ211]))">
            <text:p/>
          </table:table-cell>
          <table:table-cell table:formula="of:=SUMPRODUCT(NOT(ISBLANK([.G211:.AMJ21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2]&lt;[.B211]; [.A211] + 1; [.A211])" office:value-type="float" office:value="20" calcext:value-type="float">
            <text:p>20</text:p>
          </table:table-cell>
          <table:table-cell table:formula="of:=SUM([.G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2:.AMJ212]); &quot;&quot;; [.G$2:.AMJ$2] &amp; &quot;: &quot; &amp; [.G212:.AMJ212]))">
            <text:p/>
          </table:table-cell>
          <table:table-cell table:formula="of:=SUMPRODUCT(NOT(ISBLANK([.G212:.AMJ21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3]&lt;[.B212]; [.A212] + 1; [.A212])" office:value-type="float" office:value="20" calcext:value-type="float">
            <text:p>20</text:p>
          </table:table-cell>
          <table:table-cell table:formula="of:=SUM([.G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3:.AMJ213]); &quot;&quot;; [.G$2:.AMJ$2] &amp; &quot;: &quot; &amp; [.G213:.AMJ213]))">
            <text:p/>
          </table:table-cell>
          <table:table-cell table:formula="of:=SUMPRODUCT(NOT(ISBLANK([.G213:.AMJ21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4]&lt;[.B213]; [.A213] + 1; [.A213])" office:value-type="float" office:value="20" calcext:value-type="float">
            <text:p>20</text:p>
          </table:table-cell>
          <table:table-cell table:formula="of:=SUM([.G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4:.AMJ214]); &quot;&quot;; [.G$2:.AMJ$2] &amp; &quot;: &quot; &amp; [.G214:.AMJ214]))">
            <text:p/>
          </table:table-cell>
          <table:table-cell table:formula="of:=SUMPRODUCT(NOT(ISBLANK([.G214:.AMJ21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5]&lt;[.B214]; [.A214] + 1; [.A214])" office:value-type="float" office:value="20" calcext:value-type="float">
            <text:p>20</text:p>
          </table:table-cell>
          <table:table-cell table:formula="of:=SUM([.G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5:.AMJ215]); &quot;&quot;; [.G$2:.AMJ$2] &amp; &quot;: &quot; &amp; [.G215:.AMJ215]))">
            <text:p/>
          </table:table-cell>
          <table:table-cell table:formula="of:=SUMPRODUCT(NOT(ISBLANK([.G215:.AMJ21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6]&lt;[.B215]; [.A215] + 1; [.A215])" office:value-type="float" office:value="20" calcext:value-type="float">
            <text:p>20</text:p>
          </table:table-cell>
          <table:table-cell table:formula="of:=SUM([.G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6:.AMJ216]); &quot;&quot;; [.G$2:.AMJ$2] &amp; &quot;: &quot; &amp; [.G216:.AMJ216]))">
            <text:p/>
          </table:table-cell>
          <table:table-cell table:formula="of:=SUMPRODUCT(NOT(ISBLANK([.G216:.AMJ21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7]&lt;[.B216]; [.A216] + 1; [.A216])" office:value-type="float" office:value="20" calcext:value-type="float">
            <text:p>20</text:p>
          </table:table-cell>
          <table:table-cell table:formula="of:=SUM([.G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7:.AMJ217]); &quot;&quot;; [.G$2:.AMJ$2] &amp; &quot;: &quot; &amp; [.G217:.AMJ217]))">
            <text:p/>
          </table:table-cell>
          <table:table-cell table:formula="of:=SUMPRODUCT(NOT(ISBLANK([.G217:.AMJ21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8]&lt;[.B217]; [.A217] + 1; [.A217])" office:value-type="float" office:value="20" calcext:value-type="float">
            <text:p>20</text:p>
          </table:table-cell>
          <table:table-cell table:formula="of:=SUM([.G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8:.AMJ218]); &quot;&quot;; [.G$2:.AMJ$2] &amp; &quot;: &quot; &amp; [.G218:.AMJ218]))">
            <text:p/>
          </table:table-cell>
          <table:table-cell table:formula="of:=SUMPRODUCT(NOT(ISBLANK([.G218:.AMJ21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19]&lt;[.B218]; [.A218] + 1; [.A218])" office:value-type="float" office:value="20" calcext:value-type="float">
            <text:p>20</text:p>
          </table:table-cell>
          <table:table-cell table:formula="of:=SUM([.G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19:.AMJ219]); &quot;&quot;; [.G$2:.AMJ$2] &amp; &quot;: &quot; &amp; [.G219:.AMJ219]))">
            <text:p/>
          </table:table-cell>
          <table:table-cell table:formula="of:=SUMPRODUCT(NOT(ISBLANK([.G219:.AMJ21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0]&lt;[.B219]; [.A219] + 1; [.A219])" office:value-type="float" office:value="20" calcext:value-type="float">
            <text:p>20</text:p>
          </table:table-cell>
          <table:table-cell table:formula="of:=SUM([.G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0:.AMJ220]); &quot;&quot;; [.G$2:.AMJ$2] &amp; &quot;: &quot; &amp; [.G220:.AMJ220]))">
            <text:p/>
          </table:table-cell>
          <table:table-cell table:formula="of:=SUMPRODUCT(NOT(ISBLANK([.G220:.AMJ22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1]&lt;[.B220]; [.A220] + 1; [.A220])" office:value-type="float" office:value="20" calcext:value-type="float">
            <text:p>20</text:p>
          </table:table-cell>
          <table:table-cell table:formula="of:=SUM([.G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1:.AMJ221]); &quot;&quot;; [.G$2:.AMJ$2] &amp; &quot;: &quot; &amp; [.G221:.AMJ221]))">
            <text:p/>
          </table:table-cell>
          <table:table-cell table:formula="of:=SUMPRODUCT(NOT(ISBLANK([.G221:.AMJ22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2]&lt;[.B221]; [.A221] + 1; [.A221])" office:value-type="float" office:value="20" calcext:value-type="float">
            <text:p>20</text:p>
          </table:table-cell>
          <table:table-cell table:formula="of:=SUM([.G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2:.AMJ222]); &quot;&quot;; [.G$2:.AMJ$2] &amp; &quot;: &quot; &amp; [.G222:.AMJ222]))">
            <text:p/>
          </table:table-cell>
          <table:table-cell table:formula="of:=SUMPRODUCT(NOT(ISBLANK([.G222:.AMJ22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3]&lt;[.B222]; [.A222] + 1; [.A222])" office:value-type="float" office:value="20" calcext:value-type="float">
            <text:p>20</text:p>
          </table:table-cell>
          <table:table-cell table:formula="of:=SUM([.G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3:.AMJ223]); &quot;&quot;; [.G$2:.AMJ$2] &amp; &quot;: &quot; &amp; [.G223:.AMJ223]))">
            <text:p/>
          </table:table-cell>
          <table:table-cell table:formula="of:=SUMPRODUCT(NOT(ISBLANK([.G223:.AMJ22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4]&lt;[.B223]; [.A223] + 1; [.A223])" office:value-type="float" office:value="20" calcext:value-type="float">
            <text:p>20</text:p>
          </table:table-cell>
          <table:table-cell table:formula="of:=SUM([.G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4:.AMJ224]); &quot;&quot;; [.G$2:.AMJ$2] &amp; &quot;: &quot; &amp; [.G224:.AMJ224]))">
            <text:p/>
          </table:table-cell>
          <table:table-cell table:formula="of:=SUMPRODUCT(NOT(ISBLANK([.G224:.AMJ22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5]&lt;[.B224]; [.A224] + 1; [.A224])" office:value-type="float" office:value="20" calcext:value-type="float">
            <text:p>20</text:p>
          </table:table-cell>
          <table:table-cell table:formula="of:=SUM([.G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5:.AMJ225]); &quot;&quot;; [.G$2:.AMJ$2] &amp; &quot;: &quot; &amp; [.G225:.AMJ225]))">
            <text:p/>
          </table:table-cell>
          <table:table-cell table:formula="of:=SUMPRODUCT(NOT(ISBLANK([.G225:.AMJ22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6]&lt;[.B225]; [.A225] + 1; [.A225])" office:value-type="float" office:value="20" calcext:value-type="float">
            <text:p>20</text:p>
          </table:table-cell>
          <table:table-cell table:formula="of:=SUM([.G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6:.AMJ226]); &quot;&quot;; [.G$2:.AMJ$2] &amp; &quot;: &quot; &amp; [.G226:.AMJ226]))">
            <text:p/>
          </table:table-cell>
          <table:table-cell table:formula="of:=SUMPRODUCT(NOT(ISBLANK([.G226:.AMJ22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7]&lt;[.B226]; [.A226] + 1; [.A226])" office:value-type="float" office:value="20" calcext:value-type="float">
            <text:p>20</text:p>
          </table:table-cell>
          <table:table-cell table:formula="of:=SUM([.G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7:.AMJ227]); &quot;&quot;; [.G$2:.AMJ$2] &amp; &quot;: &quot; &amp; [.G227:.AMJ227]))">
            <text:p/>
          </table:table-cell>
          <table:table-cell table:formula="of:=SUMPRODUCT(NOT(ISBLANK([.G227:.AMJ22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8]&lt;[.B227]; [.A227] + 1; [.A227])" office:value-type="float" office:value="20" calcext:value-type="float">
            <text:p>20</text:p>
          </table:table-cell>
          <table:table-cell table:formula="of:=SUM([.G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8:.AMJ228]); &quot;&quot;; [.G$2:.AMJ$2] &amp; &quot;: &quot; &amp; [.G228:.AMJ228]))">
            <text:p/>
          </table:table-cell>
          <table:table-cell table:formula="of:=SUMPRODUCT(NOT(ISBLANK([.G228:.AMJ22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29]&lt;[.B228]; [.A228] + 1; [.A228])" office:value-type="float" office:value="20" calcext:value-type="float">
            <text:p>20</text:p>
          </table:table-cell>
          <table:table-cell table:formula="of:=SUM([.G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29:.AMJ229]); &quot;&quot;; [.G$2:.AMJ$2] &amp; &quot;: &quot; &amp; [.G229:.AMJ229]))">
            <text:p/>
          </table:table-cell>
          <table:table-cell table:formula="of:=SUMPRODUCT(NOT(ISBLANK([.G229:.AMJ22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0]&lt;[.B229]; [.A229] + 1; [.A229])" office:value-type="float" office:value="20" calcext:value-type="float">
            <text:p>20</text:p>
          </table:table-cell>
          <table:table-cell table:formula="of:=SUM([.G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0:.AMJ230]); &quot;&quot;; [.G$2:.AMJ$2] &amp; &quot;: &quot; &amp; [.G230:.AMJ230]))">
            <text:p/>
          </table:table-cell>
          <table:table-cell table:formula="of:=SUMPRODUCT(NOT(ISBLANK([.G230:.AMJ23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1]&lt;[.B230]; [.A230] + 1; [.A230])" office:value-type="float" office:value="20" calcext:value-type="float">
            <text:p>20</text:p>
          </table:table-cell>
          <table:table-cell table:formula="of:=SUM([.G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1:.AMJ231]); &quot;&quot;; [.G$2:.AMJ$2] &amp; &quot;: &quot; &amp; [.G231:.AMJ231]))">
            <text:p/>
          </table:table-cell>
          <table:table-cell table:formula="of:=SUMPRODUCT(NOT(ISBLANK([.G231:.AMJ23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2]&lt;[.B231]; [.A231] + 1; [.A231])" office:value-type="float" office:value="20" calcext:value-type="float">
            <text:p>20</text:p>
          </table:table-cell>
          <table:table-cell table:formula="of:=SUM([.G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2:.AMJ232]); &quot;&quot;; [.G$2:.AMJ$2] &amp; &quot;: &quot; &amp; [.G232:.AMJ232]))">
            <text:p/>
          </table:table-cell>
          <table:table-cell table:formula="of:=SUMPRODUCT(NOT(ISBLANK([.G232:.AMJ23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3]&lt;[.B232]; [.A232] + 1; [.A232])" office:value-type="float" office:value="20" calcext:value-type="float">
            <text:p>20</text:p>
          </table:table-cell>
          <table:table-cell table:formula="of:=SUM([.G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3:.AMJ233]); &quot;&quot;; [.G$2:.AMJ$2] &amp; &quot;: &quot; &amp; [.G233:.AMJ233]))">
            <text:p/>
          </table:table-cell>
          <table:table-cell table:formula="of:=SUMPRODUCT(NOT(ISBLANK([.G233:.AMJ23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4]&lt;[.B233]; [.A233] + 1; [.A233])" office:value-type="float" office:value="20" calcext:value-type="float">
            <text:p>20</text:p>
          </table:table-cell>
          <table:table-cell table:formula="of:=SUM([.G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4:.AMJ234]); &quot;&quot;; [.G$2:.AMJ$2] &amp; &quot;: &quot; &amp; [.G234:.AMJ234]))">
            <text:p/>
          </table:table-cell>
          <table:table-cell table:formula="of:=SUMPRODUCT(NOT(ISBLANK([.G234:.AMJ23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5]&lt;[.B234]; [.A234] + 1; [.A234])" office:value-type="float" office:value="20" calcext:value-type="float">
            <text:p>20</text:p>
          </table:table-cell>
          <table:table-cell table:formula="of:=SUM([.G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5:.AMJ235]); &quot;&quot;; [.G$2:.AMJ$2] &amp; &quot;: &quot; &amp; [.G235:.AMJ235]))">
            <text:p/>
          </table:table-cell>
          <table:table-cell table:formula="of:=SUMPRODUCT(NOT(ISBLANK([.G235:.AMJ23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6]&lt;[.B235]; [.A235] + 1; [.A235])" office:value-type="float" office:value="20" calcext:value-type="float">
            <text:p>20</text:p>
          </table:table-cell>
          <table:table-cell table:formula="of:=SUM([.G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6:.AMJ236]); &quot;&quot;; [.G$2:.AMJ$2] &amp; &quot;: &quot; &amp; [.G236:.AMJ236]))">
            <text:p/>
          </table:table-cell>
          <table:table-cell table:formula="of:=SUMPRODUCT(NOT(ISBLANK([.G236:.AMJ23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7]&lt;[.B236]; [.A236] + 1; [.A236])" office:value-type="float" office:value="20" calcext:value-type="float">
            <text:p>20</text:p>
          </table:table-cell>
          <table:table-cell table:formula="of:=SUM([.G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7:.AMJ237]); &quot;&quot;; [.G$2:.AMJ$2] &amp; &quot;: &quot; &amp; [.G237:.AMJ237]))">
            <text:p/>
          </table:table-cell>
          <table:table-cell table:formula="of:=SUMPRODUCT(NOT(ISBLANK([.G237:.AMJ23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8]&lt;[.B237]; [.A237] + 1; [.A237])" office:value-type="float" office:value="20" calcext:value-type="float">
            <text:p>20</text:p>
          </table:table-cell>
          <table:table-cell table:formula="of:=SUM([.G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8:.AMJ238]); &quot;&quot;; [.G$2:.AMJ$2] &amp; &quot;: &quot; &amp; [.G238:.AMJ238]))">
            <text:p/>
          </table:table-cell>
          <table:table-cell table:formula="of:=SUMPRODUCT(NOT(ISBLANK([.G238:.AMJ23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39]&lt;[.B238]; [.A238] + 1; [.A238])" office:value-type="float" office:value="20" calcext:value-type="float">
            <text:p>20</text:p>
          </table:table-cell>
          <table:table-cell table:formula="of:=SUM([.G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39:.AMJ239]); &quot;&quot;; [.G$2:.AMJ$2] &amp; &quot;: &quot; &amp; [.G239:.AMJ239]))">
            <text:p/>
          </table:table-cell>
          <table:table-cell table:formula="of:=SUMPRODUCT(NOT(ISBLANK([.G239:.AMJ23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0]&lt;[.B239]; [.A239] + 1; [.A239])" office:value-type="float" office:value="20" calcext:value-type="float">
            <text:p>20</text:p>
          </table:table-cell>
          <table:table-cell table:formula="of:=SUM([.G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0:.AMJ240]); &quot;&quot;; [.G$2:.AMJ$2] &amp; &quot;: &quot; &amp; [.G240:.AMJ240]))">
            <text:p/>
          </table:table-cell>
          <table:table-cell table:formula="of:=SUMPRODUCT(NOT(ISBLANK([.G240:.AMJ24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1]&lt;[.B240]; [.A240] + 1; [.A240])" office:value-type="float" office:value="20" calcext:value-type="float">
            <text:p>20</text:p>
          </table:table-cell>
          <table:table-cell table:formula="of:=SUM([.G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1:.AMJ241]); &quot;&quot;; [.G$2:.AMJ$2] &amp; &quot;: &quot; &amp; [.G241:.AMJ241]))">
            <text:p/>
          </table:table-cell>
          <table:table-cell table:formula="of:=SUMPRODUCT(NOT(ISBLANK([.G241:.AMJ24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2]&lt;[.B241]; [.A241] + 1; [.A241])" office:value-type="float" office:value="20" calcext:value-type="float">
            <text:p>20</text:p>
          </table:table-cell>
          <table:table-cell table:formula="of:=SUM([.G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2:.AMJ242]); &quot;&quot;; [.G$2:.AMJ$2] &amp; &quot;: &quot; &amp; [.G242:.AMJ242]))">
            <text:p/>
          </table:table-cell>
          <table:table-cell table:formula="of:=SUMPRODUCT(NOT(ISBLANK([.G242:.AMJ24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3]&lt;[.B242]; [.A242] + 1; [.A242])" office:value-type="float" office:value="20" calcext:value-type="float">
            <text:p>20</text:p>
          </table:table-cell>
          <table:table-cell table:formula="of:=SUM([.G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3:.AMJ243]); &quot;&quot;; [.G$2:.AMJ$2] &amp; &quot;: &quot; &amp; [.G243:.AMJ243]))">
            <text:p/>
          </table:table-cell>
          <table:table-cell table:formula="of:=SUMPRODUCT(NOT(ISBLANK([.G243:.AMJ24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4]&lt;[.B243]; [.A243] + 1; [.A243])" office:value-type="float" office:value="20" calcext:value-type="float">
            <text:p>20</text:p>
          </table:table-cell>
          <table:table-cell table:formula="of:=SUM([.G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4:.AMJ244]); &quot;&quot;; [.G$2:.AMJ$2] &amp; &quot;: &quot; &amp; [.G244:.AMJ244]))">
            <text:p/>
          </table:table-cell>
          <table:table-cell table:formula="of:=SUMPRODUCT(NOT(ISBLANK([.G244:.AMJ24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5]&lt;[.B244]; [.A244] + 1; [.A244])" office:value-type="float" office:value="20" calcext:value-type="float">
            <text:p>20</text:p>
          </table:table-cell>
          <table:table-cell table:formula="of:=SUM([.G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5:.AMJ245]); &quot;&quot;; [.G$2:.AMJ$2] &amp; &quot;: &quot; &amp; [.G245:.AMJ245]))">
            <text:p/>
          </table:table-cell>
          <table:table-cell table:formula="of:=SUMPRODUCT(NOT(ISBLANK([.G245:.AMJ24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6]&lt;[.B245]; [.A245] + 1; [.A245])" office:value-type="float" office:value="20" calcext:value-type="float">
            <text:p>20</text:p>
          </table:table-cell>
          <table:table-cell table:formula="of:=SUM([.G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6:.AMJ246]); &quot;&quot;; [.G$2:.AMJ$2] &amp; &quot;: &quot; &amp; [.G246:.AMJ246]))">
            <text:p/>
          </table:table-cell>
          <table:table-cell table:formula="of:=SUMPRODUCT(NOT(ISBLANK([.G246:.AMJ24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7]&lt;[.B246]; [.A246] + 1; [.A246])" office:value-type="float" office:value="20" calcext:value-type="float">
            <text:p>20</text:p>
          </table:table-cell>
          <table:table-cell table:formula="of:=SUM([.G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7:.AMJ247]); &quot;&quot;; [.G$2:.AMJ$2] &amp; &quot;: &quot; &amp; [.G247:.AMJ247]))">
            <text:p/>
          </table:table-cell>
          <table:table-cell table:formula="of:=SUMPRODUCT(NOT(ISBLANK([.G247:.AMJ24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8]&lt;[.B247]; [.A247] + 1; [.A247])" office:value-type="float" office:value="20" calcext:value-type="float">
            <text:p>20</text:p>
          </table:table-cell>
          <table:table-cell table:formula="of:=SUM([.G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8:.AMJ248]); &quot;&quot;; [.G$2:.AMJ$2] &amp; &quot;: &quot; &amp; [.G248:.AMJ248]))">
            <text:p/>
          </table:table-cell>
          <table:table-cell table:formula="of:=SUMPRODUCT(NOT(ISBLANK([.G248:.AMJ24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49]&lt;[.B248]; [.A248] + 1; [.A248])" office:value-type="float" office:value="20" calcext:value-type="float">
            <text:p>20</text:p>
          </table:table-cell>
          <table:table-cell table:formula="of:=SUM([.G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49:.AMJ249]); &quot;&quot;; [.G$2:.AMJ$2] &amp; &quot;: &quot; &amp; [.G249:.AMJ249]))">
            <text:p/>
          </table:table-cell>
          <table:table-cell table:formula="of:=SUMPRODUCT(NOT(ISBLANK([.G249:.AMJ24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0]&lt;[.B249]; [.A249] + 1; [.A249])" office:value-type="float" office:value="20" calcext:value-type="float">
            <text:p>20</text:p>
          </table:table-cell>
          <table:table-cell table:formula="of:=SUM([.G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0:.AMJ250]); &quot;&quot;; [.G$2:.AMJ$2] &amp; &quot;: &quot; &amp; [.G250:.AMJ250]))">
            <text:p/>
          </table:table-cell>
          <table:table-cell table:formula="of:=SUMPRODUCT(NOT(ISBLANK([.G250:.AMJ250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1]&lt;[.B250]; [.A250] + 1; [.A250])" office:value-type="float" office:value="20" calcext:value-type="float">
            <text:p>20</text:p>
          </table:table-cell>
          <table:table-cell table:formula="of:=SUM([.G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1:.AMJ251]); &quot;&quot;; [.G$2:.AMJ$2] &amp; &quot;: &quot; &amp; [.G251:.AMJ251]))">
            <text:p/>
          </table:table-cell>
          <table:table-cell table:formula="of:=SUMPRODUCT(NOT(ISBLANK([.G251:.AMJ251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2]&lt;[.B251]; [.A251] + 1; [.A251])" office:value-type="float" office:value="20" calcext:value-type="float">
            <text:p>20</text:p>
          </table:table-cell>
          <table:table-cell table:formula="of:=SUM([.G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2:.AMJ252]); &quot;&quot;; [.G$2:.AMJ$2] &amp; &quot;: &quot; &amp; [.G252:.AMJ252]))">
            <text:p/>
          </table:table-cell>
          <table:table-cell table:formula="of:=SUMPRODUCT(NOT(ISBLANK([.G252:.AMJ252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3]&lt;[.B252]; [.A252] + 1; [.A252])" office:value-type="float" office:value="20" calcext:value-type="float">
            <text:p>20</text:p>
          </table:table-cell>
          <table:table-cell table:formula="of:=SUM([.G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3:.AMJ253]); &quot;&quot;; [.G$2:.AMJ$2] &amp; &quot;: &quot; &amp; [.G253:.AMJ253]))">
            <text:p/>
          </table:table-cell>
          <table:table-cell table:formula="of:=SUMPRODUCT(NOT(ISBLANK([.G253:.AMJ253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4]&lt;[.B253]; [.A253] + 1; [.A253])" office:value-type="float" office:value="20" calcext:value-type="float">
            <text:p>20</text:p>
          </table:table-cell>
          <table:table-cell table:formula="of:=SUM([.G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4:.AMJ254]); &quot;&quot;; [.G$2:.AMJ$2] &amp; &quot;: &quot; &amp; [.G254:.AMJ254]))">
            <text:p/>
          </table:table-cell>
          <table:table-cell table:formula="of:=SUMPRODUCT(NOT(ISBLANK([.G254:.AMJ254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5]&lt;[.B254]; [.A254] + 1; [.A254])" office:value-type="float" office:value="20" calcext:value-type="float">
            <text:p>20</text:p>
          </table:table-cell>
          <table:table-cell table:formula="of:=SUM([.G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5:.AMJ255]); &quot;&quot;; [.G$2:.AMJ$2] &amp; &quot;: &quot; &amp; [.G255:.AMJ255]))">
            <text:p/>
          </table:table-cell>
          <table:table-cell table:formula="of:=SUMPRODUCT(NOT(ISBLANK([.G255:.AMJ255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6]&lt;[.B255]; [.A255] + 1; [.A255])" office:value-type="float" office:value="20" calcext:value-type="float">
            <text:p>20</text:p>
          </table:table-cell>
          <table:table-cell table:formula="of:=SUM([.G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6:.AMJ256]); &quot;&quot;; [.G$2:.AMJ$2] &amp; &quot;: &quot; &amp; [.G256:.AMJ256]))">
            <text:p/>
          </table:table-cell>
          <table:table-cell table:formula="of:=SUMPRODUCT(NOT(ISBLANK([.G256:.AMJ256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7]&lt;[.B256]; [.A256] + 1; [.A256])" office:value-type="float" office:value="20" calcext:value-type="float">
            <text:p>20</text:p>
          </table:table-cell>
          <table:table-cell table:formula="of:=SUM([.G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7:.AMJ257]); &quot;&quot;; [.G$2:.AMJ$2] &amp; &quot;: &quot; &amp; [.G257:.AMJ257]))">
            <text:p/>
          </table:table-cell>
          <table:table-cell table:formula="of:=SUMPRODUCT(NOT(ISBLANK([.G257:.AMJ257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8]&lt;[.B257]; [.A257] + 1; [.A257])" office:value-type="float" office:value="20" calcext:value-type="float">
            <text:p>20</text:p>
          </table:table-cell>
          <table:table-cell table:formula="of:=SUM([.G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8:.AMJ258]); &quot;&quot;; [.G$2:.AMJ$2] &amp; &quot;: &quot; &amp; [.G258:.AMJ258]))">
            <text:p/>
          </table:table-cell>
          <table:table-cell table:formula="of:=SUMPRODUCT(NOT(ISBLANK([.G258:.AMJ258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59]&lt;[.B258]; [.A258] + 1; [.A258])" office:value-type="float" office:value="20" calcext:value-type="float">
            <text:p>20</text:p>
          </table:table-cell>
          <table:table-cell table:formula="of:=SUM([.G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59:.AMJ259]); &quot;&quot;; [.G$2:.AMJ$2] &amp; &quot;: &quot; &amp; [.G259:.AMJ259]))">
            <text:p/>
          </table:table-cell>
          <table:table-cell table:formula="of:=SUMPRODUCT(NOT(ISBLANK([.G259:.AMJ259]))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formula="of:=IF([.B260]&lt;[.B259]; [.A259] + 1; [.A259])" office:value-type="float" office:value="20" calcext:value-type="float">
            <text:p>20</text:p>
          </table:table-cell>
          <table:table-cell table:formula="of:=SUM([.G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G260:.AMJ260]); &quot;&quot;; [.G$2:.AMJ$2] &amp; &quot;: &quot; &amp; [.G260:.AMJ260]))">
            <text:p/>
          </table:table-cell>
          <table:table-cell table:formula="of:=SUMPRODUCT(NOT(ISBLANK([.G260:.AMJ260])))" office:value-type="float" office:value="0" calcext:value-type="float">
            <text:p>0</text:p>
          </table:table-cell>
          <table:table-cell table:number-columns-repeated="1018"/>
        </table:table-row>
        <calcext:conditional-formats>
          <calcext:conditional-format calcext:target-range-address="Numbers.AI2:Numbers.AMJ2 Numbers.A2:Numbers.F2 Numbers.H2:Numbers.AG2">
            <calcext:condition calcext:apply-style-name="Result" calcext:value="duplicate" calcext:base-cell-address="Numbers.A2"/>
            <calcext:condition calcext:apply-style-name="Default" calcext:value="unique" calcext:base-cell-address="Numbers.A2"/>
          </calcext:conditional-format>
          <calcext:conditional-format calcext:target-range-address="Numbers.G2:Numbers.G2">
            <calcext:condition calcext:apply-style-name="Result" calcext:value="duplicate" calcext:base-cell-address="Numbers.G2"/>
            <calcext:condition calcext:apply-style-name="Default" calcext:value="unique" calcext:base-cell-address="Numbers.G2"/>
          </calcext:conditional-format>
          <calcext:conditional-format calcext:target-range-address="Numbers.AH2:Numbers.AH2">
            <calcext:condition calcext:apply-style-name="Result" calcext:value="duplicate" calcext:base-cell-address="Numbers.AH2"/>
            <calcext:condition calcext:apply-style-name="Default" calcext:value="unique" calcext:base-cell-address="Numbers.AH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B4] &gt; 0; [Numbers.A4] &amp; &quot;. &quot; &amp; &quot;[url=&quot; &amp; [Numbers.D4] &amp; &quot;]&quot; &amp; [Numbers.C4] &amp; &quot;[/url]&quot; &amp;  &quot; [[b]&quot; &amp; [Numbers.B4] &amp; &quot;[/b]: &quot; &amp; [Numbers.E4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B4] &gt; 0; &quot;convert background.png -gravity Center -size 270 -pointsize 24 -fill black -annotate +0-14 'Voted #&quot; &amp; [Numbers.A4] &amp; &quot; mod' -pointsize 20 -fill white -annotate +0+18 'by ZDoom Community' &quot; &amp; &quot;pngs/&quot; &amp; SUBSTITUTE(SUBSTITUTE(SUBSTITUTE(SUBSTITUTE([Numbers.C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3" table:formula="of:=&quot;#!/bin/bash&quot; &amp; CHAR(10) &amp; COM.MICROSOFT.TEXTJOIN(CHAR(10); 1; [List.B$1:List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Project_MSX.png&#10;convert background.png -gravity Center -size 270 -pointsize 24 -fill black -annotate +0-14 'Voted #2 mod' -pointsize 20 -fill white -annotate +0+18 'by ZDoom Community' pngs/Russian_Overkill.png&#10;convert background.png -gravity Center -size 270 -pointsize 24 -fill black -annotate +0-14 'Voted #3 mod' -pointsize 20 -fill white -annotate +0+18 'by ZDoom Community' pngs/Colourful_Hell.png&#10;convert background.png -gravity Center -size 270 -pointsize 24 -fill black -annotate +0-14 'Voted #4 mod' -pointsize 20 -fill white -annotate +0+18 'by ZDoom Community' pngs/DoomRL_Arsenal.png&#10;convert background.png -gravity Center -size 270 -pointsize 24 -fill black -annotate +0-14 'Voted #4 mod' -pointsize 20 -fill white -annotate +0+18 'by ZDoom Community' pngs/GMOTA.png&#10;convert background.png -gravity Center -size 270 -pointsize 24 -fill black -annotate +0-14 'Voted #5 mod' -pointsize 20 -fill white -annotate +0+18 'by ZDoom Community' pngs/Hearts_of_Demons_-_BARON.png&#10;convert background.png -gravity Center -size 270 -pointsize 24 -fill black -annotate +0-14 'Voted #6 mod' -pointsize 20 -fill white -annotate +0+18 'by ZDoom Community' pngs/Guncaster.png&#10;convert background.png -gravity Center -size 270 -pointsize 24 -fill black -annotate +0-14 'Voted #6 mod' -pointsize 20 -fill white -annotate +0+18 'by ZDoom Community' pngs/High_Noon_Drifter.png&#10;convert background.png -gravity Center -size 270 -pointsize 24 -fill black -annotate +0-14 'Voted #7 mod' -pointsize 20 -fill white -annotate +0+18 'by ZDoom Community' pngs/Reelism.png&#10;convert background.png -gravity Center -size 270 -pointsize 24 -fill black -annotate +0-14 'Voted #8 mod' -pointsize 20 -fill white -annotate +0+18 'by ZDoom Community' pngs/Netronian_Chaos.png&#10;convert background.png -gravity Center -size 270 -pointsize 24 -fill black -annotate +0-14 'Voted #9 mod' -pointsize 20 -fill white -annotate +0+18 'by ZDoom Community' pngs/Final_Doomer.png&#10;convert background.png -gravity Center -size 270 -pointsize 24 -fill black -annotate +0-14 'Voted #9 mod' -pointsize 20 -fill white -annotate +0+18 'by ZDoom Community' pngs/Samsara.png&#10;convert background.png -gravity Center -size 270 -pointsize 24 -fill black -annotate +0-14 'Voted #9 mod' -pointsize 20 -fill white -annotate +0+18 'by ZDoom Community' pngs/The_Adventures_of_Square.png&#10;convert background.png -gravity Center -size 270 -pointsize 24 -fill black -annotate +0-14 'Voted #10 mod' -pointsize 20 -fill white -annotate +0+18 'by ZDoom Community' pngs/D4D.png&#10;convert background.png -gravity Center -size 270 -pointsize 24 -fill black -annotate +0-14 'Voted #11 mod' -pointsize 20 -fill white -annotate +0+18 'by ZDoom Community' pngs/La_Tailor_Girl.png&#10;convert background.png -gravity Center -size 270 -pointsize 24 -fill black -annotate +0-14 'Voted #11 mod' -pointsize 20 -fill white -annotate +0+18 'by ZDoom Community' pngs/Pirate_Doom.png&#10;convert background.png -gravity Center -size 270 -pointsize 24 -fill black -annotate +0-14 'Voted #12 mod' -pointsize 20 -fill white -annotate +0+18 'by ZDoom Community' pngs/Demonsteele.png&#10;convert background.png -gravity Center -size 270 -pointsize 24 -fill black -annotate +0-14 'Voted #12 mod' -pointsize 20 -fill white -annotate +0+18 'by ZDoom Community' pngs/LegenDoom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2 mod' -pointsize 20 -fill white -annotate +0+18 'by ZDoom Community' pngs/The_Ghoul_s_Forest_3.png&#10;convert background.png -gravity Center -size 270 -pointsize 24 -fill black -annotate +0-14 'Voted #12 mod' -pointsize 20 -fill white -annotate +0+18 'by ZDoom Community' pngs/Urban_Brawl:_Action_Doom_2.png&#10;convert background.png -gravity Center -size 270 -pointsize 24 -fill black -annotate +0-14 'Voted #13 mod' -pointsize 20 -fill white -annotate +0+18 'by ZDoom Community' pngs/ouch_m_2:_abort_m.png&#10;convert background.png -gravity Center -size 270 -pointsize 24 -fill black -annotate +0-14 'Voted #14 mod' -pointsize 20 -fill white -annotate +0+18 'by ZDoom Community' pngs/Daytime_Drama.png&#10;convert background.png -gravity Center -size 270 -pointsize 24 -fill black -annotate +0-14 'Voted #14 mod' -pointsize 20 -fill white -annotate +0+18 'by ZDoom Community' pngs/JohnnyDoom.png&#10;convert background.png -gravity Center -size 270 -pointsize 24 -fill black -annotate +0-14 'Voted #14 mod' -pointsize 20 -fill white -annotate +0+18 'by ZDoom Community' pngs/PlayStation_Doom_TC.png&#10;convert background.png -gravity Center -size 270 -pointsize 24 -fill black -annotate +0-14 'Voted #14 mod' -pointsize 20 -fill white -annotate +0+18 'by ZDoom Community' pngs/The_Trailblazer.png&#10;convert background.png -gravity Center -size 270 -pointsize 24 -fill black -annotate +0-14 'Voted #14 mod' -pointsize 20 -fill white -annotate +0+18 'by ZDoom Community' pngs/Zen_Dynamics.png&#10;convert background.png -gravity Center -size 270 -pointsize 24 -fill black -annotate +0-14 'Voted #15 mod' -pointsize 20 -fill white -annotate +0+18 'by ZDoom Community' pngs/Ashes_2063_TC.png&#10;convert background.png -gravity Center -size 270 -pointsize 24 -fill black -annotate +0-14 'Voted #15 mod' -pointsize 20 -fill white -annotate +0+18 'by ZDoom Community' pngs/Faspons.png&#10;convert background.png -gravity Center -size 270 -pointsize 24 -fill black -annotate +0-14 'Voted #15 mod' -pointsize 20 -fill white -annotate +0+18 'by ZDoom Community' pngs/Legacy_of_Suffering.png&#10;convert background.png -gravity Center -size 270 -pointsize 24 -fill black -annotate +0-14 'Voted #15 mod' -pointsize 20 -fill white -annotate +0+18 'by ZDoom Community' pngs/RTC-3057_Hub_1.png&#10;convert background.png -gravity Center -size 270 -pointsize 24 -fill black -annotate +0-14 'Voted #15 mod' -pointsize 20 -fill white -annotate +0+18 'by ZDoom Community' pngs/The_Soldier_Z.png&#10;convert background.png -gravity Center -size 270 -pointsize 24 -fill black -annotate +0-14 'Voted #15 mod' -pointsize 20 -fill white -annotate +0+18 'by ZDoom Community' pngs/The_Ultimate_Torment_and_Torture.png&#10;convert background.png -gravity Center -size 270 -pointsize 24 -fill black -annotate +0-14 'Voted #16 mod' -pointsize 20 -fill white -annotate +0+18 'by ZDoom Community' pngs/10x.png&#10;convert background.png -gravity Center -size 270 -pointsize 24 -fill black -annotate +0-14 'Voted #16 mod' -pointsize 20 -fill white -annotate +0+18 'by ZDoom Community' pngs/AEons_Of_Death.png&#10;convert background.png -gravity Center -size 270 -pointsize 24 -fill black -annotate +0-14 'Voted #16 mod' -pointsize 20 -fill white -annotate +0+18 'by ZDoom Community' pngs/Lithium.png&#10;convert background.png -gravity Center -size 270 -pointsize 24 -fill black -annotate +0-14 'Voted #16 mod' -pointsize 20 -fill white -annotate +0+18 'by ZDoom Community' pngs/MetaDoom.png&#10;convert background.png -gravity Center -size 270 -pointsize 24 -fill black -annotate +0-14 'Voted #16 mod' -pointsize 20 -fill white -annotate +0+18 'by ZDoom Community' pngs/Terrorists!.png&#10;convert background.png -gravity Center -size 270 -pointsize 24 -fill black -annotate +0-14 'Voted #16 mod' -pointsize 20 -fill white -annotate +0+18 'by ZDoom Community' pngs/Winter_s_Fury.png&#10;convert background.png -gravity Center -size 270 -pointsize 24 -fill black -annotate +0-14 'Voted #17 mod' -pointsize 20 -fill white -annotate +0+18 'by ZDoom Community' pngs/Beautiful_Doom.png&#10;convert background.png -gravity Center -size 270 -pointsize 24 -fill black -annotate +0-14 'Voted #17 mod' -pointsize 20 -fill white -annotate +0+18 'by ZDoom Community' pngs/Burl_Tumd.png&#10;convert background.png -gravity Center -size 270 -pointsize 24 -fill black -annotate +0-14 'Voted #17 mod' -pointsize 20 -fill white -annotate +0+18 'by ZDoom Community' pngs/Doom_RPG.png&#10;convert background.png -gravity Center -size 270 -pointsize 24 -fill black -annotate +0-14 'Voted #17 mod' -pointsize 20 -fill white -annotate +0+18 'by ZDoom Community' pngs/Juvenile_Power_Fantasy.png&#10;convert background.png -gravity Center -size 270 -pointsize 24 -fill black -annotate +0-14 'Voted #17 mod' -pointsize 20 -fill white -annotate +0+18 'by ZDoom Community' pngs/Project_Einherjar.png&#10;convert background.png -gravity Center -size 270 -pointsize 24 -fill black -annotate +0-14 'Voted #17 mod' -pointsize 20 -fill white -annotate +0+18 'by ZDoom Community' pngs/Quake_Champions:_Doom_Edition.png&#10;convert background.png -gravity Center -size 270 -pointsize 24 -fill black -annotate +0-14 'Voted #17 mod' -pointsize 20 -fill white -annotate +0+18 'by ZDoom Community' pngs/Spooky_s_House_of_Jump_Scares_TC.png&#10;convert background.png -gravity Center -size 270 -pointsize 24 -fill black -annotate +0-14 'Voted #17 mod' -pointsize 20 -fill white -annotate +0+18 'by ZDoom Community' pngs/SpriteShadow.png&#10;convert background.png -gravity Center -size 270 -pointsize 24 -fill black -annotate +0-14 'Voted #17 mod' -pointsize 20 -fill white -annotate +0+18 'by ZDoom Community' pngs/Strange_Aeons.png&#10;convert background.png -gravity Center -size 270 -pointsize 24 -fill black -annotate +0-14 'Voted #17 mod' -pointsize 20 -fill white -annotate +0+18 'by ZDoom Community' pngs/Sun_Damage_Omen.png&#10;convert background.png -gravity Center -size 270 -pointsize 24 -fill black -annotate +0-14 'Voted #17 mod' -pointsize 20 -fill white -annotate +0+18 'by ZDoom Community' pngs/The_Ultimate_Simpsons_Doom_.png&#10;convert background.png -gravity Center -size 270 -pointsize 24 -fill black -annotate +0-14 'Voted #18 mod' -pointsize 20 -fill white -annotate +0+18 'by ZDoom Community' pngs/Action_Doom.png&#10;convert background.png -gravity Center -size 270 -pointsize 24 -fill black -annotate +0-14 'Voted #18 mod' -pointsize 20 -fill white -annotate +0+18 'by ZDoom Community' pngs/Blade_of_Agony.png&#10;convert background.png -gravity Center -size 270 -pointsize 24 -fill black -annotate +0-14 'Voted #18 mod' -pointsize 20 -fill white -annotate +0+18 'by ZDoom Community' pngs/Brutal_Doom.png&#10;convert background.png -gravity Center -size 270 -pointsize 24 -fill black -annotate +0-14 'Voted #18 mod' -pointsize 20 -fill white -annotate +0+18 'by ZDoom Community' pngs/Castlevania_-_Simon_s_Destiny.png&#10;convert background.png -gravity Center -size 270 -pointsize 24 -fill black -annotate +0-14 'Voted #18 mod' -pointsize 20 -fill white -annotate +0+18 'by ZDoom Community' pngs/Dead_Marine.png&#10;convert background.png -gravity Center -size 270 -pointsize 24 -fill black -annotate +0-14 'Voted #18 mod' -pointsize 20 -fill white -annotate +0+18 'by ZDoom Community' pngs/Death_Foretold.png&#10;convert background.png -gravity Center -size 270 -pointsize 24 -fill black -annotate +0-14 'Voted #18 mod' -pointsize 20 -fill white -annotate +0+18 'by ZDoom Community' pngs/Demon_CounterStrike.png&#10;convert background.png -gravity Center -size 270 -pointsize 24 -fill black -annotate +0-14 'Voted #18 mod' -pointsize 20 -fill white -annotate +0+18 'by ZDoom Community' pngs/Droplets:_Simulated_Blood.png&#10;convert background.png -gravity Center -size 270 -pointsize 24 -fill black -annotate +0-14 'Voted #18 mod' -pointsize 20 -fill white -annotate +0+18 'by ZDoom Community' pngs/Ghoul_School_3D.png&#10;convert background.png -gravity Center -size 270 -pointsize 24 -fill black -annotate +0-14 'Voted #18 mod' -pointsize 20 -fill white -annotate +0+18 'by ZDoom Community' pngs/Queen_s_Crusade.png&#10;convert background.png -gravity Center -size 270 -pointsize 24 -fill black -annotate +0-14 'Voted #18 mod' -pointsize 20 -fill white -annotate +0+18 'by ZDoom Community' pngs/Shades_of_Doom.png&#10;convert background.png -gravity Center -size 270 -pointsize 24 -fill black -annotate +0-14 'Voted #18 mod' -pointsize 20 -fill white -annotate +0+18 'by ZDoom Community' pngs/Shut_up_and_Bleed.png&#10;convert background.png -gravity Center -size 270 -pointsize 24 -fill black -annotate +0-14 'Voted #18 mod' -pointsize 20 -fill white -annotate +0+18 'by ZDoom Community' pngs/Stronghold:_On_the_Edge_of_Chaos.png&#10;convert background.png -gravity Center -size 270 -pointsize 24 -fill black -annotate +0-14 'Voted #18 mod' -pointsize 20 -fill white -annotate +0+18 'by ZDoom Community' pngs/The_Space_Pirate.png&#10;convert background.png -gravity Center -size 270 -pointsize 24 -fill black -annotate +0-14 'Voted #18 mod' -pointsize 20 -fill white -annotate +0+18 'by ZDoom Community' pngs/Unloved.png&#10;convert background.png -gravity Center -size 270 -pointsize 24 -fill black -annotate +0-14 'Voted #18 mod' -pointsize 20 -fill white -annotate +0+18 'by ZDoom Community' pngs/WW-Cola3.png&#10;convert background.png -gravity Center -size 270 -pointsize 24 -fill black -annotate +0-14 'Voted #19 mod' -pointsize 20 -fill white -annotate +0+18 'by ZDoom Community' pngs/Alandoguns.png&#10;convert background.png -gravity Center -size 270 -pointsize 24 -fill black -annotate +0-14 'Voted #19 mod' -pointsize 20 -fill white -annotate +0+18 'by ZDoom Community' pngs/Banhammer.png&#10;convert background.png -gravity Center -size 270 -pointsize 24 -fill black -annotate +0-14 'Voted #19 mod' -pointsize 20 -fill white -annotate +0+18 'by ZDoom Community' pngs/BlackWarrior.png&#10;convert background.png -gravity Center -size 270 -pointsize 24 -fill black -annotate +0-14 'Voted #19 mod' -pointsize 20 -fill white -annotate +0+18 'by ZDoom Community' pngs/Brutalkick.png&#10;convert background.png -gravity Center -size 270 -pointsize 24 -fill black -annotate +0-14 'Voted #19 mod' -pointsize 20 -fill white -annotate +0+18 'by ZDoom Community' pngs/Chex_Quest_3.png&#10;convert background.png -gravity Center -size 270 -pointsize 24 -fill black -annotate +0-14 'Voted #19 mod' -pointsize 20 -fill white -annotate +0+18 'by ZDoom Community' pngs/Chosen.png&#10;convert background.png -gravity Center -size 270 -pointsize 24 -fill black -annotate +0-14 'Voted #19 mod' -pointsize 20 -fill white -annotate +0+18 'by ZDoom Community' pngs/Complex_Doom.png&#10;convert background.png -gravity Center -size 270 -pointsize 24 -fill black -annotate +0-14 'Voted #19 mod' -pointsize 20 -fill white -annotate +0+18 'by ZDoom Community' pngs/Complex_Doom:_LCA.png&#10;convert background.png -gravity Center -size 270 -pointsize 24 -fill black -annotate +0-14 'Voted #19 mod' -pointsize 20 -fill white -annotate +0+18 'by ZDoom Community' pngs/Consolation_Prize:_The_PSX_Doom_TC.png&#10;convert background.png -gravity Center -size 270 -pointsize 24 -fill black -annotate +0-14 'Voted #19 mod' -pointsize 20 -fill white -annotate +0+18 'by ZDoom Community' pngs/Crossfire.png&#10;convert background.png -gravity Center -size 270 -pointsize 24 -fill black -annotate +0-14 'Voted #19 mod' -pointsize 20 -fill white -annotate +0+18 'by ZDoom Community' pngs/DamNums.png&#10;convert background.png -gravity Center -size 270 -pointsize 24 -fill black -annotate +0-14 'Voted #19 mod' -pointsize 20 -fill white -annotate +0+18 'by ZDoom Community' pngs/Demonsteele:_NowThatsWhatICallMIDI.png&#10;convert background.png -gravity Center -size 270 -pointsize 24 -fill black -annotate +0-14 'Voted #19 mod' -pointsize 20 -fill white -annotate +0+18 'by ZDoom Community' pngs/Doom_2_Minor_Sprite_Fixing_Project.png&#10;convert background.png -gravity Center -size 270 -pointsize 24 -fill black -annotate +0-14 'Voted #19 mod' -pointsize 20 -fill white -annotate +0+18 'by ZDoom Community' pngs/Doom_64__weapons_only_.png&#10;convert background.png -gravity Center -size 270 -pointsize 24 -fill black -annotate +0-14 'Voted #19 mod' -pointsize 20 -fill white -annotate +0+18 'by ZDoom Community' pngs/Doom_64:_Retribution.png&#10;convert background.png -gravity Center -size 270 -pointsize 24 -fill black -annotate +0-14 'Voted #19 mod' -pointsize 20 -fill white -annotate +0+18 'by ZDoom Community' pngs/Doom_Ambient_Pack.png&#10;convert background.png -gravity Center -size 270 -pointsize 24 -fill black -annotate +0-14 'Voted #19 mod' -pointsize 20 -fill white -annotate +0+18 'by ZDoom Community' pngs/Doom_Incarnate.png&#10;convert background.png -gravity Center -size 270 -pointsize 24 -fill black -annotate +0-14 'Voted #19 mod' -pointsize 20 -fill white -annotate +0+18 'by ZDoom Community' pngs/DOOM_SNES_Jukebox.png&#10;convert background.png -gravity Center -size 270 -pointsize 24 -fill black -annotate +0-14 'Voted #19 mod' -pointsize 20 -fill white -annotate +0+18 'by ZDoom Community' pngs/Eriguns_2.png&#10;convert background.png -gravity Center -size 270 -pointsize 24 -fill black -annotate +0-14 'Voted #19 mod' -pointsize 20 -fill white -annotate +0+18 'by ZDoom Community' pngs/Factotum.png&#10;convert background.png -gravity Center -size 270 -pointsize 24 -fill black -annotate +0-14 'Voted #19 mod' -pointsize 20 -fill white -annotate +0+18 'by ZDoom Community' pngs/FamiliarDoom.png&#10;convert background.png -gravity Center -size 270 -pointsize 24 -fill black -annotate +0-14 'Voted #19 mod' -pointsize 20 -fill white -annotate +0+18 'by ZDoom Community' pngs/Footsteps.png&#10;convert background.png -gravity Center -size 270 -pointsize 24 -fill black -annotate +0-14 'Voted #19 mod' -pointsize 20 -fill white -annotate +0+18 'by ZDoom Community' pngs/GZSHud.png&#10;convert background.png -gravity Center -size 270 -pointsize 24 -fill black -annotate +0-14 'Voted #19 mod' -pointsize 20 -fill white -annotate +0+18 'by ZDoom Community' pngs/Heretic_Widescreened_HUD.png&#10;convert background.png -gravity Center -size 270 -pointsize 24 -fill black -annotate +0-14 'Voted #19 mod' -pointsize 20 -fill white -annotate +0+18 'by ZDoom Community' pngs/HeXercise.png&#10;convert background.png -gravity Center -size 270 -pointsize 24 -fill black -annotate +0-14 'Voted #19 mod' -pointsize 20 -fill white -annotate +0+18 'by ZDoom Community' pngs/Highway_to_Hell.png&#10;convert background.png -gravity Center -size 270 -pointsize 24 -fill black -annotate +0-14 'Voted #19 mod' -pointsize 20 -fill white -annotate +0+18 'by ZDoom Community' pngs/HXRTC_Project.png&#10;convert background.png -gravity Center -size 270 -pointsize 24 -fill black -annotate +0-14 'Voted #19 mod' -pointsize 20 -fill white -annotate +0+18 'by ZDoom Community' pngs/Nash_s_Gore_Mod.png&#10;convert background.png -gravity Center -size 270 -pointsize 24 -fill black -annotate +0-14 'Voted #19 mod' -pointsize 20 -fill white -annotate +0+18 'by ZDoom Community' pngs/NC_HUD.png&#10;convert background.png -gravity Center -size 270 -pointsize 24 -fill black -annotate +0-14 'Voted #19 mod' -pointsize 20 -fill white -annotate +0+18 'by ZDoom Community' pngs/njsplash.png&#10;convert background.png -gravity Center -size 270 -pointsize 24 -fill black -annotate +0-14 'Voted #19 mod' -pointsize 20 -fill white -annotate +0+18 'by ZDoom Community' pngs/Perkristan_s_HD_Sounds.png&#10;convert background.png -gravity Center -size 270 -pointsize 24 -fill black -annotate +0-14 'Voted #19 mod' -pointsize 20 -fill white -annotate +0+18 'by ZDoom Community' pngs/QUAKE:_Descent_into_Heresy.png&#10;convert background.png -gravity Center -size 270 -pointsize 24 -fill black -annotate +0-14 'Voted #19 mod' -pointsize 20 -fill white -annotate +0+18 'by ZDoom Community' pngs/Runaway_Train.png&#10;convert background.png -gravity Center -size 270 -pointsize 24 -fill black -annotate +0-14 'Voted #19 mod' -pointsize 20 -fill white -annotate +0+18 'by ZDoom Community' pngs/Sbrightmaps.png&#10;convert background.png -gravity Center -size 270 -pointsize 24 -fill black -annotate +0-14 'Voted #19 mod' -pointsize 20 -fill white -annotate +0+18 'by ZDoom Community' pngs/scalliano_s_667_Shuffle.png&#10;convert background.png -gravity Center -size 270 -pointsize 24 -fill black -annotate +0-14 'Voted #19 mod' -pointsize 20 -fill white -annotate +0+18 'by ZDoom Community' pngs/Smooth_Doom.png&#10;convert background.png -gravity Center -size 270 -pointsize 24 -fill black -annotate +0-14 'Voted #19 mod' -pointsize 20 -fill white -annotate +0+18 'by ZDoom Community' pngs/Smooth_fluids.png&#10;convert background.png -gravity Center -size 270 -pointsize 24 -fill black -annotate +0-14 'Voted #19 mod' -pointsize 20 -fill white -annotate +0+18 'by ZDoom Community' pngs/Sound_Caulking.png&#10;convert background.png -gravity Center -size 270 -pointsize 24 -fill black -annotate +0-14 'Voted #19 mod' -pointsize 20 -fill white -annotate +0+18 'by ZDoom Community' pngs/TGRDM3__Morgenstern_.png&#10;convert background.png -gravity Center -size 270 -pointsize 24 -fill black -annotate +0-14 'Voted #19 mod' -pointsize 20 -fill white -annotate +0+18 'by ZDoom Community' pngs/The_Trooper.png&#10;convert background.png -gravity Center -size 270 -pointsize 24 -fill black -annotate +0-14 'Voted #19 mod' -pointsize 20 -fill white -annotate +0+18 'by ZDoom Community' pngs/Tilt++.png&#10;convert background.png -gravity Center -size 270 -pointsize 24 -fill black -annotate +0-14 'Voted #19 mod' -pointsize 20 -fill white -annotate +0+18 'by ZDoom Community' pngs/WARDUST_heretic_Sprites.png&#10;convert background.png -gravity Center -size 270 -pointsize 24 -fill black -annotate +0-14 'Voted #19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Project_MSX.png</text:p>
            <text:p>convert background.png -gravity Center -size 270 -pointsize 24 -fill black -annotate +0-14 'Voted #2 mod' -pointsize 20 -fill white -annotate +0+18 'by ZDoom Community' pngs/Russian_Overkill.png</text:p>
            <text:p>convert background.png -gravity Center -size 270 -pointsize 24 -fill black -annotate +0-14 'Voted #3 mod' -pointsize 20 -fill white -annotate +0+18 'by ZDoom Community' pngs/Colourful_Hell.png</text:p>
            <text:p>convert background.png -gravity Center -size 270 -pointsize 24 -fill black -annotate +0-14 'Voted #4 mod' -pointsize 20 -fill white -annotate +0+18 'by ZDoom Community' pngs/DoomRL_Arsenal.png</text:p>
            <text:p>convert background.png -gravity Center -size 270 -pointsize 24 -fill black -annotate +0-14 'Voted #4 mod' -pointsize 20 -fill white -annotate +0+18 'by ZDoom Community' pngs/GMOTA.png</text:p>
            <text:p>convert background.png -gravity Center -size 270 -pointsize 24 -fill black -annotate +0-14 'Voted #5 mod' -pointsize 20 -fill white -annotate +0+18 'by ZDoom Community' pngs/Hearts_of_Demons_-_BARON.png</text:p>
            <text:p>convert background.png -gravity Center -size 270 -pointsize 24 -fill black -annotate +0-14 'Voted #6 mod' -pointsize 20 -fill white -annotate +0+18 'by ZDoom Community' pngs/Guncaster.png</text:p>
            <text:p>convert background.png -gravity Center -size 270 -pointsize 24 -fill black -annotate +0-14 'Voted #6 mod' -pointsize 20 -fill white -annotate +0+18 'by ZDoom Community' pngs/High_Noon_Drifter.png</text:p>
            <text:p>convert background.png -gravity Center -size 270 -pointsize 24 -fill black -annotate +0-14 'Voted #7 mod' -pointsize 20 -fill white -annotate +0+18 'by ZDoom Community' pngs/Reelism.png</text:p>
            <text:p>convert background.png -gravity Center -size 270 -pointsize 24 -fill black -annotate +0-14 'Voted #8 mod' -pointsize 20 -fill white -annotate +0+18 'by ZDoom Community' pngs/Netronian_Chaos.png</text:p>
            <text:p>convert background.png -gravity Center -size 270 -pointsize 24 -fill black -annotate +0-14 'Voted #9 mod' -pointsize 20 -fill white -annotate +0+18 'by ZDoom Community' pngs/Final_Doomer.png</text:p>
            <text:p>convert background.png -gravity Center -size 270 -pointsize 24 -fill black -annotate +0-14 'Voted #9 mod' -pointsize 20 -fill white -annotate +0+18 'by ZDoom Community' pngs/Samsara.png</text:p>
            <text:p>convert background.png -gravity Center -size 270 -pointsize 24 -fill black -annotate +0-14 'Voted #9 mod' -pointsize 20 -fill white -annotate +0+18 'by ZDoom Community' pngs/The_Adventures_of_Square.png</text:p>
            <text:p>convert background.png -gravity Center -size 270 -pointsize 24 -fill black -annotate +0-14 'Voted #10 mod' -pointsize 20 -fill white -annotate +0+18 'by ZDoom Community' pngs/D4D.png</text:p>
            <text:p>convert background.png -gravity Center -size 270 -pointsize 24 -fill black -annotate +0-14 'Voted #11 mod' -pointsize 20 -fill white -annotate +0+18 'by ZDoom Community' pngs/La_Tailor_Girl.png</text:p>
            <text:p>convert background.png -gravity Center -size 270 -pointsize 24 -fill black -annotate +0-14 'Voted #11 mod' -pointsize 20 -fill white -annotate +0+18 'by ZDoom Community' pngs/Pirate_Doom.png</text:p>
            <text:p>convert background.png -gravity Center -size 270 -pointsize 24 -fill black -annotate +0-14 'Voted #12 mod' -pointsize 20 -fill white -annotate +0+18 'by ZDoom Community' pngs/Demonsteele.png</text:p>
            <text:p>convert background.png -gravity Center -size 270 -pointsize 24 -fill black -annotate +0-14 'Voted #12 mod' -pointsize 20 -fill white -annotate +0+18 'by ZDoom Community' pngs/LegenDoom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The_Ghoul_s_Forest_3.png</text:p>
            <text:p>convert background.png -gravity Center -size 270 -pointsize 24 -fill black -annotate +0-14 'Voted #12 mod' -pointsize 20 -fill white -annotate +0+18 'by ZDoom Community' pngs/Urban_Brawl:_Action_Doom_2.png</text:p>
            <text:p>convert background.png -gravity Center -size 270 -pointsize 24 -fill black -annotate +0-14 'Voted #13 mod' -pointsize 20 -fill white -annotate +0+18 'by ZDoom Community' pngs/ouch_m_2:_abort_m.png</text:p>
            <text:p>convert background.png -gravity Center -size 270 -pointsize 24 -fill black -annotate +0-14 'Voted #14 mod' -pointsize 20 -fill white -annotate +0+18 'by ZDoom Community' pngs/Daytime_Drama.png</text:p>
            <text:p>convert background.png -gravity Center -size 270 -pointsize 24 -fill black -annotate +0-14 'Voted #14 mod' -pointsize 20 -fill white -annotate +0+18 'by ZDoom Community' pngs/JohnnyDoom.png</text:p>
            <text:p>convert background.png -gravity Center -size 270 -pointsize 24 -fill black -annotate +0-14 'Voted #14 mod' -pointsize 20 -fill white -annotate +0+18 'by ZDoom Community' pngs/PlayStation_Doom_TC.png</text:p>
            <text:p>convert background.png -gravity Center -size 270 -pointsize 24 -fill black -annotate +0-14 'Voted #14 mod' -pointsize 20 -fill white -annotate +0+18 'by ZDoom Community' pngs/The_Trailblazer.png</text:p>
            <text:p>convert background.png -gravity Center -size 270 -pointsize 24 -fill black -annotate +0-14 'Voted #14 mod' -pointsize 20 -fill white -annotate +0+18 'by ZDoom Community' pngs/Zen_Dynamics.png</text:p>
            <text:p>convert background.png -gravity Center -size 270 -pointsize 24 -fill black -annotate +0-14 'Voted #15 mod' -pointsize 20 -fill white -annotate +0+18 'by ZDoom Community' pngs/Ashes_2063_TC.png</text:p>
            <text:p>convert background.png -gravity Center -size 270 -pointsize 24 -fill black -annotate +0-14 'Voted #15 mod' -pointsize 20 -fill white -annotate +0+18 'by ZDoom Community' pngs/Faspons.png</text:p>
            <text:p>convert background.png -gravity Center -size 270 -pointsize 24 -fill black -annotate +0-14 'Voted #15 mod' -pointsize 20 -fill white -annotate +0+18 'by ZDoom Community' pngs/Legacy_of_Suffering.png</text:p>
            <text:p>convert background.png -gravity Center -size 270 -pointsize 24 -fill black -annotate +0-14 'Voted #15 mod' -pointsize 20 -fill white -annotate +0+18 'by ZDoom Community' pngs/RTC-3057_Hub_1.png</text:p>
            <text:p>convert background.png -gravity Center -size 270 -pointsize 24 -fill black -annotate +0-14 'Voted #15 mod' -pointsize 20 -fill white -annotate +0+18 'by ZDoom Community' pngs/The_Soldier_Z.png</text:p>
            <text:p>convert background.png -gravity Center -size 270 -pointsize 24 -fill black -annotate +0-14 'Voted #15 mod' -pointsize 20 -fill white -annotate +0+18 'by ZDoom Community' pngs/The_Ultimate_Torment_and_Torture.png</text:p>
            <text:p>convert background.png -gravity Center -size 270 -pointsize 24 -fill black -annotate +0-14 'Voted #16 mod' -pointsize 20 -fill white -annotate +0+18 'by ZDoom Community' pngs/10x.png</text:p>
            <text:p>convert background.png -gravity Center -size 270 -pointsize 24 -fill black -annotate +0-14 'Voted #16 mod' -pointsize 20 -fill white -annotate +0+18 'by ZDoom Community' pngs/AEons_Of_Death.png</text:p>
            <text:p>convert background.png -gravity Center -size 270 -pointsize 24 -fill black -annotate +0-14 'Voted #16 mod' -pointsize 20 -fill white -annotate +0+18 'by ZDoom Community' pngs/Lithium.png</text:p>
            <text:p>convert background.png -gravity Center -size 270 -pointsize 24 -fill black -annotate +0-14 'Voted #16 mod' -pointsize 20 -fill white -annotate +0+18 'by ZDoom Community' pngs/MetaDoom.png</text:p>
            <text:p>convert background.png -gravity Center -size 270 -pointsize 24 -fill black -annotate +0-14 'Voted #16 mod' -pointsize 20 -fill white -annotate +0+18 'by ZDoom Community' pngs/Terrorists!.png</text:p>
            <text:p>convert background.png -gravity Center -size 270 -pointsize 24 -fill black -annotate +0-14 'Voted #16 mod' -pointsize 20 -fill white -annotate +0+18 'by ZDoom Community' pngs/Winter_s_Fury.png</text:p>
            <text:p>convert background.png -gravity Center -size 270 -pointsize 24 -fill black -annotate +0-14 'Voted #17 mod' -pointsize 20 -fill white -annotate +0+18 'by ZDoom Community' pngs/Beautiful_Doom.png</text:p>
            <text:p>convert background.png -gravity Center -size 270 -pointsize 24 -fill black -annotate +0-14 'Voted #17 mod' -pointsize 20 -fill white -annotate +0+18 'by ZDoom Community' pngs/Burl_Tumd.png</text:p>
            <text:p>convert background.png -gravity Center -size 270 -pointsize 24 -fill black -annotate +0-14 'Voted #17 mod' -pointsize 20 -fill white -annotate +0+18 'by ZDoom Community' pngs/Doom_RPG.png</text:p>
            <text:p>convert background.png -gravity Center -size 270 -pointsize 24 -fill black -annotate +0-14 'Voted #17 mod' -pointsize 20 -fill white -annotate +0+18 'by ZDoom Community' pngs/Juvenile_Power_Fantasy.png</text:p>
            <text:p>convert background.png -gravity Center -size 270 -pointsize 24 -fill black -annotate +0-14 'Voted #17 mod' -pointsize 20 -fill white -annotate +0+18 'by ZDoom Community' pngs/Project_Einherjar.png</text:p>
            <text:p>convert background.png -gravity Center -size 270 -pointsize 24 -fill black -annotate +0-14 'Voted #17 mod' -pointsize 20 -fill white -annotate +0+18 'by ZDoom Community' pngs/Quake_Champions:_Doom_Edition.png</text:p>
            <text:p>convert background.png -gravity Center -size 270 -pointsize 24 -fill black -annotate +0-14 'Voted #17 mod' -pointsize 20 -fill white -annotate +0+18 'by ZDoom Community' pngs/Spooky_s_House_of_Jump_Scares_TC.png</text:p>
            <text:p>convert background.png -gravity Center -size 270 -pointsize 24 -fill black -annotate +0-14 'Voted #17 mod' -pointsize 20 -fill white -annotate +0+18 'by ZDoom Community' pngs/SpriteShadow.png</text:p>
            <text:p>convert background.png -gravity Center -size 270 -pointsize 24 -fill black -annotate +0-14 'Voted #17 mod' -pointsize 20 -fill white -annotate +0+18 'by ZDoom Community' pngs/Strange_Aeons.png</text:p>
            <text:p>convert background.png -gravity Center -size 270 -pointsize 24 -fill black -annotate +0-14 'Voted #17 mod' -pointsize 20 -fill white -annotate +0+18 'by ZDoom Community' pngs/Sun_Damage_Omen.png</text:p>
            <text:p>convert background.png -gravity Center -size 270 -pointsize 24 -fill black -annotate +0-14 'Voted #17 mod' -pointsize 20 -fill white -annotate +0+18 'by ZDoom Community' pngs/The_Ultimate_Simpsons_Doom_.png</text:p>
            <text:p>convert background.png -gravity Center -size 270 -pointsize 24 -fill black -annotate +0-14 'Voted #18 mod' -pointsize 20 -fill white -annotate +0+18 'by ZDoom Community' pngs/Action_Doom.png</text:p>
            <text:p>convert background.png -gravity Center -size 270 -pointsize 24 -fill black -annotate +0-14 'Voted #18 mod' -pointsize 20 -fill white -annotate +0+18 'by ZDoom Community' pngs/Blade_of_Agony.png</text:p>
            <text:p>convert background.png -gravity Center -size 270 -pointsize 24 -fill black -annotate +0-14 'Voted #18 mod' -pointsize 20 -fill white -annotate +0+18 'by ZDoom Community' pngs/Brutal_Doom.png</text:p>
            <text:p>convert background.png -gravity Center -size 270 -pointsize 24 -fill black -annotate +0-14 'Voted #18 mod' -pointsize 20 -fill white -annotate +0+18 'by ZDoom Community' pngs/Castlevania_-_Simon_s_Destiny.png</text:p>
            <text:p>convert background.png -gravity Center -size 270 -pointsize 24 -fill black -annotate +0-14 'Voted #18 mod' -pointsize 20 -fill white -annotate +0+18 'by ZDoom Community' pngs/Dead_Marine.png</text:p>
            <text:p>convert background.png -gravity Center -size 270 -pointsize 24 -fill black -annotate +0-14 'Voted #18 mod' -pointsize 20 -fill white -annotate +0+18 'by ZDoom Community' pngs/Death_Foretold.png</text:p>
            <text:p>convert background.png -gravity Center -size 270 -pointsize 24 -fill black -annotate +0-14 'Voted #18 mod' -pointsize 20 -fill white -annotate +0+18 'by ZDoom Community' pngs/Demon_CounterStrike.png</text:p>
            <text:p>convert background.png -gravity Center -size 270 -pointsize 24 -fill black -annotate +0-14 'Voted #18 mod' -pointsize 20 -fill white -annotate +0+18 'by ZDoom Community' pngs/Droplets:_Simulated_Blood.png</text:p>
            <text:p>convert background.png -gravity Center -size 270 -pointsize 24 -fill black -annotate +0-14 'Voted #18 mod' -pointsize 20 -fill white -annotate +0+18 'by ZDoom Community' pngs/Ghoul_School_3D.png</text:p>
            <text:p>convert background.png -gravity Center -size 270 -pointsize 24 -fill black -annotate +0-14 'Voted #18 mod' -pointsize 20 -fill white -annotate +0+18 'by ZDoom Community' pngs/Queen_s_Crusade.png</text:p>
            <text:p>convert background.png -gravity Center -size 270 -pointsize 24 -fill black -annotate +0-14 'Voted #18 mod' -pointsize 20 -fill white -annotate +0+18 'by ZDoom Community' pngs/Shades_of_Doom.png</text:p>
            <text:p>convert background.png -gravity Center -size 270 -pointsize 24 -fill black -annotate +0-14 'Voted #18 mod' -pointsize 20 -fill white -annotate +0+18 'by ZDoom Community' pngs/Shut_up_and_Bleed.png</text:p>
            <text:p>convert background.png -gravity Center -size 270 -pointsize 24 -fill black -annotate +0-14 'Voted #18 mod' -pointsize 20 -fill white -annotate +0+18 'by ZDoom Community' pngs/Stronghold:_On_the_Edge_of_Chaos.png</text:p>
            <text:p>convert background.png -gravity Center -size 270 -pointsize 24 -fill black -annotate +0-14 'Voted #18 mod' -pointsize 20 -fill white -annotate +0+18 'by ZDoom Community' pngs/The_Space_Pirate.png</text:p>
            <text:p>convert background.png -gravity Center -size 270 -pointsize 24 -fill black -annotate +0-14 'Voted #18 mod' -pointsize 20 -fill white -annotate +0+18 'by ZDoom Community' pngs/Unloved.png</text:p>
            <text:p>convert background.png -gravity Center -size 270 -pointsize 24 -fill black -annotate +0-14 'Voted #18 mod' -pointsize 20 -fill white -annotate +0+18 'by ZDoom Community' pngs/WW-Cola3.png</text:p>
            <text:p>convert background.png -gravity Center -size 270 -pointsize 24 -fill black -annotate +0-14 'Voted #19 mod' -pointsize 20 -fill white -annotate +0+18 'by ZDoom Community' pngs/Alandoguns.png</text:p>
            <text:p>convert background.png -gravity Center -size 270 -pointsize 24 -fill black -annotate +0-14 'Voted #19 mod' -pointsize 20 -fill white -annotate +0+18 'by ZDoom Community' pngs/Banhammer.png</text:p>
            <text:p>convert background.png -gravity Center -size 270 -pointsize 24 -fill black -annotate +0-14 'Voted #19 mod' -pointsize 20 -fill white -annotate +0+18 'by ZDoom Community' pngs/BlackWarrior.png</text:p>
            <text:p>convert background.png -gravity Center -size 270 -pointsize 24 -fill black -annotate +0-14 'Voted #19 mod' -pointsize 20 -fill white -annotate +0+18 'by ZDoom Community' pngs/Brutalkick.png</text:p>
            <text:p>convert background.png -gravity Center -size 270 -pointsize 24 -fill black -annotate +0-14 'Voted #19 mod' -pointsize 20 -fill white -annotate +0+18 'by ZDoom Community' pngs/Chex_Quest_3.png</text:p>
            <text:p>convert background.png -gravity Center -size 270 -pointsize 24 -fill black -annotate +0-14 'Voted #19 mod' -pointsize 20 -fill white -annotate +0+18 'by ZDoom Community' pngs/Chosen.png</text:p>
            <text:p>convert background.png -gravity Center -size 270 -pointsize 24 -fill black -annotate +0-14 'Voted #19 mod' -pointsize 20 -fill white -annotate +0+18 'by ZDoom Community' pngs/Complex_Doom.png</text:p>
            <text:p>convert background.png -gravity Center -size 270 -pointsize 24 -fill black -annotate +0-14 'Voted #19 mod' -pointsize 20 -fill white -annotate +0+18 'by ZDoom Community' pngs/Complex_Doom:_LCA.png</text:p>
            <text:p>convert background.png -gravity Center -size 270 -pointsize 24 -fill black -annotate +0-14 'Voted #19 mod' -pointsize 20 -fill white -annotate +0+18 'by ZDoom Community' pngs/Consolation_Prize:_The_PSX_Doom_TC.png</text:p>
            <text:p>convert background.png -gravity Center -size 270 -pointsize 24 -fill black -annotate +0-14 'Voted #19 mod' -pointsize 20 -fill white -annotate +0+18 'by ZDoom Community' pngs/Crossfire.png</text:p>
            <text:p>convert background.png -gravity Center -size 270 -pointsize 24 -fill black -annotate +0-14 'Voted #19 mod' -pointsize 20 -fill white -annotate +0+18 'by ZDoom Community' pngs/DamNums.png</text:p>
            <text:p>convert background.png -gravity Center -size 270 -pointsize 24 -fill black -annotate +0-14 'Voted #19 mod' -pointsize 20 -fill white -annotate +0+18 'by ZDoom Community' pngs/Demonsteele:_NowThatsWhatICallMIDI.png</text:p>
            <text:p>convert background.png -gravity Center -size 270 -pointsize 24 -fill black -annotate +0-14 'Voted #19 mod' -pointsize 20 -fill white -annotate +0+18 'by ZDoom Community' pngs/Doom_2_Minor_Sprite_Fixing_Project.png</text:p>
            <text:p>convert background.png -gravity Center -size 270 -pointsize 24 -fill black -annotate +0-14 'Voted #19 mod' -pointsize 20 -fill white -annotate +0+18 'by ZDoom Community' pngs/Doom_64__weapons_only_.png</text:p>
            <text:p>convert background.png -gravity Center -size 270 -pointsize 24 -fill black -annotate +0-14 'Voted #19 mod' -pointsize 20 -fill white -annotate +0+18 'by ZDoom Community' pngs/Doom_64:_Retribution.png</text:p>
            <text:p>convert background.png -gravity Center -size 270 -pointsize 24 -fill black -annotate +0-14 'Voted #19 mod' -pointsize 20 -fill white -annotate +0+18 'by ZDoom Community' pngs/Doom_Ambient_Pack.png</text:p>
            <text:p>convert background.png -gravity Center -size 270 -pointsize 24 -fill black -annotate +0-14 'Voted #19 mod' -pointsize 20 -fill white -annotate +0+18 'by ZDoom Community' pngs/Doom_Incarnate.png</text:p>
            <text:p>convert background.png -gravity Center -size 270 -pointsize 24 -fill black -annotate +0-14 'Voted #19 mod' -pointsize 20 -fill white -annotate +0+18 'by ZDoom Community' pngs/DOOM_SNES_Jukebox.png</text:p>
            <text:p>convert background.png -gravity Center -size 270 -pointsize 24 -fill black -annotate +0-14 'Voted #19 mod' -pointsize 20 -fill white -annotate +0+18 'by ZDoom Community' pngs/Eriguns_2.png</text:p>
            <text:p>convert background.png -gravity Center -size 270 -pointsize 24 -fill black -annotate +0-14 'Voted #19 mod' -pointsize 20 -fill white -annotate +0+18 'by ZDoom Community' pngs/Factotum.png</text:p>
            <text:p>convert background.png -gravity Center -size 270 -pointsize 24 -fill black -annotate +0-14 'Voted #19 mod' -pointsize 20 -fill white -annotate +0+18 'by ZDoom Community' pngs/FamiliarDoom.png</text:p>
            <text:p>convert background.png -gravity Center -size 270 -pointsize 24 -fill black -annotate +0-14 'Voted #19 mod' -pointsize 20 -fill white -annotate +0+18 'by ZDoom Community' pngs/Footsteps.png</text:p>
            <text:p>convert background.png -gravity Center -size 270 -pointsize 24 -fill black -annotate +0-14 'Voted #19 mod' -pointsize 20 -fill white -annotate +0+18 'by ZDoom Community' pngs/GZSHud.png</text:p>
            <text:p>convert background.png -gravity Center -size 270 -pointsize 24 -fill black -annotate +0-14 'Voted #19 mod' -pointsize 20 -fill white -annotate +0+18 'by ZDoom Community' pngs/Heretic_Widescreened_HUD.png</text:p>
            <text:p>convert background.png -gravity Center -size 270 -pointsize 24 -fill black -annotate +0-14 'Voted #19 mod' -pointsize 20 -fill white -annotate +0+18 'by ZDoom Community' pngs/HeXercise.png</text:p>
            <text:p>convert background.png -gravity Center -size 270 -pointsize 24 -fill black -annotate +0-14 'Voted #19 mod' -pointsize 20 -fill white -annotate +0+18 'by ZDoom Community' pngs/Highway_to_Hell.png</text:p>
            <text:p>convert background.png -gravity Center -size 270 -pointsize 24 -fill black -annotate +0-14 'Voted #19 mod' -pointsize 20 -fill white -annotate +0+18 'by ZDoom Community' pngs/HXRTC_Project.png</text:p>
            <text:p>convert background.png -gravity Center -size 270 -pointsize 24 -fill black -annotate +0-14 'Voted #19 mod' -pointsize 20 -fill white -annotate +0+18 'by ZDoom Community' pngs/Nash_s_Gore_Mod.png</text:p>
            <text:p>convert background.png -gravity Center -size 270 -pointsize 24 -fill black -annotate +0-14 'Voted #19 mod' -pointsize 20 -fill white -annotate +0+18 'by ZDoom Community' pngs/NC_HUD.png</text:p>
            <text:p>convert background.png -gravity Center -size 270 -pointsize 24 -fill black -annotate +0-14 'Voted #19 mod' -pointsize 20 -fill white -annotate +0+18 'by ZDoom Community' pngs/njsplash.png</text:p>
            <text:p>convert background.png -gravity Center -size 270 -pointsize 24 -fill black -annotate +0-14 'Voted #19 mod' -pointsize 20 -fill white -annotate +0+18 'by ZDoom Community' pngs/Perkristan_s_HD_Sounds.png</text:p>
            <text:p>convert background.png -gravity Center -size 270 -pointsize 24 -fill black -annotate +0-14 'Voted #19 mod' -pointsize 20 -fill white -annotate +0+18 'by ZDoom Community' pngs/QUAKE:_Descent_into_Heresy.png</text:p>
            <text:p>convert background.png -gravity Center -size 270 -pointsize 24 -fill black -annotate +0-14 'Voted #19 mod' -pointsize 20 -fill white -annotate +0+18 'by ZDoom Community' pngs/Runaway_Train.png</text:p>
            <text:p>convert background.png -gravity Center -size 270 -pointsize 24 -fill black -annotate +0-14 'Voted #19 mod' -pointsize 20 -fill white -annotate +0+18 'by ZDoom Community' pngs/Sbrightmaps.png</text:p>
            <text:p>convert background.png -gravity Center -size 270 -pointsize 24 -fill black -annotate +0-14 'Voted #19 mod' -pointsize 20 -fill white -annotate +0+18 'by ZDoom Community' pngs/scalliano_s_667_Shuffle.png</text:p>
            <text:p>convert background.png -gravity Center -size 270 -pointsize 24 -fill black -annotate +0-14 'Voted #19 mod' -pointsize 20 -fill white -annotate +0+18 'by ZDoom Community' pngs/Smooth_Doom.png</text:p>
            <text:p>convert background.png -gravity Center -size 270 -pointsize 24 -fill black -annotate +0-14 'Voted #19 mod' -pointsize 20 -fill white -annotate +0+18 'by ZDoom Community' pngs/Smooth_fluids.png</text:p>
            <text:p>convert background.png -gravity Center -size 270 -pointsize 24 -fill black -annotate +0-14 'Voted #19 mod' -pointsize 20 -fill white -annotate +0+18 'by ZDoom Community' pngs/Sound_Caulking.png</text:p>
            <text:p>convert background.png -gravity Center -size 270 -pointsize 24 -fill black -annotate +0-14 'Voted #19 mod' -pointsize 20 -fill white -annotate +0+18 'by ZDoom Community' pngs/TGRDM3__Morgenstern_.png</text:p>
            <text:p>convert background.png -gravity Center -size 270 -pointsize 24 -fill black -annotate +0-14 'Voted #19 mod' -pointsize 20 -fill white -annotate +0+18 'by ZDoom Community' pngs/The_Trooper.png</text:p>
            <text:p>convert background.png -gravity Center -size 270 -pointsize 24 -fill black -annotate +0-14 'Voted #19 mod' -pointsize 20 -fill white -annotate +0+18 'by ZDoom Community' pngs/Tilt++.png</text:p>
            <text:p>convert background.png -gravity Center -size 270 -pointsize 24 -fill black -annotate +0-14 'Voted #19 mod' -pointsize 20 -fill white -annotate +0+18 'by ZDoom Community' pngs/WARDUST_heretic_Sprites.png</text:p>
            <text:p>convert background.png -gravity Center -size 270 -pointsize 24 -fill black -annotate +0-14 'Voted #19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B5] &gt; 0; [Numbers.A5] &amp; &quot;. &quot; &amp; &quot;[url=&quot; &amp; [Numbers.D5] &amp; &quot;]&quot; &amp; [Numbers.C5] &amp; &quot;[/url]&quot; &amp;  &quot; [[b]&quot; &amp; [Numbers.B5] &amp; &quot;[/b]: &quot; &amp; [Numbers.E5] &amp; &quot;]&quot;; &quot;&quot;)" office:value-type="string" office:string-value="2. [url=https://forum.zdoom.org/viewtopic.php?t=25836#p492521]Project MSX[/url] [[b]23[/b]: Marisa Kirisame: 4, Combine_Kegan: 2, TerminusEst13: 4, wildweasel: 2, ibm5155: 4, Somagu: 1, Azba: 1, Eric_: 5]" calcext:value-type="string">
            <text:p>2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B5] &gt; 0; &quot;convert background.png -gravity Center -size 270 -pointsize 24 -fill black -annotate +0-14 'Voted #&quot; &amp; [Numbers.A5] &amp; &quot; mod' -pointsize 20 -fill white -annotate +0+18 'by ZDoom Community' &quot; &amp; &quot;pngs/&quot; &amp; SUBSTITUTE(SUBSTITUTE(SUBSTITUTE(SUBSTITUTE([Numbers.C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Project_MSX.png" calcext:value-type="string">
            <text:p>convert background.png -gravity Center -size 270 -pointsize 24 -fill black -annotate +0-14 'Voted #2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] &gt; 0; [Numbers.A6] &amp; &quot;. &quot; &amp; &quot;[url=&quot; &amp; [Numbers.D6] &amp; &quot;]&quot; &amp; [Numbers.C6] &amp; &quot;[/url]&quot; &amp;  &quot; [[b]&quot; &amp; [Numbers.B6] &amp; &quot;[/b]: &quot; &amp; [Numbers.E6] &amp; &quot;]&quot;; &quot;&quot;)" office:value-type="string" office:string-value="2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2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B6] &gt; 0; &quot;convert background.png -gravity Center -size 270 -pointsize 24 -fill black -annotate +0-14 'Voted #&quot; &amp; [Numbers.A6] &amp; &quot; mod' -pointsize 20 -fill white -annotate +0+18 'by ZDoom Community' &quot; &amp; &quot;pngs/&quot; &amp; SUBSTITUTE(SUBSTITUTE(SUBSTITUTE(SUBSTITUTE([Numbers.C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Russian_Overkill.png" calcext:value-type="string">
            <text:p>convert background.png -gravity Center -size 270 -pointsize 24 -fill black -annotate +0-14 'Voted #2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] &gt; 0; [Numbers.A7] &amp; &quot;. &quot; &amp; &quot;[url=&quot; &amp; [Numbers.D7] &amp; &quot;]&quot; &amp; [Numbers.C7] &amp; &quot;[/url]&quot; &amp;  &quot; [[b]&quot; &amp; [Numbers.B7] &amp; &quot;[/b]: &quot; &amp; [Numbers.E7] &amp; &quot;]&quot;; &quot;&quot;)" office:value-type="string" office:string-value="3. [url=https://forum.zdoom.org/viewtopic.php?f=43&amp;t=47980#p818030]Colourful Hell[/url] [[b]22[/b]: Brohnesorge: 3, Shadelight: 2, Shi No Hime: 2, Marisa Kirisame: 3, HaraSwift: 3, Somagu: 2, lud: 4, 4thcharacter: 3]" calcext:value-type="string">
            <text:p>3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B7] &gt; 0; &quot;convert background.png -gravity Center -size 270 -pointsize 24 -fill black -annotate +0-14 'Voted #&quot; &amp; [Numbers.A7] &amp; &quot; mod' -pointsize 20 -fill white -annotate +0+18 'by ZDoom Community' &quot; &amp; &quot;pngs/&quot; &amp; SUBSTITUTE(SUBSTITUTE(SUBSTITUTE(SUBSTITUTE([Numbers.C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Colourful_Hell.png" calcext:value-type="string">
            <text:p>convert background.png -gravity Center -size 270 -pointsize 24 -fill black -annotate +0-14 'Voted #3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] &gt; 0; [Numbers.A8] &amp; &quot;. &quot; &amp; &quot;[url=&quot; &amp; [Numbers.D8] &amp; &quot;]&quot; &amp; [Numbers.C8] &amp; &quot;[/url]&quot; &amp;  &quot; [[b]&quot; &amp; [Numbers.B8] &amp; &quot;[/b]: &quot; &amp; [Numbers.E8] &amp; &quot;]&quot;; &quot;&quot;)" office:value-type="string" office:string-value="4. [url=https://forum.zdoom.org/viewtopic.php?t=37044#p703341]DoomRL Arsenal[/url] [[b]21[/b]: wildweasel: 3,  TheNightATK300: 2, lil'devil: 1, Hege Cactus: 3, TriMetall: 3, kadu522: 3, Azba: 3, 4thcharacter: 3]" calcext:value-type="string">
            <text:p>4. [url=https://forum.zdoom.org/viewtopic.php?t=37044#p703341]DoomRL Arsenal[/url] [[b]21[/b]: wildweasel: 3, <text:s/>TheNightATK300: 2, lil'devil: 1, Hege Cactus: 3, TriMetall: 3, kadu522: 3, Azba: 3, 4thcharacter: 3]</text:p>
          </table:table-cell>
          <table:table-cell table:formula="of:=IF([Numbers.B8] &gt; 0; &quot;convert background.png -gravity Center -size 270 -pointsize 24 -fill black -annotate +0-14 'Voted #&quot; &amp; [Numbers.A8] &amp; &quot; mod' -pointsize 20 -fill white -annotate +0+18 'by ZDoom Community' &quot; &amp; &quot;pngs/&quot; &amp; SUBSTITUTE(SUBSTITUTE(SUBSTITUTE(SUBSTITUTE([Numbers.C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DoomRL_Arsenal.png" calcext:value-type="string">
            <text:p>convert background.png -gravity Center -size 270 -pointsize 24 -fill black -annotate +0-14 'Voted #4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] &gt; 0; [Numbers.A9] &amp; &quot;. &quot; &amp; &quot;[url=&quot; &amp; [Numbers.D9] &amp; &quot;]&quot; &amp; [Numbers.C9] &amp; &quot;[/url]&quot; &amp;  &quot; [[b]&quot; &amp; [Numbers.B9] &amp; &quot;[/b]: &quot; &amp; [Numbers.E9] &amp; &quot;]&quot;; &quot;&quot;)" office:value-type="string" office:string-value="4. [url=https://forum.zdoom.org/viewtopic.php?f=43&amp;t=45115#p742401]GMOTA[/url] [[b]21[/b]: Shadelight: 3, TerminusEst13: 3, DrPyspy: 3, Somagu: 1,  TheNightATK300: 2, Hege Cactus: 2, Captain J: 3, Azba: 3, Eric_: 1]" calcext:value-type="string">
            <text:p>4. [url=https://forum.zdoom.org/viewtopic.php?f=43&amp;t=45115#p742401]GMOTA[/url] [[b]21[/b]: Shadelight: 3, TerminusEst13: 3, DrPyspy: 3, Somagu: 1, <text:s/>TheNightATK300: 2, Hege Cactus: 2, Captain J: 3, Azba: 3, Eric_: 1]</text:p>
          </table:table-cell>
          <table:table-cell table:formula="of:=IF([Numbers.B9] &gt; 0; &quot;convert background.png -gravity Center -size 270 -pointsize 24 -fill black -annotate +0-14 'Voted #&quot; &amp; [Numbers.A9] &amp; &quot; mod' -pointsize 20 -fill white -annotate +0+18 'by ZDoom Community' &quot; &amp; &quot;pngs/&quot; &amp; SUBSTITUTE(SUBSTITUTE(SUBSTITUTE(SUBSTITUTE([Numbers.C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GMOTA.png" calcext:value-type="string">
            <text:p>convert background.png -gravity Center -size 270 -pointsize 24 -fill black -annotate +0-14 'Voted #4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] &gt; 0; [Numbers.A10] &amp; &quot;. &quot; &amp; &quot;[url=&quot; &amp; [Numbers.D10] &amp; &quot;]&quot; &amp; [Numbers.C10] &amp; &quot;[/url]&quot; &amp;  &quot; [[b]&quot; &amp; [Numbers.B10] &amp; &quot;[/b]: &quot; &amp; [Numbers.E10] &amp; &quot;]&quot;; &quot;&quot;)" office:value-type="string" office:string-value="5. [url=https://forum.zdoom.org/viewtopic.php?f=43&amp;t=53867#p947413]Hearts of Demons - BARON[/url] [[b]20[/b]: leodoom85: 1, Shadelight: 4, Shi No Hime: 1, HaraSwift: 5, Somagu: 1, kadu522: 3, lud: 5]" calcext:value-type="string">
            <text:p>5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B10] &gt; 0; &quot;convert background.png -gravity Center -size 270 -pointsize 24 -fill black -annotate +0-14 'Voted #&quot; &amp; [Numbers.A10] &amp; &quot; mod' -pointsize 20 -fill white -annotate +0+18 'by ZDoom Community' &quot; &amp; &quot;pngs/&quot; &amp; SUBSTITUTE(SUBSTITUTE(SUBSTITUTE(SUBSTITUTE([Numbers.C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Hearts_of_Demons_-_BARON.png" calcext:value-type="string">
            <text:p>convert background.png -gravity Center -size 270 -pointsize 24 -fill black -annotate +0-14 'Voted #5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] &gt; 0; [Numbers.A11] &amp; &quot;. &quot; &amp; &quot;[url=&quot; &amp; [Numbers.D11] &amp; &quot;]&quot; &amp; [Numbers.C11] &amp; &quot;[/url]&quot; &amp;  &quot; [[b]&quot; &amp; [Numbers.B11] &amp; &quot;[/b]: &quot; &amp; [Numbers.E11] &amp; &quot;]&quot;; &quot;&quot;)" office:value-type="string" office:string-value="6. [url=https://forum.zdoom.org/viewtopic.php?f=43&amp;t=37066#p703762]Guncaster[/url] [[b]15[/b]: Brohnesorge: 4, Shi No Hime: 2, ZippeyKeys12: 4, HaraSwift: 1, Somagu: 1,  TheNightATK300: 1, kadu522: 2]" calcext:value-type="string">
            <text:p>6. [url=https://forum.zdoom.org/viewtopic.php?f=43&amp;t=37066#p703762]Guncaster[/url] [[b]15[/b]: Brohnesorge: 4, Shi No Hime: 2, ZippeyKeys12: 4, HaraSwift: 1, Somagu: 1, <text:s/>TheNightATK300: 1, kadu522: 2]</text:p>
          </table:table-cell>
          <table:table-cell table:formula="of:=IF([Numbers.B11] &gt; 0; &quot;convert background.png -gravity Center -size 270 -pointsize 24 -fill black -annotate +0-14 'Voted #&quot; &amp; [Numbers.A11] &amp; &quot; mod' -pointsize 20 -fill white -annotate +0+18 'by ZDoom Community' &quot; &amp; &quot;pngs/&quot; &amp; SUBSTITUTE(SUBSTITUTE(SUBSTITUTE(SUBSTITUTE([Numbers.C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s/Guncaster.png" calcext:value-type="string">
            <text:p>convert background.png -gravity Center -size 270 -pointsize 24 -fill black -annotate +0-14 'Voted #6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] &gt; 0; [Numbers.A12] &amp; &quot;. &quot; &amp; &quot;[url=&quot; &amp; [Numbers.D12] &amp; &quot;]&quot; &amp; [Numbers.C12] &amp; &quot;[/url]&quot; &amp;  &quot; [[b]&quot; &amp; [Numbers.B12] &amp; &quot;[/b]: &quot; &amp; [Numbers.E12] &amp; &quot;]&quot;; &quot;&quot;)" office:value-type="string" office:string-value="6. [url=https://forum.zdoom.org/viewtopic.php?f=43&amp;t=57098#p1006858]High Noon Drifter[/url] [[b]15[/b]: m8f: 1, Matt: 1, GAA1992: 3, phantombeta: 1, Hege Cactus: 3, kadu522: 2, Captain J: 4]" calcext:value-type="string">
            <text:p>6. [url=https://forum.zdoom.org/viewtopic.php?f=43&amp;t=57098#p1006858]High Noon Drifter[/url] [[b]15[/b]: m8f: 1, Matt: 1, GAA1992: 3, phantombeta: 1, Hege Cactus: 3, kadu522: 2, Captain J: 4]</text:p>
          </table:table-cell>
          <table:table-cell table:formula="of:=IF([Numbers.B12] &gt; 0; &quot;convert background.png -gravity Center -size 270 -pointsize 24 -fill black -annotate +0-14 'Voted #&quot; &amp; [Numbers.A12] &amp; &quot; mod' -pointsize 20 -fill white -annotate +0+18 'by ZDoom Community' &quot; &amp; &quot;pngs/&quot; &amp; SUBSTITUTE(SUBSTITUTE(SUBSTITUTE(SUBSTITUTE([Numbers.C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s/High_Noon_Drifter.png" calcext:value-type="string">
            <text:p>convert background.png -gravity Center -size 270 -pointsize 24 -fill black -annotate +0-14 'Voted #6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] &gt; 0; [Numbers.A13] &amp; &quot;. &quot; &amp; &quot;[url=&quot; &amp; [Numbers.D13] &amp; &quot;]&quot; &amp; [Numbers.C13] &amp; &quot;[/url]&quot; &amp;  &quot; [[b]&quot; &amp; [Numbers.B13] &amp; &quot;[/b]: &quot; &amp; [Numbers.E13] &amp; &quot;]&quot;; &quot;&quot;)" office:value-type="string" office:string-value="7. [url=http://www.thekinsie.com/reelism/]Reelism[/url] [[b]13[/b]: Matt: 1, Marisa Kirisame: 1, Untitled: 3, undeadmonk354: 1, Beed28: 2, Hege Cactus: 2, TriMetall: 1, Captain J: 2]" calcext:value-type="string">
            <text:p>7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B13] &gt; 0; &quot;convert background.png -gravity Center -size 270 -pointsize 24 -fill black -annotate +0-14 'Voted #&quot; &amp; [Numbers.A13] &amp; &quot; mod' -pointsize 20 -fill white -annotate +0+18 'by ZDoom Community' &quot; &amp; &quot;pngs/&quot; &amp; SUBSTITUTE(SUBSTITUTE(SUBSTITUTE(SUBSTITUTE([Numbers.C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Reelism.png" calcext:value-type="string">
            <text:p>convert background.png -gravity Center -size 270 -pointsize 24 -fill black -annotate +0-14 'Voted #7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] &gt; 0; [Numbers.A14] &amp; &quot;. &quot; &amp; &quot;[url=&quot; &amp; [Numbers.D14] &amp; &quot;]&quot; &amp; [Numbers.C14] &amp; &quot;[/url]&quot; &amp;  &quot; [[b]&quot; &amp; [Numbers.B14] &amp; &quot;[/b]: &quot; &amp; [Numbers.E14] &amp; &quot;]&quot;; &quot;&quot;)" office:value-type="string" office:string-value="8. [url=https://forum.zdoom.org/viewtopic.php?f=43&amp;t=57964#p1019776]Netronian Chaos[/url] [[b]12[/b]: TerminusEst13: 2, DrPyspy: 3, phantombeta: 5,  TheNightATK300: 2]" calcext:value-type="string">
            <text:p>8. [url=https://forum.zdoom.org/viewtopic.php?f=43&amp;t=57964#p1019776]Netronian Chaos[/url] [[b]12[/b]: TerminusEst13: 2, DrPyspy: 3, phantombeta: 5, <text:s/>TheNightATK300: 2]</text:p>
          </table:table-cell>
          <table:table-cell table:formula="of:=IF([Numbers.B14] &gt; 0; &quot;convert background.png -gravity Center -size 270 -pointsize 24 -fill black -annotate +0-14 'Voted #&quot; &amp; [Numbers.A14] &amp; &quot; mod' -pointsize 20 -fill white -annotate +0+18 'by ZDoom Community' &quot; &amp; &quot;pngs/&quot; &amp; SUBSTITUTE(SUBSTITUTE(SUBSTITUTE(SUBSTITUTE([Numbers.C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Netronian_Chaos.png" calcext:value-type="string">
            <text:p>convert background.png -gravity Center -size 270 -pointsize 24 -fill black -annotate +0-14 'Voted #8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] &gt; 0; [Numbers.A15] &amp; &quot;. &quot; &amp; &quot;[url=&quot; &amp; [Numbers.D15] &amp; &quot;]&quot; &amp; [Numbers.C15] &amp; &quot;[/url]&quot; &amp;  &quot; [[b]&quot; &amp; [Numbers.B15] &amp; &quot;[/b]: &quot; &amp; [Numbers.E15] &amp; &quot;]&quot;; &quot;&quot;)" office:value-type="string" office:string-value="9. [url=https://forum.zdoom.org/viewtopic.php?f=43&amp;t=55061#p973066]Final Doomer[/url] [[b]11[/b]: m8f: 1, Shi No Hime: 2, Marisa Kirisame: 1, Untitled: 1, lil'devil: 1, TriMetall: 3, 4thcharacter: 2]" calcext:value-type="string">
            <text:p>9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B15] &gt; 0; &quot;convert background.png -gravity Center -size 270 -pointsize 24 -fill black -annotate +0-14 'Voted #&quot; &amp; [Numbers.A15] &amp; &quot; mod' -pointsize 20 -fill white -annotate +0+18 'by ZDoom Community' &quot; &amp; &quot;pngs/&quot; &amp; SUBSTITUTE(SUBSTITUTE(SUBSTITUTE(SUBSTITUTE([Numbers.C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Final_Doomer.png" calcext:value-type="string">
            <text:p>convert background.png -gravity Center -size 270 -pointsize 24 -fill black -annotate +0-14 'Voted #9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] &gt; 0; [Numbers.A16] &amp; &quot;. &quot; &amp; &quot;[url=&quot; &amp; [Numbers.D16] &amp; &quot;]&quot; &amp; [Numbers.C16] &amp; &quot;[/url]&quot; &amp;  &quot; [[b]&quot; &amp; [Numbers.B16] &amp; &quot;[/b]: &quot; &amp; [Numbers.E16] &amp; &quot;]&quot;; &quot;&quot;)" office:value-type="string" office:string-value="9. [url=https://forum.zdoom.org/viewtopic.php?t=51771#p902709]Samsara[/url] [[b]11[/b]: Matt: 2, Combine_Kegan: 3, Untitled: 5, Beed28: 1]" calcext:value-type="string">
            <text:p>9. [url=https://forum.zdoom.org/viewtopic.php?t=51771#p902709]Samsara[/url] [[b]11[/b]: Matt: 2, Combine_Kegan: 3, Untitled: 5, Beed28: 1]</text:p>
          </table:table-cell>
          <table:table-cell table:formula="of:=IF([Numbers.B16] &gt; 0; &quot;convert background.png -gravity Center -size 270 -pointsize 24 -fill black -annotate +0-14 'Voted #&quot; &amp; [Numbers.A16] &amp; &quot; mod' -pointsize 20 -fill white -annotate +0+18 'by ZDoom Community' &quot; &amp; &quot;pngs/&quot; &amp; SUBSTITUTE(SUBSTITUTE(SUBSTITUTE(SUBSTITUTE([Numbers.C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Samsara.png" calcext:value-type="string">
            <text:p>convert background.png -gravity Center -size 270 -pointsize 24 -fill black -annotate +0-14 'Voted #9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] &gt; 0; [Numbers.A17] &amp; &quot;. &quot; &amp; &quot;[url=&quot; &amp; [Numbers.D17] &amp; &quot;]&quot; &amp; [Numbers.C17] &amp; &quot;[/url]&quot; &amp;  &quot; [[b]&quot; &amp; [Numbers.B17] &amp; &quot;[/b]: &quot; &amp; [Numbers.E17] &amp; &quot;]&quot;; &quot;&quot;)" office:value-type="string" office:string-value="9. [url=http://adventuresofsquare.com/]The Adventures of Square[/url] [[b]11[/b]: Matt: 1, Combine_Kegan: 3, ZippeyKeys12: 4, TriMetall: 1, Bigger C: 2]" calcext:value-type="string">
            <text:p>9. [url=http://adventuresofsquare.com/]The Adventures of Square[/url] [[b]11[/b]: Matt: 1, Combine_Kegan: 3, ZippeyKeys12: 4, TriMetall: 1, Bigger C: 2]</text:p>
          </table:table-cell>
          <table:table-cell table:formula="of:=IF([Numbers.B17] &gt; 0; &quot;convert background.png -gravity Center -size 270 -pointsize 24 -fill black -annotate +0-14 'Voted #&quot; &amp; [Numbers.A17] &amp; &quot; mod' -pointsize 20 -fill white -annotate +0+18 'by ZDoom Community' &quot; &amp; &quot;pngs/&quot; &amp; SUBSTITUTE(SUBSTITUTE(SUBSTITUTE(SUBSTITUTE([Numbers.C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The_Adventures_of_Square.png" calcext:value-type="string">
            <text:p>convert background.png -gravity Center -size 270 -pointsize 24 -fill black -annotate +0-14 'Voted #9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] &gt; 0; [Numbers.A18] &amp; &quot;. &quot; &amp; &quot;[url=&quot; &amp; [Numbers.D18] &amp; &quot;]&quot; &amp; [Numbers.C18] &amp; &quot;[/url]&quot; &amp;  &quot; [[b]&quot; &amp; [Numbers.B18] &amp; &quot;[/b]: &quot; &amp; [Numbers.E18] &amp; &quot;]&quot;; &quot;&quot;)" office:value-type="string" office:string-value="10. [url=https://forum.zdoom.org/viewtopic.php?f=43&amp;t=54843#p967174]D4D[/url] [[b]10[/b]: Caligari87: 3, Shi No Hime: 2, ZippeyKeys12: 1, GAA1992: 1, Beed28: 3]" calcext:value-type="string">
            <text:p>10. [url=https://forum.zdoom.org/viewtopic.php?f=43&amp;t=54843#p967174]D4D[/url] [[b]10[/b]: Caligari87: 3, Shi No Hime: 2, ZippeyKeys12: 1, GAA1992: 1, Beed28: 3]</text:p>
          </table:table-cell>
          <table:table-cell table:formula="of:=IF([Numbers.B18] &gt; 0; &quot;convert background.png -gravity Center -size 270 -pointsize 24 -fill black -annotate +0-14 'Voted #&quot; &amp; [Numbers.A18] &amp; &quot; mod' -pointsize 20 -fill white -annotate +0+18 'by ZDoom Community' &quot; &amp; &quot;pngs/&quot; &amp; SUBSTITUTE(SUBSTITUTE(SUBSTITUTE(SUBSTITUTE([Numbers.C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D4D.png" calcext:value-type="string">
            <text:p>convert background.png -gravity Center -size 270 -pointsize 24 -fill black -annotate +0-14 'Voted #10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] &gt; 0; [Numbers.A19] &amp; &quot;. &quot; &amp; &quot;[url=&quot; &amp; [Numbers.D19] &amp; &quot;]&quot; &amp; [Numbers.C19] &amp; &quot;[/url]&quot; &amp;  &quot; [[b]&quot; &amp; [Numbers.B19] &amp; &quot;[/b]: &quot; &amp; [Numbers.E19] &amp; &quot;]&quot;; &quot;&quot;)" office:value-type="string" office:string-value="11. [url=https://forum.zdoom.org/viewtopic.php?f=43&amp;t=58343#p1025452]La Tailor Girl[/url] [[b]9[/b]: leodoom85: 1, Marisa Kirisame: 3, Somagu: 1, lud: 3, 4thcharacter: 1]" calcext:value-type="string">
            <text:p>11. [url=https://forum.zdoom.org/viewtopic.php?f=43&amp;t=58343#p1025452]La Tailor Girl[/url] [[b]9[/b]: leodoom85: 1, Marisa Kirisame: 3, Somagu: 1, lud: 3, 4thcharacter: 1]</text:p>
          </table:table-cell>
          <table:table-cell table:formula="of:=IF([Numbers.B19] &gt; 0; &quot;convert background.png -gravity Center -size 270 -pointsize 24 -fill black -annotate +0-14 'Voted #&quot; &amp; [Numbers.A19] &amp; &quot; mod' -pointsize 20 -fill white -annotate +0+18 'by ZDoom Community' &quot; &amp; &quot;pngs/&quot; &amp; SUBSTITUTE(SUBSTITUTE(SUBSTITUTE(SUBSTITUTE([Numbers.C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La_Tailor_Girl.png" calcext:value-type="string">
            <text:p>convert background.png -gravity Center -size 270 -pointsize 24 -fill black -annotate +0-14 'Voted #11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] &gt; 0; [Numbers.A20] &amp; &quot;. &quot; &amp; &quot;[url=&quot; &amp; [Numbers.D20] &amp; &quot;]&quot; &amp; [Numbers.C20] &amp; &quot;[/url]&quot; &amp;  &quot; [[b]&quot; &amp; [Numbers.B20] &amp; &quot;[/b]: &quot; &amp; [Numbers.E20] &amp; &quot;]&quot;; &quot;&quot;)" office:value-type="string" office:string-value="11. [url=https://forum.zdoom.org/viewtopic.php?t=32674#p618450]Pirate Doom[/url] [[b]9[/b]: Combine_Kegan: 4, undeadmonk354: 5]" calcext:value-type="string">
            <text:p>11. [url=https://forum.zdoom.org/viewtopic.php?t=32674#p618450]Pirate Doom[/url] [[b]9[/b]: Combine_Kegan: 4, undeadmonk354: 5]</text:p>
          </table:table-cell>
          <table:table-cell table:formula="of:=IF([Numbers.B20] &gt; 0; &quot;convert background.png -gravity Center -size 270 -pointsize 24 -fill black -annotate +0-14 'Voted #&quot; &amp; [Numbers.A20] &amp; &quot; mod' -pointsize 20 -fill white -annotate +0+18 'by ZDoom Community' &quot; &amp; &quot;pngs/&quot; &amp; SUBSTITUTE(SUBSTITUTE(SUBSTITUTE(SUBSTITUTE([Numbers.C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irate_Doom.png" calcext:value-type="string">
            <text:p>convert background.png -gravity Center -size 270 -pointsize 24 -fill black -annotate +0-14 'Voted #11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] &gt; 0; [Numbers.A21] &amp; &quot;. &quot; &amp; &quot;[url=&quot; &amp; [Numbers.D21] &amp; &quot;]&quot; &amp; [Numbers.C21] &amp; &quot;[/url]&quot; &amp;  &quot; [[b]&quot; &amp; [Numbers.B21] &amp; &quot;[/b]: &quot; &amp; [Numbers.E21] &amp; &quot;]&quot;; &quot;&quot;)" office:value-type="string" office:string-value="12. [url=https://forum.zdoom.org/viewtopic.php?t=46787#p786254]Demonsteele[/url] [[b]8[/b]: Untitled: 4, Azba: 1, Eric_: 3]" calcext:value-type="string">
            <text:p>12. [url=https://forum.zdoom.org/viewtopic.php?t=46787#p786254]Demonsteele[/url] [[b]8[/b]: Untitled: 4, Azba: 1, Eric_: 3]</text:p>
          </table:table-cell>
          <table:table-cell table:formula="of:=IF([Numbers.B21] &gt; 0; &quot;convert background.png -gravity Center -size 270 -pointsize 24 -fill black -annotate +0-14 'Voted #&quot; &amp; [Numbers.A21] &amp; &quot; mod' -pointsize 20 -fill white -annotate +0+18 'by ZDoom Community' &quot; &amp; &quot;pngs/&quot; &amp; SUBSTITUTE(SUBSTITUTE(SUBSTITUTE(SUBSTITUTE([Numbers.C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Demonsteele.png" calcext:value-type="string">
            <text:p>convert background.png -gravity Center -size 270 -pointsize 24 -fill black -annotate +0-14 'Voted #1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] &gt; 0; [Numbers.A22] &amp; &quot;. &quot; &amp; &quot;[url=&quot; &amp; [Numbers.D22] &amp; &quot;]&quot; &amp; [Numbers.C22] &amp; &quot;[/url]&quot; &amp;  &quot; [[b]&quot; &amp; [Numbers.B22] &amp; &quot;[/b]: &quot; &amp; [Numbers.E22] &amp; &quot;]&quot;; &quot;&quot;)" office:value-type="string" office:string-value="12. [url=https://forum.zdoom.org/viewtopic.php?f=43&amp;t=51035#p888249]LegenDoom[/url] [[b]8[/b]: Hege Cactus: 3, lud: 2, 4thcharacter: 3]" calcext:value-type="string">
            <text:p>12. [url=https://forum.zdoom.org/viewtopic.php?f=43&amp;t=51035#p888249]LegenDoom[/url] [[b]8[/b]: Hege Cactus: 3, lud: 2, 4thcharacter: 3]</text:p>
          </table:table-cell>
          <table:table-cell table:formula="of:=IF([Numbers.B22] &gt; 0; &quot;convert background.png -gravity Center -size 270 -pointsize 24 -fill black -annotate +0-14 'Voted #&quot; &amp; [Numbers.A22] &amp; &quot; mod' -pointsize 20 -fill white -annotate +0+18 'by ZDoom Community' &quot; &amp; &quot;pngs/&quot; &amp; SUBSTITUTE(SUBSTITUTE(SUBSTITUTE(SUBSTITUTE([Numbers.C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LegenDoom.png" calcext:value-type="string">
            <text:p>convert background.png -gravity Center -size 270 -pointsize 24 -fill black -annotate +0-14 'Voted #12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] &gt; 0; [Numbers.A23] &amp; &quot;. &quot; &amp; &quot;[url=&quot; &amp; [Numbers.D23] &amp; &quot;]&quot; &amp; [Numbers.C23] &amp; &quot;[/url]&quot; &amp;  &quot; [[b]&quot; &amp; [Numbers.B23] &amp; &quot;[/b]: &quot; &amp; [Numbers.E23] &amp; &quot;]&quot;; &quot;&quot;)" office:value-type="string" office:string-value="12. [url=https://forum.zdoom.org/viewtopic.php?f=19&amp;t=21681#p426527]Psychic[/url] [[b]8[/b]: TerminusEst13: 5, phantombeta: 2, Somagu: 1]" calcext:value-type="string">
            <text:p>12. [url=https://forum.zdoom.org/viewtopic.php?f=19&amp;t=21681#p426527]Psychic[/url] [[b]8[/b]: TerminusEst13: 5, phantombeta: 2, Somagu: 1]</text:p>
          </table:table-cell>
          <table:table-cell table:formula="of:=IF([Numbers.B23] &gt; 0; &quot;convert background.png -gravity Center -size 270 -pointsize 24 -fill black -annotate +0-14 'Voted #&quot; &amp; [Numbers.A23] &amp; &quot; mod' -pointsize 20 -fill white -annotate +0+18 'by ZDoom Community' &quot; &amp; &quot;pngs/&quot; &amp; SUBSTITUTE(SUBSTITUTE(SUBSTITUTE(SUBSTITUTE([Numbers.C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] &gt; 0; [Numbers.A24] &amp; &quot;. &quot; &amp; &quot;[url=&quot; &amp; [Numbers.D24] &amp; &quot;]&quot; &amp; [Numbers.C24] &amp; &quot;[/url]&quot; &amp;  &quot; [[b]&quot; &amp; [Numbers.B24] &amp; &quot;[/b]: &quot; &amp; [Numbers.E24] &amp; &quot;]&quot;; &quot;&quot;)" office:value-type="string" office:string-value="12. [url=https://forum.zdoom.org/viewtopic.php?f=45&amp;t=13704#p278356]The Ghoul's Forest 3[/url] [[b]8[/b]: ibm5155: 1, undeadmonk354: 4, lil'devil: 3]" calcext:value-type="string">
            <text:p>12. [url=https://forum.zdoom.org/viewtopic.php?f=45&amp;t=13704#p278356]The Ghoul's Forest 3[/url] [[b]8[/b]: ibm5155: 1, undeadmonk354: 4, lil'devil: 3]</text:p>
          </table:table-cell>
          <table:table-cell table:formula="of:=IF([Numbers.B24] &gt; 0; &quot;convert background.png -gravity Center -size 270 -pointsize 24 -fill black -annotate +0-14 'Voted #&quot; &amp; [Numbers.A24] &amp; &quot; mod' -pointsize 20 -fill white -annotate +0+18 'by ZDoom Community' &quot; &amp; &quot;pngs/&quot; &amp; SUBSTITUTE(SUBSTITUTE(SUBSTITUTE(SUBSTITUTE([Numbers.C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The_Ghoul_s_Forest_3.png" calcext:value-type="string">
            <text:p>convert background.png -gravity Center -size 270 -pointsize 24 -fill black -annotate +0-14 'Voted #12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] &gt; 0; [Numbers.A25] &amp; &quot;. &quot; &amp; &quot;[url=&quot; &amp; [Numbers.D25] &amp; &quot;]&quot; &amp; [Numbers.C25] &amp; &quot;[/url]&quot; &amp;  &quot; [[b]&quot; &amp; [Numbers.B25] &amp; &quot;[/b]: &quot; &amp; [Numbers.E25] &amp; &quot;]&quot;; &quot;&quot;)" office:value-type="string" office:string-value="12. [url=http://action.mancubus.net/ad2free.htm]Urban Brawl: Action Doom 2[/url] [[b]8[/b]: DrPyspy: 3, wildweasel: 4, Captain J: 1]" calcext:value-type="string">
            <text:p>12. [url=http://action.mancubus.net/ad2free.htm]Urban Brawl: Action Doom 2[/url] [[b]8[/b]: DrPyspy: 3, wildweasel: 4, Captain J: 1]</text:p>
          </table:table-cell>
          <table:table-cell table:formula="of:=IF([Numbers.B25] &gt; 0; &quot;convert background.png -gravity Center -size 270 -pointsize 24 -fill black -annotate +0-14 'Voted #&quot; &amp; [Numbers.A25] &amp; &quot; mod' -pointsize 20 -fill white -annotate +0+18 'by ZDoom Community' &quot; &amp; &quot;pngs/&quot; &amp; SUBSTITUTE(SUBSTITUTE(SUBSTITUTE(SUBSTITUTE([Numbers.C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Urban_Brawl:_Action_Doom_2.png" calcext:value-type="string">
            <text:p>convert background.png -gravity Center -size 270 -pointsize 24 -fill black -annotate +0-14 'Voted #12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] &gt; 0; [Numbers.A26] &amp; &quot;. &quot; &amp; &quot;[url=&quot; &amp; [Numbers.D26] &amp; &quot;]&quot; &amp; [Numbers.C26] &amp; &quot;[/url]&quot; &amp;  &quot; [[b]&quot; &amp; [Numbers.B26] &amp; &quot;[/b]: &quot; &amp; [Numbers.E26] &amp; &quot;]&quot;; &quot;&quot;)" office:value-type="string" office:string-value="13. [url=https://forum.zdoom.org/viewtopic.php?f=43&amp;t=60054#p1047705]ouch_m 2: abort_m[/url] [[b]7[/b]: leodoom85: 1, ZippeyKeys12: 5, Azba: 1]" calcext:value-type="string">
            <text:p>13. [url=https://forum.zdoom.org/viewtopic.php?f=43&amp;t=60054#p1047705]ouch_m 2: abort_m[/url] [[b]7[/b]: leodoom85: 1, ZippeyKeys12: 5, Azba: 1]</text:p>
          </table:table-cell>
          <table:table-cell table:formula="of:=IF([Numbers.B26] &gt; 0; &quot;convert background.png -gravity Center -size 270 -pointsize 24 -fill black -annotate +0-14 'Voted #&quot; &amp; [Numbers.A26] &amp; &quot; mod' -pointsize 20 -fill white -annotate +0+18 'by ZDoom Community' &quot; &amp; &quot;pngs/&quot; &amp; SUBSTITUTE(SUBSTITUTE(SUBSTITUTE(SUBSTITUTE([Numbers.C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ouch_m_2:_abort_m.png" calcext:value-type="string">
            <text:p>convert background.png -gravity Center -size 270 -pointsize 24 -fill black -annotate +0-14 'Voted #13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] &gt; 0; [Numbers.A27] &amp; &quot;. &quot; &amp; &quot;[url=&quot; &amp; [Numbers.D27] &amp; &quot;]&quot; &amp; [Numbers.C27] &amp; &quot;[/url]&quot; &amp;  &quot; [[b]&quot; &amp; [Numbers.B27] &amp; &quot;[/b]: &quot; &amp; [Numbers.E27] &amp; &quot;]&quot;; &quot;&quot;)" office:value-type="string" office:string-value="14. [url=https://forum.zdoom.org/viewtopic.php?f=19&amp;t=55387#p980696]Daytime Drama[/url] [[b]6[/b]: leodoom85: 1, Marisa Kirisame: 1, lil'devil: 4]" calcext:value-type="string">
            <text:p>14. [url=https://forum.zdoom.org/viewtopic.php?f=19&amp;t=55387#p980696]Daytime Drama[/url] [[b]6[/b]: leodoom85: 1, Marisa Kirisame: 1, lil'devil: 4]</text:p>
          </table:table-cell>
          <table:table-cell table:formula="of:=IF([Numbers.B27] &gt; 0; &quot;convert background.png -gravity Center -size 270 -pointsize 24 -fill black -annotate +0-14 'Voted #&quot; &amp; [Numbers.A27] &amp; &quot; mod' -pointsize 20 -fill white -annotate +0+18 'by ZDoom Community' &quot; &amp; &quot;pngs/&quot; &amp; SUBSTITUTE(SUBSTITUTE(SUBSTITUTE(SUBSTITUTE([Numbers.C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aytime_Drama.png" calcext:value-type="string">
            <text:p>convert background.png -gravity Center -size 270 -pointsize 24 -fill black -annotate +0-14 'Voted #14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] &gt; 0; [Numbers.A28] &amp; &quot;. &quot; &amp; &quot;[url=&quot; &amp; [Numbers.D28] &amp; &quot;]&quot; &amp; [Numbers.C28] &amp; &quot;[/url]&quot; &amp;  &quot; [[b]&quot; &amp; [Numbers.B28] &amp; &quot;[/b]: &quot; &amp; [Numbers.E28] &amp; &quot;]&quot;; &quot;&quot;)" office:value-type="string" office:string-value="14. [url=https://forum.zdoom.org/viewtopic.php?f=43&amp;t=47229#p798227]JohnnyDoom[/url] [[b]6[/b]: Brohnesorge: 4, Matt: 2]" calcext:value-type="string">
            <text:p>14. [url=https://forum.zdoom.org/viewtopic.php?f=43&amp;t=47229#p798227]JohnnyDoom[/url] [[b]6[/b]: Brohnesorge: 4, Matt: 2]</text:p>
          </table:table-cell>
          <table:table-cell table:formula="of:=IF([Numbers.B28] &gt; 0; &quot;convert background.png -gravity Center -size 270 -pointsize 24 -fill black -annotate +0-14 'Voted #&quot; &amp; [Numbers.A28] &amp; &quot; mod' -pointsize 20 -fill white -annotate +0+18 'by ZDoom Community' &quot; &amp; &quot;pngs/&quot; &amp; SUBSTITUTE(SUBSTITUTE(SUBSTITUTE(SUBSTITUTE([Numbers.C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JohnnyDoom.png" calcext:value-type="string">
            <text:p>convert background.png -gravity Center -size 270 -pointsize 24 -fill black -annotate +0-14 'Voted #14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] &gt; 0; [Numbers.A29] &amp; &quot;. &quot; &amp; &quot;[url=&quot; &amp; [Numbers.D29] &amp; &quot;]&quot; &amp; [Numbers.C29] &amp; &quot;[/url]&quot; &amp;  &quot; [[b]&quot; &amp; [Numbers.B29] &amp; &quot;[/b]: &quot; &amp; [Numbers.E29] &amp; &quot;]&quot;; &quot;&quot;)" office:value-type="string" office:string-value="14. [url=https://www.doomworld.com/forum/topic/57957-psx-doomfinal-doom-tc-version-2135-now-released/]PlayStation Doom TC[/url] [[b]6[/b]: leodoom85: 1, Olroda: 5]" calcext:value-type="string">
            <text:p>14. [url=https://www.doomworld.com/forum/topic/57957-psx-doomfinal-doom-tc-version-2135-now-released/]PlayStation Doom TC[/url] [[b]6[/b]: leodoom85: 1, Olroda: 5]</text:p>
          </table:table-cell>
          <table:table-cell table:formula="of:=IF([Numbers.B29] &gt; 0; &quot;convert background.png -gravity Center -size 270 -pointsize 24 -fill black -annotate +0-14 'Voted #&quot; &amp; [Numbers.A29] &amp; &quot; mod' -pointsize 20 -fill white -annotate +0+18 'by ZDoom Community' &quot; &amp; &quot;pngs/&quot; &amp; SUBSTITUTE(SUBSTITUTE(SUBSTITUTE(SUBSTITUTE([Numbers.C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PlayStation_Doom_TC.png" calcext:value-type="string">
            <text:p>convert background.png -gravity Center -size 270 -pointsize 24 -fill black -annotate +0-14 'Voted #1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] &gt; 0; [Numbers.A30] &amp; &quot;. &quot; &amp; &quot;[url=&quot; &amp; [Numbers.D30] &amp; &quot;]&quot; &amp; [Numbers.C30] &amp; &quot;[/url]&quot; &amp;  &quot; [[b]&quot; &amp; [Numbers.B30] &amp; &quot;[/b]: &quot; &amp; [Numbers.E30] &amp; &quot;]&quot;; &quot;&quot;)" office:value-type="string" office:string-value="14. [url=https://forum.zdoom.org/viewtopic.php?f=43&amp;t=47494#p805770]The Trailblazer[/url] [[b]6[/b]: m8f: 1, Matt: 3, Hege Cactus: 1, lud: 1]" calcext:value-type="string">
            <text:p>14. [url=https://forum.zdoom.org/viewtopic.php?f=43&amp;t=47494#p805770]The Trailblazer[/url] [[b]6[/b]: m8f: 1, Matt: 3, Hege Cactus: 1, lud: 1]</text:p>
          </table:table-cell>
          <table:table-cell table:formula="of:=IF([Numbers.B30] &gt; 0; &quot;convert background.png -gravity Center -size 270 -pointsize 24 -fill black -annotate +0-14 'Voted #&quot; &amp; [Numbers.A30] &amp; &quot; mod' -pointsize 20 -fill white -annotate +0+18 'by ZDoom Community' &quot; &amp; &quot;pngs/&quot; &amp; SUBSTITUTE(SUBSTITUTE(SUBSTITUTE(SUBSTITUTE([Numbers.C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Trailblazer.png" calcext:value-type="string">
            <text:p>convert background.png -gravity Center -size 270 -pointsize 24 -fill black -annotate +0-14 'Voted #1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] &gt; 0; [Numbers.A31] &amp; &quot;. &quot; &amp; &quot;[url=&quot; &amp; [Numbers.D31] &amp; &quot;]&quot; &amp; [Numbers.C31] &amp; &quot;[/url]&quot; &amp;  &quot; [[b]&quot; &amp; [Numbers.B31] &amp; &quot;[/b]: &quot; &amp; [Numbers.E31] &amp; &quot;]&quot;; &quot;&quot;)" office:value-type="string" office:string-value="14. [url=https://www.doomworld.com/idgames/levels/doom2/Ports/v-z/zendyn_x]Zen Dynamics[/url] [[b]6[/b]: TerminusEst13: 1, Captain J: 5]" calcext:value-type="string">
            <text:p>14. [url=https://www.doomworld.com/idgames/levels/doom2/Ports/v-z/zendyn_x]Zen Dynamics[/url] [[b]6[/b]: TerminusEst13: 1, Captain J: 5]</text:p>
          </table:table-cell>
          <table:table-cell table:formula="of:=IF([Numbers.B31] &gt; 0; &quot;convert background.png -gravity Center -size 270 -pointsize 24 -fill black -annotate +0-14 'Voted #&quot; &amp; [Numbers.A31] &amp; &quot; mod' -pointsize 20 -fill white -annotate +0+18 'by ZDoom Community' &quot; &amp; &quot;pngs/&quot; &amp; SUBSTITUTE(SUBSTITUTE(SUBSTITUTE(SUBSTITUTE([Numbers.C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Zen_Dynamics.png" calcext:value-type="string">
            <text:p>convert background.png -gravity Center -size 270 -pointsize 24 -fill black -annotate +0-14 'Voted #14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] &gt; 0; [Numbers.A32] &amp; &quot;. &quot; &amp; &quot;[url=&quot; &amp; [Numbers.D32] &amp; &quot;]&quot; &amp; [Numbers.C32] &amp; &quot;[/url]&quot; &amp;  &quot; [[b]&quot; &amp; [Numbers.B32] &amp; &quot;[/b]: &quot; &amp; [Numbers.E32] &amp; &quot;]&quot;; &quot;&quot;)" office:value-type="string" office:string-value="15. [url=https://forum.zdoom.org/viewtopic.php?f=19&amp;t=47573#p807968]Ashes 2063 TC[/url] [[b]5[/b]: Olroda: 2, Bigger C: 3]" calcext:value-type="string">
            <text:p>15. [url=https://forum.zdoom.org/viewtopic.php?f=19&amp;t=47573#p807968]Ashes 2063 TC[/url] [[b]5[/b]: Olroda: 2, Bigger C: 3]</text:p>
          </table:table-cell>
          <table:table-cell table:formula="of:=IF([Numbers.B32] &gt; 0; &quot;convert background.png -gravity Center -size 270 -pointsize 24 -fill black -annotate +0-14 'Voted #&quot; &amp; [Numbers.A32] &amp; &quot; mod' -pointsize 20 -fill white -annotate +0+18 'by ZDoom Community' &quot; &amp; &quot;pngs/&quot; &amp; SUBSTITUTE(SUBSTITUTE(SUBSTITUTE(SUBSTITUTE([Numbers.C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Ashes_2063_TC.png" calcext:value-type="string">
            <text:p>convert background.png -gravity Center -size 270 -pointsize 24 -fill black -annotate +0-14 'Voted #15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] &gt; 0; [Numbers.A33] &amp; &quot;. &quot; &amp; &quot;[url=&quot; &amp; [Numbers.D33] &amp; &quot;]&quot; &amp; [Numbers.C33] &amp; &quot;[/url]&quot; &amp;  &quot; [[b]&quot; &amp; [Numbers.B33] &amp; &quot;[/b]: &quot; &amp; [Numbers.E33] &amp; &quot;]&quot;; &quot;&quot;)" office:value-type="string" office:string-value="15. [url=https://forum.zdoom.org/viewtopic.php?f=43&amp;t=48985#p845608]Faspons[/url] [[b]5[/b]: Somagu: 1, Bigger C: 4]" calcext:value-type="string">
            <text:p>15. [url=https://forum.zdoom.org/viewtopic.php?f=43&amp;t=48985#p845608]Faspons[/url] [[b]5[/b]: Somagu: 1, Bigger C: 4]</text:p>
          </table:table-cell>
          <table:table-cell table:formula="of:=IF([Numbers.B33] &gt; 0; &quot;convert background.png -gravity Center -size 270 -pointsize 24 -fill black -annotate +0-14 'Voted #&quot; &amp; [Numbers.A33] &amp; &quot; mod' -pointsize 20 -fill white -annotate +0+18 'by ZDoom Community' &quot; &amp; &quot;pngs/&quot; &amp; SUBSTITUTE(SUBSTITUTE(SUBSTITUTE(SUBSTITUTE([Numbers.C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Faspons.png" calcext:value-type="string">
            <text:p>convert background.png -gravity Center -size 270 -pointsize 24 -fill black -annotate +0-14 'Voted #15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] &gt; 0; [Numbers.A34] &amp; &quot;. &quot; &amp; &quot;[url=&quot; &amp; [Numbers.D34] &amp; &quot;]&quot; &amp; [Numbers.C34] &amp; &quot;[/url]&quot; &amp;  &quot; [[b]&quot; &amp; [Numbers.B34] &amp; &quot;[/b]: &quot; &amp; [Numbers.E34] &amp; &quot;]&quot;; &quot;&quot;)" office:value-type="string" office:string-value="15. [url=https://forum.zdoom.org/viewtopic.php?t=22008#p433365]Legacy of Suffering[/url] [[b]5[/b]: ibm5155: 5]" calcext:value-type="string">
            <text:p>15. [url=https://forum.zdoom.org/viewtopic.php?t=22008#p433365]Legacy of Suffering[/url] [[b]5[/b]: ibm5155: 5]</text:p>
          </table:table-cell>
          <table:table-cell table:formula="of:=IF([Numbers.B34] &gt; 0; &quot;convert background.png -gravity Center -size 270 -pointsize 24 -fill black -annotate +0-14 'Voted #&quot; &amp; [Numbers.A34] &amp; &quot; mod' -pointsize 20 -fill white -annotate +0+18 'by ZDoom Community' &quot; &amp; &quot;pngs/&quot; &amp; SUBSTITUTE(SUBSTITUTE(SUBSTITUTE(SUBSTITUTE([Numbers.C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Legacy_of_Suffering.png" calcext:value-type="string">
            <text:p>convert background.png -gravity Center -size 270 -pointsize 24 -fill black -annotate +0-14 'Voted #15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5] &gt; 0; [Numbers.A35] &amp; &quot;. &quot; &amp; &quot;[url=&quot; &amp; [Numbers.D35] &amp; &quot;]&quot; &amp; [Numbers.C35] &amp; &quot;[/url]&quot; &amp;  &quot; [[b]&quot; &amp; [Numbers.B35] &amp; &quot;[/b]: &quot; &amp; [Numbers.E35] &amp; &quot;]&quot;; &quot;&quot;)" office:value-type="string" office:string-value="15. [url=http://doomworld.com/idgames/?id=12747]RTC-3057 Hub 1[/url] [[b]5[/b]: wildweasel: 5]" calcext:value-type="string">
            <text:p>15. [url=http://doomworld.com/idgames/?id=12747]RTC-3057 Hub 1[/url] [[b]5[/b]: wildweasel: 5]</text:p>
          </table:table-cell>
          <table:table-cell table:formula="of:=IF([Numbers.B35] &gt; 0; &quot;convert background.png -gravity Center -size 270 -pointsize 24 -fill black -annotate +0-14 'Voted #&quot; &amp; [Numbers.A35] &amp; &quot; mod' -pointsize 20 -fill white -annotate +0+18 'by ZDoom Community' &quot; &amp; &quot;pngs/&quot; &amp; SUBSTITUTE(SUBSTITUTE(SUBSTITUTE(SUBSTITUTE([Numbers.C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RTC-3057_Hub_1.png" calcext:value-type="string">
            <text:p>convert background.png -gravity Center -size 270 -pointsize 24 -fill black -annotate +0-14 'Voted #15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6] &gt; 0; [Numbers.A36] &amp; &quot;. &quot; &amp; &quot;[url=&quot; &amp; [Numbers.D36] &amp; &quot;]&quot; &amp; [Numbers.C36] &amp; &quot;[/url]&quot; &amp;  &quot; [[b]&quot; &amp; [Numbers.B36] &amp; &quot;[/b]: &quot; &amp; [Numbers.E36] &amp; &quot;]&quot;; &quot;&quot;)" office:value-type="string" office:string-value="15. [url=https://forum.zdoom.org/viewtopic.php?f=43&amp;t=57655#p1015050]The Soldier Z[/url] [[b]5[/b]: Shi No Hime: 5]" calcext:value-type="string">
            <text:p>15. [url=https://forum.zdoom.org/viewtopic.php?f=43&amp;t=57655#p1015050]The Soldier Z[/url] [[b]5[/b]: Shi No Hime: 5]</text:p>
          </table:table-cell>
          <table:table-cell table:formula="of:=IF([Numbers.B36] &gt; 0; &quot;convert background.png -gravity Center -size 270 -pointsize 24 -fill black -annotate +0-14 'Voted #&quot; &amp; [Numbers.A36] &amp; &quot; mod' -pointsize 20 -fill white -annotate +0+18 'by ZDoom Community' &quot; &amp; &quot;pngs/&quot; &amp; SUBSTITUTE(SUBSTITUTE(SUBSTITUTE(SUBSTITUTE([Numbers.C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The_Soldier_Z.png" calcext:value-type="string">
            <text:p>convert background.png -gravity Center -size 270 -pointsize 24 -fill black -annotate +0-14 'Voted #15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7] &gt; 0; [Numbers.A37] &amp; &quot;. &quot; &amp; &quot;[url=&quot; &amp; [Numbers.D37] &amp; &quot;]&quot; &amp; [Numbers.C37] &amp; &quot;[/url]&quot; &amp;  &quot; [[b]&quot; &amp; [Numbers.B37] &amp; &quot;[/b]: &quot; &amp; [Numbers.E37] &amp; &quot;]&quot;; &quot;&quot;)" office:value-type="string" office:string-value="15. [url=https://forum.zdoom.org/viewtopic.php?t=14722&amp;#p297378]The Ultimate Torment and Torture[/url] [[b]5[/b]: DrPyspy: 3, ibm5155: 2]" calcext:value-type="string">
            <text:p>15. [url=https://forum.zdoom.org/viewtopic.php?t=14722&amp;#p297378]The Ultimate Torment and Torture[/url] [[b]5[/b]: DrPyspy: 3, ibm5155: 2]</text:p>
          </table:table-cell>
          <table:table-cell table:formula="of:=IF([Numbers.B37] &gt; 0; &quot;convert background.png -gravity Center -size 270 -pointsize 24 -fill black -annotate +0-14 'Voted #&quot; &amp; [Numbers.A37] &amp; &quot; mod' -pointsize 20 -fill white -annotate +0+18 'by ZDoom Community' &quot; &amp; &quot;pngs/&quot; &amp; SUBSTITUTE(SUBSTITUTE(SUBSTITUTE(SUBSTITUTE([Numbers.C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The_Ultimate_Torment_and_Torture.png" calcext:value-type="string">
            <text:p>convert background.png -gravity Center -size 270 -pointsize 24 -fill black -annotate +0-14 'Voted #15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8] &gt; 0; [Numbers.A38] &amp; &quot;. &quot; &amp; &quot;[url=&quot; &amp; [Numbers.D38] &amp; &quot;]&quot; &amp; [Numbers.C38] &amp; &quot;[/url]&quot; &amp;  &quot; [[b]&quot; &amp; [Numbers.B38] &amp; &quot;[/b]: &quot; &amp; [Numbers.E38] &amp; &quot;]&quot;; &quot;&quot;)" office:value-type="string" office:string-value="16. [url=https://forum.zdoom.org/viewtopic.php?f=43&amp;t=48872#p842280]10x[/url] [[b]4[/b]: Beed28: 4]" calcext:value-type="string">
            <text:p>16. [url=https://forum.zdoom.org/viewtopic.php?f=43&amp;t=48872#p842280]10x[/url] [[b]4[/b]: Beed28: 4]</text:p>
          </table:table-cell>
          <table:table-cell table:formula="of:=IF([Numbers.B38] &gt; 0; &quot;convert background.png -gravity Center -size 270 -pointsize 24 -fill black -annotate +0-14 'Voted #&quot; &amp; [Numbers.A38] &amp; &quot; mod' -pointsize 20 -fill white -annotate +0+18 'by ZDoom Community' &quot; &amp; &quot;pngs/&quot; &amp; SUBSTITUTE(SUBSTITUTE(SUBSTITUTE(SUBSTITUTE([Numbers.C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10x.png" calcext:value-type="string">
            <text:p>convert background.png -gravity Center -size 270 -pointsize 24 -fill black -annotate +0-14 'Voted #16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9] &gt; 0; [Numbers.A39] &amp; &quot;. &quot; &amp; &quot;[url=&quot; &amp; [Numbers.D39] &amp; &quot;]&quot; &amp; [Numbers.C39] &amp; &quot;[/url]&quot; &amp;  &quot; [[b]&quot; &amp; [Numbers.B39] &amp; &quot;[/b]: &quot; &amp; [Numbers.E39] &amp; &quot;]&quot;; &quot;&quot;)" office:value-type="string" office:string-value="16. [url=https://forum.zdoom.org/viewtopic.php?f=43&amp;t=55487#p982784]AEons Of Death[/url] [[b]4[/b]: leodoom85: 1, undeadmonk354: 2, lil'devil: 1]" calcext:value-type="string">
            <text:p>16. [url=https://forum.zdoom.org/viewtopic.php?f=43&amp;t=55487#p982784]AEons Of Death[/url] [[b]4[/b]: leodoom85: 1, undeadmonk354: 2, lil'devil: 1]</text:p>
          </table:table-cell>
          <table:table-cell table:formula="of:=IF([Numbers.B39] &gt; 0; &quot;convert background.png -gravity Center -size 270 -pointsize 24 -fill black -annotate +0-14 'Voted #&quot; &amp; [Numbers.A39] &amp; &quot; mod' -pointsize 20 -fill white -annotate +0+18 'by ZDoom Community' &quot; &amp; &quot;pngs/&quot; &amp; SUBSTITUTE(SUBSTITUTE(SUBSTITUTE(SUBSTITUTE([Numbers.C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AEons_Of_Death.png" calcext:value-type="string">
            <text:p>convert background.png -gravity Center -size 270 -pointsize 24 -fill black -annotate +0-14 'Voted #16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0] &gt; 0; [Numbers.A40] &amp; &quot;. &quot; &amp; &quot;[url=&quot; &amp; [Numbers.D40] &amp; &quot;]&quot; &amp; [Numbers.C40] &amp; &quot;[/url]&quot; &amp;  &quot; [[b]&quot; &amp; [Numbers.B40] &amp; &quot;[/b]: &quot; &amp; [Numbers.E40] &amp; &quot;]&quot;; &quot;&quot;)" office:value-type="string" office:string-value="16. [url=https://forum.zdoom.org/viewtopic.php?f=43&amp;t=54904#p969133]Lithium[/url] [[b]4[/b]: Somagu: 1, TriMetall: 3]" calcext:value-type="string">
            <text:p>16. [url=https://forum.zdoom.org/viewtopic.php?f=43&amp;t=54904#p969133]Lithium[/url] [[b]4[/b]: Somagu: 1, TriMetall: 3]</text:p>
          </table:table-cell>
          <table:table-cell table:formula="of:=IF([Numbers.B40] &gt; 0; &quot;convert background.png -gravity Center -size 270 -pointsize 24 -fill black -annotate +0-14 'Voted #&quot; &amp; [Numbers.A40] &amp; &quot; mod' -pointsize 20 -fill white -annotate +0+18 'by ZDoom Community' &quot; &amp; &quot;pngs/&quot; &amp; SUBSTITUTE(SUBSTITUTE(SUBSTITUTE(SUBSTITUTE([Numbers.C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Lithium.png" calcext:value-type="string">
            <text:p>convert background.png -gravity Center -size 270 -pointsize 24 -fill black -annotate +0-14 'Voted #16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1] &gt; 0; [Numbers.A41] &amp; &quot;. &quot; &amp; &quot;[url=&quot; &amp; [Numbers.D41] &amp; &quot;]&quot; &amp; [Numbers.C41] &amp; &quot;[/url]&quot; &amp;  &quot; [[b]&quot; &amp; [Numbers.B41] &amp; &quot;[/b]: &quot; &amp; [Numbers.E41] &amp; &quot;]&quot;; &quot;&quot;)" office:value-type="string" office:string-value="16. [url=https://forum.zdoom.org/viewtopic.php?t=53010#p928835]MetaDoom[/url] [[b]4[/b]: Shadelight: 1, DrPyspy: 3]" calcext:value-type="string">
            <text:p>16. [url=https://forum.zdoom.org/viewtopic.php?t=53010#p928835]MetaDoom[/url] [[b]4[/b]: Shadelight: 1, DrPyspy: 3]</text:p>
          </table:table-cell>
          <table:table-cell table:formula="of:=IF([Numbers.B41] &gt; 0; &quot;convert background.png -gravity Center -size 270 -pointsize 24 -fill black -annotate +0-14 'Voted #&quot; &amp; [Numbers.A41] &amp; &quot; mod' -pointsize 20 -fill white -annotate +0+18 'by ZDoom Community' &quot; &amp; &quot;pngs/&quot; &amp; SUBSTITUTE(SUBSTITUTE(SUBSTITUTE(SUBSTITUTE([Numbers.C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MetaDoom.png" calcext:value-type="string">
            <text:p>convert background.png -gravity Center -size 270 -pointsize 24 -fill black -annotate +0-14 'Voted #16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2] &gt; 0; [Numbers.A42] &amp; &quot;. &quot; &amp; &quot;[url=&quot; &amp; [Numbers.D42] &amp; &quot;]&quot; &amp; [Numbers.C42] &amp; &quot;[/url]&quot; &amp;  &quot; [[b]&quot; &amp; [Numbers.B42] &amp; &quot;[/b]: &quot; &amp; [Numbers.E42] &amp; &quot;]&quot;; &quot;&quot;)" office:value-type="string" office:string-value="16. [url=https://forum.zdoom.org/viewtopic.php?t=33330#p630834]Terrorists![/url] [[b]4[/b]:  TheNightATK300: 2, TriMetall: 2]" calcext:value-type="string">
            <text:p>16. [url=https://forum.zdoom.org/viewtopic.php?t=33330#p630834]Terrorists![/url] [[b]4[/b]: <text:s/>TheNightATK300: 2, TriMetall: 2]</text:p>
          </table:table-cell>
          <table:table-cell table:formula="of:=IF([Numbers.B42] &gt; 0; &quot;convert background.png -gravity Center -size 270 -pointsize 24 -fill black -annotate +0-14 'Voted #&quot; &amp; [Numbers.A42] &amp; &quot; mod' -pointsize 20 -fill white -annotate +0+18 'by ZDoom Community' &quot; &amp; &quot;pngs/&quot; &amp; SUBSTITUTE(SUBSTITUTE(SUBSTITUTE(SUBSTITUTE([Numbers.C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Terrorists!.png" calcext:value-type="string">
            <text:p>convert background.png -gravity Center -size 270 -pointsize 24 -fill black -annotate +0-14 'Voted #16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3] &gt; 0; [Numbers.A43] &amp; &quot;. &quot; &amp; &quot;[url=&quot; &amp; [Numbers.D43] &amp; &quot;]&quot; &amp; [Numbers.C43] &amp; &quot;[/url]&quot; &amp;  &quot; [[b]&quot; &amp; [Numbers.B43] &amp; &quot;[/b]: &quot; &amp; [Numbers.E43] &amp; &quot;]&quot;; &quot;&quot;)" office:value-type="string" office:string-value="16. [url=https://forum.zdoom.org/viewtopic.php?t=29304#p557222]Winter's Fury[/url] [[b]4[/b]: Rachael: 1, Shadelight: 3]" calcext:value-type="string">
            <text:p>16. [url=https://forum.zdoom.org/viewtopic.php?t=29304#p557222]Winter's Fury[/url] [[b]4[/b]: Rachael: 1, Shadelight: 3]</text:p>
          </table:table-cell>
          <table:table-cell table:formula="of:=IF([Numbers.B43] &gt; 0; &quot;convert background.png -gravity Center -size 270 -pointsize 24 -fill black -annotate +0-14 'Voted #&quot; &amp; [Numbers.A43] &amp; &quot; mod' -pointsize 20 -fill white -annotate +0+18 'by ZDoom Community' &quot; &amp; &quot;pngs/&quot; &amp; SUBSTITUTE(SUBSTITUTE(SUBSTITUTE(SUBSTITUTE([Numbers.C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Winter_s_Fury.png" calcext:value-type="string">
            <text:p>convert background.png -gravity Center -size 270 -pointsize 24 -fill black -annotate +0-14 'Voted #16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4] &gt; 0; [Numbers.A44] &amp; &quot;. &quot; &amp; &quot;[url=&quot; &amp; [Numbers.D44] &amp; &quot;]&quot; &amp; [Numbers.C44] &amp; &quot;[/url]&quot; &amp;  &quot; [[b]&quot; &amp; [Numbers.B44] &amp; &quot;[/b]: &quot; &amp; [Numbers.E44] &amp; &quot;]&quot;; &quot;&quot;)" office:value-type="string" office:string-value="17. [url=https://forum.zdoom.org/viewtopic.php?f=43&amp;t=50004]Beautiful Doom[/url] [[b]3[/b]: m8f: 1, ZippeyKeys12: 1, GAA1992: 1]" calcext:value-type="string">
            <text:p>17. [url=https://forum.zdoom.org/viewtopic.php?f=43&amp;t=50004]Beautiful Doom[/url] [[b]3[/b]: m8f: 1, ZippeyKeys12: 1, GAA1992: 1]</text:p>
          </table:table-cell>
          <table:table-cell table:formula="of:=IF([Numbers.B44] &gt; 0; &quot;convert background.png -gravity Center -size 270 -pointsize 24 -fill black -annotate +0-14 'Voted #&quot; &amp; [Numbers.A44] &amp; &quot; mod' -pointsize 20 -fill white -annotate +0+18 'by ZDoom Community' &quot; &amp; &quot;pngs/&quot; &amp; SUBSTITUTE(SUBSTITUTE(SUBSTITUTE(SUBSTITUTE([Numbers.C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Beautiful_Doom.png" calcext:value-type="string">
            <text:p>convert background.png -gravity Center -size 270 -pointsize 24 -fill black -annotate +0-14 'Voted #17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5] &gt; 0; [Numbers.A45] &amp; &quot;. &quot; &amp; &quot;[url=&quot; &amp; [Numbers.D45] &amp; &quot;]&quot; &amp; [Numbers.C45] &amp; &quot;[/url]&quot; &amp;  &quot; [[b]&quot; &amp; [Numbers.B45] &amp; &quot;[/b]: &quot; &amp; [Numbers.E45] &amp; &quot;]&quot;; &quot;&quot;)" office:value-type="string" office:string-value="17. [url=https://forum.zdoom.org/viewtopic.php?f=19&amp;t=35458#p668203]Burl Tumd[/url] [[b]3[/b]: Combine_Kegan: 2, Azba: 1]" calcext:value-type="string">
            <text:p>17. [url=https://forum.zdoom.org/viewtopic.php?f=19&amp;t=35458#p668203]Burl Tumd[/url] [[b]3[/b]: Combine_Kegan: 2, Azba: 1]</text:p>
          </table:table-cell>
          <table:table-cell table:formula="of:=IF([Numbers.B45] &gt; 0; &quot;convert background.png -gravity Center -size 270 -pointsize 24 -fill black -annotate +0-14 'Voted #&quot; &amp; [Numbers.A45] &amp; &quot; mod' -pointsize 20 -fill white -annotate +0+18 'by ZDoom Community' &quot; &amp; &quot;pngs/&quot; &amp; SUBSTITUTE(SUBSTITUTE(SUBSTITUTE(SUBSTITUTE([Numbers.C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Burl_Tumd.png" calcext:value-type="string">
            <text:p>convert background.png -gravity Center -size 270 -pointsize 24 -fill black -annotate +0-14 'Voted #17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6] &gt; 0; [Numbers.A46] &amp; &quot;. &quot; &amp; &quot;[url=&quot; &amp; [Numbers.D46] &amp; &quot;]&quot; &amp; [Numbers.C46] &amp; &quot;[/url]&quot; &amp;  &quot; [[b]&quot; &amp; [Numbers.B46] &amp; &quot;[/b]: &quot; &amp; [Numbers.E46] &amp; &quot;]&quot;; &quot;&quot;)" office:value-type="string" office:string-value="17. [url=https://forum.zdoom.org/viewtopic.php?f=19&amp;t=33292#p630099]Doom RPG[/url] [[b]3[/b]: kadu522: 3]" calcext:value-type="string">
            <text:p>17. [url=https://forum.zdoom.org/viewtopic.php?f=19&amp;t=33292#p630099]Doom RPG[/url] [[b]3[/b]: kadu522: 3]</text:p>
          </table:table-cell>
          <table:table-cell table:formula="of:=IF([Numbers.B46] &gt; 0; &quot;convert background.png -gravity Center -size 270 -pointsize 24 -fill black -annotate +0-14 'Voted #&quot; &amp; [Numbers.A46] &amp; &quot; mod' -pointsize 20 -fill white -annotate +0+18 'by ZDoom Community' &quot; &amp; &quot;pngs/&quot; &amp; SUBSTITUTE(SUBSTITUTE(SUBSTITUTE(SUBSTITUTE([Numbers.C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Doom_RPG.png" calcext:value-type="string">
            <text:p>convert background.png -gravity Center -size 270 -pointsize 24 -fill black -annotate +0-14 'Voted #17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7] &gt; 0; [Numbers.A47] &amp; &quot;. &quot; &amp; &quot;[url=&quot; &amp; [Numbers.D47] &amp; &quot;]&quot; &amp; [Numbers.C47] &amp; &quot;[/url]&quot; &amp;  &quot; [[b]&quot; &amp; [Numbers.B47] &amp; &quot;[/b]: &quot; &amp; [Numbers.E47] &amp; &quot;]&quot;; &quot;&quot;)" office:value-type="string" office:string-value="17. [url=https://forum.zdoom.org/viewtopic.php?f=43&amp;t=57092#p1006758]Juvenile Power Fantasy[/url] [[b]3[/b]: Brohnesorge: 2, Shi No Hime: 1]" calcext:value-type="string">
            <text:p>17. [url=https://forum.zdoom.org/viewtopic.php?f=43&amp;t=57092#p1006758]Juvenile Power Fantasy[/url] [[b]3[/b]: Brohnesorge: 2, Shi No Hime: 1]</text:p>
          </table:table-cell>
          <table:table-cell table:formula="of:=IF([Numbers.B47] &gt; 0; &quot;convert background.png -gravity Center -size 270 -pointsize 24 -fill black -annotate +0-14 'Voted #&quot; &amp; [Numbers.A47] &amp; &quot; mod' -pointsize 20 -fill white -annotate +0+18 'by ZDoom Community' &quot; &amp; &quot;pngs/&quot; &amp; SUBSTITUTE(SUBSTITUTE(SUBSTITUTE(SUBSTITUTE([Numbers.C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Juvenile_Power_Fantasy.png" calcext:value-type="string">
            <text:p>convert background.png -gravity Center -size 270 -pointsize 24 -fill black -annotate +0-14 'Voted #17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8] &gt; 0; [Numbers.A48] &amp; &quot;. &quot; &amp; &quot;[url=&quot; &amp; [Numbers.D48] &amp; &quot;]&quot; &amp; [Numbers.C48] &amp; &quot;[/url]&quot; &amp;  &quot; [[b]&quot; &amp; [Numbers.B48] &amp; &quot;[/b]: &quot; &amp; [Numbers.E48] &amp; &quot;]&quot;; &quot;&quot;)" office:value-type="string" office:string-value="17. [url=https://forum.zdoom.org/viewtopic.php?f=19&amp;t=52867#p925329]Project Einherjar[/url] [[b]3[/b]: Rachael: 3]" calcext:value-type="string">
            <text:p>17. [url=https://forum.zdoom.org/viewtopic.php?f=19&amp;t=52867#p925329]Project Einherjar[/url] [[b]3[/b]: Rachael: 3]</text:p>
          </table:table-cell>
          <table:table-cell table:formula="of:=IF([Numbers.B48] &gt; 0; &quot;convert background.png -gravity Center -size 270 -pointsize 24 -fill black -annotate +0-14 'Voted #&quot; &amp; [Numbers.A48] &amp; &quot; mod' -pointsize 20 -fill white -annotate +0+18 'by ZDoom Community' &quot; &amp; &quot;pngs/&quot; &amp; SUBSTITUTE(SUBSTITUTE(SUBSTITUTE(SUBSTITUTE([Numbers.C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Project_Einherjar.png" calcext:value-type="string">
            <text:p>convert background.png -gravity Center -size 270 -pointsize 24 -fill black -annotate +0-14 'Voted #17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49] &gt; 0; [Numbers.A49] &amp; &quot;. &quot; &amp; &quot;[url=&quot; &amp; [Numbers.D49] &amp; &quot;]&quot; &amp; [Numbers.C49] &amp; &quot;[/url]&quot; &amp;  &quot; [[b]&quot; &amp; [Numbers.B49] &amp; &quot;[/b]: &quot; &amp; [Numbers.E49] &amp; &quot;]&quot;; &quot;&quot;)" office:value-type="string" office:string-value="17. [url=https://forum.zdoom.org/viewtopic.php?f=43&amp;t=57716#p1016051]Quake Champions: Doom Edition[/url] [[b]3[/b]:  TheNightATK300: 3]" calcext:value-type="string">
            <text:p>17. [url=https://forum.zdoom.org/viewtopic.php?f=43&amp;t=57716#p1016051]Quake Champions: Doom Edition[/url] [[b]3[/b]: <text:s/>TheNightATK300: 3]</text:p>
          </table:table-cell>
          <table:table-cell table:formula="of:=IF([Numbers.B49] &gt; 0; &quot;convert background.png -gravity Center -size 270 -pointsize 24 -fill black -annotate +0-14 'Voted #&quot; &amp; [Numbers.A49] &amp; &quot; mod' -pointsize 20 -fill white -annotate +0+18 'by ZDoom Community' &quot; &amp; &quot;pngs/&quot; &amp; SUBSTITUTE(SUBSTITUTE(SUBSTITUTE(SUBSTITUTE([Numbers.C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Quake_Champions:_Doom_Edition.png" calcext:value-type="string">
            <text:p>convert background.png -gravity Center -size 270 -pointsize 24 -fill black -annotate +0-14 'Voted #17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0] &gt; 0; [Numbers.A50] &amp; &quot;. &quot; &amp; &quot;[url=&quot; &amp; [Numbers.D50] &amp; &quot;]&quot; &amp; [Numbers.C50] &amp; &quot;[/url]&quot; &amp;  &quot; [[b]&quot; &amp; [Numbers.B50] &amp; &quot;[/b]: &quot; &amp; [Numbers.E50] &amp; &quot;]&quot;; &quot;&quot;)" office:value-type="string" office:string-value="17. [url=https://forum.zdoom.org/viewtopic.php?f=19&amp;t=49675#p862105]Spooky's House of Jump Scares TC[/url] [[b]3[/b]: ibm5155: 3]" calcext:value-type="string">
            <text:p>17. [url=https://forum.zdoom.org/viewtopic.php?f=19&amp;t=49675#p862105]Spooky's House of Jump Scares TC[/url] [[b]3[/b]: ibm5155: 3]</text:p>
          </table:table-cell>
          <table:table-cell table:formula="of:=IF([Numbers.B50] &gt; 0; &quot;convert background.png -gravity Center -size 270 -pointsize 24 -fill black -annotate +0-14 'Voted #&quot; &amp; [Numbers.A50] &amp; &quot; mod' -pointsize 20 -fill white -annotate +0+18 'by ZDoom Community' &quot; &amp; &quot;pngs/&quot; &amp; SUBSTITUTE(SUBSTITUTE(SUBSTITUTE(SUBSTITUTE([Numbers.C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pooky_s_House_of_Jump_Scares_TC.png" calcext:value-type="string">
            <text:p>convert background.png -gravity Center -size 270 -pointsize 24 -fill black -annotate +0-14 'Voted #17 mod' -pointsize 20 -fill white -annotate +0+18 'by ZDoom Community' pngs/Spooky_s_House_of_Jump_Scar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1] &gt; 0; [Numbers.A51] &amp; &quot;. &quot; &amp; &quot;[url=&quot; &amp; [Numbers.D51] &amp; &quot;]&quot; &amp; [Numbers.C51] &amp; &quot;[/url]&quot; &amp;  &quot; [[b]&quot; &amp; [Numbers.B51] &amp; &quot;[/b]: &quot; &amp; [Numbers.E51] &amp; &quot;]&quot;; &quot;&quot;)" office:value-type="string" office:string-value="17. [url=https://forum.zdoom.org/viewtopic.php?f=105&amp;t=54992#p971348]SpriteShadow[/url] [[b]3[/b]: m8f: 1, Caligari87: 1, Hipnotic Rogue: 1]" calcext:value-type="string">
            <text:p>17. [url=https://forum.zdoom.org/viewtopic.php?f=105&amp;t=54992#p971348]SpriteShadow[/url] [[b]3[/b]: m8f: 1, Caligari87: 1, Hipnotic Rogue: 1]</text:p>
          </table:table-cell>
          <table:table-cell table:formula="of:=IF([Numbers.B51] &gt; 0; &quot;convert background.png -gravity Center -size 270 -pointsize 24 -fill black -annotate +0-14 'Voted #&quot; &amp; [Numbers.A51] &amp; &quot; mod' -pointsize 20 -fill white -annotate +0+18 'by ZDoom Community' &quot; &amp; &quot;pngs/&quot; &amp; SUBSTITUTE(SUBSTITUTE(SUBSTITUTE(SUBSTITUTE([Numbers.C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priteShadow.png" calcext:value-type="string">
            <text:p>convert background.png -gravity Center -size 270 -pointsize 24 -fill black -annotate +0-14 'Voted #17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2] &gt; 0; [Numbers.A52] &amp; &quot;. &quot; &amp; &quot;[url=&quot; &amp; [Numbers.D52] &amp; &quot;]&quot; &amp; [Numbers.C52] &amp; &quot;[/url]&quot; &amp;  &quot; [[b]&quot; &amp; [Numbers.B52] &amp; &quot;[/b]: &quot; &amp; [Numbers.E52] &amp; &quot;]&quot;; &quot;&quot;)" office:value-type="string" office:string-value="17. [url=https://forum.zdoom.org/viewtopic.php?t=49369#p854693]Strange Aeons[/url] [[b]3[/b]: Rachael: 3]" calcext:value-type="string">
            <text:p>17. [url=https://forum.zdoom.org/viewtopic.php?t=49369#p854693]Strange Aeons[/url] [[b]3[/b]: Rachael: 3]</text:p>
          </table:table-cell>
          <table:table-cell table:formula="of:=IF([Numbers.B52] &gt; 0; &quot;convert background.png -gravity Center -size 270 -pointsize 24 -fill black -annotate +0-14 'Voted #&quot; &amp; [Numbers.A52] &amp; &quot; mod' -pointsize 20 -fill white -annotate +0+18 'by ZDoom Community' &quot; &amp; &quot;pngs/&quot; &amp; SUBSTITUTE(SUBSTITUTE(SUBSTITUTE(SUBSTITUTE([Numbers.C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trange_Aeons.png" calcext:value-type="string">
            <text:p>convert background.png -gravity Center -size 270 -pointsize 24 -fill black -annotate +0-14 'Voted #17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3] &gt; 0; [Numbers.A53] &amp; &quot;. &quot; &amp; &quot;[url=&quot; &amp; [Numbers.D53] &amp; &quot;]&quot; &amp; [Numbers.C53] &amp; &quot;[/url]&quot; &amp;  &quot; [[b]&quot; &amp; [Numbers.B53] &amp; &quot;[/b]: &quot; &amp; [Numbers.E53] &amp; &quot;]&quot;; &quot;&quot;)" office:value-type="string" office:string-value="17. [url=https://forum.zdoom.org/viewtopic.php?f=43&amp;t=57902#p1018827]Sun Damage Omen[/url] [[b]3[/b]: Matt: 3]" calcext:value-type="string">
            <text:p>17. [url=https://forum.zdoom.org/viewtopic.php?f=43&amp;t=57902#p1018827]Sun Damage Omen[/url] [[b]3[/b]: Matt: 3]</text:p>
          </table:table-cell>
          <table:table-cell table:formula="of:=IF([Numbers.B53] &gt; 0; &quot;convert background.png -gravity Center -size 270 -pointsize 24 -fill black -annotate +0-14 'Voted #&quot; &amp; [Numbers.A53] &amp; &quot; mod' -pointsize 20 -fill white -annotate +0+18 'by ZDoom Community' &quot; &amp; &quot;pngs/&quot; &amp; SUBSTITUTE(SUBSTITUTE(SUBSTITUTE(SUBSTITUTE([Numbers.C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un_Damage_Omen.png" calcext:value-type="string">
            <text:p>convert background.png -gravity Center -size 270 -pointsize 24 -fill black -annotate +0-14 'Voted #17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4] &gt; 0; [Numbers.A54] &amp; &quot;. &quot; &amp; &quot;[url=&quot; &amp; [Numbers.D54] &amp; &quot;]&quot; &amp; [Numbers.C54] &amp; &quot;[/url]&quot; &amp;  &quot; [[b]&quot; &amp; [Numbers.B54] &amp; &quot;[/b]: &quot; &amp; [Numbers.E54] &amp; &quot;]&quot;; &quot;&quot;)" office:value-type="string" office:string-value="17. [url=http://waltersgameboy.tripod.com/simpdoom/]The Ultimate Simpsons Doom [/url] [[b]3[/b]: undeadmonk354: 3]" calcext:value-type="string">
            <text:p>17. [url=http://waltersgameboy.tripod.com/simpdoom/]The Ultimate Simpsons Doom [/url] [[b]3[/b]: undeadmonk354: 3]</text:p>
          </table:table-cell>
          <table:table-cell table:formula="of:=IF([Numbers.B54] &gt; 0; &quot;convert background.png -gravity Center -size 270 -pointsize 24 -fill black -annotate +0-14 'Voted #&quot; &amp; [Numbers.A54] &amp; &quot; mod' -pointsize 20 -fill white -annotate +0+18 'by ZDoom Community' &quot; &amp; &quot;pngs/&quot; &amp; SUBSTITUTE(SUBSTITUTE(SUBSTITUTE(SUBSTITUTE([Numbers.C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The_Ultimate_Simpsons_Doom_.png" calcext:value-type="string">
            <text:p>convert background.png -gravity Center -size 270 -pointsize 24 -fill black -annotate +0-14 'Voted #17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5] &gt; 0; [Numbers.A55] &amp; &quot;. &quot; &amp; &quot;[url=&quot; &amp; [Numbers.D55] &amp; &quot;]&quot; &amp; [Numbers.C55] &amp; &quot;[/url]&quot; &amp;  &quot; [[b]&quot; &amp; [Numbers.B55] &amp; &quot;[/b]: &quot; &amp; [Numbers.E55] &amp; &quot;]&quot;; &quot;&quot;)" office:value-type="string" office:string-value="18. [url=http://action.mancubus.net/actiondoom/]Action Doom[/url] [[b]2[/b]: lil'devil: 2]" calcext:value-type="string">
            <text:p>18. [url=http://action.mancubus.net/actiondoom/]Action Doom[/url] [[b]2[/b]: lil'devil: 2]</text:p>
          </table:table-cell>
          <table:table-cell table:formula="of:=IF([Numbers.B55] &gt; 0; &quot;convert background.png -gravity Center -size 270 -pointsize 24 -fill black -annotate +0-14 'Voted #&quot; &amp; [Numbers.A55] &amp; &quot; mod' -pointsize 20 -fill white -annotate +0+18 'by ZDoom Community' &quot; &amp; &quot;pngs/&quot; &amp; SUBSTITUTE(SUBSTITUTE(SUBSTITUTE(SUBSTITUTE([Numbers.C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Action_Doom.png" calcext:value-type="string">
            <text:p>convert background.png -gravity Center -size 270 -pointsize 24 -fill black -annotate +0-14 'Voted #18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6] &gt; 0; [Numbers.A56] &amp; &quot;. &quot; &amp; &quot;[url=&quot; &amp; [Numbers.D56] &amp; &quot;]&quot; &amp; [Numbers.C56] &amp; &quot;[/url]&quot; &amp;  &quot; [[b]&quot; &amp; [Numbers.B56] &amp; &quot;[/b]: &quot; &amp; [Numbers.E56] &amp; &quot;]&quot;; &quot;&quot;)" office:value-type="string" office:string-value="18. [url=https://forum.zdoom.org/viewtopic.php?f=19&amp;t=47801#p813367]Blade of Agony[/url] [[b]2[/b]: Caligari87: 2]" calcext:value-type="string">
            <text:p>18. [url=https://forum.zdoom.org/viewtopic.php?f=19&amp;t=47801#p813367]Blade of Agony[/url] [[b]2[/b]: Caligari87: 2]</text:p>
          </table:table-cell>
          <table:table-cell table:formula="of:=IF([Numbers.B56] &gt; 0; &quot;convert background.png -gravity Center -size 270 -pointsize 24 -fill black -annotate +0-14 'Voted #&quot; &amp; [Numbers.A56] &amp; &quot; mod' -pointsize 20 -fill white -annotate +0+18 'by ZDoom Community' &quot; &amp; &quot;pngs/&quot; &amp; SUBSTITUTE(SUBSTITUTE(SUBSTITUTE(SUBSTITUTE([Numbers.C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Blade_of_Agony.png" calcext:value-type="string">
            <text:p>convert background.png -gravity Center -size 270 -pointsize 24 -fill black -annotate +0-14 'Voted #18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7] &gt; 0; [Numbers.A57] &amp; &quot;. &quot; &amp; &quot;[url=&quot; &amp; [Numbers.D57] &amp; &quot;]&quot; &amp; [Numbers.C57] &amp; &quot;[/url]&quot; &amp;  &quot; [[b]&quot; &amp; [Numbers.B57] &amp; &quot;[/b]: &quot; &amp; [Numbers.E57] &amp; &quot;]&quot;; &quot;&quot;)" office:value-type="string" office:string-value="18. [url=http://www.moddb.com/mods/brutal-doom]Brutal Doom[/url] [[b]2[/b]: lil'devil: 1, Olroda: 1]" calcext:value-type="string">
            <text:p>18. [url=http://www.moddb.com/mods/brutal-doom]Brutal Doom[/url] [[b]2[/b]: lil'devil: 1, Olroda: 1]</text:p>
          </table:table-cell>
          <table:table-cell table:formula="of:=IF([Numbers.B57] &gt; 0; &quot;convert background.png -gravity Center -size 270 -pointsize 24 -fill black -annotate +0-14 'Voted #&quot; &amp; [Numbers.A57] &amp; &quot; mod' -pointsize 20 -fill white -annotate +0+18 'by ZDoom Community' &quot; &amp; &quot;pngs/&quot; &amp; SUBSTITUTE(SUBSTITUTE(SUBSTITUTE(SUBSTITUTE([Numbers.C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Brutal_Doom.png" calcext:value-type="string">
            <text:p>convert background.png -gravity Center -size 270 -pointsize 24 -fill black -annotate +0-14 'Voted #18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8] &gt; 0; [Numbers.A58] &amp; &quot;. &quot; &amp; &quot;[url=&quot; &amp; [Numbers.D58] &amp; &quot;]&quot; &amp; [Numbers.C58] &amp; &quot;[/url]&quot; &amp;  &quot; [[b]&quot; &amp; [Numbers.B58] &amp; &quot;[/b]: &quot; &amp; [Numbers.E58] &amp; &quot;]&quot;; &quot;&quot;)" office:value-type="string" office:string-value="18. [url=https://forum.zdoom.org/viewtopic.php?f=19&amp;t=57800#p1017196]Castlevania - Simon's Destiny[/url] [[b]2[/b]: Rachael: 2]" calcext:value-type="string">
            <text:p>18. [url=https://forum.zdoom.org/viewtopic.php?f=19&amp;t=57800#p1017196]Castlevania - Simon's Destiny[/url] [[b]2[/b]: Rachael: 2]</text:p>
          </table:table-cell>
          <table:table-cell table:formula="of:=IF([Numbers.B58] &gt; 0; &quot;convert background.png -gravity Center -size 270 -pointsize 24 -fill black -annotate +0-14 'Voted #&quot; &amp; [Numbers.A58] &amp; &quot; mod' -pointsize 20 -fill white -annotate +0+18 'by ZDoom Community' &quot; &amp; &quot;pngs/&quot; &amp; SUBSTITUTE(SUBSTITUTE(SUBSTITUTE(SUBSTITUTE([Numbers.C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Castlevania_-_Simon_s_Destiny.png" calcext:value-type="string">
            <text:p>convert background.png -gravity Center -size 270 -pointsize 24 -fill black -annotate +0-14 'Voted #18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59] &gt; 0; [Numbers.A59] &amp; &quot;. &quot; &amp; &quot;[url=&quot; &amp; [Numbers.D59] &amp; &quot;]&quot; &amp; [Numbers.C59] &amp; &quot;[/url]&quot; &amp;  &quot; [[b]&quot; &amp; [Numbers.B59] &amp; &quot;[/b]: &quot; &amp; [Numbers.E59] &amp; &quot;]&quot;; &quot;&quot;)" office:value-type="string" office:string-value="18. [url=https://forum.zdoom.org/viewtopic.php?f=43&amp;t=58521#p1028226]Dead Marine[/url] [[b]2[/b]: m8f: 1, GAA1992: 1]" calcext:value-type="string">
            <text:p>18. [url=https://forum.zdoom.org/viewtopic.php?f=43&amp;t=58521#p1028226]Dead Marine[/url] [[b]2[/b]: m8f: 1, GAA1992: 1]</text:p>
          </table:table-cell>
          <table:table-cell table:formula="of:=IF([Numbers.B59] &gt; 0; &quot;convert background.png -gravity Center -size 270 -pointsize 24 -fill black -annotate +0-14 'Voted #&quot; &amp; [Numbers.A59] &amp; &quot; mod' -pointsize 20 -fill white -annotate +0+18 'by ZDoom Community' &quot; &amp; &quot;pngs/&quot; &amp; SUBSTITUTE(SUBSTITUTE(SUBSTITUTE(SUBSTITUTE([Numbers.C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ead_Marine.png" calcext:value-type="string">
            <text:p>convert background.png -gravity Center -size 270 -pointsize 24 -fill black -annotate +0-14 'Voted #18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0] &gt; 0; [Numbers.A60] &amp; &quot;. &quot; &amp; &quot;[url=&quot; &amp; [Numbers.D60] &amp; &quot;]&quot; &amp; [Numbers.C60] &amp; &quot;[/url]&quot; &amp;  &quot; [[b]&quot; &amp; [Numbers.B60] &amp; &quot;[/b]: &quot; &amp; [Numbers.E60] &amp; &quot;]&quot;; &quot;&quot;)" office:value-type="string" office:string-value="18. [url=https://forum.zdoom.org/viewtopic.php?t=54750#p965349]Death Foretold[/url] [[b]2[/b]:  TheNightATK300: 2]" calcext:value-type="string">
            <text:p>18. [url=https://forum.zdoom.org/viewtopic.php?t=54750#p965349]Death Foretold[/url] [[b]2[/b]: <text:s/>TheNightATK300: 2]</text:p>
          </table:table-cell>
          <table:table-cell table:formula="of:=IF([Numbers.B60] &gt; 0; &quot;convert background.png -gravity Center -size 270 -pointsize 24 -fill black -annotate +0-14 'Voted #&quot; &amp; [Numbers.A60] &amp; &quot; mod' -pointsize 20 -fill white -annotate +0+18 'by ZDoom Community' &quot; &amp; &quot;pngs/&quot; &amp; SUBSTITUTE(SUBSTITUTE(SUBSTITUTE(SUBSTITUTE([Numbers.C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eath_Foretold.png" calcext:value-type="string">
            <text:p>convert background.png -gravity Center -size 270 -pointsize 24 -fill black -annotate +0-14 'Voted #18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1] &gt; 0; [Numbers.A61] &amp; &quot;. &quot; &amp; &quot;[url=&quot; &amp; [Numbers.D61] &amp; &quot;]&quot; &amp; [Numbers.C61] &amp; &quot;[/url]&quot; &amp;  &quot; [[b]&quot; &amp; [Numbers.B61] &amp; &quot;[/b]: &quot; &amp; [Numbers.E61] &amp; &quot;]&quot;; &quot;&quot;)" office:value-type="string" office:string-value="18. [url=https://forum.zdoom.org/viewtopic.php?f=43&amp;t=59887#p1045489]Demon CounterStrike[/url] [[b]2[/b]: Shadelight: 2]" calcext:value-type="string">
            <text:p>18. [url=https://forum.zdoom.org/viewtopic.php?f=43&amp;t=59887#p1045489]Demon CounterStrike[/url] [[b]2[/b]: Shadelight: 2]</text:p>
          </table:table-cell>
          <table:table-cell table:formula="of:=IF([Numbers.B61] &gt; 0; &quot;convert background.png -gravity Center -size 270 -pointsize 24 -fill black -annotate +0-14 'Voted #&quot; &amp; [Numbers.A61] &amp; &quot; mod' -pointsize 20 -fill white -annotate +0+18 'by ZDoom Community' &quot; &amp; &quot;pngs/&quot; &amp; SUBSTITUTE(SUBSTITUTE(SUBSTITUTE(SUBSTITUTE([Numbers.C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emon_CounterStrike.png" calcext:value-type="string">
            <text:p>convert background.png -gravity Center -size 270 -pointsize 24 -fill black -annotate +0-14 'Voted #18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2] &gt; 0; [Numbers.A62] &amp; &quot;. &quot; &amp; &quot;[url=&quot; &amp; [Numbers.D62] &amp; &quot;]&quot; &amp; [Numbers.C62] &amp; &quot;[/url]&quot; &amp;  &quot; [[b]&quot; &amp; [Numbers.B62] &amp; &quot;[/b]: &quot; &amp; [Numbers.E62] &amp; &quot;]&quot;; &quot;&quot;)" office:value-type="string" office:string-value="18. [url=https://forum.zdoom.org/viewtopic.php?f=19&amp;t=46509#p778245]Droplets: Simulated Blood[/url] [[b]2[/b]: Hipnotic Rogue: 1, GAA1992: 1]" calcext:value-type="string">
            <text:p>18. [url=https://forum.zdoom.org/viewtopic.php?f=19&amp;t=46509#p778245]Droplets: Simulated Blood[/url] [[b]2[/b]: Hipnotic Rogue: 1, GAA1992: 1]</text:p>
          </table:table-cell>
          <table:table-cell table:formula="of:=IF([Numbers.B62] &gt; 0; &quot;convert background.png -gravity Center -size 270 -pointsize 24 -fill black -annotate +0-14 'Voted #&quot; &amp; [Numbers.A62] &amp; &quot; mod' -pointsize 20 -fill white -annotate +0+18 'by ZDoom Community' &quot; &amp; &quot;pngs/&quot; &amp; SUBSTITUTE(SUBSTITUTE(SUBSTITUTE(SUBSTITUTE([Numbers.C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roplets:_Simulated_Blood.png" calcext:value-type="string">
            <text:p>convert background.png -gravity Center -size 270 -pointsize 24 -fill black -annotate +0-14 'Voted #18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3] &gt; 0; [Numbers.A63] &amp; &quot;. &quot; &amp; &quot;[url=&quot; &amp; [Numbers.D63] &amp; &quot;]&quot; &amp; [Numbers.C63] &amp; &quot;[/url]&quot; &amp;  &quot; [[b]&quot; &amp; [Numbers.B63] &amp; &quot;[/b]: &quot; &amp; [Numbers.E63] &amp; &quot;]&quot;; &quot;&quot;)" office:value-type="string" office:string-value="18. [url=https://forum.zdoom.org/viewtopic.php?f=19&amp;t=57252#p1009564]Ghoul School 3D[/url] [[b]2[/b]: Rachael: 2]" calcext:value-type="string">
            <text:p>18. [url=https://forum.zdoom.org/viewtopic.php?f=19&amp;t=57252#p1009564]Ghoul School 3D[/url] [[b]2[/b]: Rachael: 2]</text:p>
          </table:table-cell>
          <table:table-cell table:formula="of:=IF([Numbers.B63] &gt; 0; &quot;convert background.png -gravity Center -size 270 -pointsize 24 -fill black -annotate +0-14 'Voted #&quot; &amp; [Numbers.A63] &amp; &quot; mod' -pointsize 20 -fill white -annotate +0+18 'by ZDoom Community' &quot; &amp; &quot;pngs/&quot; &amp; SUBSTITUTE(SUBSTITUTE(SUBSTITUTE(SUBSTITUTE([Numbers.C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Ghoul_School_3D.png" calcext:value-type="string">
            <text:p>convert background.png -gravity Center -size 270 -pointsize 24 -fill black -annotate +0-14 'Voted #18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4] &gt; 0; [Numbers.A64] &amp; &quot;. &quot; &amp; &quot;[url=&quot; &amp; [Numbers.D64] &amp; &quot;]&quot; &amp; [Numbers.C64] &amp; &quot;[/url]&quot; &amp;  &quot; [[b]&quot; &amp; [Numbers.B64] &amp; &quot;[/b]: &quot; &amp; [Numbers.E64] &amp; &quot;]&quot;; &quot;&quot;)" office:value-type="string" office:string-value="18. [url=https://forum.zdoom.org/viewtopic.php?f=3&amp;t=13117#p267820]Queen's Crusade[/url] [[b]2[/b]: Matt: 2]" calcext:value-type="string">
            <text:p>18. [url=https://forum.zdoom.org/viewtopic.php?f=3&amp;t=13117#p267820]Queen's Crusade[/url] [[b]2[/b]: Matt: 2]</text:p>
          </table:table-cell>
          <table:table-cell table:formula="of:=IF([Numbers.B64] &gt; 0; &quot;convert background.png -gravity Center -size 270 -pointsize 24 -fill black -annotate +0-14 'Voted #&quot; &amp; [Numbers.A64] &amp; &quot; mod' -pointsize 20 -fill white -annotate +0+18 'by ZDoom Community' &quot; &amp; &quot;pngs/&quot; &amp; SUBSTITUTE(SUBSTITUTE(SUBSTITUTE(SUBSTITUTE([Numbers.C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Queen_s_Crusade.png" calcext:value-type="string">
            <text:p>convert background.png -gravity Center -size 270 -pointsize 24 -fill black -annotate +0-14 'Voted #18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5] &gt; 0; [Numbers.A65] &amp; &quot;. &quot; &amp; &quot;[url=&quot; &amp; [Numbers.D65] &amp; &quot;]&quot; &amp; [Numbers.C65] &amp; &quot;[/url]&quot; &amp;  &quot; [[b]&quot; &amp; [Numbers.B65] &amp; &quot;[/b]: &quot; &amp; [Numbers.E65] &amp; &quot;]&quot;; &quot;&quot;)" office:value-type="string" office:string-value="18. [url=https://forum.zdoom.org/viewtopic.php?f=43&amp;t=57310#p1010252]Shades of Doom[/url] [[b]2[/b]: GAA1992: 2]" calcext:value-type="string">
            <text:p>18. [url=https://forum.zdoom.org/viewtopic.php?f=43&amp;t=57310#p1010252]Shades of Doom[/url] [[b]2[/b]: GAA1992: 2]</text:p>
          </table:table-cell>
          <table:table-cell table:formula="of:=IF([Numbers.B65] &gt; 0; &quot;convert background.png -gravity Center -size 270 -pointsize 24 -fill black -annotate +0-14 'Voted #&quot; &amp; [Numbers.A65] &amp; &quot; mod' -pointsize 20 -fill white -annotate +0+18 'by ZDoom Community' &quot; &amp; &quot;pngs/&quot; &amp; SUBSTITUTE(SUBSTITUTE(SUBSTITUTE(SUBSTITUTE([Numbers.C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Shades_of_Doom.png" calcext:value-type="string">
            <text:p>convert background.png -gravity Center -size 270 -pointsize 24 -fill black -annotate +0-14 'Voted #18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6] &gt; 0; [Numbers.A66] &amp; &quot;. &quot; &amp; &quot;[url=&quot; &amp; [Numbers.D66] &amp; &quot;]&quot; &amp; [Numbers.C66] &amp; &quot;[/url]&quot; &amp;  &quot; [[b]&quot; &amp; [Numbers.B66] &amp; &quot;[/b]: &quot; &amp; [Numbers.E66] &amp; &quot;]&quot;; &quot;&quot;)" office:value-type="string" office:string-value="18. [url=https://forum.zdoom.org/viewtopic.php?t=47302#p800865]Shut up and Bleed[/url] [[b]2[/b]: Somagu: 1, Azba: 1]" calcext:value-type="string">
            <text:p>18. [url=https://forum.zdoom.org/viewtopic.php?t=47302#p800865]Shut up and Bleed[/url] [[b]2[/b]: Somagu: 1, Azba: 1]</text:p>
          </table:table-cell>
          <table:table-cell table:formula="of:=IF([Numbers.B66] &gt; 0; &quot;convert background.png -gravity Center -size 270 -pointsize 24 -fill black -annotate +0-14 'Voted #&quot; &amp; [Numbers.A66] &amp; &quot; mod' -pointsize 20 -fill white -annotate +0+18 'by ZDoom Community' &quot; &amp; &quot;pngs/&quot; &amp; SUBSTITUTE(SUBSTITUTE(SUBSTITUTE(SUBSTITUTE([Numbers.C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Shut_up_and_Bleed.png" calcext:value-type="string">
            <text:p>convert background.png -gravity Center -size 270 -pointsize 24 -fill black -annotate +0-14 'Voted #18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7] &gt; 0; [Numbers.A67] &amp; &quot;. &quot; &amp; &quot;[url=&quot; &amp; [Numbers.D67] &amp; &quot;]&quot; &amp; [Numbers.C67] &amp; &quot;[/url]&quot; &amp;  &quot; [[b]&quot; &amp; [Numbers.B67] &amp; &quot;[/b]: &quot; &amp; [Numbers.E67] &amp; &quot;]&quot;; &quot;&quot;)" office:value-type="string" office:string-value="18. [url=http://stronghold.drdteam.org/]Stronghold: On the Edge of Chaos[/url] [[b]2[/b]: Caligari87: 2]" calcext:value-type="string">
            <text:p>18. [url=http://stronghold.drdteam.org/]Stronghold: On the Edge of Chaos[/url] [[b]2[/b]: Caligari87: 2]</text:p>
          </table:table-cell>
          <table:table-cell table:formula="of:=IF([Numbers.B67] &gt; 0; &quot;convert background.png -gravity Center -size 270 -pointsize 24 -fill black -annotate +0-14 'Voted #&quot; &amp; [Numbers.A67] &amp; &quot; mod' -pointsize 20 -fill white -annotate +0+18 'by ZDoom Community' &quot; &amp; &quot;pngs/&quot; &amp; SUBSTITUTE(SUBSTITUTE(SUBSTITUTE(SUBSTITUTE([Numbers.C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Stronghold:_On_the_Edge_of_Chaos.png" calcext:value-type="string">
            <text:p>convert background.png -gravity Center -size 270 -pointsize 24 -fill black -annotate +0-14 'Voted #18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8] &gt; 0; [Numbers.A68] &amp; &quot;. &quot; &amp; &quot;[url=&quot; &amp; [Numbers.D68] &amp; &quot;]&quot; &amp; [Numbers.C68] &amp; &quot;[/url]&quot; &amp;  &quot; [[b]&quot; &amp; [Numbers.B68] &amp; &quot;[/b]: &quot; &amp; [Numbers.E68] &amp; &quot;]&quot;; &quot;&quot;)" office:value-type="string" office:string-value="18. [url=https://forum.zdoom.org/viewtopic.php?t=37064#p703739]The Space Pirate[/url] [[b]2[/b]: Olroda: 2]" calcext:value-type="string">
            <text:p>18. [url=https://forum.zdoom.org/viewtopic.php?t=37064#p703739]The Space Pirate[/url] [[b]2[/b]: Olroda: 2]</text:p>
          </table:table-cell>
          <table:table-cell table:formula="of:=IF([Numbers.B68] &gt; 0; &quot;convert background.png -gravity Center -size 270 -pointsize 24 -fill black -annotate +0-14 'Voted #&quot; &amp; [Numbers.A68] &amp; &quot; mod' -pointsize 20 -fill white -annotate +0+18 'by ZDoom Community' &quot; &amp; &quot;pngs/&quot; &amp; SUBSTITUTE(SUBSTITUTE(SUBSTITUTE(SUBSTITUTE([Numbers.C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The_Space_Pirate.png" calcext:value-type="string">
            <text:p>convert background.png -gravity Center -size 270 -pointsize 24 -fill black -annotate +0-14 'Voted #18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69] &gt; 0; [Numbers.A69] &amp; &quot;. &quot; &amp; &quot;[url=&quot; &amp; [Numbers.D69] &amp; &quot;]&quot; &amp; [Numbers.C69] &amp; &quot;[/url]&quot; &amp;  &quot; [[b]&quot; &amp; [Numbers.B69] &amp; &quot;[/b]: &quot; &amp; [Numbers.E69] &amp; &quot;]&quot;; &quot;&quot;)" office:value-type="string" office:string-value="18. [url=https://forum.zdoom.org/viewtopic.php?f=42&amp;t=25358#p484506]Unloved[/url] [[b]2[/b]: Rachael: 2]" calcext:value-type="string">
            <text:p>18. [url=https://forum.zdoom.org/viewtopic.php?f=42&amp;t=25358#p484506]Unloved[/url] [[b]2[/b]: Rachael: 2]</text:p>
          </table:table-cell>
          <table:table-cell table:formula="of:=IF([Numbers.B69] &gt; 0; &quot;convert background.png -gravity Center -size 270 -pointsize 24 -fill black -annotate +0-14 'Voted #&quot; &amp; [Numbers.A69] &amp; &quot; mod' -pointsize 20 -fill white -annotate +0+18 'by ZDoom Community' &quot; &amp; &quot;pngs/&quot; &amp; SUBSTITUTE(SUBSTITUTE(SUBSTITUTE(SUBSTITUTE([Numbers.C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Unloved.png" calcext:value-type="string">
            <text:p>convert background.png -gravity Center -size 270 -pointsize 24 -fill black -annotate +0-14 'Voted #18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0] &gt; 0; [Numbers.A70] &amp; &quot;. &quot; &amp; &quot;[url=&quot; &amp; [Numbers.D70] &amp; &quot;]&quot; &amp; [Numbers.C70] &amp; &quot;[/url]&quot; &amp;  &quot; [[b]&quot; &amp; [Numbers.B70] &amp; &quot;[/b]: &quot; &amp; [Numbers.E70] &amp; &quot;]&quot;; &quot;&quot;)" office:value-type="string" office:string-value="18. [url=https://forum.zdoom.org/viewtopic.php?f=43&amp;t=55465#p982269]WW-Cola3[/url] [[b]2[/b]: phantombeta: 2]" calcext:value-type="string">
            <text:p>18. [url=https://forum.zdoom.org/viewtopic.php?f=43&amp;t=55465#p982269]WW-Cola3[/url] [[b]2[/b]: phantombeta: 2]</text:p>
          </table:table-cell>
          <table:table-cell table:formula="of:=IF([Numbers.B70] &gt; 0; &quot;convert background.png -gravity Center -size 270 -pointsize 24 -fill black -annotate +0-14 'Voted #&quot; &amp; [Numbers.A70] &amp; &quot; mod' -pointsize 20 -fill white -annotate +0+18 'by ZDoom Community' &quot; &amp; &quot;pngs/&quot; &amp; SUBSTITUTE(SUBSTITUTE(SUBSTITUTE(SUBSTITUTE([Numbers.C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WW-Cola3.png" calcext:value-type="string">
            <text:p>convert background.png -gravity Center -size 270 -pointsize 24 -fill black -annotate +0-14 'Voted #18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1] &gt; 0; [Numbers.A71] &amp; &quot;. &quot; &amp; &quot;[url=&quot; &amp; [Numbers.D71] &amp; &quot;]&quot; &amp; [Numbers.C71] &amp; &quot;[/url]&quot; &amp;  &quot; [[b]&quot; &amp; [Numbers.B71] &amp; &quot;[/b]: &quot; &amp; [Numbers.E71] &amp; &quot;]&quot;; &quot;&quot;)" office:value-type="string" office:string-value="19. [url=https://www.doomworld.com/idgames/combos/alanguns]Alandoguns[/url] [[b]1[/b]: lil'devil: 1]" calcext:value-type="string">
            <text:p>19. [url=https://www.doomworld.com/idgames/combos/alanguns]Alandoguns[/url] [[b]1[/b]: lil'devil: 1]</text:p>
          </table:table-cell>
          <table:table-cell table:formula="of:=IF([Numbers.B71] &gt; 0; &quot;convert background.png -gravity Center -size 270 -pointsize 24 -fill black -annotate +0-14 'Voted #&quot; &amp; [Numbers.A71] &amp; &quot; mod' -pointsize 20 -fill white -annotate +0+18 'by ZDoom Community' &quot; &amp; &quot;pngs/&quot; &amp; SUBSTITUTE(SUBSTITUTE(SUBSTITUTE(SUBSTITUTE([Numbers.C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Alandoguns.png" calcext:value-type="string">
            <text:p>convert background.png -gravity Center -size 270 -pointsize 24 -fill black -annotate +0-14 'Voted #19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2] &gt; 0; [Numbers.A72] &amp; &quot;. &quot; &amp; &quot;[url=&quot; &amp; [Numbers.D72] &amp; &quot;]&quot; &amp; [Numbers.C72] &amp; &quot;[/url]&quot; &amp;  &quot; [[b]&quot; &amp; [Numbers.B72] &amp; &quot;[/b]: &quot; &amp; [Numbers.E72] &amp; &quot;]&quot;; &quot;&quot;)" office:value-type="string" office:string-value="19. [url=https://forum.zdoom.org/viewtopic.php?f=43&amp;t=57464#p1012472]Banhammer[/url] [[b]1[/b]: leodoom85: 1]" calcext:value-type="string">
            <text:p>19. [url=https://forum.zdoom.org/viewtopic.php?f=43&amp;t=57464#p1012472]Banhammer[/url] [[b]1[/b]: leodoom85: 1]</text:p>
          </table:table-cell>
          <table:table-cell table:formula="of:=IF([Numbers.B72] &gt; 0; &quot;convert background.png -gravity Center -size 270 -pointsize 24 -fill black -annotate +0-14 'Voted #&quot; &amp; [Numbers.A72] &amp; &quot; mod' -pointsize 20 -fill white -annotate +0+18 'by ZDoom Community' &quot; &amp; &quot;pngs/&quot; &amp; SUBSTITUTE(SUBSTITUTE(SUBSTITUTE(SUBSTITUTE([Numbers.C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Banhammer.png" calcext:value-type="string">
            <text:p>convert background.png -gravity Center -size 270 -pointsize 24 -fill black -annotate +0-14 'Voted #19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3] &gt; 0; [Numbers.A73] &amp; &quot;. &quot; &amp; &quot;[url=&quot; &amp; [Numbers.D73] &amp; &quot;]&quot; &amp; [Numbers.C73] &amp; &quot;[/url]&quot; &amp;  &quot; [[b]&quot; &amp; [Numbers.B73] &amp; &quot;[/b]: &quot; &amp; [Numbers.E73] &amp; &quot;]&quot;; &quot;&quot;)" office:value-type="string" office:string-value="19. [url=https://forum.zdoom.org/viewtopic.php?f=43&amp;t=53545#p940527]BlackWarrior[/url] [[b]1[/b]: Somagu: 1]" calcext:value-type="string">
            <text:p>19. [url=https://forum.zdoom.org/viewtopic.php?f=43&amp;t=53545#p940527]BlackWarrior[/url] [[b]1[/b]: Somagu: 1]</text:p>
          </table:table-cell>
          <table:table-cell table:formula="of:=IF([Numbers.B73] &gt; 0; &quot;convert background.png -gravity Center -size 270 -pointsize 24 -fill black -annotate +0-14 'Voted #&quot; &amp; [Numbers.A73] &amp; &quot; mod' -pointsize 20 -fill white -annotate +0+18 'by ZDoom Community' &quot; &amp; &quot;pngs/&quot; &amp; SUBSTITUTE(SUBSTITUTE(SUBSTITUTE(SUBSTITUTE([Numbers.C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BlackWarrior.png" calcext:value-type="string">
            <text:p>convert background.png -gravity Center -size 270 -pointsize 24 -fill black -annotate +0-14 'Voted #19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4] &gt; 0; [Numbers.A74] &amp; &quot;. &quot; &amp; &quot;[url=&quot; &amp; [Numbers.D74] &amp; &quot;]&quot; &amp; [Numbers.C74] &amp; &quot;[/url]&quot; &amp;  &quot; [[b]&quot; &amp; [Numbers.B74] &amp; &quot;[/b]: &quot; &amp; [Numbers.E74] &amp; &quot;]&quot;; &quot;&quot;)" office:value-type="string" office:string-value="19. [url=https://forum.zdoom.org/viewtopic.php?f=3&amp;t=37949#p722987]Brutalkick[/url] [[b]1[/b]: Hipnotic Rogue: 1]" calcext:value-type="string">
            <text:p>19. [url=https://forum.zdoom.org/viewtopic.php?f=3&amp;t=37949#p722987]Brutalkick[/url] [[b]1[/b]: Hipnotic Rogue: 1]</text:p>
          </table:table-cell>
          <table:table-cell table:formula="of:=IF([Numbers.B74] &gt; 0; &quot;convert background.png -gravity Center -size 270 -pointsize 24 -fill black -annotate +0-14 'Voted #&quot; &amp; [Numbers.A74] &amp; &quot; mod' -pointsize 20 -fill white -annotate +0+18 'by ZDoom Community' &quot; &amp; &quot;pngs/&quot; &amp; SUBSTITUTE(SUBSTITUTE(SUBSTITUTE(SUBSTITUTE([Numbers.C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Brutalkick.png" calcext:value-type="string">
            <text:p>convert background.png -gravity Center -size 270 -pointsize 24 -fill black -annotate +0-14 'Voted #19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5] &gt; 0; [Numbers.A75] &amp; &quot;. &quot; &amp; &quot;[url=&quot; &amp; [Numbers.D75] &amp; &quot;]&quot; &amp; [Numbers.C75] &amp; &quot;[/url]&quot; &amp;  &quot; [[b]&quot; &amp; [Numbers.B75] &amp; &quot;[/b]: &quot; &amp; [Numbers.E75] &amp; &quot;]&quot;; &quot;&quot;)" office:value-type="string" office:string-value="19. [url=http://www.chucktropolis.com/gamers.htm]Chex Quest 3[/url] [[b]1[/b]: Rachael: 1]" calcext:value-type="string">
            <text:p>19. [url=http://www.chucktropolis.com/gamers.htm]Chex Quest 3[/url] [[b]1[/b]: Rachael: 1]</text:p>
          </table:table-cell>
          <table:table-cell table:formula="of:=IF([Numbers.B75] &gt; 0; &quot;convert background.png -gravity Center -size 270 -pointsize 24 -fill black -annotate +0-14 'Voted #&quot; &amp; [Numbers.A75] &amp; &quot; mod' -pointsize 20 -fill white -annotate +0+18 'by ZDoom Community' &quot; &amp; &quot;pngs/&quot; &amp; SUBSTITUTE(SUBSTITUTE(SUBSTITUTE(SUBSTITUTE([Numbers.C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hex_Quest_3.png" calcext:value-type="string">
            <text:p>convert background.png -gravity Center -size 270 -pointsize 24 -fill black -annotate +0-14 'Voted #19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6] &gt; 0; [Numbers.A76] &amp; &quot;. &quot; &amp; &quot;[url=&quot; &amp; [Numbers.D76] &amp; &quot;]&quot; &amp; [Numbers.C76] &amp; &quot;[/url]&quot; &amp;  &quot; [[b]&quot; &amp; [Numbers.B76] &amp; &quot;[/b]: &quot; &amp; [Numbers.E76] &amp; &quot;]&quot;; &quot;&quot;)" office:value-type="string" office:string-value="19. [url=https://www.doomworld.com/idgames/?id=12363]Chosen[/url] [[b]1[/b]: Bigger C: 1]" calcext:value-type="string">
            <text:p>19. [url=https://www.doomworld.com/idgames/?id=12363]Chosen[/url] [[b]1[/b]: Bigger C: 1]</text:p>
          </table:table-cell>
          <table:table-cell table:formula="of:=IF([Numbers.B76] &gt; 0; &quot;convert background.png -gravity Center -size 270 -pointsize 24 -fill black -annotate +0-14 'Voted #&quot; &amp; [Numbers.A76] &amp; &quot; mod' -pointsize 20 -fill white -annotate +0+18 'by ZDoom Community' &quot; &amp; &quot;pngs/&quot; &amp; SUBSTITUTE(SUBSTITUTE(SUBSTITUTE(SUBSTITUTE([Numbers.C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hosen.png" calcext:value-type="string">
            <text:p>convert background.png -gravity Center -size 270 -pointsize 24 -fill black -annotate +0-14 'Voted #19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7] &gt; 0; [Numbers.A77] &amp; &quot;. &quot; &amp; &quot;[url=&quot; &amp; [Numbers.D77] &amp; &quot;]&quot; &amp; [Numbers.C77] &amp; &quot;[/url]&quot; &amp;  &quot; [[b]&quot; &amp; [Numbers.B77] &amp; &quot;[/b]: &quot; &amp; [Numbers.E77] &amp; &quot;]&quot;; &quot;&quot;)" office:value-type="string" office:string-value="19. [url=https://forum.zdoom.org/viewtopic.php?f=43&amp;t=58535#p1028376]Complex Doom[/url] [[b]1[/b]: leodoom85: 1]" calcext:value-type="string">
            <text:p>19. [url=https://forum.zdoom.org/viewtopic.php?f=43&amp;t=58535#p1028376]Complex Doom[/url] [[b]1[/b]: leodoom85: 1]</text:p>
          </table:table-cell>
          <table:table-cell table:formula="of:=IF([Numbers.B77] &gt; 0; &quot;convert background.png -gravity Center -size 270 -pointsize 24 -fill black -annotate +0-14 'Voted #&quot; &amp; [Numbers.A77] &amp; &quot; mod' -pointsize 20 -fill white -annotate +0+18 'by ZDoom Community' &quot; &amp; &quot;pngs/&quot; &amp; SUBSTITUTE(SUBSTITUTE(SUBSTITUTE(SUBSTITUTE([Numbers.C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omplex_Doom.png" calcext:value-type="string">
            <text:p>convert background.png -gravity Center -size 270 -pointsize 24 -fill black -annotate +0-14 'Voted #19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8] &gt; 0; [Numbers.A78] &amp; &quot;. &quot; &amp; &quot;[url=&quot; &amp; [Numbers.D78] &amp; &quot;]&quot; &amp; [Numbers.C78] &amp; &quot;[/url]&quot; &amp;  &quot; [[b]&quot; &amp; [Numbers.B78] &amp; &quot;[/b]: &quot; &amp; [Numbers.E78] &amp; &quot;]&quot;; &quot;&quot;)" office:value-type="string" office:string-value="19. [url=https://forum.zdoom.org/viewtopic.php?f=61&amp;t=57834#p1017698]Complex Doom: LCA[/url] [[b]1[/b]: leodoom85: 1]" calcext:value-type="string">
            <text:p>19. [url=https://forum.zdoom.org/viewtopic.php?f=61&amp;t=57834#p1017698]Complex Doom: LCA[/url] [[b]1[/b]: leodoom85: 1]</text:p>
          </table:table-cell>
          <table:table-cell table:formula="of:=IF([Numbers.B78] &gt; 0; &quot;convert background.png -gravity Center -size 270 -pointsize 24 -fill black -annotate +0-14 'Voted #&quot; &amp; [Numbers.A78] &amp; &quot; mod' -pointsize 20 -fill white -annotate +0+18 'by ZDoom Community' &quot; &amp; &quot;pngs/&quot; &amp; SUBSTITUTE(SUBSTITUTE(SUBSTITUTE(SUBSTITUTE([Numbers.C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omplex_Doom:_LCA.png" calcext:value-type="string">
            <text:p>convert background.png -gravity Center -size 270 -pointsize 24 -fill black -annotate +0-14 'Voted #19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79] &gt; 0; [Numbers.A79] &amp; &quot;. &quot; &amp; &quot;[url=&quot; &amp; [Numbers.D79] &amp; &quot;]&quot; &amp; [Numbers.C79] &amp; &quot;[/url]&quot; &amp;  &quot; [[b]&quot; &amp; [Numbers.B79] &amp; &quot;[/b]: &quot; &amp; [Numbers.E79] &amp; &quot;]&quot;; &quot;&quot;)" office:value-type="string" office:string-value="19. [url=https://forum.zdoom.org/viewtopic.php?f=19&amp;t=55298#p978283]Consolation Prize: The PSX Doom TC[/url] [[b]1[/b]: GAA1992: 1]" calcext:value-type="string">
            <text:p>19. [url=https://forum.zdoom.org/viewtopic.php?f=19&amp;t=55298#p978283]Consolation Prize: The PSX Doom TC[/url] [[b]1[/b]: GAA1992: 1]</text:p>
          </table:table-cell>
          <table:table-cell table:formula="of:=IF([Numbers.B79] &gt; 0; &quot;convert background.png -gravity Center -size 270 -pointsize 24 -fill black -annotate +0-14 'Voted #&quot; &amp; [Numbers.A79] &amp; &quot; mod' -pointsize 20 -fill white -annotate +0+18 'by ZDoom Community' &quot; &amp; &quot;pngs/&quot; &amp; SUBSTITUTE(SUBSTITUTE(SUBSTITUTE(SUBSTITUTE([Numbers.C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onsolation_Prize:_The_PSX_Doom_TC.png" calcext:value-type="string">
            <text:p>convert background.png -gravity Center -size 270 -pointsize 24 -fill black -annotate +0-14 'Voted #19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0] &gt; 0; [Numbers.A80] &amp; &quot;. &quot; &amp; &quot;[url=&quot; &amp; [Numbers.D80] &amp; &quot;]&quot; &amp; [Numbers.C80] &amp; &quot;[/url]&quot; &amp;  &quot; [[b]&quot; &amp; [Numbers.B80] &amp; &quot;[/b]: &quot; &amp; [Numbers.E80] &amp; &quot;]&quot;; &quot;&quot;)" office:value-type="string" office:string-value="19. [url=https://forum.zdoom.org/viewtopic.php?t=36667#p694653]Crossfire[/url] [[b]1[/b]: Somagu: 1]" calcext:value-type="string">
            <text:p>19. [url=https://forum.zdoom.org/viewtopic.php?t=36667#p694653]Crossfire[/url] [[b]1[/b]: Somagu: 1]</text:p>
          </table:table-cell>
          <table:table-cell table:formula="of:=IF([Numbers.B80] &gt; 0; &quot;convert background.png -gravity Center -size 270 -pointsize 24 -fill black -annotate +0-14 'Voted #&quot; &amp; [Numbers.A80] &amp; &quot; mod' -pointsize 20 -fill white -annotate +0+18 'by ZDoom Community' &quot; &amp; &quot;pngs/&quot; &amp; SUBSTITUTE(SUBSTITUTE(SUBSTITUTE(SUBSTITUTE([Numbers.C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Crossfire.png" calcext:value-type="string">
            <text:p>convert background.png -gravity Center -size 270 -pointsize 24 -fill black -annotate +0-14 'Voted #19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1] &gt; 0; [Numbers.A81] &amp; &quot;. &quot; &amp; &quot;[url=&quot; &amp; [Numbers.D81] &amp; &quot;]&quot; &amp; [Numbers.C81] &amp; &quot;[/url]&quot; &amp;  &quot; [[b]&quot; &amp; [Numbers.B81] &amp; &quot;[/b]: &quot; &amp; [Numbers.E81] &amp; &quot;]&quot;; &quot;&quot;)" office:value-type="string" office:string-value="19. [url=https://forum.zdoom.org/viewtopic.php?t=55048#p972862]DamNums[/url] [[b]1[/b]: Hipnotic Rogue: 1]" calcext:value-type="string">
            <text:p>19. [url=https://forum.zdoom.org/viewtopic.php?t=55048#p972862]DamNums[/url] [[b]1[/b]: Hipnotic Rogue: 1]</text:p>
          </table:table-cell>
          <table:table-cell table:formula="of:=IF([Numbers.B81] &gt; 0; &quot;convert background.png -gravity Center -size 270 -pointsize 24 -fill black -annotate +0-14 'Voted #&quot; &amp; [Numbers.A81] &amp; &quot; mod' -pointsize 20 -fill white -annotate +0+18 'by ZDoom Community' &quot; &amp; &quot;pngs/&quot; &amp; SUBSTITUTE(SUBSTITUTE(SUBSTITUTE(SUBSTITUTE([Numbers.C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amNums.png" calcext:value-type="string">
            <text:p>convert background.png -gravity Center -size 270 -pointsize 24 -fill black -annotate +0-14 'Voted #19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2] &gt; 0; [Numbers.A82] &amp; &quot;. &quot; &amp; &quot;[url=&quot; &amp; [Numbers.D82] &amp; &quot;]&quot; &amp; [Numbers.C82] &amp; &quot;[/url]&quot; &amp;  &quot; [[b]&quot; &amp; [Numbers.B82] &amp; &quot;[/b]: &quot; &amp; [Numbers.E82] &amp; &quot;]&quot;; &quot;&quot;)" office:value-type="string" office:string-value="19. [url=https://forum.zdoom.org/viewtopic.php?t=46787#p786254]Demonsteele: NowThatsWhatICallMIDI[/url] [[b]1[/b]: HaraSwift: 1]" calcext:value-type="string">
            <text:p>19. [url=https://forum.zdoom.org/viewtopic.php?t=46787#p786254]Demonsteele: NowThatsWhatICallMIDI[/url] [[b]1[/b]: HaraSwift: 1]</text:p>
          </table:table-cell>
          <table:table-cell table:formula="of:=IF([Numbers.B82] &gt; 0; &quot;convert background.png -gravity Center -size 270 -pointsize 24 -fill black -annotate +0-14 'Voted #&quot; &amp; [Numbers.A82] &amp; &quot; mod' -pointsize 20 -fill white -annotate +0+18 'by ZDoom Community' &quot; &amp; &quot;pngs/&quot; &amp; SUBSTITUTE(SUBSTITUTE(SUBSTITUTE(SUBSTITUTE([Numbers.C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emonsteele:_NowThatsWhatICallMIDI.png" calcext:value-type="string">
            <text:p>convert background.png -gravity Center -size 270 -pointsize 24 -fill black -annotate +0-14 'Voted #19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3] &gt; 0; [Numbers.A83] &amp; &quot;. &quot; &amp; &quot;[url=&quot; &amp; [Numbers.D83] &amp; &quot;]&quot; &amp; [Numbers.C83] &amp; &quot;[/url]&quot; &amp;  &quot; [[b]&quot; &amp; [Numbers.B83] &amp; &quot;[/b]: &quot; &amp; [Numbers.E83] &amp; &quot;]&quot;; &quot;&quot;)" office:value-type="string" office:string-value="19. [url=https://www.doomworld.com/forum/topic/62403-doom-2-minor-sprite-fixing-project-v19-release-updated-12718/]Doom 2 Minor Sprite Fixing Project[/url] [[b]1[/b]: m8f: 1]" calcext:value-type="string">
            <text:p>19. [url=https://www.doomworld.com/forum/topic/62403-doom-2-minor-sprite-fixing-project-v19-release-updated-12718/]Doom 2 Minor Sprite Fixing Project[/url] [[b]1[/b]: m8f: 1]</text:p>
          </table:table-cell>
          <table:table-cell table:formula="of:=IF([Numbers.B83] &gt; 0; &quot;convert background.png -gravity Center -size 270 -pointsize 24 -fill black -annotate +0-14 'Voted #&quot; &amp; [Numbers.A83] &amp; &quot; mod' -pointsize 20 -fill white -annotate +0+18 'by ZDoom Community' &quot; &amp; &quot;pngs/&quot; &amp; SUBSTITUTE(SUBSTITUTE(SUBSTITUTE(SUBSTITUTE([Numbers.C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2_Minor_Sprite_Fixing_Project.png" calcext:value-type="string">
            <text:p>convert background.png -gravity Center -size 270 -pointsize 24 -fill black -annotate +0-14 'Voted #19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4] &gt; 0; [Numbers.A84] &amp; &quot;. &quot; &amp; &quot;[url=&quot; &amp; [Numbers.D84] &amp; &quot;]&quot; &amp; [Numbers.C84] &amp; &quot;[/url]&quot; &amp;  &quot; [[b]&quot; &amp; [Numbers.B84] &amp; &quot;[/b]: &quot; &amp; [Numbers.E84] &amp; &quot;]&quot;; &quot;&quot;)" office:value-type="string" office:string-value="19. [url=https://forum.zdoom.org/viewtopic.php?f=43&amp;t=51596]Doom 64 'weapons only'[/url] [[b]1[/b]: Hipnotic Rogue: 1]" calcext:value-type="string">
            <text:p>19. [url=https://forum.zdoom.org/viewtopic.php?f=43&amp;t=51596]Doom 64 'weapons only'[/url] [[b]1[/b]: Hipnotic Rogue: 1]</text:p>
          </table:table-cell>
          <table:table-cell table:formula="of:=IF([Numbers.B84] &gt; 0; &quot;convert background.png -gravity Center -size 270 -pointsize 24 -fill black -annotate +0-14 'Voted #&quot; &amp; [Numbers.A84] &amp; &quot; mod' -pointsize 20 -fill white -annotate +0+18 'by ZDoom Community' &quot; &amp; &quot;pngs/&quot; &amp; SUBSTITUTE(SUBSTITUTE(SUBSTITUTE(SUBSTITUTE([Numbers.C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64__weapons_only_.png" calcext:value-type="string">
            <text:p>convert background.png -gravity Center -size 270 -pointsize 24 -fill black -annotate +0-14 'Voted #19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5] &gt; 0; [Numbers.A85] &amp; &quot;. &quot; &amp; &quot;[url=&quot; &amp; [Numbers.D85] &amp; &quot;]&quot; &amp; [Numbers.C85] &amp; &quot;[/url]&quot; &amp;  &quot; [[b]&quot; &amp; [Numbers.B85] &amp; &quot;[/b]: &quot; &amp; [Numbers.E85] &amp; &quot;]&quot;; &quot;&quot;)" office:value-type="string" office:string-value="19. [url=https://www.doomworld.com/vb/wads-mods/91854-wip-doom-64-retribution/]Doom 64: Retribution[/url] [[b]1[/b]: leodoom85: 1]" calcext:value-type="string">
            <text:p>19. [url=https://www.doomworld.com/vb/wads-mods/91854-wip-doom-64-retribution/]Doom 64: Retribution[/url] [[b]1[/b]: leodoom85: 1]</text:p>
          </table:table-cell>
          <table:table-cell table:formula="of:=IF([Numbers.B85] &gt; 0; &quot;convert background.png -gravity Center -size 270 -pointsize 24 -fill black -annotate +0-14 'Voted #&quot; &amp; [Numbers.A85] &amp; &quot; mod' -pointsize 20 -fill white -annotate +0+18 'by ZDoom Community' &quot; &amp; &quot;pngs/&quot; &amp; SUBSTITUTE(SUBSTITUTE(SUBSTITUTE(SUBSTITUTE([Numbers.C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64:_Retribution.png" calcext:value-type="string">
            <text:p>convert background.png -gravity Center -size 270 -pointsize 24 -fill black -annotate +0-14 'Voted #19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6] &gt; 0; [Numbers.A86] &amp; &quot;. &quot; &amp; &quot;[url=&quot; &amp; [Numbers.D86] &amp; &quot;]&quot; &amp; [Numbers.C86] &amp; &quot;[/url]&quot; &amp;  &quot; [[b]&quot; &amp; [Numbers.B86] &amp; &quot;[/b]: &quot; &amp; [Numbers.E86] &amp; &quot;]&quot;; &quot;&quot;)" office:value-type="string" office:string-value="19. [url=https://forum.zdoom.org/viewtopic.php?f=19&amp;t=45060#p741205]Doom Ambient Pack[/url] [[b]1[/b]: GAA1992: 1]" calcext:value-type="string">
            <text:p>19. [url=https://forum.zdoom.org/viewtopic.php?f=19&amp;t=45060#p741205]Doom Ambient Pack[/url] [[b]1[/b]: GAA1992: 1]</text:p>
          </table:table-cell>
          <table:table-cell table:formula="of:=IF([Numbers.B86] &gt; 0; &quot;convert background.png -gravity Center -size 270 -pointsize 24 -fill black -annotate +0-14 'Voted #&quot; &amp; [Numbers.A86] &amp; &quot; mod' -pointsize 20 -fill white -annotate +0+18 'by ZDoom Community' &quot; &amp; &quot;pngs/&quot; &amp; SUBSTITUTE(SUBSTITUTE(SUBSTITUTE(SUBSTITUTE([Numbers.C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Ambient_Pack.png" calcext:value-type="string">
            <text:p>convert background.png -gravity Center -size 270 -pointsize 24 -fill black -annotate +0-14 'Voted #19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7] &gt; 0; [Numbers.A87] &amp; &quot;. &quot; &amp; &quot;[url=&quot; &amp; [Numbers.D87] &amp; &quot;]&quot; &amp; [Numbers.C87] &amp; &quot;[/url]&quot; &amp;  &quot; [[b]&quot; &amp; [Numbers.B87] &amp; &quot;[/b]: &quot; &amp; [Numbers.E87] &amp; &quot;]&quot;; &quot;&quot;)" office:value-type="string" office:string-value="19. [url=https://forum.zdoom.org/viewtopic.php?f=43&amp;t=58594#p1029236]Doom Incarnate[/url] [[b]1[/b]: Somagu: 1]" calcext:value-type="string">
            <text:p>19. [url=https://forum.zdoom.org/viewtopic.php?f=43&amp;t=58594#p1029236]Doom Incarnate[/url] [[b]1[/b]: Somagu: 1]</text:p>
          </table:table-cell>
          <table:table-cell table:formula="of:=IF([Numbers.B87] &gt; 0; &quot;convert background.png -gravity Center -size 270 -pointsize 24 -fill black -annotate +0-14 'Voted #&quot; &amp; [Numbers.A87] &amp; &quot; mod' -pointsize 20 -fill white -annotate +0+18 'by ZDoom Community' &quot; &amp; &quot;pngs/&quot; &amp; SUBSTITUTE(SUBSTITUTE(SUBSTITUTE(SUBSTITUTE([Numbers.C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Incarnate.png" calcext:value-type="string">
            <text:p>convert background.png -gravity Center -size 270 -pointsize 24 -fill black -annotate +0-14 'Voted #19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8] &gt; 0; [Numbers.A88] &amp; &quot;. &quot; &amp; &quot;[url=&quot; &amp; [Numbers.D88] &amp; &quot;]&quot; &amp; [Numbers.C88] &amp; &quot;[/url]&quot; &amp;  &quot; [[b]&quot; &amp; [Numbers.B88] &amp; &quot;[/b]: &quot; &amp; [Numbers.E88] &amp; &quot;]&quot;; &quot;&quot;)" office:value-type="string" office:string-value="19. [url=https://forum.zdoom.org/viewtopic.php?f=46&amp;t=49073#p848460]DOOM SNES Jukebox[/url] [[b]1[/b]: GAA1992: 1]" calcext:value-type="string">
            <text:p>19. [url=https://forum.zdoom.org/viewtopic.php?f=46&amp;t=49073#p848460]DOOM SNES Jukebox[/url] [[b]1[/b]: GAA1992: 1]</text:p>
          </table:table-cell>
          <table:table-cell table:formula="of:=IF([Numbers.B88] &gt; 0; &quot;convert background.png -gravity Center -size 270 -pointsize 24 -fill black -annotate +0-14 'Voted #&quot; &amp; [Numbers.A88] &amp; &quot; mod' -pointsize 20 -fill white -annotate +0+18 'by ZDoom Community' &quot; &amp; &quot;pngs/&quot; &amp; SUBSTITUTE(SUBSTITUTE(SUBSTITUTE(SUBSTITUTE([Numbers.C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DOOM_SNES_Jukebox.png" calcext:value-type="string">
            <text:p>convert background.png -gravity Center -size 270 -pointsize 24 -fill black -annotate +0-14 'Voted #19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89] &gt; 0; [Numbers.A89] &amp; &quot;. &quot; &amp; &quot;[url=&quot; &amp; [Numbers.D89] &amp; &quot;]&quot; &amp; [Numbers.C89] &amp; &quot;[/url]&quot; &amp;  &quot; [[b]&quot; &amp; [Numbers.B89] &amp; &quot;[/b]: &quot; &amp; [Numbers.E89] &amp; &quot;]&quot;; &quot;&quot;)" office:value-type="string" office:string-value="19. [url=https://forum.zdoom.org/viewtopic.php?f=19&amp;t=48208#p824651]Eriguns 2[/url] [[b]1[/b]: Hipnotic Rogue: 1]" calcext:value-type="string">
            <text:p>19. [url=https://forum.zdoom.org/viewtopic.php?f=19&amp;t=48208#p824651]Eriguns 2[/url] [[b]1[/b]: Hipnotic Rogue: 1]</text:p>
          </table:table-cell>
          <table:table-cell table:formula="of:=IF([Numbers.B89] &gt; 0; &quot;convert background.png -gravity Center -size 270 -pointsize 24 -fill black -annotate +0-14 'Voted #&quot; &amp; [Numbers.A89] &amp; &quot; mod' -pointsize 20 -fill white -annotate +0+18 'by ZDoom Community' &quot; &amp; &quot;pngs/&quot; &amp; SUBSTITUTE(SUBSTITUTE(SUBSTITUTE(SUBSTITUTE([Numbers.C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Eriguns_2.png" calcext:value-type="string">
            <text:p>convert background.png -gravity Center -size 270 -pointsize 24 -fill black -annotate +0-14 'Voted #19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0] &gt; 0; [Numbers.A90] &amp; &quot;. &quot; &amp; &quot;[url=&quot; &amp; [Numbers.D90] &amp; &quot;]&quot; &amp; [Numbers.C90] &amp; &quot;[/url]&quot; &amp;  &quot; [[b]&quot; &amp; [Numbers.B90] &amp; &quot;[/b]: &quot; &amp; [Numbers.E90] &amp; &quot;]&quot;; &quot;&quot;)" office:value-type="string" office:string-value="19. [url=https://forum.zdoom.org/viewtopic.php?f=43&amp;t=58486#p1027620]Factotum[/url] [[b]1[/b]: kadu522: 1]" calcext:value-type="string">
            <text:p>19. [url=https://forum.zdoom.org/viewtopic.php?f=43&amp;t=58486#p1027620]Factotum[/url] [[b]1[/b]: kadu522: 1]</text:p>
          </table:table-cell>
          <table:table-cell table:formula="of:=IF([Numbers.B90] &gt; 0; &quot;convert background.png -gravity Center -size 270 -pointsize 24 -fill black -annotate +0-14 'Voted #&quot; &amp; [Numbers.A90] &amp; &quot; mod' -pointsize 20 -fill white -annotate +0+18 'by ZDoom Community' &quot; &amp; &quot;pngs/&quot; &amp; SUBSTITUTE(SUBSTITUTE(SUBSTITUTE(SUBSTITUTE([Numbers.C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Factotum.png" calcext:value-type="string">
            <text:p>convert background.png -gravity Center -size 270 -pointsize 24 -fill black -annotate +0-14 'Voted #19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1] &gt; 0; [Numbers.A91] &amp; &quot;. &quot; &amp; &quot;[url=&quot; &amp; [Numbers.D91] &amp; &quot;]&quot; &amp; [Numbers.C91] &amp; &quot;[/url]&quot; &amp;  &quot; [[b]&quot; &amp; [Numbers.B91] &amp; &quot;[/b]: &quot; &amp; [Numbers.E91] &amp; &quot;]&quot;; &quot;&quot;)" office:value-type="string" office:string-value="19. [url=https://forum.zdoom.org/viewtopic.php?f=43&amp;t=58923#p1033516]FamiliarDoom[/url] [[b]1[/b]: kadu522: 1]" calcext:value-type="string">
            <text:p>19. [url=https://forum.zdoom.org/viewtopic.php?f=43&amp;t=58923#p1033516]FamiliarDoom[/url] [[b]1[/b]: kadu522: 1]</text:p>
          </table:table-cell>
          <table:table-cell table:formula="of:=IF([Numbers.B91] &gt; 0; &quot;convert background.png -gravity Center -size 270 -pointsize 24 -fill black -annotate +0-14 'Voted #&quot; &amp; [Numbers.A91] &amp; &quot; mod' -pointsize 20 -fill white -annotate +0+18 'by ZDoom Community' &quot; &amp; &quot;pngs/&quot; &amp; SUBSTITUTE(SUBSTITUTE(SUBSTITUTE(SUBSTITUTE([Numbers.C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FamiliarDoom.png" calcext:value-type="string">
            <text:p>convert background.png -gravity Center -size 270 -pointsize 24 -fill black -annotate +0-14 'Voted #19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2] &gt; 0; [Numbers.A92] &amp; &quot;. &quot; &amp; &quot;[url=&quot; &amp; [Numbers.D92] &amp; &quot;]&quot; &amp; [Numbers.C92] &amp; &quot;[/url]&quot; &amp;  &quot; [[b]&quot; &amp; [Numbers.B92] &amp; &quot;[/b]: &quot; &amp; [Numbers.E92] &amp; &quot;]&quot;; &quot;&quot;)" office:value-type="string" office:string-value="19. [url=https://forum.zdoom.org/viewtopic.php?f=105&amp;t=35388#p666921]Footsteps[/url] [[b]1[/b]: m8f: 1]" calcext:value-type="string">
            <text:p>19. [url=https://forum.zdoom.org/viewtopic.php?f=105&amp;t=35388#p666921]Footsteps[/url] [[b]1[/b]: m8f: 1]</text:p>
          </table:table-cell>
          <table:table-cell table:formula="of:=IF([Numbers.B92] &gt; 0; &quot;convert background.png -gravity Center -size 270 -pointsize 24 -fill black -annotate +0-14 'Voted #&quot; &amp; [Numbers.A92] &amp; &quot; mod' -pointsize 20 -fill white -annotate +0+18 'by ZDoom Community' &quot; &amp; &quot;pngs/&quot; &amp; SUBSTITUTE(SUBSTITUTE(SUBSTITUTE(SUBSTITUTE([Numbers.C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Footsteps.png" calcext:value-type="string">
            <text:p>convert background.png -gravity Center -size 270 -pointsize 24 -fill black -annotate +0-14 'Voted #19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3] &gt; 0; [Numbers.A93] &amp; &quot;. &quot; &amp; &quot;[url=&quot; &amp; [Numbers.D93] &amp; &quot;]&quot; &amp; [Numbers.C93] &amp; &quot;[/url]&quot; &amp;  &quot; [[b]&quot; &amp; [Numbers.B93] &amp; &quot;[/b]: &quot; &amp; [Numbers.E93] &amp; &quot;]&quot;; &quot;&quot;)" office:value-type="string" office:string-value="19. [url=https://forum.zdoom.org/viewtopic.php?f=46&amp;t=56148#p994037]GZSHud[/url] [[b]1[/b]: Hipnotic Rogue: 1]" calcext:value-type="string">
            <text:p>19. [url=https://forum.zdoom.org/viewtopic.php?f=46&amp;t=56148#p994037]GZSHud[/url] [[b]1[/b]: Hipnotic Rogue: 1]</text:p>
          </table:table-cell>
          <table:table-cell table:formula="of:=IF([Numbers.B93] &gt; 0; &quot;convert background.png -gravity Center -size 270 -pointsize 24 -fill black -annotate +0-14 'Voted #&quot; &amp; [Numbers.A93] &amp; &quot; mod' -pointsize 20 -fill white -annotate +0+18 'by ZDoom Community' &quot; &amp; &quot;pngs/&quot; &amp; SUBSTITUTE(SUBSTITUTE(SUBSTITUTE(SUBSTITUTE([Numbers.C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GZSHud.png" calcext:value-type="string">
            <text:p>convert background.png -gravity Center -size 270 -pointsize 24 -fill black -annotate +0-14 'Voted #19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4] &gt; 0; [Numbers.A94] &amp; &quot;. &quot; &amp; &quot;[url=&quot; &amp; [Numbers.D94] &amp; &quot;]&quot; &amp; [Numbers.C94] &amp; &quot;[/url]&quot; &amp;  &quot; [[b]&quot; &amp; [Numbers.B94] &amp; &quot;[/b]: &quot; &amp; [Numbers.E94] &amp; &quot;]&quot;; &quot;&quot;)" office:value-type="string" office:string-value="19. [url=https://forum.zdoom.org/viewtopic.php?f=37&amp;t=47973#p817851]Heretic Widescreened HUD[/url] [[b]1[/b]: Hipnotic Rogue: 1]" calcext:value-type="string">
            <text:p>19. [url=https://forum.zdoom.org/viewtopic.php?f=37&amp;t=47973#p817851]Heretic Widescreened HUD[/url] [[b]1[/b]: Hipnotic Rogue: 1]</text:p>
          </table:table-cell>
          <table:table-cell table:formula="of:=IF([Numbers.B94] &gt; 0; &quot;convert background.png -gravity Center -size 270 -pointsize 24 -fill black -annotate +0-14 'Voted #&quot; &amp; [Numbers.A94] &amp; &quot; mod' -pointsize 20 -fill white -annotate +0+18 'by ZDoom Community' &quot; &amp; &quot;pngs/&quot; &amp; SUBSTITUTE(SUBSTITUTE(SUBSTITUTE(SUBSTITUTE([Numbers.C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Heretic_Widescreened_HUD.png" calcext:value-type="string">
            <text:p>convert background.png -gravity Center -size 270 -pointsize 24 -fill black -annotate +0-14 'Voted #19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5] &gt; 0; [Numbers.A95] &amp; &quot;. &quot; &amp; &quot;[url=&quot; &amp; [Numbers.D95] &amp; &quot;]&quot; &amp; [Numbers.C95] &amp; &quot;[/url]&quot; &amp;  &quot; [[b]&quot; &amp; [Numbers.B95] &amp; &quot;[/b]: &quot; &amp; [Numbers.E95] &amp; &quot;]&quot;; &quot;&quot;)" office:value-type="string" office:string-value="19. [url=https://forum.zdoom.org/viewtopic.php?f=43&amp;t=33766#p638587]HeXercise[/url] [[b]1[/b]: Eric_: 1]" calcext:value-type="string">
            <text:p>19. [url=https://forum.zdoom.org/viewtopic.php?f=43&amp;t=33766#p638587]HeXercise[/url] [[b]1[/b]: Eric_: 1]</text:p>
          </table:table-cell>
          <table:table-cell table:formula="of:=IF([Numbers.B95] &gt; 0; &quot;convert background.png -gravity Center -size 270 -pointsize 24 -fill black -annotate +0-14 'Voted #&quot; &amp; [Numbers.A95] &amp; &quot; mod' -pointsize 20 -fill white -annotate +0+18 'by ZDoom Community' &quot; &amp; &quot;pngs/&quot; &amp; SUBSTITUTE(SUBSTITUTE(SUBSTITUTE(SUBSTITUTE([Numbers.C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HeXercise.png" calcext:value-type="string">
            <text:p>convert background.png -gravity Center -size 270 -pointsize 24 -fill black -annotate +0-14 'Voted #19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6] &gt; 0; [Numbers.A96] &amp; &quot;. &quot; &amp; &quot;[url=&quot; &amp; [Numbers.D96] &amp; &quot;]&quot; &amp; [Numbers.C96] &amp; &quot;[/url]&quot; &amp;  &quot; [[b]&quot; &amp; [Numbers.B96] &amp; &quot;[/b]: &quot; &amp; [Numbers.E96] &amp; &quot;]&quot;; &quot;&quot;)" office:value-type="string" office:string-value="19. [url=https://forum.zdoom.org/viewtopic.php?f=43&amp;t=57522#p1013338]Highway to Hell[/url] [[b]1[/b]: GAA1992: 1]" calcext:value-type="string">
            <text:p>19. [url=https://forum.zdoom.org/viewtopic.php?f=43&amp;t=57522#p1013338]Highway to Hell[/url] [[b]1[/b]: GAA1992: 1]</text:p>
          </table:table-cell>
          <table:table-cell table:formula="of:=IF([Numbers.B96] &gt; 0; &quot;convert background.png -gravity Center -size 270 -pointsize 24 -fill black -annotate +0-14 'Voted #&quot; &amp; [Numbers.A96] &amp; &quot; mod' -pointsize 20 -fill white -annotate +0+18 'by ZDoom Community' &quot; &amp; &quot;pngs/&quot; &amp; SUBSTITUTE(SUBSTITUTE(SUBSTITUTE(SUBSTITUTE([Numbers.C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Highway_to_Hell.png" calcext:value-type="string">
            <text:p>convert background.png -gravity Center -size 270 -pointsize 24 -fill black -annotate +0-14 'Voted #19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7] &gt; 0; [Numbers.A97] &amp; &quot;. &quot; &amp; &quot;[url=&quot; &amp; [Numbers.D97] &amp; &quot;]&quot; &amp; [Numbers.C97] &amp; &quot;[/url]&quot; &amp;  &quot; [[b]&quot; &amp; [Numbers.B97] &amp; &quot;[/b]: &quot; &amp; [Numbers.E97] &amp; &quot;]&quot;; &quot;&quot;)" office:value-type="string" office:string-value="19. [url=https://forum.zdoom.org/viewtopic.php?f=43&amp;t=48074#p820532]HXRTC Project[/url] [[b]1[/b]: leodoom85: 1]" calcext:value-type="string">
            <text:p>19. [url=https://forum.zdoom.org/viewtopic.php?f=43&amp;t=48074#p820532]HXRTC Project[/url] [[b]1[/b]: leodoom85: 1]</text:p>
          </table:table-cell>
          <table:table-cell table:formula="of:=IF([Numbers.B97] &gt; 0; &quot;convert background.png -gravity Center -size 270 -pointsize 24 -fill black -annotate +0-14 'Voted #&quot; &amp; [Numbers.A97] &amp; &quot; mod' -pointsize 20 -fill white -annotate +0+18 'by ZDoom Community' &quot; &amp; &quot;pngs/&quot; &amp; SUBSTITUTE(SUBSTITUTE(SUBSTITUTE(SUBSTITUTE([Numbers.C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HXRTC_Project.png" calcext:value-type="string">
            <text:p>convert background.png -gravity Center -size 270 -pointsize 24 -fill black -annotate +0-14 'Voted #19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8] &gt; 0; [Numbers.A98] &amp; &quot;. &quot; &amp; &quot;[url=&quot; &amp; [Numbers.D98] &amp; &quot;]&quot; &amp; [Numbers.C98] &amp; &quot;[/url]&quot; &amp;  &quot; [[b]&quot; &amp; [Numbers.B98] &amp; &quot;[/b]: &quot; &amp; [Numbers.E98] &amp; &quot;]&quot;; &quot;&quot;)" office:value-type="string" office:string-value="19. [url=https://forum.zdoom.org/viewtopic.php?f=45&amp;t=11545#p237676]Nash's Gore Mod[/url] [[b]1[/b]: Hipnotic Rogue: 1]" calcext:value-type="string">
            <text:p>19. [url=https://forum.zdoom.org/viewtopic.php?f=45&amp;t=11545#p237676]Nash's Gore Mod[/url] [[b]1[/b]: Hipnotic Rogue: 1]</text:p>
          </table:table-cell>
          <table:table-cell table:formula="of:=IF([Numbers.B98] &gt; 0; &quot;convert background.png -gravity Center -size 270 -pointsize 24 -fill black -annotate +0-14 'Voted #&quot; &amp; [Numbers.A98] &amp; &quot; mod' -pointsize 20 -fill white -annotate +0+18 'by ZDoom Community' &quot; &amp; &quot;pngs/&quot; &amp; SUBSTITUTE(SUBSTITUTE(SUBSTITUTE(SUBSTITUTE([Numbers.C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Nash_s_Gore_Mod.png" calcext:value-type="string">
            <text:p>convert background.png -gravity Center -size 270 -pointsize 24 -fill black -annotate +0-14 'Voted #19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99] &gt; 0; [Numbers.A99] &amp; &quot;. &quot; &amp; &quot;[url=&quot; &amp; [Numbers.D99] &amp; &quot;]&quot; &amp; [Numbers.C99] &amp; &quot;[/url]&quot; &amp;  &quot; [[b]&quot; &amp; [Numbers.B99] &amp; &quot;[/b]: &quot; &amp; [Numbers.E99] &amp; &quot;]&quot;; &quot;&quot;)" office:value-type="string" office:string-value="19. [url=https://forum.zdoom.org/viewtopic.php?f=46&amp;t=33079#p626384]NC HUD[/url] [[b]1[/b]: m8f: 1]" calcext:value-type="string">
            <text:p>19. [url=https://forum.zdoom.org/viewtopic.php?f=46&amp;t=33079#p626384]NC HUD[/url] [[b]1[/b]: m8f: 1]</text:p>
          </table:table-cell>
          <table:table-cell table:formula="of:=IF([Numbers.B99] &gt; 0; &quot;convert background.png -gravity Center -size 270 -pointsize 24 -fill black -annotate +0-14 'Voted #&quot; &amp; [Numbers.A99] &amp; &quot; mod' -pointsize 20 -fill white -annotate +0+18 'by ZDoom Community' &quot; &amp; &quot;pngs/&quot; &amp; SUBSTITUTE(SUBSTITUTE(SUBSTITUTE(SUBSTITUTE([Numbers.C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NC_HUD.png" calcext:value-type="string">
            <text:p>convert background.png -gravity Center -size 270 -pointsize 24 -fill black -annotate +0-14 'Voted #19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0] &gt; 0; [Numbers.A100] &amp; &quot;. &quot; &amp; &quot;[url=&quot; &amp; [Numbers.D100] &amp; &quot;]&quot; &amp; [Numbers.C100] &amp; &quot;[/url]&quot; &amp;  &quot; [[b]&quot; &amp; [Numbers.B100] &amp; &quot;[/b]: &quot; &amp; [Numbers.E100] &amp; &quot;]&quot;; &quot;&quot;)" office:value-type="string" office:string-value="19. [url=http://web.archive.org/web/20100527012514/http://members.multimania.co.uk/Enjay001/]njsplash[/url] [[b]1[/b]: Hipnotic Rogue: 1]" calcext:value-type="string">
            <text:p>19. [url=http://web.archive.org/web/20100527012514/http://members.multimania.co.uk/Enjay001/]njsplash[/url] [[b]1[/b]: Hipnotic Rogue: 1]</text:p>
          </table:table-cell>
          <table:table-cell table:formula="of:=IF([Numbers.B100] &gt; 0; &quot;convert background.png -gravity Center -size 270 -pointsize 24 -fill black -annotate +0-14 'Voted #&quot; &amp; [Numbers.A100] &amp; &quot; mod' -pointsize 20 -fill white -annotate +0+18 'by ZDoom Community' &quot; &amp; &quot;pngs/&quot; &amp; SUBSTITUTE(SUBSTITUTE(SUBSTITUTE(SUBSTITUTE([Numbers.C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njsplash.png" calcext:value-type="string">
            <text:p>convert background.png -gravity Center -size 270 -pointsize 24 -fill black -annotate +0-14 'Voted #19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1] &gt; 0; [Numbers.A101] &amp; &quot;. &quot; &amp; &quot;[url=&quot; &amp; [Numbers.D101] &amp; &quot;]&quot; &amp; [Numbers.C101] &amp; &quot;[/url]&quot; &amp;  &quot; [[b]&quot; &amp; [Numbers.B101] &amp; &quot;[/b]: &quot; &amp; [Numbers.E101] &amp; &quot;]&quot;; &quot;&quot;)" office:value-type="string" office:string-value="19. [url=http://www.perkristian.net/game_doom-sfx.shtml]Perkristan's HD Sounds[/url] [[b]1[/b]: Caligari87: 1]" calcext:value-type="string">
            <text:p>19. [url=http://www.perkristian.net/game_doom-sfx.shtml]Perkristan's HD Sounds[/url] [[b]1[/b]: Caligari87: 1]</text:p>
          </table:table-cell>
          <table:table-cell table:formula="of:=IF([Numbers.B101] &gt; 0; &quot;convert background.png -gravity Center -size 270 -pointsize 24 -fill black -annotate +0-14 'Voted #&quot; &amp; [Numbers.A101] &amp; &quot; mod' -pointsize 20 -fill white -annotate +0+18 'by ZDoom Community' &quot; &amp; &quot;pngs/&quot; &amp; SUBSTITUTE(SUBSTITUTE(SUBSTITUTE(SUBSTITUTE([Numbers.C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Perkristan_s_HD_Sounds.png" calcext:value-type="string">
            <text:p>convert background.png -gravity Center -size 270 -pointsize 24 -fill black -annotate +0-14 'Voted #19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2] &gt; 0; [Numbers.A102] &amp; &quot;. &quot; &amp; &quot;[url=&quot; &amp; [Numbers.D102] &amp; &quot;]&quot; &amp; [Numbers.C102] &amp; &quot;[/url]&quot; &amp;  &quot; [[b]&quot; &amp; [Numbers.B102] &amp; &quot;[/b]: &quot; &amp; [Numbers.E102] &amp; &quot;]&quot;; &quot;&quot;)" office:value-type="string" office:string-value="19. [url=https://forum.zdoom.org/viewtopic.php?f=19&amp;t=46438#p776148]QUAKE: Descent into Heresy[/url] [[b]1[/b]: GAA1992: 1]" calcext:value-type="string">
            <text:p>19. [url=https://forum.zdoom.org/viewtopic.php?f=19&amp;t=46438#p776148]QUAKE: Descent into Heresy[/url] [[b]1[/b]: GAA1992: 1]</text:p>
          </table:table-cell>
          <table:table-cell table:formula="of:=IF([Numbers.B102] &gt; 0; &quot;convert background.png -gravity Center -size 270 -pointsize 24 -fill black -annotate +0-14 'Voted #&quot; &amp; [Numbers.A102] &amp; &quot; mod' -pointsize 20 -fill white -annotate +0+18 'by ZDoom Community' &quot; &amp; &quot;pngs/&quot; &amp; SUBSTITUTE(SUBSTITUTE(SUBSTITUTE(SUBSTITUTE([Numbers.C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QUAKE:_Descent_into_Heresy.png" calcext:value-type="string">
            <text:p>convert background.png -gravity Center -size 270 -pointsize 24 -fill black -annotate +0-14 'Voted #19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3] &gt; 0; [Numbers.A103] &amp; &quot;. &quot; &amp; &quot;[url=&quot; &amp; [Numbers.D103] &amp; &quot;]&quot; &amp; [Numbers.C103] &amp; &quot;[/url]&quot; &amp;  &quot; [[b]&quot; &amp; [Numbers.B103] &amp; &quot;[/b]: &quot; &amp; [Numbers.E103] &amp; &quot;]&quot;; &quot;&quot;)" office:value-type="string" office:string-value="19. [url=https://www.doomworld.com/idgames/levels/doom2/Ports/m-o/njtrain]Runaway Train[/url] [[b]1[/b]: Caligari87: 1]" calcext:value-type="string">
            <text:p>19. [url=https://www.doomworld.com/idgames/levels/doom2/Ports/m-o/njtrain]Runaway Train[/url] [[b]1[/b]: Caligari87: 1]</text:p>
          </table:table-cell>
          <table:table-cell table:formula="of:=IF([Numbers.B103] &gt; 0; &quot;convert background.png -gravity Center -size 270 -pointsize 24 -fill black -annotate +0-14 'Voted #&quot; &amp; [Numbers.A103] &amp; &quot; mod' -pointsize 20 -fill white -annotate +0+18 'by ZDoom Community' &quot; &amp; &quot;pngs/&quot; &amp; SUBSTITUTE(SUBSTITUTE(SUBSTITUTE(SUBSTITUTE([Numbers.C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Runaway_Train.png" calcext:value-type="string">
            <text:p>convert background.png -gravity Center -size 270 -pointsize 24 -fill black -annotate +0-14 'Voted #19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4] &gt; 0; [Numbers.A104] &amp; &quot;. &quot; &amp; &quot;[url=&quot; &amp; [Numbers.D104] &amp; &quot;]&quot; &amp; [Numbers.C104] &amp; &quot;[/url]&quot; &amp;  &quot; [[b]&quot; &amp; [Numbers.B104] &amp; &quot;[/b]: &quot; &amp; [Numbers.E104] &amp; &quot;]&quot;; &quot;&quot;)" office:value-type="string" office:string-value="19. [url=https://forum.zdoom.org/viewtopic.php?t=29792#p565461]Sbrightmaps[/url] [[b]1[/b]: Hipnotic Rogue: 1]" calcext:value-type="string">
            <text:p>19. [url=https://forum.zdoom.org/viewtopic.php?t=29792#p565461]Sbrightmaps[/url] [[b]1[/b]: Hipnotic Rogue: 1]</text:p>
          </table:table-cell>
          <table:table-cell table:formula="of:=IF([Numbers.B104] &gt; 0; &quot;convert background.png -gravity Center -size 270 -pointsize 24 -fill black -annotate +0-14 'Voted #&quot; &amp; [Numbers.A104] &amp; &quot; mod' -pointsize 20 -fill white -annotate +0+18 'by ZDoom Community' &quot; &amp; &quot;pngs/&quot; &amp; SUBSTITUTE(SUBSTITUTE(SUBSTITUTE(SUBSTITUTE([Numbers.C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Sbrightmaps.png" calcext:value-type="string">
            <text:p>convert background.png -gravity Center -size 270 -pointsize 24 -fill black -annotate +0-14 'Voted #19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5] &gt; 0; [Numbers.A105] &amp; &quot;. &quot; &amp; &quot;[url=&quot; &amp; [Numbers.D105] &amp; &quot;]&quot; &amp; [Numbers.C105] &amp; &quot;[/url]&quot; &amp;  &quot; [[b]&quot; &amp; [Numbers.B105] &amp; &quot;[/b]: &quot; &amp; [Numbers.E105] &amp; &quot;]&quot;; &quot;&quot;)" office:value-type="string" office:string-value="19. [url=https://forum.zdoom.org/viewtopic.php?f=45&amp;t=24974#p479313]scalliano's 667 Shuffle[/url] [[b]1[/b]: leodoom85: 1]" calcext:value-type="string">
            <text:p>19. [url=https://forum.zdoom.org/viewtopic.php?f=45&amp;t=24974#p479313]scalliano's 667 Shuffle[/url] [[b]1[/b]: leodoom85: 1]</text:p>
          </table:table-cell>
          <table:table-cell table:formula="of:=IF([Numbers.B105] &gt; 0; &quot;convert background.png -gravity Center -size 270 -pointsize 24 -fill black -annotate +0-14 'Voted #&quot; &amp; [Numbers.A105] &amp; &quot; mod' -pointsize 20 -fill white -annotate +0+18 'by ZDoom Community' &quot; &amp; &quot;pngs/&quot; &amp; SUBSTITUTE(SUBSTITUTE(SUBSTITUTE(SUBSTITUTE([Numbers.C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scalliano_s_667_Shuffle.png" calcext:value-type="string">
            <text:p>convert background.png -gravity Center -size 270 -pointsize 24 -fill black -annotate +0-14 'Voted #19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6] &gt; 0; [Numbers.A106] &amp; &quot;. &quot; &amp; &quot;[url=&quot; &amp; [Numbers.D106] &amp; &quot;]&quot; &amp; [Numbers.C106] &amp; &quot;[/url]&quot; &amp;  &quot; [[b]&quot; &amp; [Numbers.B106] &amp; &quot;[/b]: &quot; &amp; [Numbers.E106] &amp; &quot;]&quot;; &quot;&quot;)" office:value-type="string" office:string-value="19. [url=https://forum.zdoom.org/viewtopic.php?t=45550#p753192]Smooth Doom[/url] [[b]1[/b]: GAA1992: 1]" calcext:value-type="string">
            <text:p>19. [url=https://forum.zdoom.org/viewtopic.php?t=45550#p753192]Smooth Doom[/url] [[b]1[/b]: GAA1992: 1]</text:p>
          </table:table-cell>
          <table:table-cell table:formula="of:=IF([Numbers.B106] &gt; 0; &quot;convert background.png -gravity Center -size 270 -pointsize 24 -fill black -annotate +0-14 'Voted #&quot; &amp; [Numbers.A106] &amp; &quot; mod' -pointsize 20 -fill white -annotate +0+18 'by ZDoom Community' &quot; &amp; &quot;pngs/&quot; &amp; SUBSTITUTE(SUBSTITUTE(SUBSTITUTE(SUBSTITUTE([Numbers.C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Smooth_Doom.png" calcext:value-type="string">
            <text:p>convert background.png -gravity Center -size 270 -pointsize 24 -fill black -annotate +0-14 'Voted #19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7] &gt; 0; [Numbers.A107] &amp; &quot;. &quot; &amp; &quot;[url=&quot; &amp; [Numbers.D107] &amp; &quot;]&quot; &amp; [Numbers.C107] &amp; &quot;[/url]&quot; &amp;  &quot; [[b]&quot; &amp; [Numbers.B107] &amp; &quot;[/b]: &quot; &amp; [Numbers.E107] &amp; &quot;]&quot;; &quot;&quot;)" office:value-type="string" office:string-value="19. [url=https://forum.zdoom.org/viewtopic.php?f=37&amp;t=55161#p975126]Smooth fluids[/url] [[b]1[/b]: Hipnotic Rogue: 1]" calcext:value-type="string">
            <text:p>19. [url=https://forum.zdoom.org/viewtopic.php?f=37&amp;t=55161#p975126]Smooth fluids[/url] [[b]1[/b]: Hipnotic Rogue: 1]</text:p>
          </table:table-cell>
          <table:table-cell table:formula="of:=IF([Numbers.B107] &gt; 0; &quot;convert background.png -gravity Center -size 270 -pointsize 24 -fill black -annotate +0-14 'Voted #&quot; &amp; [Numbers.A107] &amp; &quot; mod' -pointsize 20 -fill white -annotate +0+18 'by ZDoom Community' &quot; &amp; &quot;pngs/&quot; &amp; SUBSTITUTE(SUBSTITUTE(SUBSTITUTE(SUBSTITUTE([Numbers.C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Smooth_fluids.png" calcext:value-type="string">
            <text:p>convert background.png -gravity Center -size 270 -pointsize 24 -fill black -annotate +0-14 'Voted #19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8] &gt; 0; [Numbers.A108] &amp; &quot;. &quot; &amp; &quot;[url=&quot; &amp; [Numbers.D108] &amp; &quot;]&quot; &amp; [Numbers.C108] &amp; &quot;[/url]&quot; &amp;  &quot; [[b]&quot; &amp; [Numbers.B108] &amp; &quot;[/b]: &quot; &amp; [Numbers.E108] &amp; &quot;]&quot;; &quot;&quot;)" office:value-type="string" office:string-value="19. [url=https://www.doomworld.com/forum/topic/71133-sound-caulking-now-on-idgames/]Sound Caulking[/url] [[b]1[/b]: m8f: 1]" calcext:value-type="string">
            <text:p>19. [url=https://www.doomworld.com/forum/topic/71133-sound-caulking-now-on-idgames/]Sound Caulking[/url] [[b]1[/b]: m8f: 1]</text:p>
          </table:table-cell>
          <table:table-cell table:formula="of:=IF([Numbers.B108] &gt; 0; &quot;convert background.png -gravity Center -size 270 -pointsize 24 -fill black -annotate +0-14 'Voted #&quot; &amp; [Numbers.A108] &amp; &quot; mod' -pointsize 20 -fill white -annotate +0+18 'by ZDoom Community' &quot; &amp; &quot;pngs/&quot; &amp; SUBSTITUTE(SUBSTITUTE(SUBSTITUTE(SUBSTITUTE([Numbers.C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Sound_Caulking.png" calcext:value-type="string">
            <text:p>convert background.png -gravity Center -size 270 -pointsize 24 -fill black -annotate +0-14 'Voted #19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09] &gt; 0; [Numbers.A109] &amp; &quot;. &quot; &amp; &quot;[url=&quot; &amp; [Numbers.D109] &amp; &quot;]&quot; &amp; [Numbers.C109] &amp; &quot;[/url]&quot; &amp;  &quot; [[b]&quot; &amp; [Numbers.B109] &amp; &quot;[/b]: &quot; &amp; [Numbers.E109] &amp; &quot;]&quot;; &quot;&quot;)" office:value-type="string" office:string-value="19. [url=https://forum.zdoom.org/viewtopic.php?p=883878#p883878]TGRDM3 (Morgenstern)[/url] [[b]1[/b]: Rachael: 1]" calcext:value-type="string">
            <text:p>19. [url=https://forum.zdoom.org/viewtopic.php?p=883878#p883878]TGRDM3 (Morgenstern)[/url] [[b]1[/b]: Rachael: 1]</text:p>
          </table:table-cell>
          <table:table-cell table:formula="of:=IF([Numbers.B109] &gt; 0; &quot;convert background.png -gravity Center -size 270 -pointsize 24 -fill black -annotate +0-14 'Voted #&quot; &amp; [Numbers.A109] &amp; &quot; mod' -pointsize 20 -fill white -annotate +0+18 'by ZDoom Community' &quot; &amp; &quot;pngs/&quot; &amp; SUBSTITUTE(SUBSTITUTE(SUBSTITUTE(SUBSTITUTE([Numbers.C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TGRDM3__Morgenstern_.png" calcext:value-type="string">
            <text:p>convert background.png -gravity Center -size 270 -pointsize 24 -fill black -annotate +0-14 'Voted #19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0] &gt; 0; [Numbers.A110] &amp; &quot;. &quot; &amp; &quot;[url=&quot; &amp; [Numbers.D110] &amp; &quot;]&quot; &amp; [Numbers.C110] &amp; &quot;[/url]&quot; &amp;  &quot; [[b]&quot; &amp; [Numbers.B110] &amp; &quot;[/b]: &quot; &amp; [Numbers.E110] &amp; &quot;]&quot;; &quot;&quot;)" office:value-type="string" office:string-value="19. [url=https://forum.zdoom.org/viewtopic.php?f=43&amp;t=55321#p978965]The Trooper[/url] [[b]1[/b]: lil'devil: 1]" calcext:value-type="string">
            <text:p>19. [url=https://forum.zdoom.org/viewtopic.php?f=43&amp;t=55321#p978965]The Trooper[/url] [[b]1[/b]: lil'devil: 1]</text:p>
          </table:table-cell>
          <table:table-cell table:formula="of:=IF([Numbers.B110] &gt; 0; &quot;convert background.png -gravity Center -size 270 -pointsize 24 -fill black -annotate +0-14 'Voted #&quot; &amp; [Numbers.A110] &amp; &quot; mod' -pointsize 20 -fill white -annotate +0+18 'by ZDoom Community' &quot; &amp; &quot;pngs/&quot; &amp; SUBSTITUTE(SUBSTITUTE(SUBSTITUTE(SUBSTITUTE([Numbers.C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The_Trooper.png" calcext:value-type="string">
            <text:p>convert background.png -gravity Center -size 270 -pointsize 24 -fill black -annotate +0-14 'Voted #19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1] &gt; 0; [Numbers.A111] &amp; &quot;. &quot; &amp; &quot;[url=&quot; &amp; [Numbers.D111] &amp; &quot;]&quot; &amp; [Numbers.C111] &amp; &quot;[/url]&quot; &amp;  &quot; [[b]&quot; &amp; [Numbers.B111] &amp; &quot;[/b]: &quot; &amp; [Numbers.E111] &amp; &quot;]&quot;; &quot;&quot;)" office:value-type="string" office:string-value="19. [url=https://forum.zdoom.org/viewtopic.php?f=105&amp;t=55413#p981192]Tilt++[/url] [[b]1[/b]: Hipnotic Rogue: 1]" calcext:value-type="string">
            <text:p>19. [url=https://forum.zdoom.org/viewtopic.php?f=105&amp;t=55413#p981192]Tilt++[/url] [[b]1[/b]: Hipnotic Rogue: 1]</text:p>
          </table:table-cell>
          <table:table-cell table:formula="of:=IF([Numbers.B111] &gt; 0; &quot;convert background.png -gravity Center -size 270 -pointsize 24 -fill black -annotate +0-14 'Voted #&quot; &amp; [Numbers.A111] &amp; &quot; mod' -pointsize 20 -fill white -annotate +0+18 'by ZDoom Community' &quot; &amp; &quot;pngs/&quot; &amp; SUBSTITUTE(SUBSTITUTE(SUBSTITUTE(SUBSTITUTE([Numbers.C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Tilt++.png" calcext:value-type="string">
            <text:p>convert background.png -gravity Center -size 270 -pointsize 24 -fill black -annotate +0-14 'Voted #19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2] &gt; 0; [Numbers.A112] &amp; &quot;. &quot; &amp; &quot;[url=&quot; &amp; [Numbers.D112] &amp; &quot;]&quot; &amp; [Numbers.C112] &amp; &quot;[/url]&quot; &amp;  &quot; [[b]&quot; &amp; [Numbers.B112] &amp; &quot;[/b]: &quot; &amp; [Numbers.E112] &amp; &quot;]&quot;; &quot;&quot;)" office:value-type="string" office:string-value="19. [url=http://www.moddb.com/addons/na132689]WARDUST heretic Sprites[/url] [[b]1[/b]: Hipnotic Rogue: 1]" calcext:value-type="string">
            <text:p>19. [url=http://www.moddb.com/addons/na132689]WARDUST heretic Sprites[/url] [[b]1[/b]: Hipnotic Rogue: 1]</text:p>
          </table:table-cell>
          <table:table-cell table:formula="of:=IF([Numbers.B112] &gt; 0; &quot;convert background.png -gravity Center -size 270 -pointsize 24 -fill black -annotate +0-14 'Voted #&quot; &amp; [Numbers.A112] &amp; &quot; mod' -pointsize 20 -fill white -annotate +0+18 'by ZDoom Community' &quot; &amp; &quot;pngs/&quot; &amp; SUBSTITUTE(SUBSTITUTE(SUBSTITUTE(SUBSTITUTE([Numbers.C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WARDUST_heretic_Sprites.png" calcext:value-type="string">
            <text:p>convert background.png -gravity Center -size 270 -pointsize 24 -fill black -annotate +0-14 'Voted #19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3] &gt; 0; [Numbers.A113] &amp; &quot;. &quot; &amp; &quot;[url=&quot; &amp; [Numbers.D113] &amp; &quot;]&quot; &amp; [Numbers.C113] &amp; &quot;[/url]&quot; &amp;  &quot; [[b]&quot; &amp; [Numbers.B113] &amp; &quot;[/b]: &quot; &amp; [Numbers.E113] &amp; &quot;]&quot;; &quot;&quot;)" office:value-type="string" office:string-value="19. [url=https://forum.zdoom.org/viewtopic.php?t=51000#p887649]Zero Tolerance[/url] [[b]1[/b]: Combine_Kegan: 1]" calcext:value-type="string">
            <text:p>19. [url=https://forum.zdoom.org/viewtopic.php?t=51000#p887649]Zero Tolerance[/url] [[b]1[/b]: Combine_Kegan: 1]</text:p>
          </table:table-cell>
          <table:table-cell table:formula="of:=IF([Numbers.B113] &gt; 0; &quot;convert background.png -gravity Center -size 270 -pointsize 24 -fill black -annotate +0-14 'Voted #&quot; &amp; [Numbers.A113] &amp; &quot; mod' -pointsize 20 -fill white -annotate +0+18 'by ZDoom Community' &quot; &amp; &quot;pngs/&quot; &amp; SUBSTITUTE(SUBSTITUTE(SUBSTITUTE(SUBSTITUTE([Numbers.C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Zero_Tolerance.png" calcext:value-type="string">
            <text:p>convert background.png -gravity Center -size 270 -pointsize 24 -fill black -annotate +0-14 'Voted #19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4] &gt; 0; [Numbers.A114] &amp; &quot;. &quot; &amp; &quot;[url=&quot; &amp; [Numbers.D114] &amp; &quot;]&quot; &amp; [Numbers.C114] &amp; &quot;[/url]&quot; &amp;  &quot; [[b]&quot; &amp; [Numbers.B114] &amp; &quot;[/b]: &quot; &amp; [Numbers.E114] &amp; &quot;]&quot;; &quot;&quot;)">
            <text:p/>
          </table:table-cell>
          <table:table-cell table:formula="of:=IF([Numbers.B114] &gt; 0; &quot;convert background.png -gravity Center -size 270 -pointsize 24 -fill black -annotate +0-14 'Voted #&quot; &amp; [Numbers.A114] &amp; &quot; mod' -pointsize 20 -fill white -annotate +0+18 'by ZDoom Community' &quot; &amp; &quot;pngs/&quot; &amp; SUBSTITUTE(SUBSTITUTE(SUBSTITUTE(SUBSTITUTE([Numbers.C1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5] &gt; 0; [Numbers.A115] &amp; &quot;. &quot; &amp; &quot;[url=&quot; &amp; [Numbers.D115] &amp; &quot;]&quot; &amp; [Numbers.C115] &amp; &quot;[/url]&quot; &amp;  &quot; [[b]&quot; &amp; [Numbers.B115] &amp; &quot;[/b]: &quot; &amp; [Numbers.E115] &amp; &quot;]&quot;; &quot;&quot;)">
            <text:p/>
          </table:table-cell>
          <table:table-cell table:formula="of:=IF([Numbers.B115] &gt; 0; &quot;convert background.png -gravity Center -size 270 -pointsize 24 -fill black -annotate +0-14 'Voted #&quot; &amp; [Numbers.A115] &amp; &quot; mod' -pointsize 20 -fill white -annotate +0+18 'by ZDoom Community' &quot; &amp; &quot;pngs/&quot; &amp; SUBSTITUTE(SUBSTITUTE(SUBSTITUTE(SUBSTITUTE([Numbers.C1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6] &gt; 0; [Numbers.A116] &amp; &quot;. &quot; &amp; &quot;[url=&quot; &amp; [Numbers.D116] &amp; &quot;]&quot; &amp; [Numbers.C116] &amp; &quot;[/url]&quot; &amp;  &quot; [[b]&quot; &amp; [Numbers.B116] &amp; &quot;[/b]: &quot; &amp; [Numbers.E116] &amp; &quot;]&quot;; &quot;&quot;)">
            <text:p/>
          </table:table-cell>
          <table:table-cell table:formula="of:=IF([Numbers.B116] &gt; 0; &quot;convert background.png -gravity Center -size 270 -pointsize 24 -fill black -annotate +0-14 'Voted #&quot; &amp; [Numbers.A116] &amp; &quot; mod' -pointsize 20 -fill white -annotate +0+18 'by ZDoom Community' &quot; &amp; &quot;pngs/&quot; &amp; SUBSTITUTE(SUBSTITUTE(SUBSTITUTE(SUBSTITUTE([Numbers.C1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7] &gt; 0; [Numbers.A117] &amp; &quot;. &quot; &amp; &quot;[url=&quot; &amp; [Numbers.D117] &amp; &quot;]&quot; &amp; [Numbers.C117] &amp; &quot;[/url]&quot; &amp;  &quot; [[b]&quot; &amp; [Numbers.B117] &amp; &quot;[/b]: &quot; &amp; [Numbers.E117] &amp; &quot;]&quot;; &quot;&quot;)">
            <text:p/>
          </table:table-cell>
          <table:table-cell table:formula="of:=IF([Numbers.B117] &gt; 0; &quot;convert background.png -gravity Center -size 270 -pointsize 24 -fill black -annotate +0-14 'Voted #&quot; &amp; [Numbers.A117] &amp; &quot; mod' -pointsize 20 -fill white -annotate +0+18 'by ZDoom Community' &quot; &amp; &quot;pngs/&quot; &amp; SUBSTITUTE(SUBSTITUTE(SUBSTITUTE(SUBSTITUTE([Numbers.C1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8] &gt; 0; [Numbers.A118] &amp; &quot;. &quot; &amp; &quot;[url=&quot; &amp; [Numbers.D118] &amp; &quot;]&quot; &amp; [Numbers.C118] &amp; &quot;[/url]&quot; &amp;  &quot; [[b]&quot; &amp; [Numbers.B118] &amp; &quot;[/b]: &quot; &amp; [Numbers.E118] &amp; &quot;]&quot;; &quot;&quot;)">
            <text:p/>
          </table:table-cell>
          <table:table-cell table:formula="of:=IF([Numbers.B118] &gt; 0; &quot;convert background.png -gravity Center -size 270 -pointsize 24 -fill black -annotate +0-14 'Voted #&quot; &amp; [Numbers.A118] &amp; &quot; mod' -pointsize 20 -fill white -annotate +0+18 'by ZDoom Community' &quot; &amp; &quot;pngs/&quot; &amp; SUBSTITUTE(SUBSTITUTE(SUBSTITUTE(SUBSTITUTE([Numbers.C1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19] &gt; 0; [Numbers.A119] &amp; &quot;. &quot; &amp; &quot;[url=&quot; &amp; [Numbers.D119] &amp; &quot;]&quot; &amp; [Numbers.C119] &amp; &quot;[/url]&quot; &amp;  &quot; [[b]&quot; &amp; [Numbers.B119] &amp; &quot;[/b]: &quot; &amp; [Numbers.E119] &amp; &quot;]&quot;; &quot;&quot;)">
            <text:p/>
          </table:table-cell>
          <table:table-cell table:formula="of:=IF([Numbers.B119] &gt; 0; &quot;convert background.png -gravity Center -size 270 -pointsize 24 -fill black -annotate +0-14 'Voted #&quot; &amp; [Numbers.A119] &amp; &quot; mod' -pointsize 20 -fill white -annotate +0+18 'by ZDoom Community' &quot; &amp; &quot;pngs/&quot; &amp; SUBSTITUTE(SUBSTITUTE(SUBSTITUTE(SUBSTITUTE([Numbers.C1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0] &gt; 0; [Numbers.A120] &amp; &quot;. &quot; &amp; &quot;[url=&quot; &amp; [Numbers.D120] &amp; &quot;]&quot; &amp; [Numbers.C120] &amp; &quot;[/url]&quot; &amp;  &quot; [[b]&quot; &amp; [Numbers.B120] &amp; &quot;[/b]: &quot; &amp; [Numbers.E120] &amp; &quot;]&quot;; &quot;&quot;)">
            <text:p/>
          </table:table-cell>
          <table:table-cell table:formula="of:=IF([Numbers.B120] &gt; 0; &quot;convert background.png -gravity Center -size 270 -pointsize 24 -fill black -annotate +0-14 'Voted #&quot; &amp; [Numbers.A120] &amp; &quot; mod' -pointsize 20 -fill white -annotate +0+18 'by ZDoom Community' &quot; &amp; &quot;pngs/&quot; &amp; SUBSTITUTE(SUBSTITUTE(SUBSTITUTE(SUBSTITUTE([Numbers.C1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1] &gt; 0; [Numbers.A121] &amp; &quot;. &quot; &amp; &quot;[url=&quot; &amp; [Numbers.D121] &amp; &quot;]&quot; &amp; [Numbers.C121] &amp; &quot;[/url]&quot; &amp;  &quot; [[b]&quot; &amp; [Numbers.B121] &amp; &quot;[/b]: &quot; &amp; [Numbers.E121] &amp; &quot;]&quot;; &quot;&quot;)">
            <text:p/>
          </table:table-cell>
          <table:table-cell table:formula="of:=IF([Numbers.B121] &gt; 0; &quot;convert background.png -gravity Center -size 270 -pointsize 24 -fill black -annotate +0-14 'Voted #&quot; &amp; [Numbers.A121] &amp; &quot; mod' -pointsize 20 -fill white -annotate +0+18 'by ZDoom Community' &quot; &amp; &quot;pngs/&quot; &amp; SUBSTITUTE(SUBSTITUTE(SUBSTITUTE(SUBSTITUTE([Numbers.C1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2] &gt; 0; [Numbers.A122] &amp; &quot;. &quot; &amp; &quot;[url=&quot; &amp; [Numbers.D122] &amp; &quot;]&quot; &amp; [Numbers.C122] &amp; &quot;[/url]&quot; &amp;  &quot; [[b]&quot; &amp; [Numbers.B122] &amp; &quot;[/b]: &quot; &amp; [Numbers.E122] &amp; &quot;]&quot;; &quot;&quot;)">
            <text:p/>
          </table:table-cell>
          <table:table-cell table:formula="of:=IF([Numbers.B122] &gt; 0; &quot;convert background.png -gravity Center -size 270 -pointsize 24 -fill black -annotate +0-14 'Voted #&quot; &amp; [Numbers.A122] &amp; &quot; mod' -pointsize 20 -fill white -annotate +0+18 'by ZDoom Community' &quot; &amp; &quot;pngs/&quot; &amp; SUBSTITUTE(SUBSTITUTE(SUBSTITUTE(SUBSTITUTE([Numbers.C1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3] &gt; 0; [Numbers.A123] &amp; &quot;. &quot; &amp; &quot;[url=&quot; &amp; [Numbers.D123] &amp; &quot;]&quot; &amp; [Numbers.C123] &amp; &quot;[/url]&quot; &amp;  &quot; [[b]&quot; &amp; [Numbers.B123] &amp; &quot;[/b]: &quot; &amp; [Numbers.E123] &amp; &quot;]&quot;; &quot;&quot;)">
            <text:p/>
          </table:table-cell>
          <table:table-cell table:formula="of:=IF([Numbers.B123] &gt; 0; &quot;convert background.png -gravity Center -size 270 -pointsize 24 -fill black -annotate +0-14 'Voted #&quot; &amp; [Numbers.A123] &amp; &quot; mod' -pointsize 20 -fill white -annotate +0+18 'by ZDoom Community' &quot; &amp; &quot;pngs/&quot; &amp; SUBSTITUTE(SUBSTITUTE(SUBSTITUTE(SUBSTITUTE([Numbers.C1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4] &gt; 0; [Numbers.A124] &amp; &quot;. &quot; &amp; &quot;[url=&quot; &amp; [Numbers.D124] &amp; &quot;]&quot; &amp; [Numbers.C124] &amp; &quot;[/url]&quot; &amp;  &quot; [[b]&quot; &amp; [Numbers.B124] &amp; &quot;[/b]: &quot; &amp; [Numbers.E124] &amp; &quot;]&quot;; &quot;&quot;)">
            <text:p/>
          </table:table-cell>
          <table:table-cell table:formula="of:=IF([Numbers.B124] &gt; 0; &quot;convert background.png -gravity Center -size 270 -pointsize 24 -fill black -annotate +0-14 'Voted #&quot; &amp; [Numbers.A124] &amp; &quot; mod' -pointsize 20 -fill white -annotate +0+18 'by ZDoom Community' &quot; &amp; &quot;pngs/&quot; &amp; SUBSTITUTE(SUBSTITUTE(SUBSTITUTE(SUBSTITUTE([Numbers.C1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5] &gt; 0; [Numbers.A125] &amp; &quot;. &quot; &amp; &quot;[url=&quot; &amp; [Numbers.D125] &amp; &quot;]&quot; &amp; [Numbers.C125] &amp; &quot;[/url]&quot; &amp;  &quot; [[b]&quot; &amp; [Numbers.B125] &amp; &quot;[/b]: &quot; &amp; [Numbers.E125] &amp; &quot;]&quot;; &quot;&quot;)">
            <text:p/>
          </table:table-cell>
          <table:table-cell table:formula="of:=IF([Numbers.B125] &gt; 0; &quot;convert background.png -gravity Center -size 270 -pointsize 24 -fill black -annotate +0-14 'Voted #&quot; &amp; [Numbers.A125] &amp; &quot; mod' -pointsize 20 -fill white -annotate +0+18 'by ZDoom Community' &quot; &amp; &quot;pngs/&quot; &amp; SUBSTITUTE(SUBSTITUTE(SUBSTITUTE(SUBSTITUTE([Numbers.C1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6] &gt; 0; [Numbers.A126] &amp; &quot;. &quot; &amp; &quot;[url=&quot; &amp; [Numbers.D126] &amp; &quot;]&quot; &amp; [Numbers.C126] &amp; &quot;[/url]&quot; &amp;  &quot; [[b]&quot; &amp; [Numbers.B126] &amp; &quot;[/b]: &quot; &amp; [Numbers.E126] &amp; &quot;]&quot;; &quot;&quot;)">
            <text:p/>
          </table:table-cell>
          <table:table-cell table:formula="of:=IF([Numbers.B126] &gt; 0; &quot;convert background.png -gravity Center -size 270 -pointsize 24 -fill black -annotate +0-14 'Voted #&quot; &amp; [Numbers.A126] &amp; &quot; mod' -pointsize 20 -fill white -annotate +0+18 'by ZDoom Community' &quot; &amp; &quot;pngs/&quot; &amp; SUBSTITUTE(SUBSTITUTE(SUBSTITUTE(SUBSTITUTE([Numbers.C1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7] &gt; 0; [Numbers.A127] &amp; &quot;. &quot; &amp; &quot;[url=&quot; &amp; [Numbers.D127] &amp; &quot;]&quot; &amp; [Numbers.C127] &amp; &quot;[/url]&quot; &amp;  &quot; [[b]&quot; &amp; [Numbers.B127] &amp; &quot;[/b]: &quot; &amp; [Numbers.E127] &amp; &quot;]&quot;; &quot;&quot;)">
            <text:p/>
          </table:table-cell>
          <table:table-cell table:formula="of:=IF([Numbers.B127] &gt; 0; &quot;convert background.png -gravity Center -size 270 -pointsize 24 -fill black -annotate +0-14 'Voted #&quot; &amp; [Numbers.A127] &amp; &quot; mod' -pointsize 20 -fill white -annotate +0+18 'by ZDoom Community' &quot; &amp; &quot;pngs/&quot; &amp; SUBSTITUTE(SUBSTITUTE(SUBSTITUTE(SUBSTITUTE([Numbers.C1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8] &gt; 0; [Numbers.A128] &amp; &quot;. &quot; &amp; &quot;[url=&quot; &amp; [Numbers.D128] &amp; &quot;]&quot; &amp; [Numbers.C128] &amp; &quot;[/url]&quot; &amp;  &quot; [[b]&quot; &amp; [Numbers.B128] &amp; &quot;[/b]: &quot; &amp; [Numbers.E128] &amp; &quot;]&quot;; &quot;&quot;)">
            <text:p/>
          </table:table-cell>
          <table:table-cell table:formula="of:=IF([Numbers.B128] &gt; 0; &quot;convert background.png -gravity Center -size 270 -pointsize 24 -fill black -annotate +0-14 'Voted #&quot; &amp; [Numbers.A128] &amp; &quot; mod' -pointsize 20 -fill white -annotate +0+18 'by ZDoom Community' &quot; &amp; &quot;pngs/&quot; &amp; SUBSTITUTE(SUBSTITUTE(SUBSTITUTE(SUBSTITUTE([Numbers.C1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29] &gt; 0; [Numbers.A129] &amp; &quot;. &quot; &amp; &quot;[url=&quot; &amp; [Numbers.D129] &amp; &quot;]&quot; &amp; [Numbers.C129] &amp; &quot;[/url]&quot; &amp;  &quot; [[b]&quot; &amp; [Numbers.B129] &amp; &quot;[/b]: &quot; &amp; [Numbers.E129] &amp; &quot;]&quot;; &quot;&quot;)">
            <text:p/>
          </table:table-cell>
          <table:table-cell table:formula="of:=IF([Numbers.B129] &gt; 0; &quot;convert background.png -gravity Center -size 270 -pointsize 24 -fill black -annotate +0-14 'Voted #&quot; &amp; [Numbers.A129] &amp; &quot; mod' -pointsize 20 -fill white -annotate +0+18 'by ZDoom Community' &quot; &amp; &quot;pngs/&quot; &amp; SUBSTITUTE(SUBSTITUTE(SUBSTITUTE(SUBSTITUTE([Numbers.C1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0] &gt; 0; [Numbers.A130] &amp; &quot;. &quot; &amp; &quot;[url=&quot; &amp; [Numbers.D130] &amp; &quot;]&quot; &amp; [Numbers.C130] &amp; &quot;[/url]&quot; &amp;  &quot; [[b]&quot; &amp; [Numbers.B130] &amp; &quot;[/b]: &quot; &amp; [Numbers.E130] &amp; &quot;]&quot;; &quot;&quot;)">
            <text:p/>
          </table:table-cell>
          <table:table-cell table:formula="of:=IF([Numbers.B130] &gt; 0; &quot;convert background.png -gravity Center -size 270 -pointsize 24 -fill black -annotate +0-14 'Voted #&quot; &amp; [Numbers.A130] &amp; &quot; mod' -pointsize 20 -fill white -annotate +0+18 'by ZDoom Community' &quot; &amp; &quot;pngs/&quot; &amp; SUBSTITUTE(SUBSTITUTE(SUBSTITUTE(SUBSTITUTE([Numbers.C1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1] &gt; 0; [Numbers.A131] &amp; &quot;. &quot; &amp; &quot;[url=&quot; &amp; [Numbers.D131] &amp; &quot;]&quot; &amp; [Numbers.C131] &amp; &quot;[/url]&quot; &amp;  &quot; [[b]&quot; &amp; [Numbers.B131] &amp; &quot;[/b]: &quot; &amp; [Numbers.E131] &amp; &quot;]&quot;; &quot;&quot;)">
            <text:p/>
          </table:table-cell>
          <table:table-cell table:formula="of:=IF([Numbers.B131] &gt; 0; &quot;convert background.png -gravity Center -size 270 -pointsize 24 -fill black -annotate +0-14 'Voted #&quot; &amp; [Numbers.A131] &amp; &quot; mod' -pointsize 20 -fill white -annotate +0+18 'by ZDoom Community' &quot; &amp; &quot;pngs/&quot; &amp; SUBSTITUTE(SUBSTITUTE(SUBSTITUTE(SUBSTITUTE([Numbers.C1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2] &gt; 0; [Numbers.A132] &amp; &quot;. &quot; &amp; &quot;[url=&quot; &amp; [Numbers.D132] &amp; &quot;]&quot; &amp; [Numbers.C132] &amp; &quot;[/url]&quot; &amp;  &quot; [[b]&quot; &amp; [Numbers.B132] &amp; &quot;[/b]: &quot; &amp; [Numbers.E132] &amp; &quot;]&quot;; &quot;&quot;)">
            <text:p/>
          </table:table-cell>
          <table:table-cell table:formula="of:=IF([Numbers.B132] &gt; 0; &quot;convert background.png -gravity Center -size 270 -pointsize 24 -fill black -annotate +0-14 'Voted #&quot; &amp; [Numbers.A132] &amp; &quot; mod' -pointsize 20 -fill white -annotate +0+18 'by ZDoom Community' &quot; &amp; &quot;pngs/&quot; &amp; SUBSTITUTE(SUBSTITUTE(SUBSTITUTE(SUBSTITUTE([Numbers.C1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3] &gt; 0; [Numbers.A133] &amp; &quot;. &quot; &amp; &quot;[url=&quot; &amp; [Numbers.D133] &amp; &quot;]&quot; &amp; [Numbers.C133] &amp; &quot;[/url]&quot; &amp;  &quot; [[b]&quot; &amp; [Numbers.B133] &amp; &quot;[/b]: &quot; &amp; [Numbers.E133] &amp; &quot;]&quot;; &quot;&quot;)">
            <text:p/>
          </table:table-cell>
          <table:table-cell table:formula="of:=IF([Numbers.B133] &gt; 0; &quot;convert background.png -gravity Center -size 270 -pointsize 24 -fill black -annotate +0-14 'Voted #&quot; &amp; [Numbers.A133] &amp; &quot; mod' -pointsize 20 -fill white -annotate +0+18 'by ZDoom Community' &quot; &amp; &quot;pngs/&quot; &amp; SUBSTITUTE(SUBSTITUTE(SUBSTITUTE(SUBSTITUTE([Numbers.C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4] &gt; 0; [Numbers.A134] &amp; &quot;. &quot; &amp; &quot;[url=&quot; &amp; [Numbers.D134] &amp; &quot;]&quot; &amp; [Numbers.C134] &amp; &quot;[/url]&quot; &amp;  &quot; [[b]&quot; &amp; [Numbers.B134] &amp; &quot;[/b]: &quot; &amp; [Numbers.E134] &amp; &quot;]&quot;; &quot;&quot;)">
            <text:p/>
          </table:table-cell>
          <table:table-cell table:formula="of:=IF([Numbers.B134] &gt; 0; &quot;convert background.png -gravity Center -size 270 -pointsize 24 -fill black -annotate +0-14 'Voted #&quot; &amp; [Numbers.A134] &amp; &quot; mod' -pointsize 20 -fill white -annotate +0+18 'by ZDoom Community' &quot; &amp; &quot;pngs/&quot; &amp; SUBSTITUTE(SUBSTITUTE(SUBSTITUTE(SUBSTITUTE([Numbers.C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5] &gt; 0; [Numbers.A135] &amp; &quot;. &quot; &amp; &quot;[url=&quot; &amp; [Numbers.D135] &amp; &quot;]&quot; &amp; [Numbers.C135] &amp; &quot;[/url]&quot; &amp;  &quot; [[b]&quot; &amp; [Numbers.B135] &amp; &quot;[/b]: &quot; &amp; [Numbers.E135] &amp; &quot;]&quot;; &quot;&quot;)">
            <text:p/>
          </table:table-cell>
          <table:table-cell table:formula="of:=IF([Numbers.B135] &gt; 0; &quot;convert background.png -gravity Center -size 270 -pointsize 24 -fill black -annotate +0-14 'Voted #&quot; &amp; [Numbers.A135] &amp; &quot; mod' -pointsize 20 -fill white -annotate +0+18 'by ZDoom Community' &quot; &amp; &quot;pngs/&quot; &amp; SUBSTITUTE(SUBSTITUTE(SUBSTITUTE(SUBSTITUTE([Numbers.C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6] &gt; 0; [Numbers.A136] &amp; &quot;. &quot; &amp; &quot;[url=&quot; &amp; [Numbers.D136] &amp; &quot;]&quot; &amp; [Numbers.C136] &amp; &quot;[/url]&quot; &amp;  &quot; [[b]&quot; &amp; [Numbers.B136] &amp; &quot;[/b]: &quot; &amp; [Numbers.E136] &amp; &quot;]&quot;; &quot;&quot;)">
            <text:p/>
          </table:table-cell>
          <table:table-cell table:formula="of:=IF([Numbers.B136] &gt; 0; &quot;convert background.png -gravity Center -size 270 -pointsize 24 -fill black -annotate +0-14 'Voted #&quot; &amp; [Numbers.A136] &amp; &quot; mod' -pointsize 20 -fill white -annotate +0+18 'by ZDoom Community' &quot; &amp; &quot;pngs/&quot; &amp; SUBSTITUTE(SUBSTITUTE(SUBSTITUTE(SUBSTITUTE([Numbers.C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7] &gt; 0; [Numbers.A137] &amp; &quot;. &quot; &amp; &quot;[url=&quot; &amp; [Numbers.D137] &amp; &quot;]&quot; &amp; [Numbers.C137] &amp; &quot;[/url]&quot; &amp;  &quot; [[b]&quot; &amp; [Numbers.B137] &amp; &quot;[/b]: &quot; &amp; [Numbers.E137] &amp; &quot;]&quot;; &quot;&quot;)">
            <text:p/>
          </table:table-cell>
          <table:table-cell table:formula="of:=IF([Numbers.B137] &gt; 0; &quot;convert background.png -gravity Center -size 270 -pointsize 24 -fill black -annotate +0-14 'Voted #&quot; &amp; [Numbers.A137] &amp; &quot; mod' -pointsize 20 -fill white -annotate +0+18 'by ZDoom Community' &quot; &amp; &quot;pngs/&quot; &amp; SUBSTITUTE(SUBSTITUTE(SUBSTITUTE(SUBSTITUTE([Numbers.C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8] &gt; 0; [Numbers.A138] &amp; &quot;. &quot; &amp; &quot;[url=&quot; &amp; [Numbers.D138] &amp; &quot;]&quot; &amp; [Numbers.C138] &amp; &quot;[/url]&quot; &amp;  &quot; [[b]&quot; &amp; [Numbers.B138] &amp; &quot;[/b]: &quot; &amp; [Numbers.E138] &amp; &quot;]&quot;; &quot;&quot;)">
            <text:p/>
          </table:table-cell>
          <table:table-cell table:formula="of:=IF([Numbers.B138] &gt; 0; &quot;convert background.png -gravity Center -size 270 -pointsize 24 -fill black -annotate +0-14 'Voted #&quot; &amp; [Numbers.A138] &amp; &quot; mod' -pointsize 20 -fill white -annotate +0+18 'by ZDoom Community' &quot; &amp; &quot;pngs/&quot; &amp; SUBSTITUTE(SUBSTITUTE(SUBSTITUTE(SUBSTITUTE([Numbers.C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39] &gt; 0; [Numbers.A139] &amp; &quot;. &quot; &amp; &quot;[url=&quot; &amp; [Numbers.D139] &amp; &quot;]&quot; &amp; [Numbers.C139] &amp; &quot;[/url]&quot; &amp;  &quot; [[b]&quot; &amp; [Numbers.B139] &amp; &quot;[/b]: &quot; &amp; [Numbers.E139] &amp; &quot;]&quot;; &quot;&quot;)">
            <text:p/>
          </table:table-cell>
          <table:table-cell table:formula="of:=IF([Numbers.B139] &gt; 0; &quot;convert background.png -gravity Center -size 270 -pointsize 24 -fill black -annotate +0-14 'Voted #&quot; &amp; [Numbers.A139] &amp; &quot; mod' -pointsize 20 -fill white -annotate +0+18 'by ZDoom Community' &quot; &amp; &quot;pngs/&quot; &amp; SUBSTITUTE(SUBSTITUTE(SUBSTITUTE(SUBSTITUTE([Numbers.C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0] &gt; 0; [Numbers.A140] &amp; &quot;. &quot; &amp; &quot;[url=&quot; &amp; [Numbers.D140] &amp; &quot;]&quot; &amp; [Numbers.C140] &amp; &quot;[/url]&quot; &amp;  &quot; [[b]&quot; &amp; [Numbers.B140] &amp; &quot;[/b]: &quot; &amp; [Numbers.E140] &amp; &quot;]&quot;; &quot;&quot;)">
            <text:p/>
          </table:table-cell>
          <table:table-cell table:formula="of:=IF([Numbers.B140] &gt; 0; &quot;convert background.png -gravity Center -size 270 -pointsize 24 -fill black -annotate +0-14 'Voted #&quot; &amp; [Numbers.A140] &amp; &quot; mod' -pointsize 20 -fill white -annotate +0+18 'by ZDoom Community' &quot; &amp; &quot;pngs/&quot; &amp; SUBSTITUTE(SUBSTITUTE(SUBSTITUTE(SUBSTITUTE([Numbers.C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1] &gt; 0; [Numbers.A141] &amp; &quot;. &quot; &amp; &quot;[url=&quot; &amp; [Numbers.D141] &amp; &quot;]&quot; &amp; [Numbers.C141] &amp; &quot;[/url]&quot; &amp;  &quot; [[b]&quot; &amp; [Numbers.B141] &amp; &quot;[/b]: &quot; &amp; [Numbers.E141] &amp; &quot;]&quot;; &quot;&quot;)">
            <text:p/>
          </table:table-cell>
          <table:table-cell table:formula="of:=IF([Numbers.B141] &gt; 0; &quot;convert background.png -gravity Center -size 270 -pointsize 24 -fill black -annotate +0-14 'Voted #&quot; &amp; [Numbers.A141] &amp; &quot; mod' -pointsize 20 -fill white -annotate +0+18 'by ZDoom Community' &quot; &amp; &quot;pngs/&quot; &amp; SUBSTITUTE(SUBSTITUTE(SUBSTITUTE(SUBSTITUTE([Numbers.C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2] &gt; 0; [Numbers.A142] &amp; &quot;. &quot; &amp; &quot;[url=&quot; &amp; [Numbers.D142] &amp; &quot;]&quot; &amp; [Numbers.C142] &amp; &quot;[/url]&quot; &amp;  &quot; [[b]&quot; &amp; [Numbers.B142] &amp; &quot;[/b]: &quot; &amp; [Numbers.E142] &amp; &quot;]&quot;; &quot;&quot;)">
            <text:p/>
          </table:table-cell>
          <table:table-cell table:formula="of:=IF([Numbers.B142] &gt; 0; &quot;convert background.png -gravity Center -size 270 -pointsize 24 -fill black -annotate +0-14 'Voted #&quot; &amp; [Numbers.A142] &amp; &quot; mod' -pointsize 20 -fill white -annotate +0+18 'by ZDoom Community' &quot; &amp; &quot;pngs/&quot; &amp; SUBSTITUTE(SUBSTITUTE(SUBSTITUTE(SUBSTITUTE([Numbers.C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3] &gt; 0; [Numbers.A143] &amp; &quot;. &quot; &amp; &quot;[url=&quot; &amp; [Numbers.D143] &amp; &quot;]&quot; &amp; [Numbers.C143] &amp; &quot;[/url]&quot; &amp;  &quot; [[b]&quot; &amp; [Numbers.B143] &amp; &quot;[/b]: &quot; &amp; [Numbers.E143] &amp; &quot;]&quot;; &quot;&quot;)">
            <text:p/>
          </table:table-cell>
          <table:table-cell table:formula="of:=IF([Numbers.B143] &gt; 0; &quot;convert background.png -gravity Center -size 270 -pointsize 24 -fill black -annotate +0-14 'Voted #&quot; &amp; [Numbers.A143] &amp; &quot; mod' -pointsize 20 -fill white -annotate +0+18 'by ZDoom Community' &quot; &amp; &quot;pngs/&quot; &amp; SUBSTITUTE(SUBSTITUTE(SUBSTITUTE(SUBSTITUTE([Numbers.C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4] &gt; 0; [Numbers.A144] &amp; &quot;. &quot; &amp; &quot;[url=&quot; &amp; [Numbers.D144] &amp; &quot;]&quot; &amp; [Numbers.C144] &amp; &quot;[/url]&quot; &amp;  &quot; [[b]&quot; &amp; [Numbers.B144] &amp; &quot;[/b]: &quot; &amp; [Numbers.E144] &amp; &quot;]&quot;; &quot;&quot;)">
            <text:p/>
          </table:table-cell>
          <table:table-cell table:formula="of:=IF([Numbers.B144] &gt; 0; &quot;convert background.png -gravity Center -size 270 -pointsize 24 -fill black -annotate +0-14 'Voted #&quot; &amp; [Numbers.A144] &amp; &quot; mod' -pointsize 20 -fill white -annotate +0+18 'by ZDoom Community' &quot; &amp; &quot;pngs/&quot; &amp; SUBSTITUTE(SUBSTITUTE(SUBSTITUTE(SUBSTITUTE([Numbers.C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5] &gt; 0; [Numbers.A145] &amp; &quot;. &quot; &amp; &quot;[url=&quot; &amp; [Numbers.D145] &amp; &quot;]&quot; &amp; [Numbers.C145] &amp; &quot;[/url]&quot; &amp;  &quot; [[b]&quot; &amp; [Numbers.B145] &amp; &quot;[/b]: &quot; &amp; [Numbers.E145] &amp; &quot;]&quot;; &quot;&quot;)">
            <text:p/>
          </table:table-cell>
          <table:table-cell table:formula="of:=IF([Numbers.B145] &gt; 0; &quot;convert background.png -gravity Center -size 270 -pointsize 24 -fill black -annotate +0-14 'Voted #&quot; &amp; [Numbers.A145] &amp; &quot; mod' -pointsize 20 -fill white -annotate +0+18 'by ZDoom Community' &quot; &amp; &quot;pngs/&quot; &amp; SUBSTITUTE(SUBSTITUTE(SUBSTITUTE(SUBSTITUTE([Numbers.C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6] &gt; 0; [Numbers.A146] &amp; &quot;. &quot; &amp; &quot;[url=&quot; &amp; [Numbers.D146] &amp; &quot;]&quot; &amp; [Numbers.C146] &amp; &quot;[/url]&quot; &amp;  &quot; [[b]&quot; &amp; [Numbers.B146] &amp; &quot;[/b]: &quot; &amp; [Numbers.E146] &amp; &quot;]&quot;; &quot;&quot;)">
            <text:p/>
          </table:table-cell>
          <table:table-cell table:formula="of:=IF([Numbers.B146] &gt; 0; &quot;convert background.png -gravity Center -size 270 -pointsize 24 -fill black -annotate +0-14 'Voted #&quot; &amp; [Numbers.A146] &amp; &quot; mod' -pointsize 20 -fill white -annotate +0+18 'by ZDoom Community' &quot; &amp; &quot;pngs/&quot; &amp; SUBSTITUTE(SUBSTITUTE(SUBSTITUTE(SUBSTITUTE([Numbers.C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7] &gt; 0; [Numbers.A147] &amp; &quot;. &quot; &amp; &quot;[url=&quot; &amp; [Numbers.D147] &amp; &quot;]&quot; &amp; [Numbers.C147] &amp; &quot;[/url]&quot; &amp;  &quot; [[b]&quot; &amp; [Numbers.B147] &amp; &quot;[/b]: &quot; &amp; [Numbers.E147] &amp; &quot;]&quot;; &quot;&quot;)">
            <text:p/>
          </table:table-cell>
          <table:table-cell table:formula="of:=IF([Numbers.B147] &gt; 0; &quot;convert background.png -gravity Center -size 270 -pointsize 24 -fill black -annotate +0-14 'Voted #&quot; &amp; [Numbers.A147] &amp; &quot; mod' -pointsize 20 -fill white -annotate +0+18 'by ZDoom Community' &quot; &amp; &quot;pngs/&quot; &amp; SUBSTITUTE(SUBSTITUTE(SUBSTITUTE(SUBSTITUTE([Numbers.C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8] &gt; 0; [Numbers.A148] &amp; &quot;. &quot; &amp; &quot;[url=&quot; &amp; [Numbers.D148] &amp; &quot;]&quot; &amp; [Numbers.C148] &amp; &quot;[/url]&quot; &amp;  &quot; [[b]&quot; &amp; [Numbers.B148] &amp; &quot;[/b]: &quot; &amp; [Numbers.E148] &amp; &quot;]&quot;; &quot;&quot;)">
            <text:p/>
          </table:table-cell>
          <table:table-cell table:formula="of:=IF([Numbers.B148] &gt; 0; &quot;convert background.png -gravity Center -size 270 -pointsize 24 -fill black -annotate +0-14 'Voted #&quot; &amp; [Numbers.A148] &amp; &quot; mod' -pointsize 20 -fill white -annotate +0+18 'by ZDoom Community' &quot; &amp; &quot;pngs/&quot; &amp; SUBSTITUTE(SUBSTITUTE(SUBSTITUTE(SUBSTITUTE([Numbers.C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49] &gt; 0; [Numbers.A149] &amp; &quot;. &quot; &amp; &quot;[url=&quot; &amp; [Numbers.D149] &amp; &quot;]&quot; &amp; [Numbers.C149] &amp; &quot;[/url]&quot; &amp;  &quot; [[b]&quot; &amp; [Numbers.B149] &amp; &quot;[/b]: &quot; &amp; [Numbers.E149] &amp; &quot;]&quot;; &quot;&quot;)">
            <text:p/>
          </table:table-cell>
          <table:table-cell table:formula="of:=IF([Numbers.B149] &gt; 0; &quot;convert background.png -gravity Center -size 270 -pointsize 24 -fill black -annotate +0-14 'Voted #&quot; &amp; [Numbers.A149] &amp; &quot; mod' -pointsize 20 -fill white -annotate +0+18 'by ZDoom Community' &quot; &amp; &quot;pngs/&quot; &amp; SUBSTITUTE(SUBSTITUTE(SUBSTITUTE(SUBSTITUTE([Numbers.C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0] &gt; 0; [Numbers.A150] &amp; &quot;. &quot; &amp; &quot;[url=&quot; &amp; [Numbers.D150] &amp; &quot;]&quot; &amp; [Numbers.C150] &amp; &quot;[/url]&quot; &amp;  &quot; [[b]&quot; &amp; [Numbers.B150] &amp; &quot;[/b]: &quot; &amp; [Numbers.E150] &amp; &quot;]&quot;; &quot;&quot;)">
            <text:p/>
          </table:table-cell>
          <table:table-cell table:formula="of:=IF([Numbers.B150] &gt; 0; &quot;convert background.png -gravity Center -size 270 -pointsize 24 -fill black -annotate +0-14 'Voted #&quot; &amp; [Numbers.A150] &amp; &quot; mod' -pointsize 20 -fill white -annotate +0+18 'by ZDoom Community' &quot; &amp; &quot;pngs/&quot; &amp; SUBSTITUTE(SUBSTITUTE(SUBSTITUTE(SUBSTITUTE([Numbers.C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1] &gt; 0; [Numbers.A151] &amp; &quot;. &quot; &amp; &quot;[url=&quot; &amp; [Numbers.D151] &amp; &quot;]&quot; &amp; [Numbers.C151] &amp; &quot;[/url]&quot; &amp;  &quot; [[b]&quot; &amp; [Numbers.B151] &amp; &quot;[/b]: &quot; &amp; [Numbers.E151] &amp; &quot;]&quot;; &quot;&quot;)">
            <text:p/>
          </table:table-cell>
          <table:table-cell table:formula="of:=IF([Numbers.B151] &gt; 0; &quot;convert background.png -gravity Center -size 270 -pointsize 24 -fill black -annotate +0-14 'Voted #&quot; &amp; [Numbers.A151] &amp; &quot; mod' -pointsize 20 -fill white -annotate +0+18 'by ZDoom Community' &quot; &amp; &quot;pngs/&quot; &amp; SUBSTITUTE(SUBSTITUTE(SUBSTITUTE(SUBSTITUTE([Numbers.C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2] &gt; 0; [Numbers.A152] &amp; &quot;. &quot; &amp; &quot;[url=&quot; &amp; [Numbers.D152] &amp; &quot;]&quot; &amp; [Numbers.C152] &amp; &quot;[/url]&quot; &amp;  &quot; [[b]&quot; &amp; [Numbers.B152] &amp; &quot;[/b]: &quot; &amp; [Numbers.E152] &amp; &quot;]&quot;; &quot;&quot;)">
            <text:p/>
          </table:table-cell>
          <table:table-cell table:formula="of:=IF([Numbers.B152] &gt; 0; &quot;convert background.png -gravity Center -size 270 -pointsize 24 -fill black -annotate +0-14 'Voted #&quot; &amp; [Numbers.A152] &amp; &quot; mod' -pointsize 20 -fill white -annotate +0+18 'by ZDoom Community' &quot; &amp; &quot;pngs/&quot; &amp; SUBSTITUTE(SUBSTITUTE(SUBSTITUTE(SUBSTITUTE([Numbers.C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3] &gt; 0; [Numbers.A153] &amp; &quot;. &quot; &amp; &quot;[url=&quot; &amp; [Numbers.D153] &amp; &quot;]&quot; &amp; [Numbers.C153] &amp; &quot;[/url]&quot; &amp;  &quot; [[b]&quot; &amp; [Numbers.B153] &amp; &quot;[/b]: &quot; &amp; [Numbers.E153] &amp; &quot;]&quot;; &quot;&quot;)">
            <text:p/>
          </table:table-cell>
          <table:table-cell table:formula="of:=IF([Numbers.B153] &gt; 0; &quot;convert background.png -gravity Center -size 270 -pointsize 24 -fill black -annotate +0-14 'Voted #&quot; &amp; [Numbers.A153] &amp; &quot; mod' -pointsize 20 -fill white -annotate +0+18 'by ZDoom Community' &quot; &amp; &quot;pngs/&quot; &amp; SUBSTITUTE(SUBSTITUTE(SUBSTITUTE(SUBSTITUTE([Numbers.C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4] &gt; 0; [Numbers.A154] &amp; &quot;. &quot; &amp; &quot;[url=&quot; &amp; [Numbers.D154] &amp; &quot;]&quot; &amp; [Numbers.C154] &amp; &quot;[/url]&quot; &amp;  &quot; [[b]&quot; &amp; [Numbers.B154] &amp; &quot;[/b]: &quot; &amp; [Numbers.E154] &amp; &quot;]&quot;; &quot;&quot;)">
            <text:p/>
          </table:table-cell>
          <table:table-cell table:formula="of:=IF([Numbers.B154] &gt; 0; &quot;convert background.png -gravity Center -size 270 -pointsize 24 -fill black -annotate +0-14 'Voted #&quot; &amp; [Numbers.A154] &amp; &quot; mod' -pointsize 20 -fill white -annotate +0+18 'by ZDoom Community' &quot; &amp; &quot;pngs/&quot; &amp; SUBSTITUTE(SUBSTITUTE(SUBSTITUTE(SUBSTITUTE([Numbers.C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5] &gt; 0; [Numbers.A155] &amp; &quot;. &quot; &amp; &quot;[url=&quot; &amp; [Numbers.D155] &amp; &quot;]&quot; &amp; [Numbers.C155] &amp; &quot;[/url]&quot; &amp;  &quot; [[b]&quot; &amp; [Numbers.B155] &amp; &quot;[/b]: &quot; &amp; [Numbers.E155] &amp; &quot;]&quot;; &quot;&quot;)">
            <text:p/>
          </table:table-cell>
          <table:table-cell table:formula="of:=IF([Numbers.B155] &gt; 0; &quot;convert background.png -gravity Center -size 270 -pointsize 24 -fill black -annotate +0-14 'Voted #&quot; &amp; [Numbers.A155] &amp; &quot; mod' -pointsize 20 -fill white -annotate +0+18 'by ZDoom Community' &quot; &amp; &quot;pngs/&quot; &amp; SUBSTITUTE(SUBSTITUTE(SUBSTITUTE(SUBSTITUTE([Numbers.C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6] &gt; 0; [Numbers.A156] &amp; &quot;. &quot; &amp; &quot;[url=&quot; &amp; [Numbers.D156] &amp; &quot;]&quot; &amp; [Numbers.C156] &amp; &quot;[/url]&quot; &amp;  &quot; [[b]&quot; &amp; [Numbers.B156] &amp; &quot;[/b]: &quot; &amp; [Numbers.E156] &amp; &quot;]&quot;; &quot;&quot;)">
            <text:p/>
          </table:table-cell>
          <table:table-cell table:formula="of:=IF([Numbers.B156] &gt; 0; &quot;convert background.png -gravity Center -size 270 -pointsize 24 -fill black -annotate +0-14 'Voted #&quot; &amp; [Numbers.A156] &amp; &quot; mod' -pointsize 20 -fill white -annotate +0+18 'by ZDoom Community' &quot; &amp; &quot;pngs/&quot; &amp; SUBSTITUTE(SUBSTITUTE(SUBSTITUTE(SUBSTITUTE([Numbers.C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7] &gt; 0; [Numbers.A157] &amp; &quot;. &quot; &amp; &quot;[url=&quot; &amp; [Numbers.D157] &amp; &quot;]&quot; &amp; [Numbers.C157] &amp; &quot;[/url]&quot; &amp;  &quot; [[b]&quot; &amp; [Numbers.B157] &amp; &quot;[/b]: &quot; &amp; [Numbers.E157] &amp; &quot;]&quot;; &quot;&quot;)">
            <text:p/>
          </table:table-cell>
          <table:table-cell table:formula="of:=IF([Numbers.B157] &gt; 0; &quot;convert background.png -gravity Center -size 270 -pointsize 24 -fill black -annotate +0-14 'Voted #&quot; &amp; [Numbers.A157] &amp; &quot; mod' -pointsize 20 -fill white -annotate +0+18 'by ZDoom Community' &quot; &amp; &quot;pngs/&quot; &amp; SUBSTITUTE(SUBSTITUTE(SUBSTITUTE(SUBSTITUTE([Numbers.C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8] &gt; 0; [Numbers.A158] &amp; &quot;. &quot; &amp; &quot;[url=&quot; &amp; [Numbers.D158] &amp; &quot;]&quot; &amp; [Numbers.C158] &amp; &quot;[/url]&quot; &amp;  &quot; [[b]&quot; &amp; [Numbers.B158] &amp; &quot;[/b]: &quot; &amp; [Numbers.E158] &amp; &quot;]&quot;; &quot;&quot;)">
            <text:p/>
          </table:table-cell>
          <table:table-cell table:formula="of:=IF([Numbers.B158] &gt; 0; &quot;convert background.png -gravity Center -size 270 -pointsize 24 -fill black -annotate +0-14 'Voted #&quot; &amp; [Numbers.A158] &amp; &quot; mod' -pointsize 20 -fill white -annotate +0+18 'by ZDoom Community' &quot; &amp; &quot;pngs/&quot; &amp; SUBSTITUTE(SUBSTITUTE(SUBSTITUTE(SUBSTITUTE([Numbers.C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59] &gt; 0; [Numbers.A159] &amp; &quot;. &quot; &amp; &quot;[url=&quot; &amp; [Numbers.D159] &amp; &quot;]&quot; &amp; [Numbers.C159] &amp; &quot;[/url]&quot; &amp;  &quot; [[b]&quot; &amp; [Numbers.B159] &amp; &quot;[/b]: &quot; &amp; [Numbers.E159] &amp; &quot;]&quot;; &quot;&quot;)">
            <text:p/>
          </table:table-cell>
          <table:table-cell table:formula="of:=IF([Numbers.B159] &gt; 0; &quot;convert background.png -gravity Center -size 270 -pointsize 24 -fill black -annotate +0-14 'Voted #&quot; &amp; [Numbers.A159] &amp; &quot; mod' -pointsize 20 -fill white -annotate +0+18 'by ZDoom Community' &quot; &amp; &quot;pngs/&quot; &amp; SUBSTITUTE(SUBSTITUTE(SUBSTITUTE(SUBSTITUTE([Numbers.C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0] &gt; 0; [Numbers.A160] &amp; &quot;. &quot; &amp; &quot;[url=&quot; &amp; [Numbers.D160] &amp; &quot;]&quot; &amp; [Numbers.C160] &amp; &quot;[/url]&quot; &amp;  &quot; [[b]&quot; &amp; [Numbers.B160] &amp; &quot;[/b]: &quot; &amp; [Numbers.E160] &amp; &quot;]&quot;; &quot;&quot;)">
            <text:p/>
          </table:table-cell>
          <table:table-cell table:formula="of:=IF([Numbers.B160] &gt; 0; &quot;convert background.png -gravity Center -size 270 -pointsize 24 -fill black -annotate +0-14 'Voted #&quot; &amp; [Numbers.A160] &amp; &quot; mod' -pointsize 20 -fill white -annotate +0+18 'by ZDoom Community' &quot; &amp; &quot;pngs/&quot; &amp; SUBSTITUTE(SUBSTITUTE(SUBSTITUTE(SUBSTITUTE([Numbers.C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1] &gt; 0; [Numbers.A161] &amp; &quot;. &quot; &amp; &quot;[url=&quot; &amp; [Numbers.D161] &amp; &quot;]&quot; &amp; [Numbers.C161] &amp; &quot;[/url]&quot; &amp;  &quot; [[b]&quot; &amp; [Numbers.B161] &amp; &quot;[/b]: &quot; &amp; [Numbers.E161] &amp; &quot;]&quot;; &quot;&quot;)">
            <text:p/>
          </table:table-cell>
          <table:table-cell table:formula="of:=IF([Numbers.B161] &gt; 0; &quot;convert background.png -gravity Center -size 270 -pointsize 24 -fill black -annotate +0-14 'Voted #&quot; &amp; [Numbers.A161] &amp; &quot; mod' -pointsize 20 -fill white -annotate +0+18 'by ZDoom Community' &quot; &amp; &quot;pngs/&quot; &amp; SUBSTITUTE(SUBSTITUTE(SUBSTITUTE(SUBSTITUTE([Numbers.C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2] &gt; 0; [Numbers.A162] &amp; &quot;. &quot; &amp; &quot;[url=&quot; &amp; [Numbers.D162] &amp; &quot;]&quot; &amp; [Numbers.C162] &amp; &quot;[/url]&quot; &amp;  &quot; [[b]&quot; &amp; [Numbers.B162] &amp; &quot;[/b]: &quot; &amp; [Numbers.E162] &amp; &quot;]&quot;; &quot;&quot;)">
            <text:p/>
          </table:table-cell>
          <table:table-cell table:formula="of:=IF([Numbers.B162] &gt; 0; &quot;convert background.png -gravity Center -size 270 -pointsize 24 -fill black -annotate +0-14 'Voted #&quot; &amp; [Numbers.A162] &amp; &quot; mod' -pointsize 20 -fill white -annotate +0+18 'by ZDoom Community' &quot; &amp; &quot;pngs/&quot; &amp; SUBSTITUTE(SUBSTITUTE(SUBSTITUTE(SUBSTITUTE([Numbers.C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3] &gt; 0; [Numbers.A163] &amp; &quot;. &quot; &amp; &quot;[url=&quot; &amp; [Numbers.D163] &amp; &quot;]&quot; &amp; [Numbers.C163] &amp; &quot;[/url]&quot; &amp;  &quot; [[b]&quot; &amp; [Numbers.B163] &amp; &quot;[/b]: &quot; &amp; [Numbers.E163] &amp; &quot;]&quot;; &quot;&quot;)">
            <text:p/>
          </table:table-cell>
          <table:table-cell table:formula="of:=IF([Numbers.B163] &gt; 0; &quot;convert background.png -gravity Center -size 270 -pointsize 24 -fill black -annotate +0-14 'Voted #&quot; &amp; [Numbers.A163] &amp; &quot; mod' -pointsize 20 -fill white -annotate +0+18 'by ZDoom Community' &quot; &amp; &quot;pngs/&quot; &amp; SUBSTITUTE(SUBSTITUTE(SUBSTITUTE(SUBSTITUTE([Numbers.C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4] &gt; 0; [Numbers.A164] &amp; &quot;. &quot; &amp; &quot;[url=&quot; &amp; [Numbers.D164] &amp; &quot;]&quot; &amp; [Numbers.C164] &amp; &quot;[/url]&quot; &amp;  &quot; [[b]&quot; &amp; [Numbers.B164] &amp; &quot;[/b]: &quot; &amp; [Numbers.E164] &amp; &quot;]&quot;; &quot;&quot;)">
            <text:p/>
          </table:table-cell>
          <table:table-cell table:formula="of:=IF([Numbers.B164] &gt; 0; &quot;convert background.png -gravity Center -size 270 -pointsize 24 -fill black -annotate +0-14 'Voted #&quot; &amp; [Numbers.A164] &amp; &quot; mod' -pointsize 20 -fill white -annotate +0+18 'by ZDoom Community' &quot; &amp; &quot;pngs/&quot; &amp; SUBSTITUTE(SUBSTITUTE(SUBSTITUTE(SUBSTITUTE([Numbers.C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5] &gt; 0; [Numbers.A165] &amp; &quot;. &quot; &amp; &quot;[url=&quot; &amp; [Numbers.D165] &amp; &quot;]&quot; &amp; [Numbers.C165] &amp; &quot;[/url]&quot; &amp;  &quot; [[b]&quot; &amp; [Numbers.B165] &amp; &quot;[/b]: &quot; &amp; [Numbers.E165] &amp; &quot;]&quot;; &quot;&quot;)">
            <text:p/>
          </table:table-cell>
          <table:table-cell table:formula="of:=IF([Numbers.B165] &gt; 0; &quot;convert background.png -gravity Center -size 270 -pointsize 24 -fill black -annotate +0-14 'Voted #&quot; &amp; [Numbers.A165] &amp; &quot; mod' -pointsize 20 -fill white -annotate +0+18 'by ZDoom Community' &quot; &amp; &quot;pngs/&quot; &amp; SUBSTITUTE(SUBSTITUTE(SUBSTITUTE(SUBSTITUTE([Numbers.C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6] &gt; 0; [Numbers.A166] &amp; &quot;. &quot; &amp; &quot;[url=&quot; &amp; [Numbers.D166] &amp; &quot;]&quot; &amp; [Numbers.C166] &amp; &quot;[/url]&quot; &amp;  &quot; [[b]&quot; &amp; [Numbers.B166] &amp; &quot;[/b]: &quot; &amp; [Numbers.E166] &amp; &quot;]&quot;; &quot;&quot;)">
            <text:p/>
          </table:table-cell>
          <table:table-cell table:formula="of:=IF([Numbers.B166] &gt; 0; &quot;convert background.png -gravity Center -size 270 -pointsize 24 -fill black -annotate +0-14 'Voted #&quot; &amp; [Numbers.A166] &amp; &quot; mod' -pointsize 20 -fill white -annotate +0+18 'by ZDoom Community' &quot; &amp; &quot;pngs/&quot; &amp; SUBSTITUTE(SUBSTITUTE(SUBSTITUTE(SUBSTITUTE([Numbers.C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7] &gt; 0; [Numbers.A167] &amp; &quot;. &quot; &amp; &quot;[url=&quot; &amp; [Numbers.D167] &amp; &quot;]&quot; &amp; [Numbers.C167] &amp; &quot;[/url]&quot; &amp;  &quot; [[b]&quot; &amp; [Numbers.B167] &amp; &quot;[/b]: &quot; &amp; [Numbers.E167] &amp; &quot;]&quot;; &quot;&quot;)">
            <text:p/>
          </table:table-cell>
          <table:table-cell table:formula="of:=IF([Numbers.B167] &gt; 0; &quot;convert background.png -gravity Center -size 270 -pointsize 24 -fill black -annotate +0-14 'Voted #&quot; &amp; [Numbers.A167] &amp; &quot; mod' -pointsize 20 -fill white -annotate +0+18 'by ZDoom Community' &quot; &amp; &quot;pngs/&quot; &amp; SUBSTITUTE(SUBSTITUTE(SUBSTITUTE(SUBSTITUTE([Numbers.C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8] &gt; 0; [Numbers.A168] &amp; &quot;. &quot; &amp; &quot;[url=&quot; &amp; [Numbers.D168] &amp; &quot;]&quot; &amp; [Numbers.C168] &amp; &quot;[/url]&quot; &amp;  &quot; [[b]&quot; &amp; [Numbers.B168] &amp; &quot;[/b]: &quot; &amp; [Numbers.E168] &amp; &quot;]&quot;; &quot;&quot;)">
            <text:p/>
          </table:table-cell>
          <table:table-cell table:formula="of:=IF([Numbers.B168] &gt; 0; &quot;convert background.png -gravity Center -size 270 -pointsize 24 -fill black -annotate +0-14 'Voted #&quot; &amp; [Numbers.A168] &amp; &quot; mod' -pointsize 20 -fill white -annotate +0+18 'by ZDoom Community' &quot; &amp; &quot;pngs/&quot; &amp; SUBSTITUTE(SUBSTITUTE(SUBSTITUTE(SUBSTITUTE([Numbers.C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69] &gt; 0; [Numbers.A169] &amp; &quot;. &quot; &amp; &quot;[url=&quot; &amp; [Numbers.D169] &amp; &quot;]&quot; &amp; [Numbers.C169] &amp; &quot;[/url]&quot; &amp;  &quot; [[b]&quot; &amp; [Numbers.B169] &amp; &quot;[/b]: &quot; &amp; [Numbers.E169] &amp; &quot;]&quot;; &quot;&quot;)">
            <text:p/>
          </table:table-cell>
          <table:table-cell table:formula="of:=IF([Numbers.B169] &gt; 0; &quot;convert background.png -gravity Center -size 270 -pointsize 24 -fill black -annotate +0-14 'Voted #&quot; &amp; [Numbers.A169] &amp; &quot; mod' -pointsize 20 -fill white -annotate +0+18 'by ZDoom Community' &quot; &amp; &quot;pngs/&quot; &amp; SUBSTITUTE(SUBSTITUTE(SUBSTITUTE(SUBSTITUTE([Numbers.C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0] &gt; 0; [Numbers.A170] &amp; &quot;. &quot; &amp; &quot;[url=&quot; &amp; [Numbers.D170] &amp; &quot;]&quot; &amp; [Numbers.C170] &amp; &quot;[/url]&quot; &amp;  &quot; [[b]&quot; &amp; [Numbers.B170] &amp; &quot;[/b]: &quot; &amp; [Numbers.E170] &amp; &quot;]&quot;; &quot;&quot;)">
            <text:p/>
          </table:table-cell>
          <table:table-cell table:formula="of:=IF([Numbers.B170] &gt; 0; &quot;convert background.png -gravity Center -size 270 -pointsize 24 -fill black -annotate +0-14 'Voted #&quot; &amp; [Numbers.A170] &amp; &quot; mod' -pointsize 20 -fill white -annotate +0+18 'by ZDoom Community' &quot; &amp; &quot;pngs/&quot; &amp; SUBSTITUTE(SUBSTITUTE(SUBSTITUTE(SUBSTITUTE([Numbers.C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1] &gt; 0; [Numbers.A171] &amp; &quot;. &quot; &amp; &quot;[url=&quot; &amp; [Numbers.D171] &amp; &quot;]&quot; &amp; [Numbers.C171] &amp; &quot;[/url]&quot; &amp;  &quot; [[b]&quot; &amp; [Numbers.B171] &amp; &quot;[/b]: &quot; &amp; [Numbers.E171] &amp; &quot;]&quot;; &quot;&quot;)">
            <text:p/>
          </table:table-cell>
          <table:table-cell table:formula="of:=IF([Numbers.B171] &gt; 0; &quot;convert background.png -gravity Center -size 270 -pointsize 24 -fill black -annotate +0-14 'Voted #&quot; &amp; [Numbers.A171] &amp; &quot; mod' -pointsize 20 -fill white -annotate +0+18 'by ZDoom Community' &quot; &amp; &quot;pngs/&quot; &amp; SUBSTITUTE(SUBSTITUTE(SUBSTITUTE(SUBSTITUTE([Numbers.C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2] &gt; 0; [Numbers.A172] &amp; &quot;. &quot; &amp; &quot;[url=&quot; &amp; [Numbers.D172] &amp; &quot;]&quot; &amp; [Numbers.C172] &amp; &quot;[/url]&quot; &amp;  &quot; [[b]&quot; &amp; [Numbers.B172] &amp; &quot;[/b]: &quot; &amp; [Numbers.E172] &amp; &quot;]&quot;; &quot;&quot;)">
            <text:p/>
          </table:table-cell>
          <table:table-cell table:formula="of:=IF([Numbers.B172] &gt; 0; &quot;convert background.png -gravity Center -size 270 -pointsize 24 -fill black -annotate +0-14 'Voted #&quot; &amp; [Numbers.A172] &amp; &quot; mod' -pointsize 20 -fill white -annotate +0+18 'by ZDoom Community' &quot; &amp; &quot;pngs/&quot; &amp; SUBSTITUTE(SUBSTITUTE(SUBSTITUTE(SUBSTITUTE([Numbers.C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3] &gt; 0; [Numbers.A173] &amp; &quot;. &quot; &amp; &quot;[url=&quot; &amp; [Numbers.D173] &amp; &quot;]&quot; &amp; [Numbers.C173] &amp; &quot;[/url]&quot; &amp;  &quot; [[b]&quot; &amp; [Numbers.B173] &amp; &quot;[/b]: &quot; &amp; [Numbers.E173] &amp; &quot;]&quot;; &quot;&quot;)">
            <text:p/>
          </table:table-cell>
          <table:table-cell table:formula="of:=IF([Numbers.B173] &gt; 0; &quot;convert background.png -gravity Center -size 270 -pointsize 24 -fill black -annotate +0-14 'Voted #&quot; &amp; [Numbers.A173] &amp; &quot; mod' -pointsize 20 -fill white -annotate +0+18 'by ZDoom Community' &quot; &amp; &quot;pngs/&quot; &amp; SUBSTITUTE(SUBSTITUTE(SUBSTITUTE(SUBSTITUTE([Numbers.C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4] &gt; 0; [Numbers.A174] &amp; &quot;. &quot; &amp; &quot;[url=&quot; &amp; [Numbers.D174] &amp; &quot;]&quot; &amp; [Numbers.C174] &amp; &quot;[/url]&quot; &amp;  &quot; [[b]&quot; &amp; [Numbers.B174] &amp; &quot;[/b]: &quot; &amp; [Numbers.E174] &amp; &quot;]&quot;; &quot;&quot;)">
            <text:p/>
          </table:table-cell>
          <table:table-cell table:formula="of:=IF([Numbers.B174] &gt; 0; &quot;convert background.png -gravity Center -size 270 -pointsize 24 -fill black -annotate +0-14 'Voted #&quot; &amp; [Numbers.A174] &amp; &quot; mod' -pointsize 20 -fill white -annotate +0+18 'by ZDoom Community' &quot; &amp; &quot;pngs/&quot; &amp; SUBSTITUTE(SUBSTITUTE(SUBSTITUTE(SUBSTITUTE([Numbers.C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5] &gt; 0; [Numbers.A175] &amp; &quot;. &quot; &amp; &quot;[url=&quot; &amp; [Numbers.D175] &amp; &quot;]&quot; &amp; [Numbers.C175] &amp; &quot;[/url]&quot; &amp;  &quot; [[b]&quot; &amp; [Numbers.B175] &amp; &quot;[/b]: &quot; &amp; [Numbers.E175] &amp; &quot;]&quot;; &quot;&quot;)">
            <text:p/>
          </table:table-cell>
          <table:table-cell table:formula="of:=IF([Numbers.B175] &gt; 0; &quot;convert background.png -gravity Center -size 270 -pointsize 24 -fill black -annotate +0-14 'Voted #&quot; &amp; [Numbers.A175] &amp; &quot; mod' -pointsize 20 -fill white -annotate +0+18 'by ZDoom Community' &quot; &amp; &quot;pngs/&quot; &amp; SUBSTITUTE(SUBSTITUTE(SUBSTITUTE(SUBSTITUTE([Numbers.C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6] &gt; 0; [Numbers.A176] &amp; &quot;. &quot; &amp; &quot;[url=&quot; &amp; [Numbers.D176] &amp; &quot;]&quot; &amp; [Numbers.C176] &amp; &quot;[/url]&quot; &amp;  &quot; [[b]&quot; &amp; [Numbers.B176] &amp; &quot;[/b]: &quot; &amp; [Numbers.E176] &amp; &quot;]&quot;; &quot;&quot;)">
            <text:p/>
          </table:table-cell>
          <table:table-cell table:formula="of:=IF([Numbers.B176] &gt; 0; &quot;convert background.png -gravity Center -size 270 -pointsize 24 -fill black -annotate +0-14 'Voted #&quot; &amp; [Numbers.A176] &amp; &quot; mod' -pointsize 20 -fill white -annotate +0+18 'by ZDoom Community' &quot; &amp; &quot;pngs/&quot; &amp; SUBSTITUTE(SUBSTITUTE(SUBSTITUTE(SUBSTITUTE([Numbers.C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7] &gt; 0; [Numbers.A177] &amp; &quot;. &quot; &amp; &quot;[url=&quot; &amp; [Numbers.D177] &amp; &quot;]&quot; &amp; [Numbers.C177] &amp; &quot;[/url]&quot; &amp;  &quot; [[b]&quot; &amp; [Numbers.B177] &amp; &quot;[/b]: &quot; &amp; [Numbers.E177] &amp; &quot;]&quot;; &quot;&quot;)">
            <text:p/>
          </table:table-cell>
          <table:table-cell table:formula="of:=IF([Numbers.B177] &gt; 0; &quot;convert background.png -gravity Center -size 270 -pointsize 24 -fill black -annotate +0-14 'Voted #&quot; &amp; [Numbers.A177] &amp; &quot; mod' -pointsize 20 -fill white -annotate +0+18 'by ZDoom Community' &quot; &amp; &quot;pngs/&quot; &amp; SUBSTITUTE(SUBSTITUTE(SUBSTITUTE(SUBSTITUTE([Numbers.C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8] &gt; 0; [Numbers.A178] &amp; &quot;. &quot; &amp; &quot;[url=&quot; &amp; [Numbers.D178] &amp; &quot;]&quot; &amp; [Numbers.C178] &amp; &quot;[/url]&quot; &amp;  &quot; [[b]&quot; &amp; [Numbers.B178] &amp; &quot;[/b]: &quot; &amp; [Numbers.E178] &amp; &quot;]&quot;; &quot;&quot;)">
            <text:p/>
          </table:table-cell>
          <table:table-cell table:formula="of:=IF([Numbers.B178] &gt; 0; &quot;convert background.png -gravity Center -size 270 -pointsize 24 -fill black -annotate +0-14 'Voted #&quot; &amp; [Numbers.A178] &amp; &quot; mod' -pointsize 20 -fill white -annotate +0+18 'by ZDoom Community' &quot; &amp; &quot;pngs/&quot; &amp; SUBSTITUTE(SUBSTITUTE(SUBSTITUTE(SUBSTITUTE([Numbers.C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79] &gt; 0; [Numbers.A179] &amp; &quot;. &quot; &amp; &quot;[url=&quot; &amp; [Numbers.D179] &amp; &quot;]&quot; &amp; [Numbers.C179] &amp; &quot;[/url]&quot; &amp;  &quot; [[b]&quot; &amp; [Numbers.B179] &amp; &quot;[/b]: &quot; &amp; [Numbers.E179] &amp; &quot;]&quot;; &quot;&quot;)">
            <text:p/>
          </table:table-cell>
          <table:table-cell table:formula="of:=IF([Numbers.B179] &gt; 0; &quot;convert background.png -gravity Center -size 270 -pointsize 24 -fill black -annotate +0-14 'Voted #&quot; &amp; [Numbers.A179] &amp; &quot; mod' -pointsize 20 -fill white -annotate +0+18 'by ZDoom Community' &quot; &amp; &quot;pngs/&quot; &amp; SUBSTITUTE(SUBSTITUTE(SUBSTITUTE(SUBSTITUTE([Numbers.C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0] &gt; 0; [Numbers.A180] &amp; &quot;. &quot; &amp; &quot;[url=&quot; &amp; [Numbers.D180] &amp; &quot;]&quot; &amp; [Numbers.C180] &amp; &quot;[/url]&quot; &amp;  &quot; [[b]&quot; &amp; [Numbers.B180] &amp; &quot;[/b]: &quot; &amp; [Numbers.E180] &amp; &quot;]&quot;; &quot;&quot;)">
            <text:p/>
          </table:table-cell>
          <table:table-cell table:formula="of:=IF([Numbers.B180] &gt; 0; &quot;convert background.png -gravity Center -size 270 -pointsize 24 -fill black -annotate +0-14 'Voted #&quot; &amp; [Numbers.A180] &amp; &quot; mod' -pointsize 20 -fill white -annotate +0+18 'by ZDoom Community' &quot; &amp; &quot;pngs/&quot; &amp; SUBSTITUTE(SUBSTITUTE(SUBSTITUTE(SUBSTITUTE([Numbers.C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1] &gt; 0; [Numbers.A181] &amp; &quot;. &quot; &amp; &quot;[url=&quot; &amp; [Numbers.D181] &amp; &quot;]&quot; &amp; [Numbers.C181] &amp; &quot;[/url]&quot; &amp;  &quot; [[b]&quot; &amp; [Numbers.B181] &amp; &quot;[/b]: &quot; &amp; [Numbers.E181] &amp; &quot;]&quot;; &quot;&quot;)">
            <text:p/>
          </table:table-cell>
          <table:table-cell table:formula="of:=IF([Numbers.B181] &gt; 0; &quot;convert background.png -gravity Center -size 270 -pointsize 24 -fill black -annotate +0-14 'Voted #&quot; &amp; [Numbers.A181] &amp; &quot; mod' -pointsize 20 -fill white -annotate +0+18 'by ZDoom Community' &quot; &amp; &quot;pngs/&quot; &amp; SUBSTITUTE(SUBSTITUTE(SUBSTITUTE(SUBSTITUTE([Numbers.C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2] &gt; 0; [Numbers.A182] &amp; &quot;. &quot; &amp; &quot;[url=&quot; &amp; [Numbers.D182] &amp; &quot;]&quot; &amp; [Numbers.C182] &amp; &quot;[/url]&quot; &amp;  &quot; [[b]&quot; &amp; [Numbers.B182] &amp; &quot;[/b]: &quot; &amp; [Numbers.E182] &amp; &quot;]&quot;; &quot;&quot;)">
            <text:p/>
          </table:table-cell>
          <table:table-cell table:formula="of:=IF([Numbers.B182] &gt; 0; &quot;convert background.png -gravity Center -size 270 -pointsize 24 -fill black -annotate +0-14 'Voted #&quot; &amp; [Numbers.A182] &amp; &quot; mod' -pointsize 20 -fill white -annotate +0+18 'by ZDoom Community' &quot; &amp; &quot;pngs/&quot; &amp; SUBSTITUTE(SUBSTITUTE(SUBSTITUTE(SUBSTITUTE([Numbers.C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3] &gt; 0; [Numbers.A183] &amp; &quot;. &quot; &amp; &quot;[url=&quot; &amp; [Numbers.D183] &amp; &quot;]&quot; &amp; [Numbers.C183] &amp; &quot;[/url]&quot; &amp;  &quot; [[b]&quot; &amp; [Numbers.B183] &amp; &quot;[/b]: &quot; &amp; [Numbers.E183] &amp; &quot;]&quot;; &quot;&quot;)">
            <text:p/>
          </table:table-cell>
          <table:table-cell table:formula="of:=IF([Numbers.B183] &gt; 0; &quot;convert background.png -gravity Center -size 270 -pointsize 24 -fill black -annotate +0-14 'Voted #&quot; &amp; [Numbers.A183] &amp; &quot; mod' -pointsize 20 -fill white -annotate +0+18 'by ZDoom Community' &quot; &amp; &quot;pngs/&quot; &amp; SUBSTITUTE(SUBSTITUTE(SUBSTITUTE(SUBSTITUTE([Numbers.C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4] &gt; 0; [Numbers.A184] &amp; &quot;. &quot; &amp; &quot;[url=&quot; &amp; [Numbers.D184] &amp; &quot;]&quot; &amp; [Numbers.C184] &amp; &quot;[/url]&quot; &amp;  &quot; [[b]&quot; &amp; [Numbers.B184] &amp; &quot;[/b]: &quot; &amp; [Numbers.E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5] &gt; 0; [Numbers.A185] &amp; &quot;. &quot; &amp; &quot;[url=&quot; &amp; [Numbers.D185] &amp; &quot;]&quot; &amp; [Numbers.C185] &amp; &quot;[/url]&quot; &amp;  &quot; [[b]&quot; &amp; [Numbers.B185] &amp; &quot;[/b]: &quot; &amp; [Numbers.E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6] &gt; 0; [Numbers.A186] &amp; &quot;. &quot; &amp; &quot;[url=&quot; &amp; [Numbers.D186] &amp; &quot;]&quot; &amp; [Numbers.C186] &amp; &quot;[/url]&quot; &amp;  &quot; [[b]&quot; &amp; [Numbers.B186] &amp; &quot;[/b]: &quot; &amp; [Numbers.E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7] &gt; 0; [Numbers.A187] &amp; &quot;. &quot; &amp; &quot;[url=&quot; &amp; [Numbers.D187] &amp; &quot;]&quot; &amp; [Numbers.C187] &amp; &quot;[/url]&quot; &amp;  &quot; [[b]&quot; &amp; [Numbers.B187] &amp; &quot;[/b]: &quot; &amp; [Numbers.E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8] &gt; 0; [Numbers.A188] &amp; &quot;. &quot; &amp; &quot;[url=&quot; &amp; [Numbers.D188] &amp; &quot;]&quot; &amp; [Numbers.C188] &amp; &quot;[/url]&quot; &amp;  &quot; [[b]&quot; &amp; [Numbers.B188] &amp; &quot;[/b]: &quot; &amp; [Numbers.E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89] &gt; 0; [Numbers.A189] &amp; &quot;. &quot; &amp; &quot;[url=&quot; &amp; [Numbers.D189] &amp; &quot;]&quot; &amp; [Numbers.C189] &amp; &quot;[/url]&quot; &amp;  &quot; [[b]&quot; &amp; [Numbers.B189] &amp; &quot;[/b]: &quot; &amp; [Numbers.E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0] &gt; 0; [Numbers.A190] &amp; &quot;. &quot; &amp; &quot;[url=&quot; &amp; [Numbers.D190] &amp; &quot;]&quot; &amp; [Numbers.C190] &amp; &quot;[/url]&quot; &amp;  &quot; [[b]&quot; &amp; [Numbers.B190] &amp; &quot;[/b]: &quot; &amp; [Numbers.E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1] &gt; 0; [Numbers.A191] &amp; &quot;. &quot; &amp; &quot;[url=&quot; &amp; [Numbers.D191] &amp; &quot;]&quot; &amp; [Numbers.C191] &amp; &quot;[/url]&quot; &amp;  &quot; [[b]&quot; &amp; [Numbers.B191] &amp; &quot;[/b]: &quot; &amp; [Numbers.E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2] &gt; 0; [Numbers.A192] &amp; &quot;. &quot; &amp; &quot;[url=&quot; &amp; [Numbers.D192] &amp; &quot;]&quot; &amp; [Numbers.C192] &amp; &quot;[/url]&quot; &amp;  &quot; [[b]&quot; &amp; [Numbers.B192] &amp; &quot;[/b]: &quot; &amp; [Numbers.E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3] &gt; 0; [Numbers.A193] &amp; &quot;. &quot; &amp; &quot;[url=&quot; &amp; [Numbers.D193] &amp; &quot;]&quot; &amp; [Numbers.C193] &amp; &quot;[/url]&quot; &amp;  &quot; [[b]&quot; &amp; [Numbers.B193] &amp; &quot;[/b]: &quot; &amp; [Numbers.E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4] &gt; 0; [Numbers.A194] &amp; &quot;. &quot; &amp; &quot;[url=&quot; &amp; [Numbers.D194] &amp; &quot;]&quot; &amp; [Numbers.C194] &amp; &quot;[/url]&quot; &amp;  &quot; [[b]&quot; &amp; [Numbers.B194] &amp; &quot;[/b]: &quot; &amp; [Numbers.E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5] &gt; 0; [Numbers.A195] &amp; &quot;. &quot; &amp; &quot;[url=&quot; &amp; [Numbers.D195] &amp; &quot;]&quot; &amp; [Numbers.C195] &amp; &quot;[/url]&quot; &amp;  &quot; [[b]&quot; &amp; [Numbers.B195] &amp; &quot;[/b]: &quot; &amp; [Numbers.E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6] &gt; 0; [Numbers.A196] &amp; &quot;. &quot; &amp; &quot;[url=&quot; &amp; [Numbers.D196] &amp; &quot;]&quot; &amp; [Numbers.C196] &amp; &quot;[/url]&quot; &amp;  &quot; [[b]&quot; &amp; [Numbers.B196] &amp; &quot;[/b]: &quot; &amp; [Numbers.E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7] &gt; 0; [Numbers.A197] &amp; &quot;. &quot; &amp; &quot;[url=&quot; &amp; [Numbers.D197] &amp; &quot;]&quot; &amp; [Numbers.C197] &amp; &quot;[/url]&quot; &amp;  &quot; [[b]&quot; &amp; [Numbers.B197] &amp; &quot;[/b]: &quot; &amp; [Numbers.E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8] &gt; 0; [Numbers.A198] &amp; &quot;. &quot; &amp; &quot;[url=&quot; &amp; [Numbers.D198] &amp; &quot;]&quot; &amp; [Numbers.C198] &amp; &quot;[/url]&quot; &amp;  &quot; [[b]&quot; &amp; [Numbers.B198] &amp; &quot;[/b]: &quot; &amp; [Numbers.E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199] &gt; 0; [Numbers.A199] &amp; &quot;. &quot; &amp; &quot;[url=&quot; &amp; [Numbers.D199] &amp; &quot;]&quot; &amp; [Numbers.C199] &amp; &quot;[/url]&quot; &amp;  &quot; [[b]&quot; &amp; [Numbers.B199] &amp; &quot;[/b]: &quot; &amp; [Numbers.E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0] &gt; 0; [Numbers.A200] &amp; &quot;. &quot; &amp; &quot;[url=&quot; &amp; [Numbers.D200] &amp; &quot;]&quot; &amp; [Numbers.C200] &amp; &quot;[/url]&quot; &amp;  &quot; [[b]&quot; &amp; [Numbers.B200] &amp; &quot;[/b]: &quot; &amp; [Numbers.E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1] &gt; 0; [Numbers.A201] &amp; &quot;. &quot; &amp; &quot;[url=&quot; &amp; [Numbers.D201] &amp; &quot;]&quot; &amp; [Numbers.C201] &amp; &quot;[/url]&quot; &amp;  &quot; [[b]&quot; &amp; [Numbers.B201] &amp; &quot;[/b]: &quot; &amp; [Numbers.E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2] &gt; 0; [Numbers.A202] &amp; &quot;. &quot; &amp; &quot;[url=&quot; &amp; [Numbers.D202] &amp; &quot;]&quot; &amp; [Numbers.C202] &amp; &quot;[/url]&quot; &amp;  &quot; [[b]&quot; &amp; [Numbers.B202] &amp; &quot;[/b]: &quot; &amp; [Numbers.E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3] &gt; 0; [Numbers.A203] &amp; &quot;. &quot; &amp; &quot;[url=&quot; &amp; [Numbers.D203] &amp; &quot;]&quot; &amp; [Numbers.C203] &amp; &quot;[/url]&quot; &amp;  &quot; [[b]&quot; &amp; [Numbers.B203] &amp; &quot;[/b]: &quot; &amp; [Numbers.E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4] &gt; 0; [Numbers.A204] &amp; &quot;. &quot; &amp; &quot;[url=&quot; &amp; [Numbers.D204] &amp; &quot;]&quot; &amp; [Numbers.C204] &amp; &quot;[/url]&quot; &amp;  &quot; [[b]&quot; &amp; [Numbers.B204] &amp; &quot;[/b]: &quot; &amp; [Numbers.E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5] &gt; 0; [Numbers.A205] &amp; &quot;. &quot; &amp; &quot;[url=&quot; &amp; [Numbers.D205] &amp; &quot;]&quot; &amp; [Numbers.C205] &amp; &quot;[/url]&quot; &amp;  &quot; [[b]&quot; &amp; [Numbers.B205] &amp; &quot;[/b]: &quot; &amp; [Numbers.E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6] &gt; 0; [Numbers.A206] &amp; &quot;. &quot; &amp; &quot;[url=&quot; &amp; [Numbers.D206] &amp; &quot;]&quot; &amp; [Numbers.C206] &amp; &quot;[/url]&quot; &amp;  &quot; [[b]&quot; &amp; [Numbers.B206] &amp; &quot;[/b]: &quot; &amp; [Numbers.E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7] &gt; 0; [Numbers.A207] &amp; &quot;. &quot; &amp; &quot;[url=&quot; &amp; [Numbers.D207] &amp; &quot;]&quot; &amp; [Numbers.C207] &amp; &quot;[/url]&quot; &amp;  &quot; [[b]&quot; &amp; [Numbers.B207] &amp; &quot;[/b]: &quot; &amp; [Numbers.E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8] &gt; 0; [Numbers.A208] &amp; &quot;. &quot; &amp; &quot;[url=&quot; &amp; [Numbers.D208] &amp; &quot;]&quot; &amp; [Numbers.C208] &amp; &quot;[/url]&quot; &amp;  &quot; [[b]&quot; &amp; [Numbers.B208] &amp; &quot;[/b]: &quot; &amp; [Numbers.E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09] &gt; 0; [Numbers.A209] &amp; &quot;. &quot; &amp; &quot;[url=&quot; &amp; [Numbers.D209] &amp; &quot;]&quot; &amp; [Numbers.C209] &amp; &quot;[/url]&quot; &amp;  &quot; [[b]&quot; &amp; [Numbers.B209] &amp; &quot;[/b]: &quot; &amp; [Numbers.E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0] &gt; 0; [Numbers.A210] &amp; &quot;. &quot; &amp; &quot;[url=&quot; &amp; [Numbers.D210] &amp; &quot;]&quot; &amp; [Numbers.C210] &amp; &quot;[/url]&quot; &amp;  &quot; [[b]&quot; &amp; [Numbers.B210] &amp; &quot;[/b]: &quot; &amp; [Numbers.E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1] &gt; 0; [Numbers.A211] &amp; &quot;. &quot; &amp; &quot;[url=&quot; &amp; [Numbers.D211] &amp; &quot;]&quot; &amp; [Numbers.C211] &amp; &quot;[/url]&quot; &amp;  &quot; [[b]&quot; &amp; [Numbers.B211] &amp; &quot;[/b]: &quot; &amp; [Numbers.E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2] &gt; 0; [Numbers.A212] &amp; &quot;. &quot; &amp; &quot;[url=&quot; &amp; [Numbers.D212] &amp; &quot;]&quot; &amp; [Numbers.C212] &amp; &quot;[/url]&quot; &amp;  &quot; [[b]&quot; &amp; [Numbers.B212] &amp; &quot;[/b]: &quot; &amp; [Numbers.E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3] &gt; 0; [Numbers.A213] &amp; &quot;. &quot; &amp; &quot;[url=&quot; &amp; [Numbers.D213] &amp; &quot;]&quot; &amp; [Numbers.C213] &amp; &quot;[/url]&quot; &amp;  &quot; [[b]&quot; &amp; [Numbers.B213] &amp; &quot;[/b]: &quot; &amp; [Numbers.E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4] &gt; 0; [Numbers.A214] &amp; &quot;. &quot; &amp; &quot;[url=&quot; &amp; [Numbers.D214] &amp; &quot;]&quot; &amp; [Numbers.C214] &amp; &quot;[/url]&quot; &amp;  &quot; [[b]&quot; &amp; [Numbers.B214] &amp; &quot;[/b]: &quot; &amp; [Numbers.E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5] &gt; 0; [Numbers.A215] &amp; &quot;. &quot; &amp; &quot;[url=&quot; &amp; [Numbers.D215] &amp; &quot;]&quot; &amp; [Numbers.C215] &amp; &quot;[/url]&quot; &amp;  &quot; [[b]&quot; &amp; [Numbers.B215] &amp; &quot;[/b]: &quot; &amp; [Numbers.E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6] &gt; 0; [Numbers.A216] &amp; &quot;. &quot; &amp; &quot;[url=&quot; &amp; [Numbers.D216] &amp; &quot;]&quot; &amp; [Numbers.C216] &amp; &quot;[/url]&quot; &amp;  &quot; [[b]&quot; &amp; [Numbers.B216] &amp; &quot;[/b]: &quot; &amp; [Numbers.E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7] &gt; 0; [Numbers.A217] &amp; &quot;. &quot; &amp; &quot;[url=&quot; &amp; [Numbers.D217] &amp; &quot;]&quot; &amp; [Numbers.C217] &amp; &quot;[/url]&quot; &amp;  &quot; [[b]&quot; &amp; [Numbers.B217] &amp; &quot;[/b]: &quot; &amp; [Numbers.E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8] &gt; 0; [Numbers.A218] &amp; &quot;. &quot; &amp; &quot;[url=&quot; &amp; [Numbers.D218] &amp; &quot;]&quot; &amp; [Numbers.C218] &amp; &quot;[/url]&quot; &amp;  &quot; [[b]&quot; &amp; [Numbers.B218] &amp; &quot;[/b]: &quot; &amp; [Numbers.E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19] &gt; 0; [Numbers.A219] &amp; &quot;. &quot; &amp; &quot;[url=&quot; &amp; [Numbers.D219] &amp; &quot;]&quot; &amp; [Numbers.C219] &amp; &quot;[/url]&quot; &amp;  &quot; [[b]&quot; &amp; [Numbers.B219] &amp; &quot;[/b]: &quot; &amp; [Numbers.E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0] &gt; 0; [Numbers.A220] &amp; &quot;. &quot; &amp; &quot;[url=&quot; &amp; [Numbers.D220] &amp; &quot;]&quot; &amp; [Numbers.C220] &amp; &quot;[/url]&quot; &amp;  &quot; [[b]&quot; &amp; [Numbers.B220] &amp; &quot;[/b]: &quot; &amp; [Numbers.E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1] &gt; 0; [Numbers.A221] &amp; &quot;. &quot; &amp; &quot;[url=&quot; &amp; [Numbers.D221] &amp; &quot;]&quot; &amp; [Numbers.C221] &amp; &quot;[/url]&quot; &amp;  &quot; [[b]&quot; &amp; [Numbers.B221] &amp; &quot;[/b]: &quot; &amp; [Numbers.E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2] &gt; 0; [Numbers.A222] &amp; &quot;. &quot; &amp; &quot;[url=&quot; &amp; [Numbers.D222] &amp; &quot;]&quot; &amp; [Numbers.C222] &amp; &quot;[/url]&quot; &amp;  &quot; [[b]&quot; &amp; [Numbers.B222] &amp; &quot;[/b]: &quot; &amp; [Numbers.E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3] &gt; 0; [Numbers.A223] &amp; &quot;. &quot; &amp; &quot;[url=&quot; &amp; [Numbers.D223] &amp; &quot;]&quot; &amp; [Numbers.C223] &amp; &quot;[/url]&quot; &amp;  &quot; [[b]&quot; &amp; [Numbers.B223] &amp; &quot;[/b]: &quot; &amp; [Numbers.E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4] &gt; 0; [Numbers.A224] &amp; &quot;. &quot; &amp; &quot;[url=&quot; &amp; [Numbers.D224] &amp; &quot;]&quot; &amp; [Numbers.C224] &amp; &quot;[/url]&quot; &amp;  &quot; [[b]&quot; &amp; [Numbers.B224] &amp; &quot;[/b]: &quot; &amp; [Numbers.E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5] &gt; 0; [Numbers.A225] &amp; &quot;. &quot; &amp; &quot;[url=&quot; &amp; [Numbers.D225] &amp; &quot;]&quot; &amp; [Numbers.C225] &amp; &quot;[/url]&quot; &amp;  &quot; [[b]&quot; &amp; [Numbers.B225] &amp; &quot;[/b]: &quot; &amp; [Numbers.E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6] &gt; 0; [Numbers.A226] &amp; &quot;. &quot; &amp; &quot;[url=&quot; &amp; [Numbers.D226] &amp; &quot;]&quot; &amp; [Numbers.C226] &amp; &quot;[/url]&quot; &amp;  &quot; [[b]&quot; &amp; [Numbers.B226] &amp; &quot;[/b]: &quot; &amp; [Numbers.E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7] &gt; 0; [Numbers.A227] &amp; &quot;. &quot; &amp; &quot;[url=&quot; &amp; [Numbers.D227] &amp; &quot;]&quot; &amp; [Numbers.C227] &amp; &quot;[/url]&quot; &amp;  &quot; [[b]&quot; &amp; [Numbers.B227] &amp; &quot;[/b]: &quot; &amp; [Numbers.E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8] &gt; 0; [Numbers.A228] &amp; &quot;. &quot; &amp; &quot;[url=&quot; &amp; [Numbers.D228] &amp; &quot;]&quot; &amp; [Numbers.C228] &amp; &quot;[/url]&quot; &amp;  &quot; [[b]&quot; &amp; [Numbers.B228] &amp; &quot;[/b]: &quot; &amp; [Numbers.E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29] &gt; 0; [Numbers.A229] &amp; &quot;. &quot; &amp; &quot;[url=&quot; &amp; [Numbers.D229] &amp; &quot;]&quot; &amp; [Numbers.C229] &amp; &quot;[/url]&quot; &amp;  &quot; [[b]&quot; &amp; [Numbers.B229] &amp; &quot;[/b]: &quot; &amp; [Numbers.E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0] &gt; 0; [Numbers.A230] &amp; &quot;. &quot; &amp; &quot;[url=&quot; &amp; [Numbers.D230] &amp; &quot;]&quot; &amp; [Numbers.C230] &amp; &quot;[/url]&quot; &amp;  &quot; [[b]&quot; &amp; [Numbers.B230] &amp; &quot;[/b]: &quot; &amp; [Numbers.E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1] &gt; 0; [Numbers.A231] &amp; &quot;. &quot; &amp; &quot;[url=&quot; &amp; [Numbers.D231] &amp; &quot;]&quot; &amp; [Numbers.C231] &amp; &quot;[/url]&quot; &amp;  &quot; [[b]&quot; &amp; [Numbers.B231] &amp; &quot;[/b]: &quot; &amp; [Numbers.E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2] &gt; 0; [Numbers.A232] &amp; &quot;. &quot; &amp; &quot;[url=&quot; &amp; [Numbers.D232] &amp; &quot;]&quot; &amp; [Numbers.C232] &amp; &quot;[/url]&quot; &amp;  &quot; [[b]&quot; &amp; [Numbers.B232] &amp; &quot;[/b]: &quot; &amp; [Numbers.E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3] &gt; 0; [Numbers.A233] &amp; &quot;. &quot; &amp; &quot;[url=&quot; &amp; [Numbers.D233] &amp; &quot;]&quot; &amp; [Numbers.C233] &amp; &quot;[/url]&quot; &amp;  &quot; [[b]&quot; &amp; [Numbers.B233] &amp; &quot;[/b]: &quot; &amp; [Numbers.E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4] &gt; 0; [Numbers.A234] &amp; &quot;. &quot; &amp; &quot;[url=&quot; &amp; [Numbers.D234] &amp; &quot;]&quot; &amp; [Numbers.C234] &amp; &quot;[/url]&quot; &amp;  &quot; [[b]&quot; &amp; [Numbers.B234] &amp; &quot;[/b]: &quot; &amp; [Numbers.E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5] &gt; 0; [Numbers.A235] &amp; &quot;. &quot; &amp; &quot;[url=&quot; &amp; [Numbers.D235] &amp; &quot;]&quot; &amp; [Numbers.C235] &amp; &quot;[/url]&quot; &amp;  &quot; [[b]&quot; &amp; [Numbers.B235] &amp; &quot;[/b]: &quot; &amp; [Numbers.E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6] &gt; 0; [Numbers.A236] &amp; &quot;. &quot; &amp; &quot;[url=&quot; &amp; [Numbers.D236] &amp; &quot;]&quot; &amp; [Numbers.C236] &amp; &quot;[/url]&quot; &amp;  &quot; [[b]&quot; &amp; [Numbers.B236] &amp; &quot;[/b]: &quot; &amp; [Numbers.E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7] &gt; 0; [Numbers.A237] &amp; &quot;. &quot; &amp; &quot;[url=&quot; &amp; [Numbers.D237] &amp; &quot;]&quot; &amp; [Numbers.C237] &amp; &quot;[/url]&quot; &amp;  &quot; [[b]&quot; &amp; [Numbers.B237] &amp; &quot;[/b]: &quot; &amp; [Numbers.E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8] &gt; 0; [Numbers.A238] &amp; &quot;. &quot; &amp; &quot;[url=&quot; &amp; [Numbers.D238] &amp; &quot;]&quot; &amp; [Numbers.C238] &amp; &quot;[/url]&quot; &amp;  &quot; [[b]&quot; &amp; [Numbers.B238] &amp; &quot;[/b]: &quot; &amp; [Numbers.E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39] &gt; 0; [Numbers.A239] &amp; &quot;. &quot; &amp; &quot;[url=&quot; &amp; [Numbers.D239] &amp; &quot;]&quot; &amp; [Numbers.C239] &amp; &quot;[/url]&quot; &amp;  &quot; [[b]&quot; &amp; [Numbers.B239] &amp; &quot;[/b]: &quot; &amp; [Numbers.E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0] &gt; 0; [Numbers.A240] &amp; &quot;. &quot; &amp; &quot;[url=&quot; &amp; [Numbers.D240] &amp; &quot;]&quot; &amp; [Numbers.C240] &amp; &quot;[/url]&quot; &amp;  &quot; [[b]&quot; &amp; [Numbers.B240] &amp; &quot;[/b]: &quot; &amp; [Numbers.E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1] &gt; 0; [Numbers.A241] &amp; &quot;. &quot; &amp; &quot;[url=&quot; &amp; [Numbers.D241] &amp; &quot;]&quot; &amp; [Numbers.C241] &amp; &quot;[/url]&quot; &amp;  &quot; [[b]&quot; &amp; [Numbers.B241] &amp; &quot;[/b]: &quot; &amp; [Numbers.E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2] &gt; 0; [Numbers.A242] &amp; &quot;. &quot; &amp; &quot;[url=&quot; &amp; [Numbers.D242] &amp; &quot;]&quot; &amp; [Numbers.C242] &amp; &quot;[/url]&quot; &amp;  &quot; [[b]&quot; &amp; [Numbers.B242] &amp; &quot;[/b]: &quot; &amp; [Numbers.E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3] &gt; 0; [Numbers.A243] &amp; &quot;. &quot; &amp; &quot;[url=&quot; &amp; [Numbers.D243] &amp; &quot;]&quot; &amp; [Numbers.C243] &amp; &quot;[/url]&quot; &amp;  &quot; [[b]&quot; &amp; [Numbers.B243] &amp; &quot;[/b]: &quot; &amp; [Numbers.E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4] &gt; 0; [Numbers.A244] &amp; &quot;. &quot; &amp; &quot;[url=&quot; &amp; [Numbers.D244] &amp; &quot;]&quot; &amp; [Numbers.C244] &amp; &quot;[/url]&quot; &amp;  &quot; [[b]&quot; &amp; [Numbers.B244] &amp; &quot;[/b]: &quot; &amp; [Numbers.E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5] &gt; 0; [Numbers.A245] &amp; &quot;. &quot; &amp; &quot;[url=&quot; &amp; [Numbers.D245] &amp; &quot;]&quot; &amp; [Numbers.C245] &amp; &quot;[/url]&quot; &amp;  &quot; [[b]&quot; &amp; [Numbers.B245] &amp; &quot;[/b]: &quot; &amp; [Numbers.E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6] &gt; 0; [Numbers.A246] &amp; &quot;. &quot; &amp; &quot;[url=&quot; &amp; [Numbers.D246] &amp; &quot;]&quot; &amp; [Numbers.C246] &amp; &quot;[/url]&quot; &amp;  &quot; [[b]&quot; &amp; [Numbers.B246] &amp; &quot;[/b]: &quot; &amp; [Numbers.E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7] &gt; 0; [Numbers.A247] &amp; &quot;. &quot; &amp; &quot;[url=&quot; &amp; [Numbers.D247] &amp; &quot;]&quot; &amp; [Numbers.C247] &amp; &quot;[/url]&quot; &amp;  &quot; [[b]&quot; &amp; [Numbers.B247] &amp; &quot;[/b]: &quot; &amp; [Numbers.E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8] &gt; 0; [Numbers.A248] &amp; &quot;. &quot; &amp; &quot;[url=&quot; &amp; [Numbers.D248] &amp; &quot;]&quot; &amp; [Numbers.C248] &amp; &quot;[/url]&quot; &amp;  &quot; [[b]&quot; &amp; [Numbers.B248] &amp; &quot;[/b]: &quot; &amp; [Numbers.E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49] &gt; 0; [Numbers.A249] &amp; &quot;. &quot; &amp; &quot;[url=&quot; &amp; [Numbers.D249] &amp; &quot;]&quot; &amp; [Numbers.C249] &amp; &quot;[/url]&quot; &amp;  &quot; [[b]&quot; &amp; [Numbers.B249] &amp; &quot;[/b]: &quot; &amp; [Numbers.E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0] &gt; 0; [Numbers.A250] &amp; &quot;. &quot; &amp; &quot;[url=&quot; &amp; [Numbers.D250] &amp; &quot;]&quot; &amp; [Numbers.C250] &amp; &quot;[/url]&quot; &amp;  &quot; [[b]&quot; &amp; [Numbers.B250] &amp; &quot;[/b]: &quot; &amp; [Numbers.E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1] &gt; 0; [Numbers.A251] &amp; &quot;. &quot; &amp; &quot;[url=&quot; &amp; [Numbers.D251] &amp; &quot;]&quot; &amp; [Numbers.C251] &amp; &quot;[/url]&quot; &amp;  &quot; [[b]&quot; &amp; [Numbers.B251] &amp; &quot;[/b]: &quot; &amp; [Numbers.E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2] &gt; 0; [Numbers.A252] &amp; &quot;. &quot; &amp; &quot;[url=&quot; &amp; [Numbers.D252] &amp; &quot;]&quot; &amp; [Numbers.C252] &amp; &quot;[/url]&quot; &amp;  &quot; [[b]&quot; &amp; [Numbers.B252] &amp; &quot;[/b]: &quot; &amp; [Numbers.E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3] &gt; 0; [Numbers.A253] &amp; &quot;. &quot; &amp; &quot;[url=&quot; &amp; [Numbers.D253] &amp; &quot;]&quot; &amp; [Numbers.C253] &amp; &quot;[/url]&quot; &amp;  &quot; [[b]&quot; &amp; [Numbers.B253] &amp; &quot;[/b]: &quot; &amp; [Numbers.E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4] &gt; 0; [Numbers.A254] &amp; &quot;. &quot; &amp; &quot;[url=&quot; &amp; [Numbers.D254] &amp; &quot;]&quot; &amp; [Numbers.C254] &amp; &quot;[/url]&quot; &amp;  &quot; [[b]&quot; &amp; [Numbers.B254] &amp; &quot;[/b]: &quot; &amp; [Numbers.E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5] &gt; 0; [Numbers.A255] &amp; &quot;. &quot; &amp; &quot;[url=&quot; &amp; [Numbers.D255] &amp; &quot;]&quot; &amp; [Numbers.C255] &amp; &quot;[/url]&quot; &amp;  &quot; [[b]&quot; &amp; [Numbers.B255] &amp; &quot;[/b]: &quot; &amp; [Numbers.E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6] &gt; 0; [Numbers.A256] &amp; &quot;. &quot; &amp; &quot;[url=&quot; &amp; [Numbers.D256] &amp; &quot;]&quot; &amp; [Numbers.C256] &amp; &quot;[/url]&quot; &amp;  &quot; [[b]&quot; &amp; [Numbers.B256] &amp; &quot;[/b]: &quot; &amp; [Numbers.E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7] &gt; 0; [Numbers.A257] &amp; &quot;. &quot; &amp; &quot;[url=&quot; &amp; [Numbers.D257] &amp; &quot;]&quot; &amp; [Numbers.C257] &amp; &quot;[/url]&quot; &amp;  &quot; [[b]&quot; &amp; [Numbers.B257] &amp; &quot;[/b]: &quot; &amp; [Numbers.E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8] &gt; 0; [Numbers.A258] &amp; &quot;. &quot; &amp; &quot;[url=&quot; &amp; [Numbers.D258] &amp; &quot;]&quot; &amp; [Numbers.C258] &amp; &quot;[/url]&quot; &amp;  &quot; [[b]&quot; &amp; [Numbers.B258] &amp; &quot;[/b]: &quot; &amp; [Numbers.E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59] &gt; 0; [Numbers.A259] &amp; &quot;. &quot; &amp; &quot;[url=&quot; &amp; [Numbers.D259] &amp; &quot;]&quot; &amp; [Numbers.C259] &amp; &quot;[/url]&quot; &amp;  &quot; [[b]&quot; &amp; [Numbers.B259] &amp; &quot;[/b]: &quot; &amp; [Numbers.E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0] &gt; 0; [Numbers.A260] &amp; &quot;. &quot; &amp; &quot;[url=&quot; &amp; [Numbers.D260] &amp; &quot;]&quot; &amp; [Numbers.C260] &amp; &quot;[/url]&quot; &amp;  &quot; [[b]&quot; &amp; [Numbers.B260] &amp; &quot;[/b]: &quot; &amp; [Numbers.E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1] &gt; 0; [Numbers.A261] &amp; &quot;. &quot; &amp; &quot;[url=&quot; &amp; [Numbers.D261] &amp; &quot;]&quot; &amp; [Numbers.C261] &amp; &quot;[/url]&quot; &amp;  &quot; [[b]&quot; &amp; [Numbers.B261] &amp; &quot;[/b]: &quot; &amp; [Numbers.E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2] &gt; 0; [Numbers.A262] &amp; &quot;. &quot; &amp; &quot;[url=&quot; &amp; [Numbers.D262] &amp; &quot;]&quot; &amp; [Numbers.C262] &amp; &quot;[/url]&quot; &amp;  &quot; [[b]&quot; &amp; [Numbers.B262] &amp; &quot;[/b]: &quot; &amp; [Numbers.E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3] &gt; 0; [Numbers.A263] &amp; &quot;. &quot; &amp; &quot;[url=&quot; &amp; [Numbers.D263] &amp; &quot;]&quot; &amp; [Numbers.C263] &amp; &quot;[/url]&quot; &amp;  &quot; [[b]&quot; &amp; [Numbers.B263] &amp; &quot;[/b]: &quot; &amp; [Numbers.E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4] &gt; 0; [Numbers.A264] &amp; &quot;. &quot; &amp; &quot;[url=&quot; &amp; [Numbers.D264] &amp; &quot;]&quot; &amp; [Numbers.C264] &amp; &quot;[/url]&quot; &amp;  &quot; [[b]&quot; &amp; [Numbers.B264] &amp; &quot;[/b]: &quot; &amp; [Numbers.E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5] &gt; 0; [Numbers.A265] &amp; &quot;. &quot; &amp; &quot;[url=&quot; &amp; [Numbers.D265] &amp; &quot;]&quot; &amp; [Numbers.C265] &amp; &quot;[/url]&quot; &amp;  &quot; [[b]&quot; &amp; [Numbers.B265] &amp; &quot;[/b]: &quot; &amp; [Numbers.E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6] &gt; 0; [Numbers.A266] &amp; &quot;. &quot; &amp; &quot;[url=&quot; &amp; [Numbers.D266] &amp; &quot;]&quot; &amp; [Numbers.C266] &amp; &quot;[/url]&quot; &amp;  &quot; [[b]&quot; &amp; [Numbers.B266] &amp; &quot;[/b]: &quot; &amp; [Numbers.E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7] &gt; 0; [Numbers.A267] &amp; &quot;. &quot; &amp; &quot;[url=&quot; &amp; [Numbers.D267] &amp; &quot;]&quot; &amp; [Numbers.C267] &amp; &quot;[/url]&quot; &amp;  &quot; [[b]&quot; &amp; [Numbers.B267] &amp; &quot;[/b]: &quot; &amp; [Numbers.E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8] &gt; 0; [Numbers.A268] &amp; &quot;. &quot; &amp; &quot;[url=&quot; &amp; [Numbers.D268] &amp; &quot;]&quot; &amp; [Numbers.C268] &amp; &quot;[/url]&quot; &amp;  &quot; [[b]&quot; &amp; [Numbers.B268] &amp; &quot;[/b]: &quot; &amp; [Numbers.E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69] &gt; 0; [Numbers.A269] &amp; &quot;. &quot; &amp; &quot;[url=&quot; &amp; [Numbers.D269] &amp; &quot;]&quot; &amp; [Numbers.C269] &amp; &quot;[/url]&quot; &amp;  &quot; [[b]&quot; &amp; [Numbers.B269] &amp; &quot;[/b]: &quot; &amp; [Numbers.E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0] &gt; 0; [Numbers.A270] &amp; &quot;. &quot; &amp; &quot;[url=&quot; &amp; [Numbers.D270] &amp; &quot;]&quot; &amp; [Numbers.C270] &amp; &quot;[/url]&quot; &amp;  &quot; [[b]&quot; &amp; [Numbers.B270] &amp; &quot;[/b]: &quot; &amp; [Numbers.E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1] &gt; 0; [Numbers.A271] &amp; &quot;. &quot; &amp; &quot;[url=&quot; &amp; [Numbers.D271] &amp; &quot;]&quot; &amp; [Numbers.C271] &amp; &quot;[/url]&quot; &amp;  &quot; [[b]&quot; &amp; [Numbers.B271] &amp; &quot;[/b]: &quot; &amp; [Numbers.E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2] &gt; 0; [Numbers.A272] &amp; &quot;. &quot; &amp; &quot;[url=&quot; &amp; [Numbers.D272] &amp; &quot;]&quot; &amp; [Numbers.C272] &amp; &quot;[/url]&quot; &amp;  &quot; [[b]&quot; &amp; [Numbers.B272] &amp; &quot;[/b]: &quot; &amp; [Numbers.E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3] &gt; 0; [Numbers.A273] &amp; &quot;. &quot; &amp; &quot;[url=&quot; &amp; [Numbers.D273] &amp; &quot;]&quot; &amp; [Numbers.C273] &amp; &quot;[/url]&quot; &amp;  &quot; [[b]&quot; &amp; [Numbers.B273] &amp; &quot;[/b]: &quot; &amp; [Numbers.E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4] &gt; 0; [Numbers.A274] &amp; &quot;. &quot; &amp; &quot;[url=&quot; &amp; [Numbers.D274] &amp; &quot;]&quot; &amp; [Numbers.C274] &amp; &quot;[/url]&quot; &amp;  &quot; [[b]&quot; &amp; [Numbers.B274] &amp; &quot;[/b]: &quot; &amp; [Numbers.E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5] &gt; 0; [Numbers.A275] &amp; &quot;. &quot; &amp; &quot;[url=&quot; &amp; [Numbers.D275] &amp; &quot;]&quot; &amp; [Numbers.C275] &amp; &quot;[/url]&quot; &amp;  &quot; [[b]&quot; &amp; [Numbers.B275] &amp; &quot;[/b]: &quot; &amp; [Numbers.E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6] &gt; 0; [Numbers.A276] &amp; &quot;. &quot; &amp; &quot;[url=&quot; &amp; [Numbers.D276] &amp; &quot;]&quot; &amp; [Numbers.C276] &amp; &quot;[/url]&quot; &amp;  &quot; [[b]&quot; &amp; [Numbers.B276] &amp; &quot;[/b]: &quot; &amp; [Numbers.E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7] &gt; 0; [Numbers.A277] &amp; &quot;. &quot; &amp; &quot;[url=&quot; &amp; [Numbers.D277] &amp; &quot;]&quot; &amp; [Numbers.C277] &amp; &quot;[/url]&quot; &amp;  &quot; [[b]&quot; &amp; [Numbers.B277] &amp; &quot;[/b]: &quot; &amp; [Numbers.E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8] &gt; 0; [Numbers.A278] &amp; &quot;. &quot; &amp; &quot;[url=&quot; &amp; [Numbers.D278] &amp; &quot;]&quot; &amp; [Numbers.C278] &amp; &quot;[/url]&quot; &amp;  &quot; [[b]&quot; &amp; [Numbers.B278] &amp; &quot;[/b]: &quot; &amp; [Numbers.E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79] &gt; 0; [Numbers.A279] &amp; &quot;. &quot; &amp; &quot;[url=&quot; &amp; [Numbers.D279] &amp; &quot;]&quot; &amp; [Numbers.C279] &amp; &quot;[/url]&quot; &amp;  &quot; [[b]&quot; &amp; [Numbers.B279] &amp; &quot;[/b]: &quot; &amp; [Numbers.E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0] &gt; 0; [Numbers.A280] &amp; &quot;. &quot; &amp; &quot;[url=&quot; &amp; [Numbers.D280] &amp; &quot;]&quot; &amp; [Numbers.C280] &amp; &quot;[/url]&quot; &amp;  &quot; [[b]&quot; &amp; [Numbers.B280] &amp; &quot;[/b]: &quot; &amp; [Numbers.E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1] &gt; 0; [Numbers.A281] &amp; &quot;. &quot; &amp; &quot;[url=&quot; &amp; [Numbers.D281] &amp; &quot;]&quot; &amp; [Numbers.C281] &amp; &quot;[/url]&quot; &amp;  &quot; [[b]&quot; &amp; [Numbers.B281] &amp; &quot;[/b]: &quot; &amp; [Numbers.E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2] &gt; 0; [Numbers.A282] &amp; &quot;. &quot; &amp; &quot;[url=&quot; &amp; [Numbers.D282] &amp; &quot;]&quot; &amp; [Numbers.C282] &amp; &quot;[/url]&quot; &amp;  &quot; [[b]&quot; &amp; [Numbers.B282] &amp; &quot;[/b]: &quot; &amp; [Numbers.E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3] &gt; 0; [Numbers.A283] &amp; &quot;. &quot; &amp; &quot;[url=&quot; &amp; [Numbers.D283] &amp; &quot;]&quot; &amp; [Numbers.C283] &amp; &quot;[/url]&quot; &amp;  &quot; [[b]&quot; &amp; [Numbers.B283] &amp; &quot;[/b]: &quot; &amp; [Numbers.E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4] &gt; 0; [Numbers.A284] &amp; &quot;. &quot; &amp; &quot;[url=&quot; &amp; [Numbers.D284] &amp; &quot;]&quot; &amp; [Numbers.C284] &amp; &quot;[/url]&quot; &amp;  &quot; [[b]&quot; &amp; [Numbers.B284] &amp; &quot;[/b]: &quot; &amp; [Numbers.E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5] &gt; 0; [Numbers.A285] &amp; &quot;. &quot; &amp; &quot;[url=&quot; &amp; [Numbers.D285] &amp; &quot;]&quot; &amp; [Numbers.C285] &amp; &quot;[/url]&quot; &amp;  &quot; [[b]&quot; &amp; [Numbers.B285] &amp; &quot;[/b]: &quot; &amp; [Numbers.E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6] &gt; 0; [Numbers.A286] &amp; &quot;. &quot; &amp; &quot;[url=&quot; &amp; [Numbers.D286] &amp; &quot;]&quot; &amp; [Numbers.C286] &amp; &quot;[/url]&quot; &amp;  &quot; [[b]&quot; &amp; [Numbers.B286] &amp; &quot;[/b]: &quot; &amp; [Numbers.E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7] &gt; 0; [Numbers.A287] &amp; &quot;. &quot; &amp; &quot;[url=&quot; &amp; [Numbers.D287] &amp; &quot;]&quot; &amp; [Numbers.C287] &amp; &quot;[/url]&quot; &amp;  &quot; [[b]&quot; &amp; [Numbers.B287] &amp; &quot;[/b]: &quot; &amp; [Numbers.E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8] &gt; 0; [Numbers.A288] &amp; &quot;. &quot; &amp; &quot;[url=&quot; &amp; [Numbers.D288] &amp; &quot;]&quot; &amp; [Numbers.C288] &amp; &quot;[/url]&quot; &amp;  &quot; [[b]&quot; &amp; [Numbers.B288] &amp; &quot;[/b]: &quot; &amp; [Numbers.E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89] &gt; 0; [Numbers.A289] &amp; &quot;. &quot; &amp; &quot;[url=&quot; &amp; [Numbers.D289] &amp; &quot;]&quot; &amp; [Numbers.C289] &amp; &quot;[/url]&quot; &amp;  &quot; [[b]&quot; &amp; [Numbers.B289] &amp; &quot;[/b]: &quot; &amp; [Numbers.E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0] &gt; 0; [Numbers.A290] &amp; &quot;. &quot; &amp; &quot;[url=&quot; &amp; [Numbers.D290] &amp; &quot;]&quot; &amp; [Numbers.C290] &amp; &quot;[/url]&quot; &amp;  &quot; [[b]&quot; &amp; [Numbers.B290] &amp; &quot;[/b]: &quot; &amp; [Numbers.E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1] &gt; 0; [Numbers.A291] &amp; &quot;. &quot; &amp; &quot;[url=&quot; &amp; [Numbers.D291] &amp; &quot;]&quot; &amp; [Numbers.C291] &amp; &quot;[/url]&quot; &amp;  &quot; [[b]&quot; &amp; [Numbers.B291] &amp; &quot;[/b]: &quot; &amp; [Numbers.E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2] &gt; 0; [Numbers.A292] &amp; &quot;. &quot; &amp; &quot;[url=&quot; &amp; [Numbers.D292] &amp; &quot;]&quot; &amp; [Numbers.C292] &amp; &quot;[/url]&quot; &amp;  &quot; [[b]&quot; &amp; [Numbers.B292] &amp; &quot;[/b]: &quot; &amp; [Numbers.E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3] &gt; 0; [Numbers.A293] &amp; &quot;. &quot; &amp; &quot;[url=&quot; &amp; [Numbers.D293] &amp; &quot;]&quot; &amp; [Numbers.C293] &amp; &quot;[/url]&quot; &amp;  &quot; [[b]&quot; &amp; [Numbers.B293] &amp; &quot;[/b]: &quot; &amp; [Numbers.E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4] &gt; 0; [Numbers.A294] &amp; &quot;. &quot; &amp; &quot;[url=&quot; &amp; [Numbers.D294] &amp; &quot;]&quot; &amp; [Numbers.C294] &amp; &quot;[/url]&quot; &amp;  &quot; [[b]&quot; &amp; [Numbers.B294] &amp; &quot;[/b]: &quot; &amp; [Numbers.E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5] &gt; 0; [Numbers.A295] &amp; &quot;. &quot; &amp; &quot;[url=&quot; &amp; [Numbers.D295] &amp; &quot;]&quot; &amp; [Numbers.C295] &amp; &quot;[/url]&quot; &amp;  &quot; [[b]&quot; &amp; [Numbers.B295] &amp; &quot;[/b]: &quot; &amp; [Numbers.E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6] &gt; 0; [Numbers.A296] &amp; &quot;. &quot; &amp; &quot;[url=&quot; &amp; [Numbers.D296] &amp; &quot;]&quot; &amp; [Numbers.C296] &amp; &quot;[/url]&quot; &amp;  &quot; [[b]&quot; &amp; [Numbers.B296] &amp; &quot;[/b]: &quot; &amp; [Numbers.E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7] &gt; 0; [Numbers.A297] &amp; &quot;. &quot; &amp; &quot;[url=&quot; &amp; [Numbers.D297] &amp; &quot;]&quot; &amp; [Numbers.C297] &amp; &quot;[/url]&quot; &amp;  &quot; [[b]&quot; &amp; [Numbers.B297] &amp; &quot;[/b]: &quot; &amp; [Numbers.E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8] &gt; 0; [Numbers.A298] &amp; &quot;. &quot; &amp; &quot;[url=&quot; &amp; [Numbers.D298] &amp; &quot;]&quot; &amp; [Numbers.C298] &amp; &quot;[/url]&quot; &amp;  &quot; [[b]&quot; &amp; [Numbers.B298] &amp; &quot;[/b]: &quot; &amp; [Numbers.E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299] &gt; 0; [Numbers.A299] &amp; &quot;. &quot; &amp; &quot;[url=&quot; &amp; [Numbers.D299] &amp; &quot;]&quot; &amp; [Numbers.C299] &amp; &quot;[/url]&quot; &amp;  &quot; [[b]&quot; &amp; [Numbers.B299] &amp; &quot;[/b]: &quot; &amp; [Numbers.E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0] &gt; 0; [Numbers.A300] &amp; &quot;. &quot; &amp; &quot;[url=&quot; &amp; [Numbers.D300] &amp; &quot;]&quot; &amp; [Numbers.C300] &amp; &quot;[/url]&quot; &amp;  &quot; [[b]&quot; &amp; [Numbers.B300] &amp; &quot;[/b]: &quot; &amp; [Numbers.E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1] &gt; 0; [Numbers.A301] &amp; &quot;. &quot; &amp; &quot;[url=&quot; &amp; [Numbers.D301] &amp; &quot;]&quot; &amp; [Numbers.C301] &amp; &quot;[/url]&quot; &amp;  &quot; [[b]&quot; &amp; [Numbers.B301] &amp; &quot;[/b]: &quot; &amp; [Numbers.E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2] &gt; 0; [Numbers.A302] &amp; &quot;. &quot; &amp; &quot;[url=&quot; &amp; [Numbers.D302] &amp; &quot;]&quot; &amp; [Numbers.C302] &amp; &quot;[/url]&quot; &amp;  &quot; [[b]&quot; &amp; [Numbers.B302] &amp; &quot;[/b]: &quot; &amp; [Numbers.E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3] &gt; 0; [Numbers.A303] &amp; &quot;. &quot; &amp; &quot;[url=&quot; &amp; [Numbers.D303] &amp; &quot;]&quot; &amp; [Numbers.C303] &amp; &quot;[/url]&quot; &amp;  &quot; [[b]&quot; &amp; [Numbers.B303] &amp; &quot;[/b]: &quot; &amp; [Numbers.E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4] &gt; 0; [Numbers.A304] &amp; &quot;. &quot; &amp; &quot;[url=&quot; &amp; [Numbers.D304] &amp; &quot;]&quot; &amp; [Numbers.C304] &amp; &quot;[/url]&quot; &amp;  &quot; [[b]&quot; &amp; [Numbers.B304] &amp; &quot;[/b]: &quot; &amp; [Numbers.E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5] &gt; 0; [Numbers.A305] &amp; &quot;. &quot; &amp; &quot;[url=&quot; &amp; [Numbers.D305] &amp; &quot;]&quot; &amp; [Numbers.C305] &amp; &quot;[/url]&quot; &amp;  &quot; [[b]&quot; &amp; [Numbers.B305] &amp; &quot;[/b]: &quot; &amp; [Numbers.E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6] &gt; 0; [Numbers.A306] &amp; &quot;. &quot; &amp; &quot;[url=&quot; &amp; [Numbers.D306] &amp; &quot;]&quot; &amp; [Numbers.C306] &amp; &quot;[/url]&quot; &amp;  &quot; [[b]&quot; &amp; [Numbers.B306] &amp; &quot;[/b]: &quot; &amp; [Numbers.E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7] &gt; 0; [Numbers.A307] &amp; &quot;. &quot; &amp; &quot;[url=&quot; &amp; [Numbers.D307] &amp; &quot;]&quot; &amp; [Numbers.C307] &amp; &quot;[/url]&quot; &amp;  &quot; [[b]&quot; &amp; [Numbers.B307] &amp; &quot;[/b]: &quot; &amp; [Numbers.E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8] &gt; 0; [Numbers.A308] &amp; &quot;. &quot; &amp; &quot;[url=&quot; &amp; [Numbers.D308] &amp; &quot;]&quot; &amp; [Numbers.C308] &amp; &quot;[/url]&quot; &amp;  &quot; [[b]&quot; &amp; [Numbers.B308] &amp; &quot;[/b]: &quot; &amp; [Numbers.E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09] &gt; 0; [Numbers.A309] &amp; &quot;. &quot; &amp; &quot;[url=&quot; &amp; [Numbers.D309] &amp; &quot;]&quot; &amp; [Numbers.C309] &amp; &quot;[/url]&quot; &amp;  &quot; [[b]&quot; &amp; [Numbers.B309] &amp; &quot;[/b]: &quot; &amp; [Numbers.E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0] &gt; 0; [Numbers.A310] &amp; &quot;. &quot; &amp; &quot;[url=&quot; &amp; [Numbers.D310] &amp; &quot;]&quot; &amp; [Numbers.C310] &amp; &quot;[/url]&quot; &amp;  &quot; [[b]&quot; &amp; [Numbers.B310] &amp; &quot;[/b]: &quot; &amp; [Numbers.E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1] &gt; 0; [Numbers.A311] &amp; &quot;. &quot; &amp; &quot;[url=&quot; &amp; [Numbers.D311] &amp; &quot;]&quot; &amp; [Numbers.C311] &amp; &quot;[/url]&quot; &amp;  &quot; [[b]&quot; &amp; [Numbers.B311] &amp; &quot;[/b]: &quot; &amp; [Numbers.E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2] &gt; 0; [Numbers.A312] &amp; &quot;. &quot; &amp; &quot;[url=&quot; &amp; [Numbers.D312] &amp; &quot;]&quot; &amp; [Numbers.C312] &amp; &quot;[/url]&quot; &amp;  &quot; [[b]&quot; &amp; [Numbers.B312] &amp; &quot;[/b]: &quot; &amp; [Numbers.E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3] &gt; 0; [Numbers.A313] &amp; &quot;. &quot; &amp; &quot;[url=&quot; &amp; [Numbers.D313] &amp; &quot;]&quot; &amp; [Numbers.C313] &amp; &quot;[/url]&quot; &amp;  &quot; [[b]&quot; &amp; [Numbers.B313] &amp; &quot;[/b]: &quot; &amp; [Numbers.E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4] &gt; 0; [Numbers.A314] &amp; &quot;. &quot; &amp; &quot;[url=&quot; &amp; [Numbers.D314] &amp; &quot;]&quot; &amp; [Numbers.C314] &amp; &quot;[/url]&quot; &amp;  &quot; [[b]&quot; &amp; [Numbers.B314] &amp; &quot;[/b]: &quot; &amp; [Numbers.E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5] &gt; 0; [Numbers.A315] &amp; &quot;. &quot; &amp; &quot;[url=&quot; &amp; [Numbers.D315] &amp; &quot;]&quot; &amp; [Numbers.C315] &amp; &quot;[/url]&quot; &amp;  &quot; [[b]&quot; &amp; [Numbers.B315] &amp; &quot;[/b]: &quot; &amp; [Numbers.E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6] &gt; 0; [Numbers.A316] &amp; &quot;. &quot; &amp; &quot;[url=&quot; &amp; [Numbers.D316] &amp; &quot;]&quot; &amp; [Numbers.C316] &amp; &quot;[/url]&quot; &amp;  &quot; [[b]&quot; &amp; [Numbers.B316] &amp; &quot;[/b]: &quot; &amp; [Numbers.E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7] &gt; 0; [Numbers.A317] &amp; &quot;. &quot; &amp; &quot;[url=&quot; &amp; [Numbers.D317] &amp; &quot;]&quot; &amp; [Numbers.C317] &amp; &quot;[/url]&quot; &amp;  &quot; [[b]&quot; &amp; [Numbers.B317] &amp; &quot;[/b]: &quot; &amp; [Numbers.E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8] &gt; 0; [Numbers.A318] &amp; &quot;. &quot; &amp; &quot;[url=&quot; &amp; [Numbers.D318] &amp; &quot;]&quot; &amp; [Numbers.C318] &amp; &quot;[/url]&quot; &amp;  &quot; [[b]&quot; &amp; [Numbers.B318] &amp; &quot;[/b]: &quot; &amp; [Numbers.E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19] &gt; 0; [Numbers.A319] &amp; &quot;. &quot; &amp; &quot;[url=&quot; &amp; [Numbers.D319] &amp; &quot;]&quot; &amp; [Numbers.C319] &amp; &quot;[/url]&quot; &amp;  &quot; [[b]&quot; &amp; [Numbers.B319] &amp; &quot;[/b]: &quot; &amp; [Numbers.E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0] &gt; 0; [Numbers.A320] &amp; &quot;. &quot; &amp; &quot;[url=&quot; &amp; [Numbers.D320] &amp; &quot;]&quot; &amp; [Numbers.C320] &amp; &quot;[/url]&quot; &amp;  &quot; [[b]&quot; &amp; [Numbers.B320] &amp; &quot;[/b]: &quot; &amp; [Numbers.E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1] &gt; 0; [Numbers.A321] &amp; &quot;. &quot; &amp; &quot;[url=&quot; &amp; [Numbers.D321] &amp; &quot;]&quot; &amp; [Numbers.C321] &amp; &quot;[/url]&quot; &amp;  &quot; [[b]&quot; &amp; [Numbers.B321] &amp; &quot;[/b]: &quot; &amp; [Numbers.E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2] &gt; 0; [Numbers.A322] &amp; &quot;. &quot; &amp; &quot;[url=&quot; &amp; [Numbers.D322] &amp; &quot;]&quot; &amp; [Numbers.C322] &amp; &quot;[/url]&quot; &amp;  &quot; [[b]&quot; &amp; [Numbers.B322] &amp; &quot;[/b]: &quot; &amp; [Numbers.E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3] &gt; 0; [Numbers.A323] &amp; &quot;. &quot; &amp; &quot;[url=&quot; &amp; [Numbers.D323] &amp; &quot;]&quot; &amp; [Numbers.C323] &amp; &quot;[/url]&quot; &amp;  &quot; [[b]&quot; &amp; [Numbers.B323] &amp; &quot;[/b]: &quot; &amp; [Numbers.E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4] &gt; 0; [Numbers.A324] &amp; &quot;. &quot; &amp; &quot;[url=&quot; &amp; [Numbers.D324] &amp; &quot;]&quot; &amp; [Numbers.C324] &amp; &quot;[/url]&quot; &amp;  &quot; [[b]&quot; &amp; [Numbers.B324] &amp; &quot;[/b]: &quot; &amp; [Numbers.E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5] &gt; 0; [Numbers.A325] &amp; &quot;. &quot; &amp; &quot;[url=&quot; &amp; [Numbers.D325] &amp; &quot;]&quot; &amp; [Numbers.C325] &amp; &quot;[/url]&quot; &amp;  &quot; [[b]&quot; &amp; [Numbers.B325] &amp; &quot;[/b]: &quot; &amp; [Numbers.E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6] &gt; 0; [Numbers.A326] &amp; &quot;. &quot; &amp; &quot;[url=&quot; &amp; [Numbers.D326] &amp; &quot;]&quot; &amp; [Numbers.C326] &amp; &quot;[/url]&quot; &amp;  &quot; [[b]&quot; &amp; [Numbers.B326] &amp; &quot;[/b]: &quot; &amp; [Numbers.E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7] &gt; 0; [Numbers.A327] &amp; &quot;. &quot; &amp; &quot;[url=&quot; &amp; [Numbers.D327] &amp; &quot;]&quot; &amp; [Numbers.C327] &amp; &quot;[/url]&quot; &amp;  &quot; [[b]&quot; &amp; [Numbers.B327] &amp; &quot;[/b]: &quot; &amp; [Numbers.E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8] &gt; 0; [Numbers.A328] &amp; &quot;. &quot; &amp; &quot;[url=&quot; &amp; [Numbers.D328] &amp; &quot;]&quot; &amp; [Numbers.C328] &amp; &quot;[/url]&quot; &amp;  &quot; [[b]&quot; &amp; [Numbers.B328] &amp; &quot;[/b]: &quot; &amp; [Numbers.E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29] &gt; 0; [Numbers.A329] &amp; &quot;. &quot; &amp; &quot;[url=&quot; &amp; [Numbers.D329] &amp; &quot;]&quot; &amp; [Numbers.C329] &amp; &quot;[/url]&quot; &amp;  &quot; [[b]&quot; &amp; [Numbers.B329] &amp; &quot;[/b]: &quot; &amp; [Numbers.E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0] &gt; 0; [Numbers.A330] &amp; &quot;. &quot; &amp; &quot;[url=&quot; &amp; [Numbers.D330] &amp; &quot;]&quot; &amp; [Numbers.C330] &amp; &quot;[/url]&quot; &amp;  &quot; [[b]&quot; &amp; [Numbers.B330] &amp; &quot;[/b]: &quot; &amp; [Numbers.E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1] &gt; 0; [Numbers.A331] &amp; &quot;. &quot; &amp; &quot;[url=&quot; &amp; [Numbers.D331] &amp; &quot;]&quot; &amp; [Numbers.C331] &amp; &quot;[/url]&quot; &amp;  &quot; [[b]&quot; &amp; [Numbers.B331] &amp; &quot;[/b]: &quot; &amp; [Numbers.E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2] &gt; 0; [Numbers.A332] &amp; &quot;. &quot; &amp; &quot;[url=&quot; &amp; [Numbers.D332] &amp; &quot;]&quot; &amp; [Numbers.C332] &amp; &quot;[/url]&quot; &amp;  &quot; [[b]&quot; &amp; [Numbers.B332] &amp; &quot;[/b]: &quot; &amp; [Numbers.E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3] &gt; 0; [Numbers.A333] &amp; &quot;. &quot; &amp; &quot;[url=&quot; &amp; [Numbers.D333] &amp; &quot;]&quot; &amp; [Numbers.C333] &amp; &quot;[/url]&quot; &amp;  &quot; [[b]&quot; &amp; [Numbers.B333] &amp; &quot;[/b]: &quot; &amp; [Numbers.E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4] &gt; 0; [Numbers.A334] &amp; &quot;. &quot; &amp; &quot;[url=&quot; &amp; [Numbers.D334] &amp; &quot;]&quot; &amp; [Numbers.C334] &amp; &quot;[/url]&quot; &amp;  &quot; [[b]&quot; &amp; [Numbers.B334] &amp; &quot;[/b]: &quot; &amp; [Numbers.E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5] &gt; 0; [Numbers.A335] &amp; &quot;. &quot; &amp; &quot;[url=&quot; &amp; [Numbers.D335] &amp; &quot;]&quot; &amp; [Numbers.C335] &amp; &quot;[/url]&quot; &amp;  &quot; [[b]&quot; &amp; [Numbers.B335] &amp; &quot;[/b]: &quot; &amp; [Numbers.E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6] &gt; 0; [Numbers.A336] &amp; &quot;. &quot; &amp; &quot;[url=&quot; &amp; [Numbers.D336] &amp; &quot;]&quot; &amp; [Numbers.C336] &amp; &quot;[/url]&quot; &amp;  &quot; [[b]&quot; &amp; [Numbers.B336] &amp; &quot;[/b]: &quot; &amp; [Numbers.E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7] &gt; 0; [Numbers.A337] &amp; &quot;. &quot; &amp; &quot;[url=&quot; &amp; [Numbers.D337] &amp; &quot;]&quot; &amp; [Numbers.C337] &amp; &quot;[/url]&quot; &amp;  &quot; [[b]&quot; &amp; [Numbers.B337] &amp; &quot;[/b]: &quot; &amp; [Numbers.E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8] &gt; 0; [Numbers.A338] &amp; &quot;. &quot; &amp; &quot;[url=&quot; &amp; [Numbers.D338] &amp; &quot;]&quot; &amp; [Numbers.C338] &amp; &quot;[/url]&quot; &amp;  &quot; [[b]&quot; &amp; [Numbers.B338] &amp; &quot;[/b]: &quot; &amp; [Numbers.E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39] &gt; 0; [Numbers.A339] &amp; &quot;. &quot; &amp; &quot;[url=&quot; &amp; [Numbers.D339] &amp; &quot;]&quot; &amp; [Numbers.C339] &amp; &quot;[/url]&quot; &amp;  &quot; [[b]&quot; &amp; [Numbers.B339] &amp; &quot;[/b]: &quot; &amp; [Numbers.E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0] &gt; 0; [Numbers.A340] &amp; &quot;. &quot; &amp; &quot;[url=&quot; &amp; [Numbers.D340] &amp; &quot;]&quot; &amp; [Numbers.C340] &amp; &quot;[/url]&quot; &amp;  &quot; [[b]&quot; &amp; [Numbers.B340] &amp; &quot;[/b]: &quot; &amp; [Numbers.E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1] &gt; 0; [Numbers.A341] &amp; &quot;. &quot; &amp; &quot;[url=&quot; &amp; [Numbers.D341] &amp; &quot;]&quot; &amp; [Numbers.C341] &amp; &quot;[/url]&quot; &amp;  &quot; [[b]&quot; &amp; [Numbers.B341] &amp; &quot;[/b]: &quot; &amp; [Numbers.E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2] &gt; 0; [Numbers.A342] &amp; &quot;. &quot; &amp; &quot;[url=&quot; &amp; [Numbers.D342] &amp; &quot;]&quot; &amp; [Numbers.C342] &amp; &quot;[/url]&quot; &amp;  &quot; [[b]&quot; &amp; [Numbers.B342] &amp; &quot;[/b]: &quot; &amp; [Numbers.E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3] &gt; 0; [Numbers.A343] &amp; &quot;. &quot; &amp; &quot;[url=&quot; &amp; [Numbers.D343] &amp; &quot;]&quot; &amp; [Numbers.C343] &amp; &quot;[/url]&quot; &amp;  &quot; [[b]&quot; &amp; [Numbers.B343] &amp; &quot;[/b]: &quot; &amp; [Numbers.E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4] &gt; 0; [Numbers.A344] &amp; &quot;. &quot; &amp; &quot;[url=&quot; &amp; [Numbers.D344] &amp; &quot;]&quot; &amp; [Numbers.C344] &amp; &quot;[/url]&quot; &amp;  &quot; [[b]&quot; &amp; [Numbers.B344] &amp; &quot;[/b]: &quot; &amp; [Numbers.E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5] &gt; 0; [Numbers.A345] &amp; &quot;. &quot; &amp; &quot;[url=&quot; &amp; [Numbers.D345] &amp; &quot;]&quot; &amp; [Numbers.C345] &amp; &quot;[/url]&quot; &amp;  &quot; [[b]&quot; &amp; [Numbers.B345] &amp; &quot;[/b]: &quot; &amp; [Numbers.E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6] &gt; 0; [Numbers.A346] &amp; &quot;. &quot; &amp; &quot;[url=&quot; &amp; [Numbers.D346] &amp; &quot;]&quot; &amp; [Numbers.C346] &amp; &quot;[/url]&quot; &amp;  &quot; [[b]&quot; &amp; [Numbers.B346] &amp; &quot;[/b]: &quot; &amp; [Numbers.E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B347] &gt; 0; [Numbers.A347] &amp; &quot;. &quot; &amp; &quot;[url=&quot; &amp; [Numbers.D347] &amp; &quot;]&quot; &amp; [Numbers.C347] &amp; &quot;[/url]&quot; &amp;  &quot; [[b]&quot; &amp; [Numbers.B347] &amp; &quot;[/b]: &quot; &amp; [Numbers.E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48] &gt; 0; [Numbers.A348] &amp; &quot;. &quot; &amp; &quot;[url=&quot; &amp; [Numbers.D348] &amp; &quot;]&quot; &amp; [Numbers.C348] &amp; &quot;[/url]&quot; &amp;  &quot; [[b]&quot; &amp; [Numbers.B348] &amp; &quot;[/b]: &quot; &amp; [Numbers.E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49] &gt; 0; [Numbers.A349] &amp; &quot;. &quot; &amp; &quot;[url=&quot; &amp; [Numbers.D349] &amp; &quot;]&quot; &amp; [Numbers.C349] &amp; &quot;[/url]&quot; &amp;  &quot; [[b]&quot; &amp; [Numbers.B349] &amp; &quot;[/b]: &quot; &amp; [Numbers.E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0] &gt; 0; [Numbers.A350] &amp; &quot;. &quot; &amp; &quot;[url=&quot; &amp; [Numbers.D350] &amp; &quot;]&quot; &amp; [Numbers.C350] &amp; &quot;[/url]&quot; &amp;  &quot; [[b]&quot; &amp; [Numbers.B350] &amp; &quot;[/b]: &quot; &amp; [Numbers.E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1] &gt; 0; [Numbers.A351] &amp; &quot;. &quot; &amp; &quot;[url=&quot; &amp; [Numbers.D351] &amp; &quot;]&quot; &amp; [Numbers.C351] &amp; &quot;[/url]&quot; &amp;  &quot; [[b]&quot; &amp; [Numbers.B351] &amp; &quot;[/b]: &quot; &amp; [Numbers.E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2] &gt; 0; [Numbers.A352] &amp; &quot;. &quot; &amp; &quot;[url=&quot; &amp; [Numbers.D352] &amp; &quot;]&quot; &amp; [Numbers.C352] &amp; &quot;[/url]&quot; &amp;  &quot; [[b]&quot; &amp; [Numbers.B352] &amp; &quot;[/b]: &quot; &amp; [Numbers.E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3] &gt; 0; [Numbers.A353] &amp; &quot;. &quot; &amp; &quot;[url=&quot; &amp; [Numbers.D353] &amp; &quot;]&quot; &amp; [Numbers.C353] &amp; &quot;[/url]&quot; &amp;  &quot; [[b]&quot; &amp; [Numbers.B353] &amp; &quot;[/b]: &quot; &amp; [Numbers.E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4] &gt; 0; [Numbers.A354] &amp; &quot;. &quot; &amp; &quot;[url=&quot; &amp; [Numbers.D354] &amp; &quot;]&quot; &amp; [Numbers.C354] &amp; &quot;[/url]&quot; &amp;  &quot; [[b]&quot; &amp; [Numbers.B354] &amp; &quot;[/b]: &quot; &amp; [Numbers.E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5] &gt; 0; [Numbers.A355] &amp; &quot;. &quot; &amp; &quot;[url=&quot; &amp; [Numbers.D355] &amp; &quot;]&quot; &amp; [Numbers.C355] &amp; &quot;[/url]&quot; &amp;  &quot; [[b]&quot; &amp; [Numbers.B355] &amp; &quot;[/b]: &quot; &amp; [Numbers.E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6] &gt; 0; [Numbers.A356] &amp; &quot;. &quot; &amp; &quot;[url=&quot; &amp; [Numbers.D356] &amp; &quot;]&quot; &amp; [Numbers.C356] &amp; &quot;[/url]&quot; &amp;  &quot; [[b]&quot; &amp; [Numbers.B356] &amp; &quot;[/b]: &quot; &amp; [Numbers.E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7] &gt; 0; [Numbers.A357] &amp; &quot;. &quot; &amp; &quot;[url=&quot; &amp; [Numbers.D357] &amp; &quot;]&quot; &amp; [Numbers.C357] &amp; &quot;[/url]&quot; &amp;  &quot; [[b]&quot; &amp; [Numbers.B357] &amp; &quot;[/b]: &quot; &amp; [Numbers.E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8] &gt; 0; [Numbers.A358] &amp; &quot;. &quot; &amp; &quot;[url=&quot; &amp; [Numbers.D358] &amp; &quot;]&quot; &amp; [Numbers.C358] &amp; &quot;[/url]&quot; &amp;  &quot; [[b]&quot; &amp; [Numbers.B358] &amp; &quot;[/b]: &quot; &amp; [Numbers.E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59] &gt; 0; [Numbers.A359] &amp; &quot;. &quot; &amp; &quot;[url=&quot; &amp; [Numbers.D359] &amp; &quot;]&quot; &amp; [Numbers.C359] &amp; &quot;[/url]&quot; &amp;  &quot; [[b]&quot; &amp; [Numbers.B359] &amp; &quot;[/b]: &quot; &amp; [Numbers.E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0] &gt; 0; [Numbers.A360] &amp; &quot;. &quot; &amp; &quot;[url=&quot; &amp; [Numbers.D360] &amp; &quot;]&quot; &amp; [Numbers.C360] &amp; &quot;[/url]&quot; &amp;  &quot; [[b]&quot; &amp; [Numbers.B360] &amp; &quot;[/b]: &quot; &amp; [Numbers.E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1] &gt; 0; [Numbers.A361] &amp; &quot;. &quot; &amp; &quot;[url=&quot; &amp; [Numbers.D361] &amp; &quot;]&quot; &amp; [Numbers.C361] &amp; &quot;[/url]&quot; &amp;  &quot; [[b]&quot; &amp; [Numbers.B361] &amp; &quot;[/b]: &quot; &amp; [Numbers.E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2] &gt; 0; [Numbers.A362] &amp; &quot;. &quot; &amp; &quot;[url=&quot; &amp; [Numbers.D362] &amp; &quot;]&quot; &amp; [Numbers.C362] &amp; &quot;[/url]&quot; &amp;  &quot; [[b]&quot; &amp; [Numbers.B362] &amp; &quot;[/b]: &quot; &amp; [Numbers.E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3] &gt; 0; [Numbers.A363] &amp; &quot;. &quot; &amp; &quot;[url=&quot; &amp; [Numbers.D363] &amp; &quot;]&quot; &amp; [Numbers.C363] &amp; &quot;[/url]&quot; &amp;  &quot; [[b]&quot; &amp; [Numbers.B363] &amp; &quot;[/b]: &quot; &amp; [Numbers.E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4] &gt; 0; [Numbers.A364] &amp; &quot;. &quot; &amp; &quot;[url=&quot; &amp; [Numbers.D364] &amp; &quot;]&quot; &amp; [Numbers.C364] &amp; &quot;[/url]&quot; &amp;  &quot; [[b]&quot; &amp; [Numbers.B364] &amp; &quot;[/b]: &quot; &amp; [Numbers.E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5] &gt; 0; [Numbers.A365] &amp; &quot;. &quot; &amp; &quot;[url=&quot; &amp; [Numbers.D365] &amp; &quot;]&quot; &amp; [Numbers.C365] &amp; &quot;[/url]&quot; &amp;  &quot; [[b]&quot; &amp; [Numbers.B365] &amp; &quot;[/b]: &quot; &amp; [Numbers.E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6] &gt; 0; [Numbers.A366] &amp; &quot;. &quot; &amp; &quot;[url=&quot; &amp; [Numbers.D366] &amp; &quot;]&quot; &amp; [Numbers.C366] &amp; &quot;[/url]&quot; &amp;  &quot; [[b]&quot; &amp; [Numbers.B366] &amp; &quot;[/b]: &quot; &amp; [Numbers.E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7] &gt; 0; [Numbers.A367] &amp; &quot;. &quot; &amp; &quot;[url=&quot; &amp; [Numbers.D367] &amp; &quot;]&quot; &amp; [Numbers.C367] &amp; &quot;[/url]&quot; &amp;  &quot; [[b]&quot; &amp; [Numbers.B367] &amp; &quot;[/b]: &quot; &amp; [Numbers.E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8] &gt; 0; [Numbers.A368] &amp; &quot;. &quot; &amp; &quot;[url=&quot; &amp; [Numbers.D368] &amp; &quot;]&quot; &amp; [Numbers.C368] &amp; &quot;[/url]&quot; &amp;  &quot; [[b]&quot; &amp; [Numbers.B368] &amp; &quot;[/b]: &quot; &amp; [Numbers.E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69] &gt; 0; [Numbers.A369] &amp; &quot;. &quot; &amp; &quot;[url=&quot; &amp; [Numbers.D369] &amp; &quot;]&quot; &amp; [Numbers.C369] &amp; &quot;[/url]&quot; &amp;  &quot; [[b]&quot; &amp; [Numbers.B369] &amp; &quot;[/b]: &quot; &amp; [Numbers.E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0] &gt; 0; [Numbers.A370] &amp; &quot;. &quot; &amp; &quot;[url=&quot; &amp; [Numbers.D370] &amp; &quot;]&quot; &amp; [Numbers.C370] &amp; &quot;[/url]&quot; &amp;  &quot; [[b]&quot; &amp; [Numbers.B370] &amp; &quot;[/b]: &quot; &amp; [Numbers.E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1] &gt; 0; [Numbers.A371] &amp; &quot;. &quot; &amp; &quot;[url=&quot; &amp; [Numbers.D371] &amp; &quot;]&quot; &amp; [Numbers.C371] &amp; &quot;[/url]&quot; &amp;  &quot; [[b]&quot; &amp; [Numbers.B371] &amp; &quot;[/b]: &quot; &amp; [Numbers.E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2] &gt; 0; [Numbers.A372] &amp; &quot;. &quot; &amp; &quot;[url=&quot; &amp; [Numbers.D372] &amp; &quot;]&quot; &amp; [Numbers.C372] &amp; &quot;[/url]&quot; &amp;  &quot; [[b]&quot; &amp; [Numbers.B372] &amp; &quot;[/b]: &quot; &amp; [Numbers.E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3] &gt; 0; [Numbers.A373] &amp; &quot;. &quot; &amp; &quot;[url=&quot; &amp; [Numbers.D373] &amp; &quot;]&quot; &amp; [Numbers.C373] &amp; &quot;[/url]&quot; &amp;  &quot; [[b]&quot; &amp; [Numbers.B373] &amp; &quot;[/b]: &quot; &amp; [Numbers.E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4] &gt; 0; [Numbers.A374] &amp; &quot;. &quot; &amp; &quot;[url=&quot; &amp; [Numbers.D374] &amp; &quot;]&quot; &amp; [Numbers.C374] &amp; &quot;[/url]&quot; &amp;  &quot; [[b]&quot; &amp; [Numbers.B374] &amp; &quot;[/b]: &quot; &amp; [Numbers.E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5] &gt; 0; [Numbers.A375] &amp; &quot;. &quot; &amp; &quot;[url=&quot; &amp; [Numbers.D375] &amp; &quot;]&quot; &amp; [Numbers.C375] &amp; &quot;[/url]&quot; &amp;  &quot; [[b]&quot; &amp; [Numbers.B375] &amp; &quot;[/b]: &quot; &amp; [Numbers.E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6] &gt; 0; [Numbers.A376] &amp; &quot;. &quot; &amp; &quot;[url=&quot; &amp; [Numbers.D376] &amp; &quot;]&quot; &amp; [Numbers.C376] &amp; &quot;[/url]&quot; &amp;  &quot; [[b]&quot; &amp; [Numbers.B376] &amp; &quot;[/b]: &quot; &amp; [Numbers.E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7] &gt; 0; [Numbers.A377] &amp; &quot;. &quot; &amp; &quot;[url=&quot; &amp; [Numbers.D377] &amp; &quot;]&quot; &amp; [Numbers.C377] &amp; &quot;[/url]&quot; &amp;  &quot; [[b]&quot; &amp; [Numbers.B377] &amp; &quot;[/b]: &quot; &amp; [Numbers.E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8] &gt; 0; [Numbers.A378] &amp; &quot;. &quot; &amp; &quot;[url=&quot; &amp; [Numbers.D378] &amp; &quot;]&quot; &amp; [Numbers.C378] &amp; &quot;[/url]&quot; &amp;  &quot; [[b]&quot; &amp; [Numbers.B378] &amp; &quot;[/b]: &quot; &amp; [Numbers.E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79] &gt; 0; [Numbers.A379] &amp; &quot;. &quot; &amp; &quot;[url=&quot; &amp; [Numbers.D379] &amp; &quot;]&quot; &amp; [Numbers.C379] &amp; &quot;[/url]&quot; &amp;  &quot; [[b]&quot; &amp; [Numbers.B379] &amp; &quot;[/b]: &quot; &amp; [Numbers.E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0] &gt; 0; [Numbers.A380] &amp; &quot;. &quot; &amp; &quot;[url=&quot; &amp; [Numbers.D380] &amp; &quot;]&quot; &amp; [Numbers.C380] &amp; &quot;[/url]&quot; &amp;  &quot; [[b]&quot; &amp; [Numbers.B380] &amp; &quot;[/b]: &quot; &amp; [Numbers.E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1] &gt; 0; [Numbers.A381] &amp; &quot;. &quot; &amp; &quot;[url=&quot; &amp; [Numbers.D381] &amp; &quot;]&quot; &amp; [Numbers.C381] &amp; &quot;[/url]&quot; &amp;  &quot; [[b]&quot; &amp; [Numbers.B381] &amp; &quot;[/b]: &quot; &amp; [Numbers.E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2] &gt; 0; [Numbers.A382] &amp; &quot;. &quot; &amp; &quot;[url=&quot; &amp; [Numbers.D382] &amp; &quot;]&quot; &amp; [Numbers.C382] &amp; &quot;[/url]&quot; &amp;  &quot; [[b]&quot; &amp; [Numbers.B382] &amp; &quot;[/b]: &quot; &amp; [Numbers.E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3] &gt; 0; [Numbers.A383] &amp; &quot;. &quot; &amp; &quot;[url=&quot; &amp; [Numbers.D383] &amp; &quot;]&quot; &amp; [Numbers.C383] &amp; &quot;[/url]&quot; &amp;  &quot; [[b]&quot; &amp; [Numbers.B383] &amp; &quot;[/b]: &quot; &amp; [Numbers.E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4] &gt; 0; [Numbers.A384] &amp; &quot;. &quot; &amp; &quot;[url=&quot; &amp; [Numbers.D384] &amp; &quot;]&quot; &amp; [Numbers.C384] &amp; &quot;[/url]&quot; &amp;  &quot; [[b]&quot; &amp; [Numbers.B384] &amp; &quot;[/b]: &quot; &amp; [Numbers.E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5] &gt; 0; [Numbers.A385] &amp; &quot;. &quot; &amp; &quot;[url=&quot; &amp; [Numbers.D385] &amp; &quot;]&quot; &amp; [Numbers.C385] &amp; &quot;[/url]&quot; &amp;  &quot; [[b]&quot; &amp; [Numbers.B385] &amp; &quot;[/b]: &quot; &amp; [Numbers.E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6] &gt; 0; [Numbers.A386] &amp; &quot;. &quot; &amp; &quot;[url=&quot; &amp; [Numbers.D386] &amp; &quot;]&quot; &amp; [Numbers.C386] &amp; &quot;[/url]&quot; &amp;  &quot; [[b]&quot; &amp; [Numbers.B386] &amp; &quot;[/b]: &quot; &amp; [Numbers.E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7] &gt; 0; [Numbers.A387] &amp; &quot;. &quot; &amp; &quot;[url=&quot; &amp; [Numbers.D387] &amp; &quot;]&quot; &amp; [Numbers.C387] &amp; &quot;[/url]&quot; &amp;  &quot; [[b]&quot; &amp; [Numbers.B387] &amp; &quot;[/b]: &quot; &amp; [Numbers.E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8] &gt; 0; [Numbers.A388] &amp; &quot;. &quot; &amp; &quot;[url=&quot; &amp; [Numbers.D388] &amp; &quot;]&quot; &amp; [Numbers.C388] &amp; &quot;[/url]&quot; &amp;  &quot; [[b]&quot; &amp; [Numbers.B388] &amp; &quot;[/b]: &quot; &amp; [Numbers.E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89] &gt; 0; [Numbers.A389] &amp; &quot;. &quot; &amp; &quot;[url=&quot; &amp; [Numbers.D389] &amp; &quot;]&quot; &amp; [Numbers.C389] &amp; &quot;[/url]&quot; &amp;  &quot; [[b]&quot; &amp; [Numbers.B389] &amp; &quot;[/b]: &quot; &amp; [Numbers.E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0] &gt; 0; [Numbers.A390] &amp; &quot;. &quot; &amp; &quot;[url=&quot; &amp; [Numbers.D390] &amp; &quot;]&quot; &amp; [Numbers.C390] &amp; &quot;[/url]&quot; &amp;  &quot; [[b]&quot; &amp; [Numbers.B390] &amp; &quot;[/b]: &quot; &amp; [Numbers.E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1] &gt; 0; [Numbers.A391] &amp; &quot;. &quot; &amp; &quot;[url=&quot; &amp; [Numbers.D391] &amp; &quot;]&quot; &amp; [Numbers.C391] &amp; &quot;[/url]&quot; &amp;  &quot; [[b]&quot; &amp; [Numbers.B391] &amp; &quot;[/b]: &quot; &amp; [Numbers.E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2] &gt; 0; [Numbers.A392] &amp; &quot;. &quot; &amp; &quot;[url=&quot; &amp; [Numbers.D392] &amp; &quot;]&quot; &amp; [Numbers.C392] &amp; &quot;[/url]&quot; &amp;  &quot; [[b]&quot; &amp; [Numbers.B392] &amp; &quot;[/b]: &quot; &amp; [Numbers.E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3] &gt; 0; [Numbers.A393] &amp; &quot;. &quot; &amp; &quot;[url=&quot; &amp; [Numbers.D393] &amp; &quot;]&quot; &amp; [Numbers.C393] &amp; &quot;[/url]&quot; &amp;  &quot; [[b]&quot; &amp; [Numbers.B393] &amp; &quot;[/b]: &quot; &amp; [Numbers.E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4] &gt; 0; [Numbers.A394] &amp; &quot;. &quot; &amp; &quot;[url=&quot; &amp; [Numbers.D394] &amp; &quot;]&quot; &amp; [Numbers.C394] &amp; &quot;[/url]&quot; &amp;  &quot; [[b]&quot; &amp; [Numbers.B394] &amp; &quot;[/b]: &quot; &amp; [Numbers.E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5] &gt; 0; [Numbers.A395] &amp; &quot;. &quot; &amp; &quot;[url=&quot; &amp; [Numbers.D395] &amp; &quot;]&quot; &amp; [Numbers.C395] &amp; &quot;[/url]&quot; &amp;  &quot; [[b]&quot; &amp; [Numbers.B395] &amp; &quot;[/b]: &quot; &amp; [Numbers.E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6] &gt; 0; [Numbers.A396] &amp; &quot;. &quot; &amp; &quot;[url=&quot; &amp; [Numbers.D396] &amp; &quot;]&quot; &amp; [Numbers.C396] &amp; &quot;[/url]&quot; &amp;  &quot; [[b]&quot; &amp; [Numbers.B396] &amp; &quot;[/b]: &quot; &amp; [Numbers.E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7] &gt; 0; [Numbers.A397] &amp; &quot;. &quot; &amp; &quot;[url=&quot; &amp; [Numbers.D397] &amp; &quot;]&quot; &amp; [Numbers.C397] &amp; &quot;[/url]&quot; &amp;  &quot; [[b]&quot; &amp; [Numbers.B397] &amp; &quot;[/b]: &quot; &amp; [Numbers.E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8] &gt; 0; [Numbers.A398] &amp; &quot;. &quot; &amp; &quot;[url=&quot; &amp; [Numbers.D398] &amp; &quot;]&quot; &amp; [Numbers.C398] &amp; &quot;[/url]&quot; &amp;  &quot; [[b]&quot; &amp; [Numbers.B398] &amp; &quot;[/b]: &quot; &amp; [Numbers.E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399] &gt; 0; [Numbers.A399] &amp; &quot;. &quot; &amp; &quot;[url=&quot; &amp; [Numbers.D399] &amp; &quot;]&quot; &amp; [Numbers.C399] &amp; &quot;[/url]&quot; &amp;  &quot; [[b]&quot; &amp; [Numbers.B399] &amp; &quot;[/b]: &quot; &amp; [Numbers.E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0] &gt; 0; [Numbers.A400] &amp; &quot;. &quot; &amp; &quot;[url=&quot; &amp; [Numbers.D400] &amp; &quot;]&quot; &amp; [Numbers.C400] &amp; &quot;[/url]&quot; &amp;  &quot; [[b]&quot; &amp; [Numbers.B400] &amp; &quot;[/b]: &quot; &amp; [Numbers.E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1] &gt; 0; [Numbers.A401] &amp; &quot;. &quot; &amp; &quot;[url=&quot; &amp; [Numbers.D401] &amp; &quot;]&quot; &amp; [Numbers.C401] &amp; &quot;[/url]&quot; &amp;  &quot; [[b]&quot; &amp; [Numbers.B401] &amp; &quot;[/b]: &quot; &amp; [Numbers.E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2] &gt; 0; [Numbers.A402] &amp; &quot;. &quot; &amp; &quot;[url=&quot; &amp; [Numbers.D402] &amp; &quot;]&quot; &amp; [Numbers.C402] &amp; &quot;[/url]&quot; &amp;  &quot; [[b]&quot; &amp; [Numbers.B402] &amp; &quot;[/b]: &quot; &amp; [Numbers.E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3] &gt; 0; [Numbers.A403] &amp; &quot;. &quot; &amp; &quot;[url=&quot; &amp; [Numbers.D403] &amp; &quot;]&quot; &amp; [Numbers.C403] &amp; &quot;[/url]&quot; &amp;  &quot; [[b]&quot; &amp; [Numbers.B403] &amp; &quot;[/b]: &quot; &amp; [Numbers.E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4] &gt; 0; [Numbers.A404] &amp; &quot;. &quot; &amp; &quot;[url=&quot; &amp; [Numbers.D404] &amp; &quot;]&quot; &amp; [Numbers.C404] &amp; &quot;[/url]&quot; &amp;  &quot; [[b]&quot; &amp; [Numbers.B404] &amp; &quot;[/b]: &quot; &amp; [Numbers.E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5] &gt; 0; [Numbers.A405] &amp; &quot;. &quot; &amp; &quot;[url=&quot; &amp; [Numbers.D405] &amp; &quot;]&quot; &amp; [Numbers.C405] &amp; &quot;[/url]&quot; &amp;  &quot; [[b]&quot; &amp; [Numbers.B405] &amp; &quot;[/b]: &quot; &amp; [Numbers.E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6] &gt; 0; [Numbers.A406] &amp; &quot;. &quot; &amp; &quot;[url=&quot; &amp; [Numbers.D406] &amp; &quot;]&quot; &amp; [Numbers.C406] &amp; &quot;[/url]&quot; &amp;  &quot; [[b]&quot; &amp; [Numbers.B406] &amp; &quot;[/b]: &quot; &amp; [Numbers.E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7] &gt; 0; [Numbers.A407] &amp; &quot;. &quot; &amp; &quot;[url=&quot; &amp; [Numbers.D407] &amp; &quot;]&quot; &amp; [Numbers.C407] &amp; &quot;[/url]&quot; &amp;  &quot; [[b]&quot; &amp; [Numbers.B407] &amp; &quot;[/b]: &quot; &amp; [Numbers.E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8] &gt; 0; [Numbers.A408] &amp; &quot;. &quot; &amp; &quot;[url=&quot; &amp; [Numbers.D408] &amp; &quot;]&quot; &amp; [Numbers.C408] &amp; &quot;[/url]&quot; &amp;  &quot; [[b]&quot; &amp; [Numbers.B408] &amp; &quot;[/b]: &quot; &amp; [Numbers.E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09] &gt; 0; [Numbers.A409] &amp; &quot;. &quot; &amp; &quot;[url=&quot; &amp; [Numbers.D409] &amp; &quot;]&quot; &amp; [Numbers.C409] &amp; &quot;[/url]&quot; &amp;  &quot; [[b]&quot; &amp; [Numbers.B409] &amp; &quot;[/b]: &quot; &amp; [Numbers.E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0] &gt; 0; [Numbers.A410] &amp; &quot;. &quot; &amp; &quot;[url=&quot; &amp; [Numbers.D410] &amp; &quot;]&quot; &amp; [Numbers.C410] &amp; &quot;[/url]&quot; &amp;  &quot; [[b]&quot; &amp; [Numbers.B410] &amp; &quot;[/b]: &quot; &amp; [Numbers.E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1] &gt; 0; [Numbers.A411] &amp; &quot;. &quot; &amp; &quot;[url=&quot; &amp; [Numbers.D411] &amp; &quot;]&quot; &amp; [Numbers.C411] &amp; &quot;[/url]&quot; &amp;  &quot; [[b]&quot; &amp; [Numbers.B411] &amp; &quot;[/b]: &quot; &amp; [Numbers.E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2] &gt; 0; [Numbers.A412] &amp; &quot;. &quot; &amp; &quot;[url=&quot; &amp; [Numbers.D412] &amp; &quot;]&quot; &amp; [Numbers.C412] &amp; &quot;[/url]&quot; &amp;  &quot; [[b]&quot; &amp; [Numbers.B412] &amp; &quot;[/b]: &quot; &amp; [Numbers.E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3] &gt; 0; [Numbers.A413] &amp; &quot;. &quot; &amp; &quot;[url=&quot; &amp; [Numbers.D413] &amp; &quot;]&quot; &amp; [Numbers.C413] &amp; &quot;[/url]&quot; &amp;  &quot; [[b]&quot; &amp; [Numbers.B413] &amp; &quot;[/b]: &quot; &amp; [Numbers.E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4] &gt; 0; [Numbers.A414] &amp; &quot;. &quot; &amp; &quot;[url=&quot; &amp; [Numbers.D414] &amp; &quot;]&quot; &amp; [Numbers.C414] &amp; &quot;[/url]&quot; &amp;  &quot; [[b]&quot; &amp; [Numbers.B414] &amp; &quot;[/b]: &quot; &amp; [Numbers.E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5] &gt; 0; [Numbers.A415] &amp; &quot;. &quot; &amp; &quot;[url=&quot; &amp; [Numbers.D415] &amp; &quot;]&quot; &amp; [Numbers.C415] &amp; &quot;[/url]&quot; &amp;  &quot; [[b]&quot; &amp; [Numbers.B415] &amp; &quot;[/b]: &quot; &amp; [Numbers.E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6] &gt; 0; [Numbers.A416] &amp; &quot;. &quot; &amp; &quot;[url=&quot; &amp; [Numbers.D416] &amp; &quot;]&quot; &amp; [Numbers.C416] &amp; &quot;[/url]&quot; &amp;  &quot; [[b]&quot; &amp; [Numbers.B416] &amp; &quot;[/b]: &quot; &amp; [Numbers.E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7] &gt; 0; [Numbers.A417] &amp; &quot;. &quot; &amp; &quot;[url=&quot; &amp; [Numbers.D417] &amp; &quot;]&quot; &amp; [Numbers.C417] &amp; &quot;[/url]&quot; &amp;  &quot; [[b]&quot; &amp; [Numbers.B417] &amp; &quot;[/b]: &quot; &amp; [Numbers.E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8] &gt; 0; [Numbers.A418] &amp; &quot;. &quot; &amp; &quot;[url=&quot; &amp; [Numbers.D418] &amp; &quot;]&quot; &amp; [Numbers.C418] &amp; &quot;[/url]&quot; &amp;  &quot; [[b]&quot; &amp; [Numbers.B418] &amp; &quot;[/b]: &quot; &amp; [Numbers.E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19] &gt; 0; [Numbers.A419] &amp; &quot;. &quot; &amp; &quot;[url=&quot; &amp; [Numbers.D419] &amp; &quot;]&quot; &amp; [Numbers.C419] &amp; &quot;[/url]&quot; &amp;  &quot; [[b]&quot; &amp; [Numbers.B419] &amp; &quot;[/b]: &quot; &amp; [Numbers.E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0] &gt; 0; [Numbers.A420] &amp; &quot;. &quot; &amp; &quot;[url=&quot; &amp; [Numbers.D420] &amp; &quot;]&quot; &amp; [Numbers.C420] &amp; &quot;[/url]&quot; &amp;  &quot; [[b]&quot; &amp; [Numbers.B420] &amp; &quot;[/b]: &quot; &amp; [Numbers.E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1] &gt; 0; [Numbers.A421] &amp; &quot;. &quot; &amp; &quot;[url=&quot; &amp; [Numbers.D421] &amp; &quot;]&quot; &amp; [Numbers.C421] &amp; &quot;[/url]&quot; &amp;  &quot; [[b]&quot; &amp; [Numbers.B421] &amp; &quot;[/b]: &quot; &amp; [Numbers.E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2] &gt; 0; [Numbers.A422] &amp; &quot;. &quot; &amp; &quot;[url=&quot; &amp; [Numbers.D422] &amp; &quot;]&quot; &amp; [Numbers.C422] &amp; &quot;[/url]&quot; &amp;  &quot; [[b]&quot; &amp; [Numbers.B422] &amp; &quot;[/b]: &quot; &amp; [Numbers.E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3] &gt; 0; [Numbers.A423] &amp; &quot;. &quot; &amp; &quot;[url=&quot; &amp; [Numbers.D423] &amp; &quot;]&quot; &amp; [Numbers.C423] &amp; &quot;[/url]&quot; &amp;  &quot; [[b]&quot; &amp; [Numbers.B423] &amp; &quot;[/b]: &quot; &amp; [Numbers.E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4] &gt; 0; [Numbers.A424] &amp; &quot;. &quot; &amp; &quot;[url=&quot; &amp; [Numbers.D424] &amp; &quot;]&quot; &amp; [Numbers.C424] &amp; &quot;[/url]&quot; &amp;  &quot; [[b]&quot; &amp; [Numbers.B424] &amp; &quot;[/b]: &quot; &amp; [Numbers.E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5] &gt; 0; [Numbers.A425] &amp; &quot;. &quot; &amp; &quot;[url=&quot; &amp; [Numbers.D425] &amp; &quot;]&quot; &amp; [Numbers.C425] &amp; &quot;[/url]&quot; &amp;  &quot; [[b]&quot; &amp; [Numbers.B425] &amp; &quot;[/b]: &quot; &amp; [Numbers.E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6] &gt; 0; [Numbers.A426] &amp; &quot;. &quot; &amp; &quot;[url=&quot; &amp; [Numbers.D426] &amp; &quot;]&quot; &amp; [Numbers.C426] &amp; &quot;[/url]&quot; &amp;  &quot; [[b]&quot; &amp; [Numbers.B426] &amp; &quot;[/b]: &quot; &amp; [Numbers.E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7] &gt; 0; [Numbers.A427] &amp; &quot;. &quot; &amp; &quot;[url=&quot; &amp; [Numbers.D427] &amp; &quot;]&quot; &amp; [Numbers.C427] &amp; &quot;[/url]&quot; &amp;  &quot; [[b]&quot; &amp; [Numbers.B427] &amp; &quot;[/b]: &quot; &amp; [Numbers.E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8] &gt; 0; [Numbers.A428] &amp; &quot;. &quot; &amp; &quot;[url=&quot; &amp; [Numbers.D428] &amp; &quot;]&quot; &amp; [Numbers.C428] &amp; &quot;[/url]&quot; &amp;  &quot; [[b]&quot; &amp; [Numbers.B428] &amp; &quot;[/b]: &quot; &amp; [Numbers.E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29] &gt; 0; [Numbers.A429] &amp; &quot;. &quot; &amp; &quot;[url=&quot; &amp; [Numbers.D429] &amp; &quot;]&quot; &amp; [Numbers.C429] &amp; &quot;[/url]&quot; &amp;  &quot; [[b]&quot; &amp; [Numbers.B429] &amp; &quot;[/b]: &quot; &amp; [Numbers.E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0] &gt; 0; [Numbers.A430] &amp; &quot;. &quot; &amp; &quot;[url=&quot; &amp; [Numbers.D430] &amp; &quot;]&quot; &amp; [Numbers.C430] &amp; &quot;[/url]&quot; &amp;  &quot; [[b]&quot; &amp; [Numbers.B430] &amp; &quot;[/b]: &quot; &amp; [Numbers.E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1] &gt; 0; [Numbers.A431] &amp; &quot;. &quot; &amp; &quot;[url=&quot; &amp; [Numbers.D431] &amp; &quot;]&quot; &amp; [Numbers.C431] &amp; &quot;[/url]&quot; &amp;  &quot; [[b]&quot; &amp; [Numbers.B431] &amp; &quot;[/b]: &quot; &amp; [Numbers.E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2] &gt; 0; [Numbers.A432] &amp; &quot;. &quot; &amp; &quot;[url=&quot; &amp; [Numbers.D432] &amp; &quot;]&quot; &amp; [Numbers.C432] &amp; &quot;[/url]&quot; &amp;  &quot; [[b]&quot; &amp; [Numbers.B432] &amp; &quot;[/b]: &quot; &amp; [Numbers.E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3] &gt; 0; [Numbers.A433] &amp; &quot;. &quot; &amp; &quot;[url=&quot; &amp; [Numbers.D433] &amp; &quot;]&quot; &amp; [Numbers.C433] &amp; &quot;[/url]&quot; &amp;  &quot; [[b]&quot; &amp; [Numbers.B433] &amp; &quot;[/b]: &quot; &amp; [Numbers.E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4] &gt; 0; [Numbers.A434] &amp; &quot;. &quot; &amp; &quot;[url=&quot; &amp; [Numbers.D434] &amp; &quot;]&quot; &amp; [Numbers.C434] &amp; &quot;[/url]&quot; &amp;  &quot; [[b]&quot; &amp; [Numbers.B434] &amp; &quot;[/b]: &quot; &amp; [Numbers.E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5] &gt; 0; [Numbers.A435] &amp; &quot;. &quot; &amp; &quot;[url=&quot; &amp; [Numbers.D435] &amp; &quot;]&quot; &amp; [Numbers.C435] &amp; &quot;[/url]&quot; &amp;  &quot; [[b]&quot; &amp; [Numbers.B435] &amp; &quot;[/b]: &quot; &amp; [Numbers.E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6] &gt; 0; [Numbers.A436] &amp; &quot;. &quot; &amp; &quot;[url=&quot; &amp; [Numbers.D436] &amp; &quot;]&quot; &amp; [Numbers.C436] &amp; &quot;[/url]&quot; &amp;  &quot; [[b]&quot; &amp; [Numbers.B436] &amp; &quot;[/b]: &quot; &amp; [Numbers.E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7] &gt; 0; [Numbers.A437] &amp; &quot;. &quot; &amp; &quot;[url=&quot; &amp; [Numbers.D437] &amp; &quot;]&quot; &amp; [Numbers.C437] &amp; &quot;[/url]&quot; &amp;  &quot; [[b]&quot; &amp; [Numbers.B437] &amp; &quot;[/b]: &quot; &amp; [Numbers.E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8] &gt; 0; [Numbers.A438] &amp; &quot;. &quot; &amp; &quot;[url=&quot; &amp; [Numbers.D438] &amp; &quot;]&quot; &amp; [Numbers.C438] &amp; &quot;[/url]&quot; &amp;  &quot; [[b]&quot; &amp; [Numbers.B438] &amp; &quot;[/b]: &quot; &amp; [Numbers.E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39] &gt; 0; [Numbers.A439] &amp; &quot;. &quot; &amp; &quot;[url=&quot; &amp; [Numbers.D439] &amp; &quot;]&quot; &amp; [Numbers.C439] &amp; &quot;[/url]&quot; &amp;  &quot; [[b]&quot; &amp; [Numbers.B439] &amp; &quot;[/b]: &quot; &amp; [Numbers.E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0] &gt; 0; [Numbers.A440] &amp; &quot;. &quot; &amp; &quot;[url=&quot; &amp; [Numbers.D440] &amp; &quot;]&quot; &amp; [Numbers.C440] &amp; &quot;[/url]&quot; &amp;  &quot; [[b]&quot; &amp; [Numbers.B440] &amp; &quot;[/b]: &quot; &amp; [Numbers.E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1] &gt; 0; [Numbers.A441] &amp; &quot;. &quot; &amp; &quot;[url=&quot; &amp; [Numbers.D441] &amp; &quot;]&quot; &amp; [Numbers.C441] &amp; &quot;[/url]&quot; &amp;  &quot; [[b]&quot; &amp; [Numbers.B441] &amp; &quot;[/b]: &quot; &amp; [Numbers.E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2] &gt; 0; [Numbers.A442] &amp; &quot;. &quot; &amp; &quot;[url=&quot; &amp; [Numbers.D442] &amp; &quot;]&quot; &amp; [Numbers.C442] &amp; &quot;[/url]&quot; &amp;  &quot; [[b]&quot; &amp; [Numbers.B442] &amp; &quot;[/b]: &quot; &amp; [Numbers.E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3] &gt; 0; [Numbers.A443] &amp; &quot;. &quot; &amp; &quot;[url=&quot; &amp; [Numbers.D443] &amp; &quot;]&quot; &amp; [Numbers.C443] &amp; &quot;[/url]&quot; &amp;  &quot; [[b]&quot; &amp; [Numbers.B443] &amp; &quot;[/b]: &quot; &amp; [Numbers.E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4] &gt; 0; [Numbers.A444] &amp; &quot;. &quot; &amp; &quot;[url=&quot; &amp; [Numbers.D444] &amp; &quot;]&quot; &amp; [Numbers.C444] &amp; &quot;[/url]&quot; &amp;  &quot; [[b]&quot; &amp; [Numbers.B444] &amp; &quot;[/b]: &quot; &amp; [Numbers.E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5] &gt; 0; [Numbers.A445] &amp; &quot;. &quot; &amp; &quot;[url=&quot; &amp; [Numbers.D445] &amp; &quot;]&quot; &amp; [Numbers.C445] &amp; &quot;[/url]&quot; &amp;  &quot; [[b]&quot; &amp; [Numbers.B445] &amp; &quot;[/b]: &quot; &amp; [Numbers.E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6] &gt; 0; [Numbers.A446] &amp; &quot;. &quot; &amp; &quot;[url=&quot; &amp; [Numbers.D446] &amp; &quot;]&quot; &amp; [Numbers.C446] &amp; &quot;[/url]&quot; &amp;  &quot; [[b]&quot; &amp; [Numbers.B446] &amp; &quot;[/b]: &quot; &amp; [Numbers.E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7] &gt; 0; [Numbers.A447] &amp; &quot;. &quot; &amp; &quot;[url=&quot; &amp; [Numbers.D447] &amp; &quot;]&quot; &amp; [Numbers.C447] &amp; &quot;[/url]&quot; &amp;  &quot; [[b]&quot; &amp; [Numbers.B447] &amp; &quot;[/b]: &quot; &amp; [Numbers.E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8] &gt; 0; [Numbers.A448] &amp; &quot;. &quot; &amp; &quot;[url=&quot; &amp; [Numbers.D448] &amp; &quot;]&quot; &amp; [Numbers.C448] &amp; &quot;[/url]&quot; &amp;  &quot; [[b]&quot; &amp; [Numbers.B448] &amp; &quot;[/b]: &quot; &amp; [Numbers.E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49] &gt; 0; [Numbers.A449] &amp; &quot;. &quot; &amp; &quot;[url=&quot; &amp; [Numbers.D449] &amp; &quot;]&quot; &amp; [Numbers.C449] &amp; &quot;[/url]&quot; &amp;  &quot; [[b]&quot; &amp; [Numbers.B449] &amp; &quot;[/b]: &quot; &amp; [Numbers.E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0] &gt; 0; [Numbers.A450] &amp; &quot;. &quot; &amp; &quot;[url=&quot; &amp; [Numbers.D450] &amp; &quot;]&quot; &amp; [Numbers.C450] &amp; &quot;[/url]&quot; &amp;  &quot; [[b]&quot; &amp; [Numbers.B450] &amp; &quot;[/b]: &quot; &amp; [Numbers.E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1] &gt; 0; [Numbers.A451] &amp; &quot;. &quot; &amp; &quot;[url=&quot; &amp; [Numbers.D451] &amp; &quot;]&quot; &amp; [Numbers.C451] &amp; &quot;[/url]&quot; &amp;  &quot; [[b]&quot; &amp; [Numbers.B451] &amp; &quot;[/b]: &quot; &amp; [Numbers.E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2] &gt; 0; [Numbers.A452] &amp; &quot;. &quot; &amp; &quot;[url=&quot; &amp; [Numbers.D452] &amp; &quot;]&quot; &amp; [Numbers.C452] &amp; &quot;[/url]&quot; &amp;  &quot; [[b]&quot; &amp; [Numbers.B452] &amp; &quot;[/b]: &quot; &amp; [Numbers.E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3] &gt; 0; [Numbers.A453] &amp; &quot;. &quot; &amp; &quot;[url=&quot; &amp; [Numbers.D453] &amp; &quot;]&quot; &amp; [Numbers.C453] &amp; &quot;[/url]&quot; &amp;  &quot; [[b]&quot; &amp; [Numbers.B453] &amp; &quot;[/b]: &quot; &amp; [Numbers.E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4] &gt; 0; [Numbers.A454] &amp; &quot;. &quot; &amp; &quot;[url=&quot; &amp; [Numbers.D454] &amp; &quot;]&quot; &amp; [Numbers.C454] &amp; &quot;[/url]&quot; &amp;  &quot; [[b]&quot; &amp; [Numbers.B454] &amp; &quot;[/b]: &quot; &amp; [Numbers.E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5] &gt; 0; [Numbers.A455] &amp; &quot;. &quot; &amp; &quot;[url=&quot; &amp; [Numbers.D455] &amp; &quot;]&quot; &amp; [Numbers.C455] &amp; &quot;[/url]&quot; &amp;  &quot; [[b]&quot; &amp; [Numbers.B455] &amp; &quot;[/b]: &quot; &amp; [Numbers.E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6] &gt; 0; [Numbers.A456] &amp; &quot;. &quot; &amp; &quot;[url=&quot; &amp; [Numbers.D456] &amp; &quot;]&quot; &amp; [Numbers.C456] &amp; &quot;[/url]&quot; &amp;  &quot; [[b]&quot; &amp; [Numbers.B456] &amp; &quot;[/b]: &quot; &amp; [Numbers.E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7] &gt; 0; [Numbers.A457] &amp; &quot;. &quot; &amp; &quot;[url=&quot; &amp; [Numbers.D457] &amp; &quot;]&quot; &amp; [Numbers.C457] &amp; &quot;[/url]&quot; &amp;  &quot; [[b]&quot; &amp; [Numbers.B457] &amp; &quot;[/b]: &quot; &amp; [Numbers.E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8] &gt; 0; [Numbers.A458] &amp; &quot;. &quot; &amp; &quot;[url=&quot; &amp; [Numbers.D458] &amp; &quot;]&quot; &amp; [Numbers.C458] &amp; &quot;[/url]&quot; &amp;  &quot; [[b]&quot; &amp; [Numbers.B458] &amp; &quot;[/b]: &quot; &amp; [Numbers.E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59] &gt; 0; [Numbers.A459] &amp; &quot;. &quot; &amp; &quot;[url=&quot; &amp; [Numbers.D459] &amp; &quot;]&quot; &amp; [Numbers.C459] &amp; &quot;[/url]&quot; &amp;  &quot; [[b]&quot; &amp; [Numbers.B459] &amp; &quot;[/b]: &quot; &amp; [Numbers.E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0] &gt; 0; [Numbers.A460] &amp; &quot;. &quot; &amp; &quot;[url=&quot; &amp; [Numbers.D460] &amp; &quot;]&quot; &amp; [Numbers.C460] &amp; &quot;[/url]&quot; &amp;  &quot; [[b]&quot; &amp; [Numbers.B460] &amp; &quot;[/b]: &quot; &amp; [Numbers.E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1] &gt; 0; [Numbers.A461] &amp; &quot;. &quot; &amp; &quot;[url=&quot; &amp; [Numbers.D461] &amp; &quot;]&quot; &amp; [Numbers.C461] &amp; &quot;[/url]&quot; &amp;  &quot; [[b]&quot; &amp; [Numbers.B461] &amp; &quot;[/b]: &quot; &amp; [Numbers.E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2] &gt; 0; [Numbers.A462] &amp; &quot;. &quot; &amp; &quot;[url=&quot; &amp; [Numbers.D462] &amp; &quot;]&quot; &amp; [Numbers.C462] &amp; &quot;[/url]&quot; &amp;  &quot; [[b]&quot; &amp; [Numbers.B462] &amp; &quot;[/b]: &quot; &amp; [Numbers.E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3] &gt; 0; [Numbers.A463] &amp; &quot;. &quot; &amp; &quot;[url=&quot; &amp; [Numbers.D463] &amp; &quot;]&quot; &amp; [Numbers.C463] &amp; &quot;[/url]&quot; &amp;  &quot; [[b]&quot; &amp; [Numbers.B463] &amp; &quot;[/b]: &quot; &amp; [Numbers.E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4] &gt; 0; [Numbers.A464] &amp; &quot;. &quot; &amp; &quot;[url=&quot; &amp; [Numbers.D464] &amp; &quot;]&quot; &amp; [Numbers.C464] &amp; &quot;[/url]&quot; &amp;  &quot; [[b]&quot; &amp; [Numbers.B464] &amp; &quot;[/b]: &quot; &amp; [Numbers.E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5] &gt; 0; [Numbers.A465] &amp; &quot;. &quot; &amp; &quot;[url=&quot; &amp; [Numbers.D465] &amp; &quot;]&quot; &amp; [Numbers.C465] &amp; &quot;[/url]&quot; &amp;  &quot; [[b]&quot; &amp; [Numbers.B465] &amp; &quot;[/b]: &quot; &amp; [Numbers.E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6] &gt; 0; [Numbers.A466] &amp; &quot;. &quot; &amp; &quot;[url=&quot; &amp; [Numbers.D466] &amp; &quot;]&quot; &amp; [Numbers.C466] &amp; &quot;[/url]&quot; &amp;  &quot; [[b]&quot; &amp; [Numbers.B466] &amp; &quot;[/b]: &quot; &amp; [Numbers.E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7] &gt; 0; [Numbers.A467] &amp; &quot;. &quot; &amp; &quot;[url=&quot; &amp; [Numbers.D467] &amp; &quot;]&quot; &amp; [Numbers.C467] &amp; &quot;[/url]&quot; &amp;  &quot; [[b]&quot; &amp; [Numbers.B467] &amp; &quot;[/b]: &quot; &amp; [Numbers.E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8] &gt; 0; [Numbers.A468] &amp; &quot;. &quot; &amp; &quot;[url=&quot; &amp; [Numbers.D468] &amp; &quot;]&quot; &amp; [Numbers.C468] &amp; &quot;[/url]&quot; &amp;  &quot; [[b]&quot; &amp; [Numbers.B468] &amp; &quot;[/b]: &quot; &amp; [Numbers.E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69] &gt; 0; [Numbers.A469] &amp; &quot;. &quot; &amp; &quot;[url=&quot; &amp; [Numbers.D469] &amp; &quot;]&quot; &amp; [Numbers.C469] &amp; &quot;[/url]&quot; &amp;  &quot; [[b]&quot; &amp; [Numbers.B469] &amp; &quot;[/b]: &quot; &amp; [Numbers.E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0] &gt; 0; [Numbers.A470] &amp; &quot;. &quot; &amp; &quot;[url=&quot; &amp; [Numbers.D470] &amp; &quot;]&quot; &amp; [Numbers.C470] &amp; &quot;[/url]&quot; &amp;  &quot; [[b]&quot; &amp; [Numbers.B470] &amp; &quot;[/b]: &quot; &amp; [Numbers.E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1] &gt; 0; [Numbers.A471] &amp; &quot;. &quot; &amp; &quot;[url=&quot; &amp; [Numbers.D471] &amp; &quot;]&quot; &amp; [Numbers.C471] &amp; &quot;[/url]&quot; &amp;  &quot; [[b]&quot; &amp; [Numbers.B471] &amp; &quot;[/b]: &quot; &amp; [Numbers.E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2] &gt; 0; [Numbers.A472] &amp; &quot;. &quot; &amp; &quot;[url=&quot; &amp; [Numbers.D472] &amp; &quot;]&quot; &amp; [Numbers.C472] &amp; &quot;[/url]&quot; &amp;  &quot; [[b]&quot; &amp; [Numbers.B472] &amp; &quot;[/b]: &quot; &amp; [Numbers.E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3] &gt; 0; [Numbers.A473] &amp; &quot;. &quot; &amp; &quot;[url=&quot; &amp; [Numbers.D473] &amp; &quot;]&quot; &amp; [Numbers.C473] &amp; &quot;[/url]&quot; &amp;  &quot; [[b]&quot; &amp; [Numbers.B473] &amp; &quot;[/b]: &quot; &amp; [Numbers.E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4] &gt; 0; [Numbers.A474] &amp; &quot;. &quot; &amp; &quot;[url=&quot; &amp; [Numbers.D474] &amp; &quot;]&quot; &amp; [Numbers.C474] &amp; &quot;[/url]&quot; &amp;  &quot; [[b]&quot; &amp; [Numbers.B474] &amp; &quot;[/b]: &quot; &amp; [Numbers.E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5] &gt; 0; [Numbers.A475] &amp; &quot;. &quot; &amp; &quot;[url=&quot; &amp; [Numbers.D475] &amp; &quot;]&quot; &amp; [Numbers.C475] &amp; &quot;[/url]&quot; &amp;  &quot; [[b]&quot; &amp; [Numbers.B475] &amp; &quot;[/b]: &quot; &amp; [Numbers.E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6] &gt; 0; [Numbers.A476] &amp; &quot;. &quot; &amp; &quot;[url=&quot; &amp; [Numbers.D476] &amp; &quot;]&quot; &amp; [Numbers.C476] &amp; &quot;[/url]&quot; &amp;  &quot; [[b]&quot; &amp; [Numbers.B476] &amp; &quot;[/b]: &quot; &amp; [Numbers.E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7] &gt; 0; [Numbers.A477] &amp; &quot;. &quot; &amp; &quot;[url=&quot; &amp; [Numbers.D477] &amp; &quot;]&quot; &amp; [Numbers.C477] &amp; &quot;[/url]&quot; &amp;  &quot; [[b]&quot; &amp; [Numbers.B477] &amp; &quot;[/b]: &quot; &amp; [Numbers.E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8] &gt; 0; [Numbers.A478] &amp; &quot;. &quot; &amp; &quot;[url=&quot; &amp; [Numbers.D478] &amp; &quot;]&quot; &amp; [Numbers.C478] &amp; &quot;[/url]&quot; &amp;  &quot; [[b]&quot; &amp; [Numbers.B478] &amp; &quot;[/b]: &quot; &amp; [Numbers.E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79] &gt; 0; [Numbers.A479] &amp; &quot;. &quot; &amp; &quot;[url=&quot; &amp; [Numbers.D479] &amp; &quot;]&quot; &amp; [Numbers.C479] &amp; &quot;[/url]&quot; &amp;  &quot; [[b]&quot; &amp; [Numbers.B479] &amp; &quot;[/b]: &quot; &amp; [Numbers.E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0] &gt; 0; [Numbers.A480] &amp; &quot;. &quot; &amp; &quot;[url=&quot; &amp; [Numbers.D480] &amp; &quot;]&quot; &amp; [Numbers.C480] &amp; &quot;[/url]&quot; &amp;  &quot; [[b]&quot; &amp; [Numbers.B480] &amp; &quot;[/b]: &quot; &amp; [Numbers.E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1] &gt; 0; [Numbers.A481] &amp; &quot;. &quot; &amp; &quot;[url=&quot; &amp; [Numbers.D481] &amp; &quot;]&quot; &amp; [Numbers.C481] &amp; &quot;[/url]&quot; &amp;  &quot; [[b]&quot; &amp; [Numbers.B481] &amp; &quot;[/b]: &quot; &amp; [Numbers.E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2] &gt; 0; [Numbers.A482] &amp; &quot;. &quot; &amp; &quot;[url=&quot; &amp; [Numbers.D482] &amp; &quot;]&quot; &amp; [Numbers.C482] &amp; &quot;[/url]&quot; &amp;  &quot; [[b]&quot; &amp; [Numbers.B482] &amp; &quot;[/b]: &quot; &amp; [Numbers.E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3] &gt; 0; [Numbers.A483] &amp; &quot;. &quot; &amp; &quot;[url=&quot; &amp; [Numbers.D483] &amp; &quot;]&quot; &amp; [Numbers.C483] &amp; &quot;[/url]&quot; &amp;  &quot; [[b]&quot; &amp; [Numbers.B483] &amp; &quot;[/b]: &quot; &amp; [Numbers.E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4] &gt; 0; [Numbers.A484] &amp; &quot;. &quot; &amp; &quot;[url=&quot; &amp; [Numbers.D484] &amp; &quot;]&quot; &amp; [Numbers.C484] &amp; &quot;[/url]&quot; &amp;  &quot; [[b]&quot; &amp; [Numbers.B484] &amp; &quot;[/b]: &quot; &amp; [Numbers.E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5] &gt; 0; [Numbers.A485] &amp; &quot;. &quot; &amp; &quot;[url=&quot; &amp; [Numbers.D485] &amp; &quot;]&quot; &amp; [Numbers.C485] &amp; &quot;[/url]&quot; &amp;  &quot; [[b]&quot; &amp; [Numbers.B485] &amp; &quot;[/b]: &quot; &amp; [Numbers.E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6] &gt; 0; [Numbers.A486] &amp; &quot;. &quot; &amp; &quot;[url=&quot; &amp; [Numbers.D486] &amp; &quot;]&quot; &amp; [Numbers.C486] &amp; &quot;[/url]&quot; &amp;  &quot; [[b]&quot; &amp; [Numbers.B486] &amp; &quot;[/b]: &quot; &amp; [Numbers.E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7] &gt; 0; [Numbers.A487] &amp; &quot;. &quot; &amp; &quot;[url=&quot; &amp; [Numbers.D487] &amp; &quot;]&quot; &amp; [Numbers.C487] &amp; &quot;[/url]&quot; &amp;  &quot; [[b]&quot; &amp; [Numbers.B487] &amp; &quot;[/b]: &quot; &amp; [Numbers.E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8] &gt; 0; [Numbers.A488] &amp; &quot;. &quot; &amp; &quot;[url=&quot; &amp; [Numbers.D488] &amp; &quot;]&quot; &amp; [Numbers.C488] &amp; &quot;[/url]&quot; &amp;  &quot; [[b]&quot; &amp; [Numbers.B488] &amp; &quot;[/b]: &quot; &amp; [Numbers.E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89] &gt; 0; [Numbers.A489] &amp; &quot;. &quot; &amp; &quot;[url=&quot; &amp; [Numbers.D489] &amp; &quot;]&quot; &amp; [Numbers.C489] &amp; &quot;[/url]&quot; &amp;  &quot; [[b]&quot; &amp; [Numbers.B489] &amp; &quot;[/b]: &quot; &amp; [Numbers.E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0] &gt; 0; [Numbers.A490] &amp; &quot;. &quot; &amp; &quot;[url=&quot; &amp; [Numbers.D490] &amp; &quot;]&quot; &amp; [Numbers.C490] &amp; &quot;[/url]&quot; &amp;  &quot; [[b]&quot; &amp; [Numbers.B490] &amp; &quot;[/b]: &quot; &amp; [Numbers.E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1] &gt; 0; [Numbers.A491] &amp; &quot;. &quot; &amp; &quot;[url=&quot; &amp; [Numbers.D491] &amp; &quot;]&quot; &amp; [Numbers.C491] &amp; &quot;[/url]&quot; &amp;  &quot; [[b]&quot; &amp; [Numbers.B491] &amp; &quot;[/b]: &quot; &amp; [Numbers.E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2] &gt; 0; [Numbers.A492] &amp; &quot;. &quot; &amp; &quot;[url=&quot; &amp; [Numbers.D492] &amp; &quot;]&quot; &amp; [Numbers.C492] &amp; &quot;[/url]&quot; &amp;  &quot; [[b]&quot; &amp; [Numbers.B492] &amp; &quot;[/b]: &quot; &amp; [Numbers.E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3] &gt; 0; [Numbers.A493] &amp; &quot;. &quot; &amp; &quot;[url=&quot; &amp; [Numbers.D493] &amp; &quot;]&quot; &amp; [Numbers.C493] &amp; &quot;[/url]&quot; &amp;  &quot; [[b]&quot; &amp; [Numbers.B493] &amp; &quot;[/b]: &quot; &amp; [Numbers.E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4] &gt; 0; [Numbers.A494] &amp; &quot;. &quot; &amp; &quot;[url=&quot; &amp; [Numbers.D494] &amp; &quot;]&quot; &amp; [Numbers.C494] &amp; &quot;[/url]&quot; &amp;  &quot; [[b]&quot; &amp; [Numbers.B494] &amp; &quot;[/b]: &quot; &amp; [Numbers.E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5] &gt; 0; [Numbers.A495] &amp; &quot;. &quot; &amp; &quot;[url=&quot; &amp; [Numbers.D495] &amp; &quot;]&quot; &amp; [Numbers.C495] &amp; &quot;[/url]&quot; &amp;  &quot; [[b]&quot; &amp; [Numbers.B495] &amp; &quot;[/b]: &quot; &amp; [Numbers.E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6] &gt; 0; [Numbers.A496] &amp; &quot;. &quot; &amp; &quot;[url=&quot; &amp; [Numbers.D496] &amp; &quot;]&quot; &amp; [Numbers.C496] &amp; &quot;[/url]&quot; &amp;  &quot; [[b]&quot; &amp; [Numbers.B496] &amp; &quot;[/b]: &quot; &amp; [Numbers.E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7] &gt; 0; [Numbers.A497] &amp; &quot;. &quot; &amp; &quot;[url=&quot; &amp; [Numbers.D497] &amp; &quot;]&quot; &amp; [Numbers.C497] &amp; &quot;[/url]&quot; &amp;  &quot; [[b]&quot; &amp; [Numbers.B497] &amp; &quot;[/b]: &quot; &amp; [Numbers.E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8] &gt; 0; [Numbers.A498] &amp; &quot;. &quot; &amp; &quot;[url=&quot; &amp; [Numbers.D498] &amp; &quot;]&quot; &amp; [Numbers.C498] &amp; &quot;[/url]&quot; &amp;  &quot; [[b]&quot; &amp; [Numbers.B498] &amp; &quot;[/b]: &quot; &amp; [Numbers.E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499] &gt; 0; [Numbers.A499] &amp; &quot;. &quot; &amp; &quot;[url=&quot; &amp; [Numbers.D499] &amp; &quot;]&quot; &amp; [Numbers.C499] &amp; &quot;[/url]&quot; &amp;  &quot; [[b]&quot; &amp; [Numbers.B499] &amp; &quot;[/b]: &quot; &amp; [Numbers.E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0] &gt; 0; [Numbers.A500] &amp; &quot;. &quot; &amp; &quot;[url=&quot; &amp; [Numbers.D500] &amp; &quot;]&quot; &amp; [Numbers.C500] &amp; &quot;[/url]&quot; &amp;  &quot; [[b]&quot; &amp; [Numbers.B500] &amp; &quot;[/b]: &quot; &amp; [Numbers.E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1] &gt; 0; [Numbers.A501] &amp; &quot;. &quot; &amp; &quot;[url=&quot; &amp; [Numbers.D501] &amp; &quot;]&quot; &amp; [Numbers.C501] &amp; &quot;[/url]&quot; &amp;  &quot; [[b]&quot; &amp; [Numbers.B501] &amp; &quot;[/b]: &quot; &amp; [Numbers.E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2] &gt; 0; [Numbers.A502] &amp; &quot;. &quot; &amp; &quot;[url=&quot; &amp; [Numbers.D502] &amp; &quot;]&quot; &amp; [Numbers.C502] &amp; &quot;[/url]&quot; &amp;  &quot; [[b]&quot; &amp; [Numbers.B502] &amp; &quot;[/b]: &quot; &amp; [Numbers.E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3] &gt; 0; [Numbers.A503] &amp; &quot;. &quot; &amp; &quot;[url=&quot; &amp; [Numbers.D503] &amp; &quot;]&quot; &amp; [Numbers.C503] &amp; &quot;[/url]&quot; &amp;  &quot; [[b]&quot; &amp; [Numbers.B503] &amp; &quot;[/b]: &quot; &amp; [Numbers.E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4] &gt; 0; [Numbers.A504] &amp; &quot;. &quot; &amp; &quot;[url=&quot; &amp; [Numbers.D504] &amp; &quot;]&quot; &amp; [Numbers.C504] &amp; &quot;[/url]&quot; &amp;  &quot; [[b]&quot; &amp; [Numbers.B504] &amp; &quot;[/b]: &quot; &amp; [Numbers.E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5] &gt; 0; [Numbers.A505] &amp; &quot;. &quot; &amp; &quot;[url=&quot; &amp; [Numbers.D505] &amp; &quot;]&quot; &amp; [Numbers.C505] &amp; &quot;[/url]&quot; &amp;  &quot; [[b]&quot; &amp; [Numbers.B505] &amp; &quot;[/b]: &quot; &amp; [Numbers.E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6] &gt; 0; [Numbers.A506] &amp; &quot;. &quot; &amp; &quot;[url=&quot; &amp; [Numbers.D506] &amp; &quot;]&quot; &amp; [Numbers.C506] &amp; &quot;[/url]&quot; &amp;  &quot; [[b]&quot; &amp; [Numbers.B506] &amp; &quot;[/b]: &quot; &amp; [Numbers.E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7] &gt; 0; [Numbers.A507] &amp; &quot;. &quot; &amp; &quot;[url=&quot; &amp; [Numbers.D507] &amp; &quot;]&quot; &amp; [Numbers.C507] &amp; &quot;[/url]&quot; &amp;  &quot; [[b]&quot; &amp; [Numbers.B507] &amp; &quot;[/b]: &quot; &amp; [Numbers.E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8] &gt; 0; [Numbers.A508] &amp; &quot;. &quot; &amp; &quot;[url=&quot; &amp; [Numbers.D508] &amp; &quot;]&quot; &amp; [Numbers.C508] &amp; &quot;[/url]&quot; &amp;  &quot; [[b]&quot; &amp; [Numbers.B508] &amp; &quot;[/b]: &quot; &amp; [Numbers.E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09] &gt; 0; [Numbers.A509] &amp; &quot;. &quot; &amp; &quot;[url=&quot; &amp; [Numbers.D509] &amp; &quot;]&quot; &amp; [Numbers.C509] &amp; &quot;[/url]&quot; &amp;  &quot; [[b]&quot; &amp; [Numbers.B509] &amp; &quot;[/b]: &quot; &amp; [Numbers.E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0] &gt; 0; [Numbers.A510] &amp; &quot;. &quot; &amp; &quot;[url=&quot; &amp; [Numbers.D510] &amp; &quot;]&quot; &amp; [Numbers.C510] &amp; &quot;[/url]&quot; &amp;  &quot; [[b]&quot; &amp; [Numbers.B510] &amp; &quot;[/b]: &quot; &amp; [Numbers.E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1] &gt; 0; [Numbers.A511] &amp; &quot;. &quot; &amp; &quot;[url=&quot; &amp; [Numbers.D511] &amp; &quot;]&quot; &amp; [Numbers.C511] &amp; &quot;[/url]&quot; &amp;  &quot; [[b]&quot; &amp; [Numbers.B511] &amp; &quot;[/b]: &quot; &amp; [Numbers.E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2] &gt; 0; [Numbers.A512] &amp; &quot;. &quot; &amp; &quot;[url=&quot; &amp; [Numbers.D512] &amp; &quot;]&quot; &amp; [Numbers.C512] &amp; &quot;[/url]&quot; &amp;  &quot; [[b]&quot; &amp; [Numbers.B512] &amp; &quot;[/b]: &quot; &amp; [Numbers.E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3] &gt; 0; [Numbers.A513] &amp; &quot;. &quot; &amp; &quot;[url=&quot; &amp; [Numbers.D513] &amp; &quot;]&quot; &amp; [Numbers.C513] &amp; &quot;[/url]&quot; &amp;  &quot; [[b]&quot; &amp; [Numbers.B513] &amp; &quot;[/b]: &quot; &amp; [Numbers.E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4] &gt; 0; [Numbers.A514] &amp; &quot;. &quot; &amp; &quot;[url=&quot; &amp; [Numbers.D514] &amp; &quot;]&quot; &amp; [Numbers.C514] &amp; &quot;[/url]&quot; &amp;  &quot; [[b]&quot; &amp; [Numbers.B514] &amp; &quot;[/b]: &quot; &amp; [Numbers.E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5] &gt; 0; [Numbers.A515] &amp; &quot;. &quot; &amp; &quot;[url=&quot; &amp; [Numbers.D515] &amp; &quot;]&quot; &amp; [Numbers.C515] &amp; &quot;[/url]&quot; &amp;  &quot; [[b]&quot; &amp; [Numbers.B515] &amp; &quot;[/b]: &quot; &amp; [Numbers.E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6] &gt; 0; [Numbers.A516] &amp; &quot;. &quot; &amp; &quot;[url=&quot; &amp; [Numbers.D516] &amp; &quot;]&quot; &amp; [Numbers.C516] &amp; &quot;[/url]&quot; &amp;  &quot; [[b]&quot; &amp; [Numbers.B516] &amp; &quot;[/b]: &quot; &amp; [Numbers.E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7] &gt; 0; [Numbers.A517] &amp; &quot;. &quot; &amp; &quot;[url=&quot; &amp; [Numbers.D517] &amp; &quot;]&quot; &amp; [Numbers.C517] &amp; &quot;[/url]&quot; &amp;  &quot; [[b]&quot; &amp; [Numbers.B517] &amp; &quot;[/b]: &quot; &amp; [Numbers.E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8] &gt; 0; [Numbers.A518] &amp; &quot;. &quot; &amp; &quot;[url=&quot; &amp; [Numbers.D518] &amp; &quot;]&quot; &amp; [Numbers.C518] &amp; &quot;[/url]&quot; &amp;  &quot; [[b]&quot; &amp; [Numbers.B518] &amp; &quot;[/b]: &quot; &amp; [Numbers.E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19] &gt; 0; [Numbers.A519] &amp; &quot;. &quot; &amp; &quot;[url=&quot; &amp; [Numbers.D519] &amp; &quot;]&quot; &amp; [Numbers.C519] &amp; &quot;[/url]&quot; &amp;  &quot; [[b]&quot; &amp; [Numbers.B519] &amp; &quot;[/b]: &quot; &amp; [Numbers.E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0] &gt; 0; [Numbers.A520] &amp; &quot;. &quot; &amp; &quot;[url=&quot; &amp; [Numbers.D520] &amp; &quot;]&quot; &amp; [Numbers.C520] &amp; &quot;[/url]&quot; &amp;  &quot; [[b]&quot; &amp; [Numbers.B520] &amp; &quot;[/b]: &quot; &amp; [Numbers.E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1] &gt; 0; [Numbers.A521] &amp; &quot;. &quot; &amp; &quot;[url=&quot; &amp; [Numbers.D521] &amp; &quot;]&quot; &amp; [Numbers.C521] &amp; &quot;[/url]&quot; &amp;  &quot; [[b]&quot; &amp; [Numbers.B521] &amp; &quot;[/b]: &quot; &amp; [Numbers.E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2] &gt; 0; [Numbers.A522] &amp; &quot;. &quot; &amp; &quot;[url=&quot; &amp; [Numbers.D522] &amp; &quot;]&quot; &amp; [Numbers.C522] &amp; &quot;[/url]&quot; &amp;  &quot; [[b]&quot; &amp; [Numbers.B522] &amp; &quot;[/b]: &quot; &amp; [Numbers.E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3] &gt; 0; [Numbers.A523] &amp; &quot;. &quot; &amp; &quot;[url=&quot; &amp; [Numbers.D523] &amp; &quot;]&quot; &amp; [Numbers.C523] &amp; &quot;[/url]&quot; &amp;  &quot; [[b]&quot; &amp; [Numbers.B523] &amp; &quot;[/b]: &quot; &amp; [Numbers.E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4] &gt; 0; [Numbers.A524] &amp; &quot;. &quot; &amp; &quot;[url=&quot; &amp; [Numbers.D524] &amp; &quot;]&quot; &amp; [Numbers.C524] &amp; &quot;[/url]&quot; &amp;  &quot; [[b]&quot; &amp; [Numbers.B524] &amp; &quot;[/b]: &quot; &amp; [Numbers.E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5] &gt; 0; [Numbers.A525] &amp; &quot;. &quot; &amp; &quot;[url=&quot; &amp; [Numbers.D525] &amp; &quot;]&quot; &amp; [Numbers.C525] &amp; &quot;[/url]&quot; &amp;  &quot; [[b]&quot; &amp; [Numbers.B525] &amp; &quot;[/b]: &quot; &amp; [Numbers.E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6] &gt; 0; [Numbers.A526] &amp; &quot;. &quot; &amp; &quot;[url=&quot; &amp; [Numbers.D526] &amp; &quot;]&quot; &amp; [Numbers.C526] &amp; &quot;[/url]&quot; &amp;  &quot; [[b]&quot; &amp; [Numbers.B526] &amp; &quot;[/b]: &quot; &amp; [Numbers.E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7] &gt; 0; [Numbers.A527] &amp; &quot;. &quot; &amp; &quot;[url=&quot; &amp; [Numbers.D527] &amp; &quot;]&quot; &amp; [Numbers.C527] &amp; &quot;[/url]&quot; &amp;  &quot; [[b]&quot; &amp; [Numbers.B527] &amp; &quot;[/b]: &quot; &amp; [Numbers.E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8] &gt; 0; [Numbers.A528] &amp; &quot;. &quot; &amp; &quot;[url=&quot; &amp; [Numbers.D528] &amp; &quot;]&quot; &amp; [Numbers.C528] &amp; &quot;[/url]&quot; &amp;  &quot; [[b]&quot; &amp; [Numbers.B528] &amp; &quot;[/b]: &quot; &amp; [Numbers.E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29] &gt; 0; [Numbers.A529] &amp; &quot;. &quot; &amp; &quot;[url=&quot; &amp; [Numbers.D529] &amp; &quot;]&quot; &amp; [Numbers.C529] &amp; &quot;[/url]&quot; &amp;  &quot; [[b]&quot; &amp; [Numbers.B529] &amp; &quot;[/b]: &quot; &amp; [Numbers.E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0] &gt; 0; [Numbers.A530] &amp; &quot;. &quot; &amp; &quot;[url=&quot; &amp; [Numbers.D530] &amp; &quot;]&quot; &amp; [Numbers.C530] &amp; &quot;[/url]&quot; &amp;  &quot; [[b]&quot; &amp; [Numbers.B530] &amp; &quot;[/b]: &quot; &amp; [Numbers.E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1] &gt; 0; [Numbers.A531] &amp; &quot;. &quot; &amp; &quot;[url=&quot; &amp; [Numbers.D531] &amp; &quot;]&quot; &amp; [Numbers.C531] &amp; &quot;[/url]&quot; &amp;  &quot; [[b]&quot; &amp; [Numbers.B531] &amp; &quot;[/b]: &quot; &amp; [Numbers.E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2] &gt; 0; [Numbers.A532] &amp; &quot;. &quot; &amp; &quot;[url=&quot; &amp; [Numbers.D532] &amp; &quot;]&quot; &amp; [Numbers.C532] &amp; &quot;[/url]&quot; &amp;  &quot; [[b]&quot; &amp; [Numbers.B532] &amp; &quot;[/b]: &quot; &amp; [Numbers.E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3] &gt; 0; [Numbers.A533] &amp; &quot;. &quot; &amp; &quot;[url=&quot; &amp; [Numbers.D533] &amp; &quot;]&quot; &amp; [Numbers.C533] &amp; &quot;[/url]&quot; &amp;  &quot; [[b]&quot; &amp; [Numbers.B533] &amp; &quot;[/b]: &quot; &amp; [Numbers.E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4] &gt; 0; [Numbers.A534] &amp; &quot;. &quot; &amp; &quot;[url=&quot; &amp; [Numbers.D534] &amp; &quot;]&quot; &amp; [Numbers.C534] &amp; &quot;[/url]&quot; &amp;  &quot; [[b]&quot; &amp; [Numbers.B534] &amp; &quot;[/b]: &quot; &amp; [Numbers.E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5] &gt; 0; [Numbers.A535] &amp; &quot;. &quot; &amp; &quot;[url=&quot; &amp; [Numbers.D535] &amp; &quot;]&quot; &amp; [Numbers.C535] &amp; &quot;[/url]&quot; &amp;  &quot; [[b]&quot; &amp; [Numbers.B535] &amp; &quot;[/b]: &quot; &amp; [Numbers.E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6] &gt; 0; [Numbers.A536] &amp; &quot;. &quot; &amp; &quot;[url=&quot; &amp; [Numbers.D536] &amp; &quot;]&quot; &amp; [Numbers.C536] &amp; &quot;[/url]&quot; &amp;  &quot; [[b]&quot; &amp; [Numbers.B536] &amp; &quot;[/b]: &quot; &amp; [Numbers.E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7] &gt; 0; [Numbers.A537] &amp; &quot;. &quot; &amp; &quot;[url=&quot; &amp; [Numbers.D537] &amp; &quot;]&quot; &amp; [Numbers.C537] &amp; &quot;[/url]&quot; &amp;  &quot; [[b]&quot; &amp; [Numbers.B537] &amp; &quot;[/b]: &quot; &amp; [Numbers.E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8] &gt; 0; [Numbers.A538] &amp; &quot;. &quot; &amp; &quot;[url=&quot; &amp; [Numbers.D538] &amp; &quot;]&quot; &amp; [Numbers.C538] &amp; &quot;[/url]&quot; &amp;  &quot; [[b]&quot; &amp; [Numbers.B538] &amp; &quot;[/b]: &quot; &amp; [Numbers.E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39] &gt; 0; [Numbers.A539] &amp; &quot;. &quot; &amp; &quot;[url=&quot; &amp; [Numbers.D539] &amp; &quot;]&quot; &amp; [Numbers.C539] &amp; &quot;[/url]&quot; &amp;  &quot; [[b]&quot; &amp; [Numbers.B539] &amp; &quot;[/b]: &quot; &amp; [Numbers.E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0] &gt; 0; [Numbers.A540] &amp; &quot;. &quot; &amp; &quot;[url=&quot; &amp; [Numbers.D540] &amp; &quot;]&quot; &amp; [Numbers.C540] &amp; &quot;[/url]&quot; &amp;  &quot; [[b]&quot; &amp; [Numbers.B540] &amp; &quot;[/b]: &quot; &amp; [Numbers.E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1] &gt; 0; [Numbers.A541] &amp; &quot;. &quot; &amp; &quot;[url=&quot; &amp; [Numbers.D541] &amp; &quot;]&quot; &amp; [Numbers.C541] &amp; &quot;[/url]&quot; &amp;  &quot; [[b]&quot; &amp; [Numbers.B541] &amp; &quot;[/b]: &quot; &amp; [Numbers.E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2] &gt; 0; [Numbers.A542] &amp; &quot;. &quot; &amp; &quot;[url=&quot; &amp; [Numbers.D542] &amp; &quot;]&quot; &amp; [Numbers.C542] &amp; &quot;[/url]&quot; &amp;  &quot; [[b]&quot; &amp; [Numbers.B542] &amp; &quot;[/b]: &quot; &amp; [Numbers.E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3] &gt; 0; [Numbers.A543] &amp; &quot;. &quot; &amp; &quot;[url=&quot; &amp; [Numbers.D543] &amp; &quot;]&quot; &amp; [Numbers.C543] &amp; &quot;[/url]&quot; &amp;  &quot; [[b]&quot; &amp; [Numbers.B543] &amp; &quot;[/b]: &quot; &amp; [Numbers.E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4] &gt; 0; [Numbers.A544] &amp; &quot;. &quot; &amp; &quot;[url=&quot; &amp; [Numbers.D544] &amp; &quot;]&quot; &amp; [Numbers.C544] &amp; &quot;[/url]&quot; &amp;  &quot; [[b]&quot; &amp; [Numbers.B544] &amp; &quot;[/b]: &quot; &amp; [Numbers.E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5] &gt; 0; [Numbers.A545] &amp; &quot;. &quot; &amp; &quot;[url=&quot; &amp; [Numbers.D545] &amp; &quot;]&quot; &amp; [Numbers.C545] &amp; &quot;[/url]&quot; &amp;  &quot; [[b]&quot; &amp; [Numbers.B545] &amp; &quot;[/b]: &quot; &amp; [Numbers.E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6] &gt; 0; [Numbers.A546] &amp; &quot;. &quot; &amp; &quot;[url=&quot; &amp; [Numbers.D546] &amp; &quot;]&quot; &amp; [Numbers.C546] &amp; &quot;[/url]&quot; &amp;  &quot; [[b]&quot; &amp; [Numbers.B546] &amp; &quot;[/b]: &quot; &amp; [Numbers.E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7] &gt; 0; [Numbers.A547] &amp; &quot;. &quot; &amp; &quot;[url=&quot; &amp; [Numbers.D547] &amp; &quot;]&quot; &amp; [Numbers.C547] &amp; &quot;[/url]&quot; &amp;  &quot; [[b]&quot; &amp; [Numbers.B547] &amp; &quot;[/b]: &quot; &amp; [Numbers.E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8] &gt; 0; [Numbers.A548] &amp; &quot;. &quot; &amp; &quot;[url=&quot; &amp; [Numbers.D548] &amp; &quot;]&quot; &amp; [Numbers.C548] &amp; &quot;[/url]&quot; &amp;  &quot; [[b]&quot; &amp; [Numbers.B548] &amp; &quot;[/b]: &quot; &amp; [Numbers.E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49] &gt; 0; [Numbers.A549] &amp; &quot;. &quot; &amp; &quot;[url=&quot; &amp; [Numbers.D549] &amp; &quot;]&quot; &amp; [Numbers.C549] &amp; &quot;[/url]&quot; &amp;  &quot; [[b]&quot; &amp; [Numbers.B549] &amp; &quot;[/b]: &quot; &amp; [Numbers.E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0] &gt; 0; [Numbers.A550] &amp; &quot;. &quot; &amp; &quot;[url=&quot; &amp; [Numbers.D550] &amp; &quot;]&quot; &amp; [Numbers.C550] &amp; &quot;[/url]&quot; &amp;  &quot; [[b]&quot; &amp; [Numbers.B550] &amp; &quot;[/b]: &quot; &amp; [Numbers.E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1] &gt; 0; [Numbers.A551] &amp; &quot;. &quot; &amp; &quot;[url=&quot; &amp; [Numbers.D551] &amp; &quot;]&quot; &amp; [Numbers.C551] &amp; &quot;[/url]&quot; &amp;  &quot; [[b]&quot; &amp; [Numbers.B551] &amp; &quot;[/b]: &quot; &amp; [Numbers.E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2] &gt; 0; [Numbers.A552] &amp; &quot;. &quot; &amp; &quot;[url=&quot; &amp; [Numbers.D552] &amp; &quot;]&quot; &amp; [Numbers.C552] &amp; &quot;[/url]&quot; &amp;  &quot; [[b]&quot; &amp; [Numbers.B552] &amp; &quot;[/b]: &quot; &amp; [Numbers.E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3] &gt; 0; [Numbers.A553] &amp; &quot;. &quot; &amp; &quot;[url=&quot; &amp; [Numbers.D553] &amp; &quot;]&quot; &amp; [Numbers.C553] &amp; &quot;[/url]&quot; &amp;  &quot; [[b]&quot; &amp; [Numbers.B553] &amp; &quot;[/b]: &quot; &amp; [Numbers.E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4] &gt; 0; [Numbers.A554] &amp; &quot;. &quot; &amp; &quot;[url=&quot; &amp; [Numbers.D554] &amp; &quot;]&quot; &amp; [Numbers.C554] &amp; &quot;[/url]&quot; &amp;  &quot; [[b]&quot; &amp; [Numbers.B554] &amp; &quot;[/b]: &quot; &amp; [Numbers.E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5] &gt; 0; [Numbers.A555] &amp; &quot;. &quot; &amp; &quot;[url=&quot; &amp; [Numbers.D555] &amp; &quot;]&quot; &amp; [Numbers.C555] &amp; &quot;[/url]&quot; &amp;  &quot; [[b]&quot; &amp; [Numbers.B555] &amp; &quot;[/b]: &quot; &amp; [Numbers.E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6] &gt; 0; [Numbers.A556] &amp; &quot;. &quot; &amp; &quot;[url=&quot; &amp; [Numbers.D556] &amp; &quot;]&quot; &amp; [Numbers.C556] &amp; &quot;[/url]&quot; &amp;  &quot; [[b]&quot; &amp; [Numbers.B556] &amp; &quot;[/b]: &quot; &amp; [Numbers.E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7] &gt; 0; [Numbers.A557] &amp; &quot;. &quot; &amp; &quot;[url=&quot; &amp; [Numbers.D557] &amp; &quot;]&quot; &amp; [Numbers.C557] &amp; &quot;[/url]&quot; &amp;  &quot; [[b]&quot; &amp; [Numbers.B557] &amp; &quot;[/b]: &quot; &amp; [Numbers.E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8] &gt; 0; [Numbers.A558] &amp; &quot;. &quot; &amp; &quot;[url=&quot; &amp; [Numbers.D558] &amp; &quot;]&quot; &amp; [Numbers.C558] &amp; &quot;[/url]&quot; &amp;  &quot; [[b]&quot; &amp; [Numbers.B558] &amp; &quot;[/b]: &quot; &amp; [Numbers.E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59] &gt; 0; [Numbers.A559] &amp; &quot;. &quot; &amp; &quot;[url=&quot; &amp; [Numbers.D559] &amp; &quot;]&quot; &amp; [Numbers.C559] &amp; &quot;[/url]&quot; &amp;  &quot; [[b]&quot; &amp; [Numbers.B559] &amp; &quot;[/b]: &quot; &amp; [Numbers.E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0] &gt; 0; [Numbers.A560] &amp; &quot;. &quot; &amp; &quot;[url=&quot; &amp; [Numbers.D560] &amp; &quot;]&quot; &amp; [Numbers.C560] &amp; &quot;[/url]&quot; &amp;  &quot; [[b]&quot; &amp; [Numbers.B560] &amp; &quot;[/b]: &quot; &amp; [Numbers.E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1] &gt; 0; [Numbers.A561] &amp; &quot;. &quot; &amp; &quot;[url=&quot; &amp; [Numbers.D561] &amp; &quot;]&quot; &amp; [Numbers.C561] &amp; &quot;[/url]&quot; &amp;  &quot; [[b]&quot; &amp; [Numbers.B561] &amp; &quot;[/b]: &quot; &amp; [Numbers.E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2] &gt; 0; [Numbers.A562] &amp; &quot;. &quot; &amp; &quot;[url=&quot; &amp; [Numbers.D562] &amp; &quot;]&quot; &amp; [Numbers.C562] &amp; &quot;[/url]&quot; &amp;  &quot; [[b]&quot; &amp; [Numbers.B562] &amp; &quot;[/b]: &quot; &amp; [Numbers.E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3] &gt; 0; [Numbers.A563] &amp; &quot;. &quot; &amp; &quot;[url=&quot; &amp; [Numbers.D563] &amp; &quot;]&quot; &amp; [Numbers.C563] &amp; &quot;[/url]&quot; &amp;  &quot; [[b]&quot; &amp; [Numbers.B563] &amp; &quot;[/b]: &quot; &amp; [Numbers.E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4] &gt; 0; [Numbers.A564] &amp; &quot;. &quot; &amp; &quot;[url=&quot; &amp; [Numbers.D564] &amp; &quot;]&quot; &amp; [Numbers.C564] &amp; &quot;[/url]&quot; &amp;  &quot; [[b]&quot; &amp; [Numbers.B564] &amp; &quot;[/b]: &quot; &amp; [Numbers.E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5] &gt; 0; [Numbers.A565] &amp; &quot;. &quot; &amp; &quot;[url=&quot; &amp; [Numbers.D565] &amp; &quot;]&quot; &amp; [Numbers.C565] &amp; &quot;[/url]&quot; &amp;  &quot; [[b]&quot; &amp; [Numbers.B565] &amp; &quot;[/b]: &quot; &amp; [Numbers.E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6] &gt; 0; [Numbers.A566] &amp; &quot;. &quot; &amp; &quot;[url=&quot; &amp; [Numbers.D566] &amp; &quot;]&quot; &amp; [Numbers.C566] &amp; &quot;[/url]&quot; &amp;  &quot; [[b]&quot; &amp; [Numbers.B566] &amp; &quot;[/b]: &quot; &amp; [Numbers.E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7] &gt; 0; [Numbers.A567] &amp; &quot;. &quot; &amp; &quot;[url=&quot; &amp; [Numbers.D567] &amp; &quot;]&quot; &amp; [Numbers.C567] &amp; &quot;[/url]&quot; &amp;  &quot; [[b]&quot; &amp; [Numbers.B567] &amp; &quot;[/b]: &quot; &amp; [Numbers.E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8] &gt; 0; [Numbers.A568] &amp; &quot;. &quot; &amp; &quot;[url=&quot; &amp; [Numbers.D568] &amp; &quot;]&quot; &amp; [Numbers.C568] &amp; &quot;[/url]&quot; &amp;  &quot; [[b]&quot; &amp; [Numbers.B568] &amp; &quot;[/b]: &quot; &amp; [Numbers.E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69] &gt; 0; [Numbers.A569] &amp; &quot;. &quot; &amp; &quot;[url=&quot; &amp; [Numbers.D569] &amp; &quot;]&quot; &amp; [Numbers.C569] &amp; &quot;[/url]&quot; &amp;  &quot; [[b]&quot; &amp; [Numbers.B569] &amp; &quot;[/b]: &quot; &amp; [Numbers.E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0] &gt; 0; [Numbers.A570] &amp; &quot;. &quot; &amp; &quot;[url=&quot; &amp; [Numbers.D570] &amp; &quot;]&quot; &amp; [Numbers.C570] &amp; &quot;[/url]&quot; &amp;  &quot; [[b]&quot; &amp; [Numbers.B570] &amp; &quot;[/b]: &quot; &amp; [Numbers.E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1] &gt; 0; [Numbers.A571] &amp; &quot;. &quot; &amp; &quot;[url=&quot; &amp; [Numbers.D571] &amp; &quot;]&quot; &amp; [Numbers.C571] &amp; &quot;[/url]&quot; &amp;  &quot; [[b]&quot; &amp; [Numbers.B571] &amp; &quot;[/b]: &quot; &amp; [Numbers.E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2] &gt; 0; [Numbers.A572] &amp; &quot;. &quot; &amp; &quot;[url=&quot; &amp; [Numbers.D572] &amp; &quot;]&quot; &amp; [Numbers.C572] &amp; &quot;[/url]&quot; &amp;  &quot; [[b]&quot; &amp; [Numbers.B572] &amp; &quot;[/b]: &quot; &amp; [Numbers.E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3] &gt; 0; [Numbers.A573] &amp; &quot;. &quot; &amp; &quot;[url=&quot; &amp; [Numbers.D573] &amp; &quot;]&quot; &amp; [Numbers.C573] &amp; &quot;[/url]&quot; &amp;  &quot; [[b]&quot; &amp; [Numbers.B573] &amp; &quot;[/b]: &quot; &amp; [Numbers.E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4] &gt; 0; [Numbers.A574] &amp; &quot;. &quot; &amp; &quot;[url=&quot; &amp; [Numbers.D574] &amp; &quot;]&quot; &amp; [Numbers.C574] &amp; &quot;[/url]&quot; &amp;  &quot; [[b]&quot; &amp; [Numbers.B574] &amp; &quot;[/b]: &quot; &amp; [Numbers.E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5] &gt; 0; [Numbers.A575] &amp; &quot;. &quot; &amp; &quot;[url=&quot; &amp; [Numbers.D575] &amp; &quot;]&quot; &amp; [Numbers.C575] &amp; &quot;[/url]&quot; &amp;  &quot; [[b]&quot; &amp; [Numbers.B575] &amp; &quot;[/b]: &quot; &amp; [Numbers.E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6] &gt; 0; [Numbers.A576] &amp; &quot;. &quot; &amp; &quot;[url=&quot; &amp; [Numbers.D576] &amp; &quot;]&quot; &amp; [Numbers.C576] &amp; &quot;[/url]&quot; &amp;  &quot; [[b]&quot; &amp; [Numbers.B576] &amp; &quot;[/b]: &quot; &amp; [Numbers.E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7] &gt; 0; [Numbers.A577] &amp; &quot;. &quot; &amp; &quot;[url=&quot; &amp; [Numbers.D577] &amp; &quot;]&quot; &amp; [Numbers.C577] &amp; &quot;[/url]&quot; &amp;  &quot; [[b]&quot; &amp; [Numbers.B577] &amp; &quot;[/b]: &quot; &amp; [Numbers.E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8] &gt; 0; [Numbers.A578] &amp; &quot;. &quot; &amp; &quot;[url=&quot; &amp; [Numbers.D578] &amp; &quot;]&quot; &amp; [Numbers.C578] &amp; &quot;[/url]&quot; &amp;  &quot; [[b]&quot; &amp; [Numbers.B578] &amp; &quot;[/b]: &quot; &amp; [Numbers.E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79] &gt; 0; [Numbers.A579] &amp; &quot;. &quot; &amp; &quot;[url=&quot; &amp; [Numbers.D579] &amp; &quot;]&quot; &amp; [Numbers.C579] &amp; &quot;[/url]&quot; &amp;  &quot; [[b]&quot; &amp; [Numbers.B579] &amp; &quot;[/b]: &quot; &amp; [Numbers.E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0] &gt; 0; [Numbers.A580] &amp; &quot;. &quot; &amp; &quot;[url=&quot; &amp; [Numbers.D580] &amp; &quot;]&quot; &amp; [Numbers.C580] &amp; &quot;[/url]&quot; &amp;  &quot; [[b]&quot; &amp; [Numbers.B580] &amp; &quot;[/b]: &quot; &amp; [Numbers.E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1] &gt; 0; [Numbers.A581] &amp; &quot;. &quot; &amp; &quot;[url=&quot; &amp; [Numbers.D581] &amp; &quot;]&quot; &amp; [Numbers.C581] &amp; &quot;[/url]&quot; &amp;  &quot; [[b]&quot; &amp; [Numbers.B581] &amp; &quot;[/b]: &quot; &amp; [Numbers.E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2] &gt; 0; [Numbers.A582] &amp; &quot;. &quot; &amp; &quot;[url=&quot; &amp; [Numbers.D582] &amp; &quot;]&quot; &amp; [Numbers.C582] &amp; &quot;[/url]&quot; &amp;  &quot; [[b]&quot; &amp; [Numbers.B582] &amp; &quot;[/b]: &quot; &amp; [Numbers.E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3] &gt; 0; [Numbers.A583] &amp; &quot;. &quot; &amp; &quot;[url=&quot; &amp; [Numbers.D583] &amp; &quot;]&quot; &amp; [Numbers.C583] &amp; &quot;[/url]&quot; &amp;  &quot; [[b]&quot; &amp; [Numbers.B583] &amp; &quot;[/b]: &quot; &amp; [Numbers.E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4] &gt; 0; [Numbers.A584] &amp; &quot;. &quot; &amp; &quot;[url=&quot; &amp; [Numbers.D584] &amp; &quot;]&quot; &amp; [Numbers.C584] &amp; &quot;[/url]&quot; &amp;  &quot; [[b]&quot; &amp; [Numbers.B584] &amp; &quot;[/b]: &quot; &amp; [Numbers.E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5] &gt; 0; [Numbers.A585] &amp; &quot;. &quot; &amp; &quot;[url=&quot; &amp; [Numbers.D585] &amp; &quot;]&quot; &amp; [Numbers.C585] &amp; &quot;[/url]&quot; &amp;  &quot; [[b]&quot; &amp; [Numbers.B585] &amp; &quot;[/b]: &quot; &amp; [Numbers.E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6] &gt; 0; [Numbers.A586] &amp; &quot;. &quot; &amp; &quot;[url=&quot; &amp; [Numbers.D586] &amp; &quot;]&quot; &amp; [Numbers.C586] &amp; &quot;[/url]&quot; &amp;  &quot; [[b]&quot; &amp; [Numbers.B586] &amp; &quot;[/b]: &quot; &amp; [Numbers.E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7] &gt; 0; [Numbers.A587] &amp; &quot;. &quot; &amp; &quot;[url=&quot; &amp; [Numbers.D587] &amp; &quot;]&quot; &amp; [Numbers.C587] &amp; &quot;[/url]&quot; &amp;  &quot; [[b]&quot; &amp; [Numbers.B587] &amp; &quot;[/b]: &quot; &amp; [Numbers.E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8] &gt; 0; [Numbers.A588] &amp; &quot;. &quot; &amp; &quot;[url=&quot; &amp; [Numbers.D588] &amp; &quot;]&quot; &amp; [Numbers.C588] &amp; &quot;[/url]&quot; &amp;  &quot; [[b]&quot; &amp; [Numbers.B588] &amp; &quot;[/b]: &quot; &amp; [Numbers.E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89] &gt; 0; [Numbers.A589] &amp; &quot;. &quot; &amp; &quot;[url=&quot; &amp; [Numbers.D589] &amp; &quot;]&quot; &amp; [Numbers.C589] &amp; &quot;[/url]&quot; &amp;  &quot; [[b]&quot; &amp; [Numbers.B589] &amp; &quot;[/b]: &quot; &amp; [Numbers.E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0] &gt; 0; [Numbers.A590] &amp; &quot;. &quot; &amp; &quot;[url=&quot; &amp; [Numbers.D590] &amp; &quot;]&quot; &amp; [Numbers.C590] &amp; &quot;[/url]&quot; &amp;  &quot; [[b]&quot; &amp; [Numbers.B590] &amp; &quot;[/b]: &quot; &amp; [Numbers.E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1] &gt; 0; [Numbers.A591] &amp; &quot;. &quot; &amp; &quot;[url=&quot; &amp; [Numbers.D591] &amp; &quot;]&quot; &amp; [Numbers.C591] &amp; &quot;[/url]&quot; &amp;  &quot; [[b]&quot; &amp; [Numbers.B591] &amp; &quot;[/b]: &quot; &amp; [Numbers.E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2] &gt; 0; [Numbers.A592] &amp; &quot;. &quot; &amp; &quot;[url=&quot; &amp; [Numbers.D592] &amp; &quot;]&quot; &amp; [Numbers.C592] &amp; &quot;[/url]&quot; &amp;  &quot; [[b]&quot; &amp; [Numbers.B592] &amp; &quot;[/b]: &quot; &amp; [Numbers.E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3] &gt; 0; [Numbers.A593] &amp; &quot;. &quot; &amp; &quot;[url=&quot; &amp; [Numbers.D593] &amp; &quot;]&quot; &amp; [Numbers.C593] &amp; &quot;[/url]&quot; &amp;  &quot; [[b]&quot; &amp; [Numbers.B593] &amp; &quot;[/b]: &quot; &amp; [Numbers.E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4] &gt; 0; [Numbers.A594] &amp; &quot;. &quot; &amp; &quot;[url=&quot; &amp; [Numbers.D594] &amp; &quot;]&quot; &amp; [Numbers.C594] &amp; &quot;[/url]&quot; &amp;  &quot; [[b]&quot; &amp; [Numbers.B594] &amp; &quot;[/b]: &quot; &amp; [Numbers.E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5] &gt; 0; [Numbers.A595] &amp; &quot;. &quot; &amp; &quot;[url=&quot; &amp; [Numbers.D595] &amp; &quot;]&quot; &amp; [Numbers.C595] &amp; &quot;[/url]&quot; &amp;  &quot; [[b]&quot; &amp; [Numbers.B595] &amp; &quot;[/b]: &quot; &amp; [Numbers.E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6] &gt; 0; [Numbers.A596] &amp; &quot;. &quot; &amp; &quot;[url=&quot; &amp; [Numbers.D596] &amp; &quot;]&quot; &amp; [Numbers.C596] &amp; &quot;[/url]&quot; &amp;  &quot; [[b]&quot; &amp; [Numbers.B596] &amp; &quot;[/b]: &quot; &amp; [Numbers.E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7] &gt; 0; [Numbers.A597] &amp; &quot;. &quot; &amp; &quot;[url=&quot; &amp; [Numbers.D597] &amp; &quot;]&quot; &amp; [Numbers.C597] &amp; &quot;[/url]&quot; &amp;  &quot; [[b]&quot; &amp; [Numbers.B597] &amp; &quot;[/b]: &quot; &amp; [Numbers.E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8] &gt; 0; [Numbers.A598] &amp; &quot;. &quot; &amp; &quot;[url=&quot; &amp; [Numbers.D598] &amp; &quot;]&quot; &amp; [Numbers.C598] &amp; &quot;[/url]&quot; &amp;  &quot; [[b]&quot; &amp; [Numbers.B598] &amp; &quot;[/b]: &quot; &amp; [Numbers.E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599] &gt; 0; [Numbers.A599] &amp; &quot;. &quot; &amp; &quot;[url=&quot; &amp; [Numbers.D599] &amp; &quot;]&quot; &amp; [Numbers.C599] &amp; &quot;[/url]&quot; &amp;  &quot; [[b]&quot; &amp; [Numbers.B599] &amp; &quot;[/b]: &quot; &amp; [Numbers.E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0] &gt; 0; [Numbers.A600] &amp; &quot;. &quot; &amp; &quot;[url=&quot; &amp; [Numbers.D600] &amp; &quot;]&quot; &amp; [Numbers.C600] &amp; &quot;[/url]&quot; &amp;  &quot; [[b]&quot; &amp; [Numbers.B600] &amp; &quot;[/b]: &quot; &amp; [Numbers.E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1] &gt; 0; [Numbers.A601] &amp; &quot;. &quot; &amp; &quot;[url=&quot; &amp; [Numbers.D601] &amp; &quot;]&quot; &amp; [Numbers.C601] &amp; &quot;[/url]&quot; &amp;  &quot; [[b]&quot; &amp; [Numbers.B601] &amp; &quot;[/b]: &quot; &amp; [Numbers.E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2] &gt; 0; [Numbers.A602] &amp; &quot;. &quot; &amp; &quot;[url=&quot; &amp; [Numbers.D602] &amp; &quot;]&quot; &amp; [Numbers.C602] &amp; &quot;[/url]&quot; &amp;  &quot; [[b]&quot; &amp; [Numbers.B602] &amp; &quot;[/b]: &quot; &amp; [Numbers.E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3] &gt; 0; [Numbers.A603] &amp; &quot;. &quot; &amp; &quot;[url=&quot; &amp; [Numbers.D603] &amp; &quot;]&quot; &amp; [Numbers.C603] &amp; &quot;[/url]&quot; &amp;  &quot; [[b]&quot; &amp; [Numbers.B603] &amp; &quot;[/b]: &quot; &amp; [Numbers.E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4] &gt; 0; [Numbers.A604] &amp; &quot;. &quot; &amp; &quot;[url=&quot; &amp; [Numbers.D604] &amp; &quot;]&quot; &amp; [Numbers.C604] &amp; &quot;[/url]&quot; &amp;  &quot; [[b]&quot; &amp; [Numbers.B604] &amp; &quot;[/b]: &quot; &amp; [Numbers.E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5] &gt; 0; [Numbers.A605] &amp; &quot;. &quot; &amp; &quot;[url=&quot; &amp; [Numbers.D605] &amp; &quot;]&quot; &amp; [Numbers.C605] &amp; &quot;[/url]&quot; &amp;  &quot; [[b]&quot; &amp; [Numbers.B605] &amp; &quot;[/b]: &quot; &amp; [Numbers.E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6] &gt; 0; [Numbers.A606] &amp; &quot;. &quot; &amp; &quot;[url=&quot; &amp; [Numbers.D606] &amp; &quot;]&quot; &amp; [Numbers.C606] &amp; &quot;[/url]&quot; &amp;  &quot; [[b]&quot; &amp; [Numbers.B606] &amp; &quot;[/b]: &quot; &amp; [Numbers.E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7] &gt; 0; [Numbers.A607] &amp; &quot;. &quot; &amp; &quot;[url=&quot; &amp; [Numbers.D607] &amp; &quot;]&quot; &amp; [Numbers.C607] &amp; &quot;[/url]&quot; &amp;  &quot; [[b]&quot; &amp; [Numbers.B607] &amp; &quot;[/b]: &quot; &amp; [Numbers.E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8] &gt; 0; [Numbers.A608] &amp; &quot;. &quot; &amp; &quot;[url=&quot; &amp; [Numbers.D608] &amp; &quot;]&quot; &amp; [Numbers.C608] &amp; &quot;[/url]&quot; &amp;  &quot; [[b]&quot; &amp; [Numbers.B608] &amp; &quot;[/b]: &quot; &amp; [Numbers.E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09] &gt; 0; [Numbers.A609] &amp; &quot;. &quot; &amp; &quot;[url=&quot; &amp; [Numbers.D609] &amp; &quot;]&quot; &amp; [Numbers.C609] &amp; &quot;[/url]&quot; &amp;  &quot; [[b]&quot; &amp; [Numbers.B609] &amp; &quot;[/b]: &quot; &amp; [Numbers.E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0] &gt; 0; [Numbers.A610] &amp; &quot;. &quot; &amp; &quot;[url=&quot; &amp; [Numbers.D610] &amp; &quot;]&quot; &amp; [Numbers.C610] &amp; &quot;[/url]&quot; &amp;  &quot; [[b]&quot; &amp; [Numbers.B610] &amp; &quot;[/b]: &quot; &amp; [Numbers.E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1] &gt; 0; [Numbers.A611] &amp; &quot;. &quot; &amp; &quot;[url=&quot; &amp; [Numbers.D611] &amp; &quot;]&quot; &amp; [Numbers.C611] &amp; &quot;[/url]&quot; &amp;  &quot; [[b]&quot; &amp; [Numbers.B611] &amp; &quot;[/b]: &quot; &amp; [Numbers.E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2] &gt; 0; [Numbers.A612] &amp; &quot;. &quot; &amp; &quot;[url=&quot; &amp; [Numbers.D612] &amp; &quot;]&quot; &amp; [Numbers.C612] &amp; &quot;[/url]&quot; &amp;  &quot; [[b]&quot; &amp; [Numbers.B612] &amp; &quot;[/b]: &quot; &amp; [Numbers.E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3] &gt; 0; [Numbers.A613] &amp; &quot;. &quot; &amp; &quot;[url=&quot; &amp; [Numbers.D613] &amp; &quot;]&quot; &amp; [Numbers.C613] &amp; &quot;[/url]&quot; &amp;  &quot; [[b]&quot; &amp; [Numbers.B613] &amp; &quot;[/b]: &quot; &amp; [Numbers.E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4] &gt; 0; [Numbers.A614] &amp; &quot;. &quot; &amp; &quot;[url=&quot; &amp; [Numbers.D614] &amp; &quot;]&quot; &amp; [Numbers.C614] &amp; &quot;[/url]&quot; &amp;  &quot; [[b]&quot; &amp; [Numbers.B614] &amp; &quot;[/b]: &quot; &amp; [Numbers.E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5] &gt; 0; [Numbers.A615] &amp; &quot;. &quot; &amp; &quot;[url=&quot; &amp; [Numbers.D615] &amp; &quot;]&quot; &amp; [Numbers.C615] &amp; &quot;[/url]&quot; &amp;  &quot; [[b]&quot; &amp; [Numbers.B615] &amp; &quot;[/b]: &quot; &amp; [Numbers.E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6] &gt; 0; [Numbers.A616] &amp; &quot;. &quot; &amp; &quot;[url=&quot; &amp; [Numbers.D616] &amp; &quot;]&quot; &amp; [Numbers.C616] &amp; &quot;[/url]&quot; &amp;  &quot; [[b]&quot; &amp; [Numbers.B616] &amp; &quot;[/b]: &quot; &amp; [Numbers.E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7] &gt; 0; [Numbers.A617] &amp; &quot;. &quot; &amp; &quot;[url=&quot; &amp; [Numbers.D617] &amp; &quot;]&quot; &amp; [Numbers.C617] &amp; &quot;[/url]&quot; &amp;  &quot; [[b]&quot; &amp; [Numbers.B617] &amp; &quot;[/b]: &quot; &amp; [Numbers.E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8] &gt; 0; [Numbers.A618] &amp; &quot;. &quot; &amp; &quot;[url=&quot; &amp; [Numbers.D618] &amp; &quot;]&quot; &amp; [Numbers.C618] &amp; &quot;[/url]&quot; &amp;  &quot; [[b]&quot; &amp; [Numbers.B618] &amp; &quot;[/b]: &quot; &amp; [Numbers.E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19] &gt; 0; [Numbers.A619] &amp; &quot;. &quot; &amp; &quot;[url=&quot; &amp; [Numbers.D619] &amp; &quot;]&quot; &amp; [Numbers.C619] &amp; &quot;[/url]&quot; &amp;  &quot; [[b]&quot; &amp; [Numbers.B619] &amp; &quot;[/b]: &quot; &amp; [Numbers.E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0] &gt; 0; [Numbers.A620] &amp; &quot;. &quot; &amp; &quot;[url=&quot; &amp; [Numbers.D620] &amp; &quot;]&quot; &amp; [Numbers.C620] &amp; &quot;[/url]&quot; &amp;  &quot; [[b]&quot; &amp; [Numbers.B620] &amp; &quot;[/b]: &quot; &amp; [Numbers.E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1] &gt; 0; [Numbers.A621] &amp; &quot;. &quot; &amp; &quot;[url=&quot; &amp; [Numbers.D621] &amp; &quot;]&quot; &amp; [Numbers.C621] &amp; &quot;[/url]&quot; &amp;  &quot; [[b]&quot; &amp; [Numbers.B621] &amp; &quot;[/b]: &quot; &amp; [Numbers.E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2] &gt; 0; [Numbers.A622] &amp; &quot;. &quot; &amp; &quot;[url=&quot; &amp; [Numbers.D622] &amp; &quot;]&quot; &amp; [Numbers.C622] &amp; &quot;[/url]&quot; &amp;  &quot; [[b]&quot; &amp; [Numbers.B622] &amp; &quot;[/b]: &quot; &amp; [Numbers.E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3] &gt; 0; [Numbers.A623] &amp; &quot;. &quot; &amp; &quot;[url=&quot; &amp; [Numbers.D623] &amp; &quot;]&quot; &amp; [Numbers.C623] &amp; &quot;[/url]&quot; &amp;  &quot; [[b]&quot; &amp; [Numbers.B623] &amp; &quot;[/b]: &quot; &amp; [Numbers.E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4] &gt; 0; [Numbers.A624] &amp; &quot;. &quot; &amp; &quot;[url=&quot; &amp; [Numbers.D624] &amp; &quot;]&quot; &amp; [Numbers.C624] &amp; &quot;[/url]&quot; &amp;  &quot; [[b]&quot; &amp; [Numbers.B624] &amp; &quot;[/b]: &quot; &amp; [Numbers.E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5] &gt; 0; [Numbers.A625] &amp; &quot;. &quot; &amp; &quot;[url=&quot; &amp; [Numbers.D625] &amp; &quot;]&quot; &amp; [Numbers.C625] &amp; &quot;[/url]&quot; &amp;  &quot; [[b]&quot; &amp; [Numbers.B625] &amp; &quot;[/b]: &quot; &amp; [Numbers.E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6] &gt; 0; [Numbers.A626] &amp; &quot;. &quot; &amp; &quot;[url=&quot; &amp; [Numbers.D626] &amp; &quot;]&quot; &amp; [Numbers.C626] &amp; &quot;[/url]&quot; &amp;  &quot; [[b]&quot; &amp; [Numbers.B626] &amp; &quot;[/b]: &quot; &amp; [Numbers.E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7] &gt; 0; [Numbers.A627] &amp; &quot;. &quot; &amp; &quot;[url=&quot; &amp; [Numbers.D627] &amp; &quot;]&quot; &amp; [Numbers.C627] &amp; &quot;[/url]&quot; &amp;  &quot; [[b]&quot; &amp; [Numbers.B627] &amp; &quot;[/b]: &quot; &amp; [Numbers.E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8] &gt; 0; [Numbers.A628] &amp; &quot;. &quot; &amp; &quot;[url=&quot; &amp; [Numbers.D628] &amp; &quot;]&quot; &amp; [Numbers.C628] &amp; &quot;[/url]&quot; &amp;  &quot; [[b]&quot; &amp; [Numbers.B628] &amp; &quot;[/b]: &quot; &amp; [Numbers.E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29] &gt; 0; [Numbers.A629] &amp; &quot;. &quot; &amp; &quot;[url=&quot; &amp; [Numbers.D629] &amp; &quot;]&quot; &amp; [Numbers.C629] &amp; &quot;[/url]&quot; &amp;  &quot; [[b]&quot; &amp; [Numbers.B629] &amp; &quot;[/b]: &quot; &amp; [Numbers.E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0] &gt; 0; [Numbers.A630] &amp; &quot;. &quot; &amp; &quot;[url=&quot; &amp; [Numbers.D630] &amp; &quot;]&quot; &amp; [Numbers.C630] &amp; &quot;[/url]&quot; &amp;  &quot; [[b]&quot; &amp; [Numbers.B630] &amp; &quot;[/b]: &quot; &amp; [Numbers.E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1] &gt; 0; [Numbers.A631] &amp; &quot;. &quot; &amp; &quot;[url=&quot; &amp; [Numbers.D631] &amp; &quot;]&quot; &amp; [Numbers.C631] &amp; &quot;[/url]&quot; &amp;  &quot; [[b]&quot; &amp; [Numbers.B631] &amp; &quot;[/b]: &quot; &amp; [Numbers.E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2] &gt; 0; [Numbers.A632] &amp; &quot;. &quot; &amp; &quot;[url=&quot; &amp; [Numbers.D632] &amp; &quot;]&quot; &amp; [Numbers.C632] &amp; &quot;[/url]&quot; &amp;  &quot; [[b]&quot; &amp; [Numbers.B632] &amp; &quot;[/b]: &quot; &amp; [Numbers.E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3] &gt; 0; [Numbers.A633] &amp; &quot;. &quot; &amp; &quot;[url=&quot; &amp; [Numbers.D633] &amp; &quot;]&quot; &amp; [Numbers.C633] &amp; &quot;[/url]&quot; &amp;  &quot; [[b]&quot; &amp; [Numbers.B633] &amp; &quot;[/b]: &quot; &amp; [Numbers.E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4] &gt; 0; [Numbers.A634] &amp; &quot;. &quot; &amp; &quot;[url=&quot; &amp; [Numbers.D634] &amp; &quot;]&quot; &amp; [Numbers.C634] &amp; &quot;[/url]&quot; &amp;  &quot; [[b]&quot; &amp; [Numbers.B634] &amp; &quot;[/b]: &quot; &amp; [Numbers.E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5] &gt; 0; [Numbers.A635] &amp; &quot;. &quot; &amp; &quot;[url=&quot; &amp; [Numbers.D635] &amp; &quot;]&quot; &amp; [Numbers.C635] &amp; &quot;[/url]&quot; &amp;  &quot; [[b]&quot; &amp; [Numbers.B635] &amp; &quot;[/b]: &quot; &amp; [Numbers.E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6] &gt; 0; [Numbers.A636] &amp; &quot;. &quot; &amp; &quot;[url=&quot; &amp; [Numbers.D636] &amp; &quot;]&quot; &amp; [Numbers.C636] &amp; &quot;[/url]&quot; &amp;  &quot; [[b]&quot; &amp; [Numbers.B636] &amp; &quot;[/b]: &quot; &amp; [Numbers.E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7] &gt; 0; [Numbers.A637] &amp; &quot;. &quot; &amp; &quot;[url=&quot; &amp; [Numbers.D637] &amp; &quot;]&quot; &amp; [Numbers.C637] &amp; &quot;[/url]&quot; &amp;  &quot; [[b]&quot; &amp; [Numbers.B637] &amp; &quot;[/b]: &quot; &amp; [Numbers.E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8] &gt; 0; [Numbers.A638] &amp; &quot;. &quot; &amp; &quot;[url=&quot; &amp; [Numbers.D638] &amp; &quot;]&quot; &amp; [Numbers.C638] &amp; &quot;[/url]&quot; &amp;  &quot; [[b]&quot; &amp; [Numbers.B638] &amp; &quot;[/b]: &quot; &amp; [Numbers.E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39] &gt; 0; [Numbers.A639] &amp; &quot;. &quot; &amp; &quot;[url=&quot; &amp; [Numbers.D639] &amp; &quot;]&quot; &amp; [Numbers.C639] &amp; &quot;[/url]&quot; &amp;  &quot; [[b]&quot; &amp; [Numbers.B639] &amp; &quot;[/b]: &quot; &amp; [Numbers.E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0] &gt; 0; [Numbers.A640] &amp; &quot;. &quot; &amp; &quot;[url=&quot; &amp; [Numbers.D640] &amp; &quot;]&quot; &amp; [Numbers.C640] &amp; &quot;[/url]&quot; &amp;  &quot; [[b]&quot; &amp; [Numbers.B640] &amp; &quot;[/b]: &quot; &amp; [Numbers.E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1] &gt; 0; [Numbers.A641] &amp; &quot;. &quot; &amp; &quot;[url=&quot; &amp; [Numbers.D641] &amp; &quot;]&quot; &amp; [Numbers.C641] &amp; &quot;[/url]&quot; &amp;  &quot; [[b]&quot; &amp; [Numbers.B641] &amp; &quot;[/b]: &quot; &amp; [Numbers.E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2] &gt; 0; [Numbers.A642] &amp; &quot;. &quot; &amp; &quot;[url=&quot; &amp; [Numbers.D642] &amp; &quot;]&quot; &amp; [Numbers.C642] &amp; &quot;[/url]&quot; &amp;  &quot; [[b]&quot; &amp; [Numbers.B642] &amp; &quot;[/b]: &quot; &amp; [Numbers.E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3] &gt; 0; [Numbers.A643] &amp; &quot;. &quot; &amp; &quot;[url=&quot; &amp; [Numbers.D643] &amp; &quot;]&quot; &amp; [Numbers.C643] &amp; &quot;[/url]&quot; &amp;  &quot; [[b]&quot; &amp; [Numbers.B643] &amp; &quot;[/b]: &quot; &amp; [Numbers.E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4] &gt; 0; [Numbers.A644] &amp; &quot;. &quot; &amp; &quot;[url=&quot; &amp; [Numbers.D644] &amp; &quot;]&quot; &amp; [Numbers.C644] &amp; &quot;[/url]&quot; &amp;  &quot; [[b]&quot; &amp; [Numbers.B644] &amp; &quot;[/b]: &quot; &amp; [Numbers.E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5] &gt; 0; [Numbers.A645] &amp; &quot;. &quot; &amp; &quot;[url=&quot; &amp; [Numbers.D645] &amp; &quot;]&quot; &amp; [Numbers.C645] &amp; &quot;[/url]&quot; &amp;  &quot; [[b]&quot; &amp; [Numbers.B645] &amp; &quot;[/b]: &quot; &amp; [Numbers.E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6] &gt; 0; [Numbers.A646] &amp; &quot;. &quot; &amp; &quot;[url=&quot; &amp; [Numbers.D646] &amp; &quot;]&quot; &amp; [Numbers.C646] &amp; &quot;[/url]&quot; &amp;  &quot; [[b]&quot; &amp; [Numbers.B646] &amp; &quot;[/b]: &quot; &amp; [Numbers.E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7] &gt; 0; [Numbers.A647] &amp; &quot;. &quot; &amp; &quot;[url=&quot; &amp; [Numbers.D647] &amp; &quot;]&quot; &amp; [Numbers.C647] &amp; &quot;[/url]&quot; &amp;  &quot; [[b]&quot; &amp; [Numbers.B647] &amp; &quot;[/b]: &quot; &amp; [Numbers.E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8] &gt; 0; [Numbers.A648] &amp; &quot;. &quot; &amp; &quot;[url=&quot; &amp; [Numbers.D648] &amp; &quot;]&quot; &amp; [Numbers.C648] &amp; &quot;[/url]&quot; &amp;  &quot; [[b]&quot; &amp; [Numbers.B648] &amp; &quot;[/b]: &quot; &amp; [Numbers.E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49] &gt; 0; [Numbers.A649] &amp; &quot;. &quot; &amp; &quot;[url=&quot; &amp; [Numbers.D649] &amp; &quot;]&quot; &amp; [Numbers.C649] &amp; &quot;[/url]&quot; &amp;  &quot; [[b]&quot; &amp; [Numbers.B649] &amp; &quot;[/b]: &quot; &amp; [Numbers.E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0] &gt; 0; [Numbers.A650] &amp; &quot;. &quot; &amp; &quot;[url=&quot; &amp; [Numbers.D650] &amp; &quot;]&quot; &amp; [Numbers.C650] &amp; &quot;[/url]&quot; &amp;  &quot; [[b]&quot; &amp; [Numbers.B650] &amp; &quot;[/b]: &quot; &amp; [Numbers.E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1] &gt; 0; [Numbers.A651] &amp; &quot;. &quot; &amp; &quot;[url=&quot; &amp; [Numbers.D651] &amp; &quot;]&quot; &amp; [Numbers.C651] &amp; &quot;[/url]&quot; &amp;  &quot; [[b]&quot; &amp; [Numbers.B651] &amp; &quot;[/b]: &quot; &amp; [Numbers.E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2] &gt; 0; [Numbers.A652] &amp; &quot;. &quot; &amp; &quot;[url=&quot; &amp; [Numbers.D652] &amp; &quot;]&quot; &amp; [Numbers.C652] &amp; &quot;[/url]&quot; &amp;  &quot; [[b]&quot; &amp; [Numbers.B652] &amp; &quot;[/b]: &quot; &amp; [Numbers.E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3] &gt; 0; [Numbers.A653] &amp; &quot;. &quot; &amp; &quot;[url=&quot; &amp; [Numbers.D653] &amp; &quot;]&quot; &amp; [Numbers.C653] &amp; &quot;[/url]&quot; &amp;  &quot; [[b]&quot; &amp; [Numbers.B653] &amp; &quot;[/b]: &quot; &amp; [Numbers.E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4] &gt; 0; [Numbers.A654] &amp; &quot;. &quot; &amp; &quot;[url=&quot; &amp; [Numbers.D654] &amp; &quot;]&quot; &amp; [Numbers.C654] &amp; &quot;[/url]&quot; &amp;  &quot; [[b]&quot; &amp; [Numbers.B654] &amp; &quot;[/b]: &quot; &amp; [Numbers.E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5] &gt; 0; [Numbers.A655] &amp; &quot;. &quot; &amp; &quot;[url=&quot; &amp; [Numbers.D655] &amp; &quot;]&quot; &amp; [Numbers.C655] &amp; &quot;[/url]&quot; &amp;  &quot; [[b]&quot; &amp; [Numbers.B655] &amp; &quot;[/b]: &quot; &amp; [Numbers.E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6] &gt; 0; [Numbers.A656] &amp; &quot;. &quot; &amp; &quot;[url=&quot; &amp; [Numbers.D656] &amp; &quot;]&quot; &amp; [Numbers.C656] &amp; &quot;[/url]&quot; &amp;  &quot; [[b]&quot; &amp; [Numbers.B656] &amp; &quot;[/b]: &quot; &amp; [Numbers.E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7] &gt; 0; [Numbers.A657] &amp; &quot;. &quot; &amp; &quot;[url=&quot; &amp; [Numbers.D657] &amp; &quot;]&quot; &amp; [Numbers.C657] &amp; &quot;[/url]&quot; &amp;  &quot; [[b]&quot; &amp; [Numbers.B657] &amp; &quot;[/b]: &quot; &amp; [Numbers.E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8] &gt; 0; [Numbers.A658] &amp; &quot;. &quot; &amp; &quot;[url=&quot; &amp; [Numbers.D658] &amp; &quot;]&quot; &amp; [Numbers.C658] &amp; &quot;[/url]&quot; &amp;  &quot; [[b]&quot; &amp; [Numbers.B658] &amp; &quot;[/b]: &quot; &amp; [Numbers.E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59] &gt; 0; [Numbers.A659] &amp; &quot;. &quot; &amp; &quot;[url=&quot; &amp; [Numbers.D659] &amp; &quot;]&quot; &amp; [Numbers.C659] &amp; &quot;[/url]&quot; &amp;  &quot; [[b]&quot; &amp; [Numbers.B659] &amp; &quot;[/b]: &quot; &amp; [Numbers.E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0] &gt; 0; [Numbers.A660] &amp; &quot;. &quot; &amp; &quot;[url=&quot; &amp; [Numbers.D660] &amp; &quot;]&quot; &amp; [Numbers.C660] &amp; &quot;[/url]&quot; &amp;  &quot; [[b]&quot; &amp; [Numbers.B660] &amp; &quot;[/b]: &quot; &amp; [Numbers.E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1] &gt; 0; [Numbers.A661] &amp; &quot;. &quot; &amp; &quot;[url=&quot; &amp; [Numbers.D661] &amp; &quot;]&quot; &amp; [Numbers.C661] &amp; &quot;[/url]&quot; &amp;  &quot; [[b]&quot; &amp; [Numbers.B661] &amp; &quot;[/b]: &quot; &amp; [Numbers.E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2] &gt; 0; [Numbers.A662] &amp; &quot;. &quot; &amp; &quot;[url=&quot; &amp; [Numbers.D662] &amp; &quot;]&quot; &amp; [Numbers.C662] &amp; &quot;[/url]&quot; &amp;  &quot; [[b]&quot; &amp; [Numbers.B662] &amp; &quot;[/b]: &quot; &amp; [Numbers.E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3] &gt; 0; [Numbers.A663] &amp; &quot;. &quot; &amp; &quot;[url=&quot; &amp; [Numbers.D663] &amp; &quot;]&quot; &amp; [Numbers.C663] &amp; &quot;[/url]&quot; &amp;  &quot; [[b]&quot; &amp; [Numbers.B663] &amp; &quot;[/b]: &quot; &amp; [Numbers.E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4] &gt; 0; [Numbers.A664] &amp; &quot;. &quot; &amp; &quot;[url=&quot; &amp; [Numbers.D664] &amp; &quot;]&quot; &amp; [Numbers.C664] &amp; &quot;[/url]&quot; &amp;  &quot; [[b]&quot; &amp; [Numbers.B664] &amp; &quot;[/b]: &quot; &amp; [Numbers.E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5] &gt; 0; [Numbers.A665] &amp; &quot;. &quot; &amp; &quot;[url=&quot; &amp; [Numbers.D665] &amp; &quot;]&quot; &amp; [Numbers.C665] &amp; &quot;[/url]&quot; &amp;  &quot; [[b]&quot; &amp; [Numbers.B665] &amp; &quot;[/b]: &quot; &amp; [Numbers.E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6] &gt; 0; [Numbers.A666] &amp; &quot;. &quot; &amp; &quot;[url=&quot; &amp; [Numbers.D666] &amp; &quot;]&quot; &amp; [Numbers.C666] &amp; &quot;[/url]&quot; &amp;  &quot; [[b]&quot; &amp; [Numbers.B666] &amp; &quot;[/b]: &quot; &amp; [Numbers.E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7] &gt; 0; [Numbers.A667] &amp; &quot;. &quot; &amp; &quot;[url=&quot; &amp; [Numbers.D667] &amp; &quot;]&quot; &amp; [Numbers.C667] &amp; &quot;[/url]&quot; &amp;  &quot; [[b]&quot; &amp; [Numbers.B667] &amp; &quot;[/b]: &quot; &amp; [Numbers.E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8] &gt; 0; [Numbers.A668] &amp; &quot;. &quot; &amp; &quot;[url=&quot; &amp; [Numbers.D668] &amp; &quot;]&quot; &amp; [Numbers.C668] &amp; &quot;[/url]&quot; &amp;  &quot; [[b]&quot; &amp; [Numbers.B668] &amp; &quot;[/b]: &quot; &amp; [Numbers.E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69] &gt; 0; [Numbers.A669] &amp; &quot;. &quot; &amp; &quot;[url=&quot; &amp; [Numbers.D669] &amp; &quot;]&quot; &amp; [Numbers.C669] &amp; &quot;[/url]&quot; &amp;  &quot; [[b]&quot; &amp; [Numbers.B669] &amp; &quot;[/b]: &quot; &amp; [Numbers.E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0] &gt; 0; [Numbers.A670] &amp; &quot;. &quot; &amp; &quot;[url=&quot; &amp; [Numbers.D670] &amp; &quot;]&quot; &amp; [Numbers.C670] &amp; &quot;[/url]&quot; &amp;  &quot; [[b]&quot; &amp; [Numbers.B670] &amp; &quot;[/b]: &quot; &amp; [Numbers.E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1] &gt; 0; [Numbers.A671] &amp; &quot;. &quot; &amp; &quot;[url=&quot; &amp; [Numbers.D671] &amp; &quot;]&quot; &amp; [Numbers.C671] &amp; &quot;[/url]&quot; &amp;  &quot; [[b]&quot; &amp; [Numbers.B671] &amp; &quot;[/b]: &quot; &amp; [Numbers.E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2] &gt; 0; [Numbers.A672] &amp; &quot;. &quot; &amp; &quot;[url=&quot; &amp; [Numbers.D672] &amp; &quot;]&quot; &amp; [Numbers.C672] &amp; &quot;[/url]&quot; &amp;  &quot; [[b]&quot; &amp; [Numbers.B672] &amp; &quot;[/b]: &quot; &amp; [Numbers.E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3] &gt; 0; [Numbers.A673] &amp; &quot;. &quot; &amp; &quot;[url=&quot; &amp; [Numbers.D673] &amp; &quot;]&quot; &amp; [Numbers.C673] &amp; &quot;[/url]&quot; &amp;  &quot; [[b]&quot; &amp; [Numbers.B673] &amp; &quot;[/b]: &quot; &amp; [Numbers.E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4] &gt; 0; [Numbers.A674] &amp; &quot;. &quot; &amp; &quot;[url=&quot; &amp; [Numbers.D674] &amp; &quot;]&quot; &amp; [Numbers.C674] &amp; &quot;[/url]&quot; &amp;  &quot; [[b]&quot; &amp; [Numbers.B674] &amp; &quot;[/b]: &quot; &amp; [Numbers.E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5] &gt; 0; [Numbers.A675] &amp; &quot;. &quot; &amp; &quot;[url=&quot; &amp; [Numbers.D675] &amp; &quot;]&quot; &amp; [Numbers.C675] &amp; &quot;[/url]&quot; &amp;  &quot; [[b]&quot; &amp; [Numbers.B675] &amp; &quot;[/b]: &quot; &amp; [Numbers.E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6] &gt; 0; [Numbers.A676] &amp; &quot;. &quot; &amp; &quot;[url=&quot; &amp; [Numbers.D676] &amp; &quot;]&quot; &amp; [Numbers.C676] &amp; &quot;[/url]&quot; &amp;  &quot; [[b]&quot; &amp; [Numbers.B676] &amp; &quot;[/b]: &quot; &amp; [Numbers.E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7] &gt; 0; [Numbers.A677] &amp; &quot;. &quot; &amp; &quot;[url=&quot; &amp; [Numbers.D677] &amp; &quot;]&quot; &amp; [Numbers.C677] &amp; &quot;[/url]&quot; &amp;  &quot; [[b]&quot; &amp; [Numbers.B677] &amp; &quot;[/b]: &quot; &amp; [Numbers.E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8] &gt; 0; [Numbers.A678] &amp; &quot;. &quot; &amp; &quot;[url=&quot; &amp; [Numbers.D678] &amp; &quot;]&quot; &amp; [Numbers.C678] &amp; &quot;[/url]&quot; &amp;  &quot; [[b]&quot; &amp; [Numbers.B678] &amp; &quot;[/b]: &quot; &amp; [Numbers.E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79] &gt; 0; [Numbers.A679] &amp; &quot;. &quot; &amp; &quot;[url=&quot; &amp; [Numbers.D679] &amp; &quot;]&quot; &amp; [Numbers.C679] &amp; &quot;[/url]&quot; &amp;  &quot; [[b]&quot; &amp; [Numbers.B679] &amp; &quot;[/b]: &quot; &amp; [Numbers.E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0] &gt; 0; [Numbers.A680] &amp; &quot;. &quot; &amp; &quot;[url=&quot; &amp; [Numbers.D680] &amp; &quot;]&quot; &amp; [Numbers.C680] &amp; &quot;[/url]&quot; &amp;  &quot; [[b]&quot; &amp; [Numbers.B680] &amp; &quot;[/b]: &quot; &amp; [Numbers.E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1] &gt; 0; [Numbers.A681] &amp; &quot;. &quot; &amp; &quot;[url=&quot; &amp; [Numbers.D681] &amp; &quot;]&quot; &amp; [Numbers.C681] &amp; &quot;[/url]&quot; &amp;  &quot; [[b]&quot; &amp; [Numbers.B681] &amp; &quot;[/b]: &quot; &amp; [Numbers.E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2] &gt; 0; [Numbers.A682] &amp; &quot;. &quot; &amp; &quot;[url=&quot; &amp; [Numbers.D682] &amp; &quot;]&quot; &amp; [Numbers.C682] &amp; &quot;[/url]&quot; &amp;  &quot; [[b]&quot; &amp; [Numbers.B682] &amp; &quot;[/b]: &quot; &amp; [Numbers.E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3] &gt; 0; [Numbers.A683] &amp; &quot;. &quot; &amp; &quot;[url=&quot; &amp; [Numbers.D683] &amp; &quot;]&quot; &amp; [Numbers.C683] &amp; &quot;[/url]&quot; &amp;  &quot; [[b]&quot; &amp; [Numbers.B683] &amp; &quot;[/b]: &quot; &amp; [Numbers.E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4] &gt; 0; [Numbers.A684] &amp; &quot;. &quot; &amp; &quot;[url=&quot; &amp; [Numbers.D684] &amp; &quot;]&quot; &amp; [Numbers.C684] &amp; &quot;[/url]&quot; &amp;  &quot; [[b]&quot; &amp; [Numbers.B684] &amp; &quot;[/b]: &quot; &amp; [Numbers.E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5] &gt; 0; [Numbers.A685] &amp; &quot;. &quot; &amp; &quot;[url=&quot; &amp; [Numbers.D685] &amp; &quot;]&quot; &amp; [Numbers.C685] &amp; &quot;[/url]&quot; &amp;  &quot; [[b]&quot; &amp; [Numbers.B685] &amp; &quot;[/b]: &quot; &amp; [Numbers.E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6] &gt; 0; [Numbers.A686] &amp; &quot;. &quot; &amp; &quot;[url=&quot; &amp; [Numbers.D686] &amp; &quot;]&quot; &amp; [Numbers.C686] &amp; &quot;[/url]&quot; &amp;  &quot; [[b]&quot; &amp; [Numbers.B686] &amp; &quot;[/b]: &quot; &amp; [Numbers.E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7] &gt; 0; [Numbers.A687] &amp; &quot;. &quot; &amp; &quot;[url=&quot; &amp; [Numbers.D687] &amp; &quot;]&quot; &amp; [Numbers.C687] &amp; &quot;[/url]&quot; &amp;  &quot; [[b]&quot; &amp; [Numbers.B687] &amp; &quot;[/b]: &quot; &amp; [Numbers.E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8] &gt; 0; [Numbers.A688] &amp; &quot;. &quot; &amp; &quot;[url=&quot; &amp; [Numbers.D688] &amp; &quot;]&quot; &amp; [Numbers.C688] &amp; &quot;[/url]&quot; &amp;  &quot; [[b]&quot; &amp; [Numbers.B688] &amp; &quot;[/b]: &quot; &amp; [Numbers.E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89] &gt; 0; [Numbers.A689] &amp; &quot;. &quot; &amp; &quot;[url=&quot; &amp; [Numbers.D689] &amp; &quot;]&quot; &amp; [Numbers.C689] &amp; &quot;[/url]&quot; &amp;  &quot; [[b]&quot; &amp; [Numbers.B689] &amp; &quot;[/b]: &quot; &amp; [Numbers.E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0] &gt; 0; [Numbers.A690] &amp; &quot;. &quot; &amp; &quot;[url=&quot; &amp; [Numbers.D690] &amp; &quot;]&quot; &amp; [Numbers.C690] &amp; &quot;[/url]&quot; &amp;  &quot; [[b]&quot; &amp; [Numbers.B690] &amp; &quot;[/b]: &quot; &amp; [Numbers.E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1] &gt; 0; [Numbers.A691] &amp; &quot;. &quot; &amp; &quot;[url=&quot; &amp; [Numbers.D691] &amp; &quot;]&quot; &amp; [Numbers.C691] &amp; &quot;[/url]&quot; &amp;  &quot; [[b]&quot; &amp; [Numbers.B691] &amp; &quot;[/b]: &quot; &amp; [Numbers.E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2] &gt; 0; [Numbers.A692] &amp; &quot;. &quot; &amp; &quot;[url=&quot; &amp; [Numbers.D692] &amp; &quot;]&quot; &amp; [Numbers.C692] &amp; &quot;[/url]&quot; &amp;  &quot; [[b]&quot; &amp; [Numbers.B692] &amp; &quot;[/b]: &quot; &amp; [Numbers.E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3] &gt; 0; [Numbers.A693] &amp; &quot;. &quot; &amp; &quot;[url=&quot; &amp; [Numbers.D693] &amp; &quot;]&quot; &amp; [Numbers.C693] &amp; &quot;[/url]&quot; &amp;  &quot; [[b]&quot; &amp; [Numbers.B693] &amp; &quot;[/b]: &quot; &amp; [Numbers.E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4] &gt; 0; [Numbers.A694] &amp; &quot;. &quot; &amp; &quot;[url=&quot; &amp; [Numbers.D694] &amp; &quot;]&quot; &amp; [Numbers.C694] &amp; &quot;[/url]&quot; &amp;  &quot; [[b]&quot; &amp; [Numbers.B694] &amp; &quot;[/b]: &quot; &amp; [Numbers.E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5] &gt; 0; [Numbers.A695] &amp; &quot;. &quot; &amp; &quot;[url=&quot; &amp; [Numbers.D695] &amp; &quot;]&quot; &amp; [Numbers.C695] &amp; &quot;[/url]&quot; &amp;  &quot; [[b]&quot; &amp; [Numbers.B695] &amp; &quot;[/b]: &quot; &amp; [Numbers.E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6] &gt; 0; [Numbers.A696] &amp; &quot;. &quot; &amp; &quot;[url=&quot; &amp; [Numbers.D696] &amp; &quot;]&quot; &amp; [Numbers.C696] &amp; &quot;[/url]&quot; &amp;  &quot; [[b]&quot; &amp; [Numbers.B696] &amp; &quot;[/b]: &quot; &amp; [Numbers.E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7] &gt; 0; [Numbers.A697] &amp; &quot;. &quot; &amp; &quot;[url=&quot; &amp; [Numbers.D697] &amp; &quot;]&quot; &amp; [Numbers.C697] &amp; &quot;[/url]&quot; &amp;  &quot; [[b]&quot; &amp; [Numbers.B697] &amp; &quot;[/b]: &quot; &amp; [Numbers.E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8] &gt; 0; [Numbers.A698] &amp; &quot;. &quot; &amp; &quot;[url=&quot; &amp; [Numbers.D698] &amp; &quot;]&quot; &amp; [Numbers.C698] &amp; &quot;[/url]&quot; &amp;  &quot; [[b]&quot; &amp; [Numbers.B698] &amp; &quot;[/b]: &quot; &amp; [Numbers.E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699] &gt; 0; [Numbers.A699] &amp; &quot;. &quot; &amp; &quot;[url=&quot; &amp; [Numbers.D699] &amp; &quot;]&quot; &amp; [Numbers.C699] &amp; &quot;[/url]&quot; &amp;  &quot; [[b]&quot; &amp; [Numbers.B699] &amp; &quot;[/b]: &quot; &amp; [Numbers.E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700] &gt; 0; [Numbers.A700] &amp; &quot;. &quot; &amp; &quot;[url=&quot; &amp; [Numbers.D700] &amp; &quot;]&quot; &amp; [Numbers.C700] &amp; &quot;[/url]&quot; &amp;  &quot; [[b]&quot; &amp; [Numbers.B700] &amp; &quot;[/b]: &quot; &amp; [Numbers.E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701] &gt; 0; [Numbers.A701] &amp; &quot;. &quot; &amp; &quot;[url=&quot; &amp; [Numbers.D701] &amp; &quot;]&quot; &amp; [Numbers.C701] &amp; &quot;[/url]&quot; &amp;  &quot; [[b]&quot; &amp; [Numbers.B701] &amp; &quot;[/b]: &quot; &amp; [Numbers.E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B702] &gt; 0; [Numbers.A702] &amp; &quot;. &quot; &amp; &quot;[url=&quot; &amp; [Numbers.D702] &amp; &quot;]&quot; &amp; [Numbers.C702] &amp; &quot;[/url]&quot; &amp;  &quot; [[b]&quot; &amp; [Numbers.B702] &amp; &quot;[/b]: &quot; &amp; [Numbers.E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C$23"/>
      </table:named-expressions>
      <table:database-ranges>
        <table:database-range table:name="__Anonymous_Sheet_DB__0" table:target-range-address="Numbers.A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6:24:13.540949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0T16:42:45.061362177</dc:date>
    <meta:editing-duration>PT17H59M45S</meta:editing-duration>
    <meta:editing-cycles>94</meta:editing-cycles>
    <meta:generator>LibreOffice/5.2.7.2$Linux_X86_64 LibreOffice_project/20m0$Build-2</meta:generator>
    <meta:document-statistic meta:table-count="2" meta:cell-count="2810" meta:object-count="0"/>
  </office:meta>
</office:document-meta>
</file>